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utura" svg:font-family="Futura" style:font-family-generic="roman"/>
    <style:font-face style:name="NotoSansCJKtc" svg:font-family="NotoSansCJKtc" style:font-family-generic="roman"/>
    <style:font-face style:name="inherit" svg:font-family="inherit" style:font-family-generic="roman"/>
    <style:font-face style:name="VideoJS" svg:font-family="VideoJS" style:font-family-generic="system"/>
    <style:font-face style:name="Courier New" svg:font-family="'Courier New'" style:font-family-generic="modern" style:font-pitch="fixed"/>
    <style:font-face style:name="MingLiU" svg:font-family="MingLiU"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icrosoft JhengHei" svg:font-family="'Microsoft JhengHei'" style:font-family-generic="swiss" style:font-pitch="variable"/>
    <style:font-face style:name="Tahoma" svg:font-family="Tahoma" style:font-family-generic="swiss" style:font-pitch="variable"/>
    <style:font-face style:name="Microsoft JhengHei1" svg:font-family="'Microsoft JhengHei'" style:font-family-generic="system" style:font-pitch="variable"/>
    <style:font-face style:name="Tahoma1" svg:font-family="Tahoma" style:font-family-generic="system" style:font-pitch="variable"/>
  </office:font-face-decls>
  <office:automatic-styles>
    <style:style style:name="P1" style:family="paragraph" style:parent-style-name="Text_20_body">
      <loext:graphic-properties draw:fill="solid" draw:fill-color="#3161dd" draw:opacity="100%"/>
      <style:paragraph-properties style:line-height-at-least="1.058cm" fo:text-align="center" style:justify-single-word="false" fo:background-color="#3161dd"/>
      <style:text-properties fo:color="#ffffff" style:font-name="Arial" fo:font-size="10.5pt" style:font-size-asian="10.5pt" style:font-name-complex="Arial" style:font-size-complex="10.5pt"/>
    </style:style>
    <style:style style:name="P2" style:family="paragraph" style:parent-style-name="Text_20_body">
      <loext:graphic-properties draw:fill="solid" draw:fill-color="#ffffff" draw:opacity="100%"/>
      <style:paragraph-properties fo:text-align="center" style:justify-single-word="false" fo:background-color="#ffffff"/>
    </style:style>
    <style:style style:name="P3" style:family="paragraph" style:parent-style-name="Text_20_body">
      <loext:graphic-properties draw:fill="solid" draw:fill-color="#ffffff" draw:opacity="100%"/>
      <style:paragraph-properties fo:background-color="#ffffff"/>
    </style:style>
    <style:style style:name="P4" style:family="paragraph" style:parent-style-name="Text_20_body">
      <loext:graphic-properties draw:fill="solid" draw:fill-color="#ffffff" draw:opacity="100%"/>
      <style:paragraph-properties fo:background-color="#ffffff"/>
      <style:text-properties style:font-name="Arial" fo:font-size="10pt" style:font-size-asian="10pt" style:font-name-complex="Arial" style:font-size-complex="10pt" text:display="none"/>
    </style:style>
    <style:style style:name="P5" style:family="paragraph" style:parent-style-name="Text_20_body">
      <loext:graphic-properties draw:fill="solid" draw:fill-color="#ffffff" draw:opacity="100%"/>
      <style:paragraph-properties fo:line-height="160%" fo:background-color="#ffffff"/>
      <style:text-properties style:font-name="Arial" fo:font-size="9pt" style:font-size-asian="9pt" style:font-name-complex="Arial" style:font-size-complex="9pt"/>
    </style:style>
    <style:style style:name="P6" style:family="paragraph" style:parent-style-name="Text_20_body">
      <loext:graphic-properties draw:fill="solid" draw:fill-color="#ffffff" draw:opacity="100%"/>
      <style:paragraph-properties fo:line-height="140%" fo:text-align="end" style:justify-single-word="false" fo:background-color="#ffffff"/>
    </style:style>
    <style:style style:name="P7" style:family="paragraph" style:parent-style-name="Text_20_body">
      <loext:graphic-properties draw:fill="solid" draw:fill-color="#ffffff" draw:opacity="100%"/>
      <style:paragraph-properties fo:background-color="#ffffff"/>
      <style:text-properties fo:color="#666666" style:font-name="NotoSansCJKtc" fo:font-size="10pt" fo:letter-spacing="0.042cm" style:font-size-asian="10pt" style:font-name-complex="Arial" style:font-size-complex="10pt"/>
    </style:style>
    <style:style style:name="P8" style:family="paragraph" style:parent-style-name="Text_20_body">
      <loext:graphic-properties draw:fill="solid" draw:fill-color="#ffffff" draw:opacity="100%"/>
      <style:paragraph-properties fo:line-height="200%" fo:background-color="#ffffff"/>
    </style:style>
    <style:style style:name="P9" style:family="paragraph" style:parent-style-name="Text_20_body">
      <loext:graphic-properties draw:fill="solid" draw:fill-color="#ffffff" draw:opacity="100%"/>
      <style:paragraph-properties fo:line-height="170%" fo:background-color="#ffffff"/>
    </style:style>
    <style:style style:name="P10" style:family="paragraph" style:parent-style-name="Text_20_body">
      <loext:graphic-properties draw:fill="solid" draw:fill-color="#ffffff" draw:opacity="100%"/>
      <style:paragraph-properties style:line-height-at-least="0.661cm" fo:background-color="#ffffff"/>
    </style:style>
    <style:style style:name="P11" style:family="paragraph" style:parent-style-name="Text_20_body">
      <loext:graphic-properties draw:fill="solid" draw:fill-color="#e6e6e6" draw:opacity="100%"/>
      <style:paragraph-properties style:line-height-at-least="0.661cm" fo:background-color="#e6e6e6"/>
    </style:style>
    <style:style style:name="P12" style:family="paragraph" style:parent-style-name="Text_20_body">
      <loext:graphic-properties draw:fill="solid" draw:fill-color="#f5f5f5" draw:opacity="100%"/>
      <style:paragraph-properties style:line-height-at-least="0.661cm" fo:background-color="#f5f5f5"/>
    </style:style>
    <style:style style:name="P13" style:family="paragraph" style:parent-style-name="Text_20_body">
      <loext:graphic-properties draw:fill="solid" draw:fill-color="#fffdea" draw:opacity="100%"/>
      <style:paragraph-properties style:line-height-at-least="0.661cm" fo:text-align="center" style:justify-single-word="false" fo:background-color="#fffdea"/>
    </style:style>
    <style:style style:name="P14" style:family="paragraph" style:parent-style-name="Text_20_body">
      <loext:graphic-properties draw:fill="solid" draw:fill-color="#f5f5f5" draw:opacity="100%"/>
      <style:paragraph-properties style:line-height-at-least="0.661cm" fo:text-align="center" style:justify-single-word="false" fo:background-color="#f5f5f5"/>
    </style:style>
    <style:style style:name="P15" style:family="paragraph" style:parent-style-name="Text_20_body">
      <style:paragraph-properties fo:line-height="160%"/>
    </style:style>
    <style:style style:name="P16" style:family="paragraph" style:parent-style-name="Text_20_body">
      <loext:graphic-properties draw:fill="solid" draw:fill-color="#ffffff" draw:opacity="100%"/>
      <style:paragraph-properties fo:line-height="160%" fo:background-color="#ffffff"/>
    </style:style>
    <style:style style:name="P17" style:family="paragraph" style:parent-style-name="Text_20_body">
      <style:paragraph-properties fo:line-height="160%" fo:text-align="center" style:justify-single-word="false"/>
    </style:style>
    <style:style style:name="P18" style:family="paragraph" style:parent-style-name="Text_20_body">
      <loext:graphic-properties draw:fill="solid" draw:fill-color="#ffffff" draw:opacity="100%"/>
      <style:paragraph-properties fo:line-height="160%" fo:text-align="center" style:justify-single-word="false" fo:background-color="#ffffff"/>
    </style:style>
    <style:style style:name="P19" style:family="paragraph" style:parent-style-name="Text_20_body">
      <loext:graphic-properties draw:fill="solid" draw:fill-color="#ffffff" draw:opacity="100%"/>
      <style:paragraph-properties fo:line-height="160%" fo:text-align="end" style:justify-single-word="false" fo:background-color="#ffffff"/>
    </style:style>
    <style:style style:name="P20" style:family="paragraph" style:parent-style-name="Text_20_body">
      <loext:graphic-properties draw:fill="solid" draw:fill-color="#ffffff" draw:opacity="100%"/>
      <style:paragraph-properties style:line-height-at-least="0.318cm" fo:text-align="end" style:justify-single-word="false" fo:background-color="#ffffff"/>
    </style:style>
    <style:style style:name="P21" style:family="paragraph" style:parent-style-name="Text_20_body">
      <loext:graphic-properties draw:fill="solid" draw:fill-color="#ffffff" draw:opacity="100%"/>
      <style:paragraph-properties style:line-height-at-least="0.423cm" fo:background-color="#ffffff"/>
    </style:style>
    <style:style style:name="P22" style:family="paragraph" style:parent-style-name="Text_20_body">
      <loext:graphic-properties draw:fill="solid" draw:fill-color="#f5f5f5" draw:opacity="100%"/>
      <style:paragraph-properties style:line-height-at-least="0.661cm" fo:text-align="center" style:justify-single-word="false" fo:background-color="#f5f5f5"/>
      <style:text-properties fo:color="#555555" style:font-name="Tahoma" fo:font-size="9pt" style:font-size-asian="9pt" style:font-name-complex="Tahoma" style:font-size-complex="9pt"/>
    </style:style>
    <style:style style:name="P23" style:family="paragraph" style:parent-style-name="Text_20_body">
      <loext:graphic-properties draw:fill="solid" draw:fill-color="#ffffff" draw:opacity="100%"/>
      <style:paragraph-properties fo:line-height="160%" fo:background-color="#ffffff"/>
      <style:text-properties fo:color="#333333" style:font-name="Arial" fo:font-size="9pt" fo:font-weight="bold" style:font-size-asian="9pt" style:font-weight-asian="bold" style:font-name-complex="Arial" style:font-size-complex="9pt" style:font-weight-complex="bold"/>
    </style:style>
    <style:style style:name="P24" style:family="paragraph" style:parent-style-name="Text_20_body">
      <style:paragraph-properties fo:margin-top="0.176cm" fo:margin-bottom="0.176cm" loext:contextual-spacing="false" style:line-height-at-least="0.397cm"/>
      <style:text-properties fo:color="#ffffff" style:font-name="Arial" fo:font-size="8.5pt" style:font-size-asian="8.5pt" style:font-name-complex="Arial" style:font-size-complex="8.5pt"/>
    </style:style>
    <style:style style:name="P25" style:family="paragraph" style:parent-style-name="Text_20_body">
      <loext:graphic-properties draw:fill="solid" draw:fill-color="#ffffff" draw:opacity="100%"/>
      <style:paragraph-properties fo:margin-left="2.54cm" fo:margin-right="0cm" fo:margin-top="0.176cm" fo:margin-bottom="0.176cm" loext:contextual-spacing="false" style:line-height-at-least="1.323cm" fo:text-align="center" style:justify-single-word="false" fo:text-indent="0cm" style:auto-text-indent="false" fo:background-color="#ffffff" style:vertical-align="top">
        <style:tab-stops/>
      </style:paragraph-properties>
    </style:style>
    <style:style style:name="P26" style:family="paragraph" style:parent-style-name="Text_20_body">
      <loext:graphic-properties draw:fill="solid" draw:fill-color="#ffffff" draw:opacity="100%"/>
      <style:paragraph-properties fo:margin-left="2.54cm" fo:margin-right="0cm" fo:margin-top="0.176cm" fo:margin-bottom="0.176cm" loext:contextual-spacing="false" style:line-height-at-least="0.556cm" fo:text-indent="0cm" style:auto-text-indent="false" fo:background-color="#ffffff" style:line-break="normal" style:vertical-align="top">
        <style:tab-stops/>
      </style:paragraph-properties>
      <style:text-properties fo:color="#000000" style:font-name="Arial" fo:font-size="10.5pt" style:font-size-asian="10.5pt" style:font-name-complex="Arial" style:font-size-complex="10.5pt"/>
    </style:style>
    <style:style style:name="P27" style:family="paragraph" style:parent-style-name="Text_20_body">
      <loext:graphic-properties draw:fill="solid" draw:fill-color="#ffffff" draw:opacity="100%"/>
      <style:paragraph-properties fo:margin-left="2.54cm" fo:margin-right="0cm" fo:margin-top="0.176cm" fo:margin-bottom="0.176cm" loext:contextual-spacing="false" style:line-height-at-least="0.556cm" fo:text-indent="0cm" style:auto-text-indent="false" fo:background-color="#ffffff" style:line-break="normal" style:vertical-align="top">
        <style:tab-stops/>
      </style:paragraph-properties>
    </style:style>
    <style:style style:name="P28" style:family="paragraph" style:parent-style-name="skiplink2">
      <style:paragraph-properties fo:line-height="160%"/>
    </style:style>
    <style:style style:name="P29" style:family="paragraph" style:parent-style-name="內文_20__28_Web_29_">
      <style:paragraph-properties fo:line-height="160%"/>
    </style:style>
    <style:style style:name="P30" style:family="paragraph" style:parent-style-name="Text_20_body">
      <loext:graphic-properties draw:fill="solid" draw:fill-color="#ffffff" draw:opacity="100%"/>
      <style:paragraph-properties fo:margin-top="0.176cm" fo:margin-bottom="0.423cm" loext:contextual-spacing="false" fo:line-height="170%" fo:background-color="#ffffff"/>
    </style:style>
    <style:style style:name="P31" style:family="paragraph" style:parent-style-name="Text_20_body">
      <loext:graphic-properties draw:fill="solid" draw:fill-color="#ffffff" draw:opacity="100%"/>
      <style:paragraph-properties fo:margin-top="0.176cm" fo:margin-bottom="0.423cm" loext:contextual-spacing="false" fo:line-height="170%" fo:background-color="#ffffff"/>
      <style:text-properties fo:color="#444444" style:font-name="Arial" fo:font-size="10pt" fo:letter-spacing="0.021cm" style:font-size-asian="10pt" style:font-name-complex="Arial" style:font-size-complex="10pt"/>
    </style:style>
    <style:style style:name="P32" style:family="paragraph" style:parent-style-name="author-profile_5f__5f_info2">
      <loext:graphic-properties draw:fill="solid" draw:fill-color="#ffffff" draw:opacity="100%"/>
      <style:paragraph-properties fo:background-color="#ffffff"/>
      <style:text-properties style:font-name="NotoSansCJKtc" fo:letter-spacing="0.021cm" style:font-name-complex="Arial"/>
    </style:style>
    <style:style style:name="P33" style:family="paragraph" style:parent-style-name="Text_20_body">
      <loext:graphic-properties draw:fill="solid" draw:fill-color="#ffffff" draw:opacity="100%"/>
      <style:paragraph-properties fo:margin-left="1.27cm" fo:margin-right="0cm" fo:margin-top="0.176cm" fo:margin-bottom="0.176cm" loext:contextual-spacing="false" fo:line-height="160%" fo:text-indent="0cm" style:auto-text-indent="false" fo:background-color="#ffffff">
        <style:tab-stops/>
      </style:paragraph-properties>
    </style:style>
    <style:style style:name="P34" style:family="paragraph" style:parent-style-name="Text_20_body">
      <loext:graphic-properties draw:fill="solid" draw:fill-color="#ffffff" draw:opacity="100%"/>
      <style:paragraph-properties fo:margin-left="1.27cm" fo:margin-right="0cm" fo:margin-top="0cm" fo:margin-bottom="0.159cm" loext:contextual-spacing="false" fo:line-height="160%" fo:text-indent="0cm" style:auto-text-indent="false" fo:background-color="#ffffff">
        <style:tab-stops/>
      </style:paragraph-properties>
      <style:text-properties fo:color="#333333" style:font-name="Arial" fo:font-size="9pt" style:font-size-asian="9pt" style:font-name-complex="Arial" style:font-size-complex="9pt"/>
    </style:style>
    <style:style style:name="P35" style:family="paragraph" style:parent-style-name="Text_20_body">
      <loext:graphic-properties draw:fill="solid" draw:fill-color="#ffffff" draw:opacity="100%"/>
      <style:paragraph-properties fo:margin-left="1.27cm" fo:margin-right="0cm" fo:margin-top="0cm" fo:margin-bottom="0.159cm" loext:contextual-spacing="false" fo:line-height="160%" fo:text-indent="0cm" style:auto-text-indent="false" fo:background-color="#ffffff">
        <style:tab-stops/>
      </style:paragraph-properties>
    </style:style>
    <style:style style:name="P36" style:family="paragraph" style:parent-style-name="author">
      <loext:graphic-properties draw:fill="solid" draw:fill-color="#ffffff" draw:opacity="100%"/>
      <style:paragraph-properties fo:background-color="#ffffff"/>
    </style:style>
    <style:style style:name="P37" style:family="paragraph" style:parent-style-name="Text_20_body">
      <loext:graphic-properties draw:fill="solid" draw:fill-color="#ffffff" draw:opacity="100%"/>
      <style:paragraph-properties fo:margin-left="1.27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ab-stops/>
      </style:paragraph-properties>
    </style:style>
    <style:style style:name="P38" style:family="paragraph" style:parent-style-name="Text_20_body">
      <loext:graphic-properties draw:fill="solid" draw:fill-color="#f5f5f5" draw:opacity="100%"/>
      <style:paragraph-properties fo:margin-top="0cm" fo:margin-bottom="0.212cm" loext:contextual-spacing="false" style:line-height-at-least="0.476cm" fo:background-color="#f5f5f5"/>
    </style:style>
    <style:style style:name="P39" style:family="paragraph" style:parent-style-name="Heading_20_2" style:list-style-name="L4">
      <loext:graphic-properties draw:fill="solid" draw:fill-color="#ffffff" draw:opacity="100%"/>
      <style:paragraph-properties fo:margin-left="4.048cm" fo:margin-right="0cm" fo:line-height="160%" fo:text-indent="0cm" style:auto-text-indent="false" fo:background-color="#ffffff">
        <style:tab-stops>
          <style:tab-stop style:position="-2.778cm"/>
        </style:tab-stops>
      </style:paragraph-properties>
    </style:style>
    <style:style style:name="P40" style:family="paragraph" style:parent-style-name="Heading_20_4">
      <loext:graphic-properties draw:fill="solid" draw:fill-color="#ffffff" draw:opacity="100%"/>
      <style:paragraph-properties fo:line-height="160%" fo:text-align="center" style:justify-single-word="false" fo:background-color="#ffffff" fo:padding="0cm" fo:border-left="none" fo:border-right="none" fo:border-top="none" fo:border-bottom="0.74pt solid #d7e5ef" style:shadow="none"/>
      <style:text-properties fo:color="#6a99b8" style:font-name="Arial" fo:font-size="10pt" fo:font-weight="bold" style:font-size-asian="10pt" style:font-weight-asian="bold" style:font-name-complex="Arial" style:font-size-complex="10pt" style:font-weight-complex="bold"/>
    </style:style>
    <style:style style:name="P41" style:family="paragraph" style:parent-style-name="Heading_20_4">
      <loext:graphic-properties draw:fill="solid" draw:fill-color="#ffffff" draw:opacity="100%"/>
      <style:paragraph-properties fo:line-height="160%" fo:text-align="center" style:justify-single-word="false" fo:background-color="#ffffff" fo:padding="0cm" fo:border-left="none" fo:border-right="none" fo:border-top="none" fo:border-bottom="0.74pt solid #d7e5ef" style:shadow="none"/>
    </style:style>
    <style:style style:name="P42" style:family="paragraph" style:parent-style-name="Heading_20_1">
      <loext:graphic-properties draw:fill="solid" draw:fill-color="#ffffff" draw:opacity="100%"/>
      <style:paragraph-properties fo:background-color="#ffffff"/>
    </style:style>
    <style:style style:name="P43" style:family="paragraph" style:parent-style-name="Heading_20_1">
      <style:paragraph-properties fo:line-height="160%"/>
    </style:style>
    <style:style style:name="P44" style:family="paragraph" style:parent-style-name="Heading_20_3">
      <loext:graphic-properties draw:fill="solid" draw:fill-color="#3d93cc" draw:opacity="100%"/>
      <style:paragraph-properties fo:margin-top="0.265cm" fo:margin-bottom="0.265cm" loext:contextual-spacing="false" style:line-height-at-least="0.661cm" fo:background-color="#3d93cc"/>
    </style:style>
    <style:style style:name="P45" style:family="paragraph" style:parent-style-name="Heading_20_5">
      <loext:graphic-properties draw:fill="solid" draw:fill-color="#ffffff" draw:opacity="100%"/>
      <style:paragraph-properties fo:line-height="160%" fo:background-color="#ffffff"/>
      <style:text-properties style:font-name="Arial" fo:font-size="9pt" style:font-size-asian="9pt" style:font-name-complex="Arial" style:font-size-complex="9pt"/>
    </style:style>
    <style:style style:name="P46" style:family="paragraph" style:parent-style-name="Text_20_body" style:master-page-name="MP0">
      <loext:graphic-properties draw:fill="solid" draw:fill-color="#ffffff" draw:opacity="100%"/>
      <style:paragraph-properties fo:line-height="140%" fo:text-align="end" style:justify-single-word="false" style:page-number="auto" fo:break-before="page" fo:background-color="#ffffff"/>
    </style:style>
    <style:style style:name="P47" style:family="paragraph" style:parent-style-name="Text_20_body" style:list-style-name="L1">
      <loext:graphic-properties draw:fill="solid" draw:fill-color="#ffffff" draw:opacity="100%"/>
      <style:paragraph-properties fo:margin-top="0.176cm" fo:margin-bottom="0.176cm" loext:contextual-spacing="false" fo:text-align="center" style:justify-single-word="false" fo:background-color="#ffffff" fo:padding="0cm" fo:border-left="none" fo:border-right="0.74pt solid #f7f7f7" fo:border-top="none" fo:border-bottom="1.5pt solid #f7f7f7" style:shadow="none"/>
    </style:style>
    <style:style style:name="P48" style:family="paragraph" style:parent-style-name="Text_20_body" style:list-style-name="L1">
      <loext:graphic-properties draw:fill="solid" draw:fill-color="#ffffff" draw:opacity="100%"/>
      <style:paragraph-properties fo:margin-top="0.176cm" fo:margin-bottom="0.176cm" loext:contextual-spacing="false" fo:text-align="center" style:justify-single-word="false" fo:background-color="#ffffff" fo:padding="0cm" fo:border-left="none" fo:border-right="0.74pt solid #f7f7f7" fo:border-top="none" fo:border-bottom="1.5pt solid #f7f7f7" style:shadow="none"/>
      <style:text-properties style:font-name="Arial" fo:font-size="10.5pt" style:font-size-asian="10.5pt" style:font-name-complex="Arial" style:font-size-complex="10.5pt"/>
    </style:style>
    <style:style style:name="P49" style:family="paragraph" style:parent-style-name="Text_20_body" style:list-style-name="L2">
      <loext:graphic-properties draw:fill="solid" draw:fill-color="#ffffff" draw:opacity="100%"/>
      <style:paragraph-properties fo:margin-top="0.176cm" fo:margin-bottom="0.176cm" loext:contextual-spacing="false" style:line-height-at-least="1.323cm" fo:text-align="center" style:justify-single-word="false" fo:background-color="#ffffff" style:vertical-align="bottom"/>
      <style:text-properties fo:color="#6e7071" style:font-name="Arial" style:font-name-complex="Arial"/>
    </style:style>
    <style:style style:name="P50" style:family="paragraph" style:parent-style-name="Text_20_body" style:list-style-name="L2">
      <loext:graphic-properties draw:fill="solid" draw:fill-color="#ffffff" draw:opacity="100%"/>
      <style:paragraph-properties fo:margin-top="0.176cm" fo:margin-bottom="0.176cm" loext:contextual-spacing="false" style:line-height-at-least="1.323cm" fo:text-align="center" style:justify-single-word="false" fo:background-color="#ffffff" style:vertical-align="top"/>
    </style:style>
    <style:style style:name="P51" style:family="paragraph" style:parent-style-name="Text_20_body" style:list-style-name="L4">
      <loext:graphic-properties draw:fill="solid" draw:fill-color="#ffffff" draw:opacity="100%"/>
      <style:paragraph-properties fo:margin-top="0.176cm" fo:margin-bottom="0.176cm" loext:contextual-spacing="false" fo:line-height="160%" fo:background-color="#ffffff"/>
    </style:style>
    <style:style style:name="P52" style:family="paragraph" style:parent-style-name="Text_20_body" style:list-style-name="L5">
      <loext:graphic-properties draw:fill="solid" draw:fill-color="#ffffff" draw:opacity="100%"/>
      <style:paragraph-properties fo:margin-top="0.176cm" fo:margin-bottom="0.176cm" loext:contextual-spacing="false" fo:line-height="160%" fo:background-color="#ffffff"/>
    </style:style>
    <style:style style:name="P53" style:family="paragraph" style:parent-style-name="Text_20_body" style:list-style-name="L16">
      <loext:graphic-properties draw:fill="solid" draw:fill-color="#ffffff" draw:opacity="100%"/>
      <style:paragraph-properties fo:margin-top="0.176cm" fo:margin-bottom="0.176cm" loext:contextual-spacing="false" fo:line-height="160%" fo:text-align="center" style:justify-single-word="false" fo:background-color="#ffffff"/>
    </style:style>
    <style:style style:name="P54" style:family="paragraph" style:parent-style-name="Text_20_body" style:list-style-name="L17">
      <loext:graphic-properties draw:fill="solid" draw:fill-color="#ffffff" draw:opacity="100%"/>
      <style:paragraph-properties fo:margin-top="0.176cm" fo:margin-bottom="0.176cm" loext:contextual-spacing="false" fo:line-height="160%" fo:text-align="center" style:justify-single-word="false" fo:background-color="#ffffff"/>
    </style:style>
    <style:style style:name="P55" style:family="paragraph" style:parent-style-name="Text_20_body" style:list-style-name="L18">
      <loext:graphic-properties draw:fill="solid" draw:fill-color="#ffffff" draw:opacity="100%"/>
      <style:paragraph-properties fo:margin-top="0.176cm" fo:margin-bottom="0.176cm" loext:contextual-spacing="false" fo:line-height="160%" fo:text-align="center" style:justify-single-word="false" fo:background-color="#ffffff"/>
    </style:style>
    <style:style style:name="P56" style:family="paragraph" style:parent-style-name="Text_20_body" style:list-style-name="L22">
      <loext:graphic-properties draw:fill="solid" draw:fill-color="#ffffff" draw:opacity="100%"/>
      <style:paragraph-properties fo:margin-top="0.176cm" fo:margin-bottom="0.176cm" loext:contextual-spacing="false" fo:line-height="160%" fo:text-align="center" style:justify-single-word="false" fo:background-color="#ffffff"/>
    </style:style>
    <style:style style:name="P57" style:family="paragraph" style:parent-style-name="Text_20_body" style:list-style-name="L5">
      <loext:graphic-properties draw:fill="solid" draw:fill-color="#ffffff" draw:opacity="100%"/>
      <style:paragraph-properties fo:margin-top="0.176cm" fo:margin-bottom="0.176cm" loext:contextual-spacing="false" fo:line-height="160%" fo:background-color="#ffffff"/>
      <style:text-properties style:font-name="Arial" fo:font-size="9pt" style:font-size-asian="9pt" style:font-name-complex="Arial" style:font-size-complex="9pt"/>
    </style:style>
    <style:style style:name="P58" style:family="paragraph" style:parent-style-name="Text_20_body" style:list-style-name="L6">
      <loext:graphic-properties draw:fill="solid" draw:fill-color="#ffffff" draw:opacity="100%"/>
      <style:paragraph-properties fo:margin-top="0.176cm" fo:margin-bottom="0.176cm" loext:contextual-spacing="false" fo:line-height="140%" fo:background-color="#ffffff"/>
    </style:style>
    <style:style style:name="P59" style:family="paragraph" style:parent-style-name="Text_20_body" style:list-style-name="L19">
      <loext:graphic-properties draw:fill="solid" draw:fill-color="#ffffff" draw:opacity="100%"/>
      <style:paragraph-properties fo:margin-top="0.176cm" fo:margin-bottom="0.176cm" loext:contextual-spacing="false" fo:line-height="150%" fo:text-align="center" style:justify-single-word="false" fo:background-color="#ffffff"/>
    </style:style>
    <style:style style:name="P60" style:family="paragraph" style:parent-style-name="Text_20_body" style:list-style-name="L21">
      <loext:graphic-properties draw:fill="solid" draw:fill-color="#ffffff" draw:opacity="100%"/>
      <style:paragraph-properties fo:margin-top="0.176cm" fo:margin-bottom="0.176cm" loext:contextual-spacing="false" fo:line-height="160%" fo:text-align="center" style:justify-single-word="false" fo:background-color="#ffffff"/>
      <style:text-properties fo:color="#333333" style:font-name="Arial" fo:font-size="9pt" style:font-size-asian="9pt" style:font-name-complex="Arial" style:font-size-complex="9pt"/>
    </style:style>
    <style:style style:name="P61" style:family="paragraph" style:parent-style-name="Text_20_body" style:list-style-name="L3">
      <loext:graphic-properties draw:fill="solid" draw:fill-color="#ffffff" draw:opacity="100%"/>
      <style:paragraph-properties fo:margin-left="0cm" fo:margin-right="0.397cm" fo:margin-top="0.176cm" fo:margin-bottom="0.176cm" loext:contextual-spacing="false" style:line-height-at-least="0.794cm" fo:text-align="center" style:justify-single-word="false" fo:text-indent="0cm" style:auto-text-indent="false" fo:background-color="#ffffff"/>
    </style:style>
    <style:style style:name="P62" style:family="paragraph" style:parent-style-name="Text_20_body" style:list-style-name="L7">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3" style:family="paragraph" style:parent-style-name="Text_20_body" style:list-style-name="L8">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4" style:family="paragraph" style:parent-style-name="Text_20_body" style:list-style-name="L9">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5" style:family="paragraph" style:parent-style-name="Text_20_body" style:list-style-name="L10">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6" style:family="paragraph" style:parent-style-name="Text_20_body" style:list-style-name="L11">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7" style:family="paragraph" style:parent-style-name="Text_20_body" style:list-style-name="L12">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8" style:family="paragraph" style:parent-style-name="Text_20_body" style:list-style-name="L13">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69" style:family="paragraph" style:parent-style-name="Text_20_body" style:list-style-name="L14">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70" style:family="paragraph" style:parent-style-name="Text_20_body" style:list-style-name="L15">
      <loext:graphic-properties draw:fill="solid" draw:fill-color="#ffffff" draw:opacity="100%"/>
      <style:paragraph-properties fo:margin-top="0.176cm" fo:margin-bottom="0.265cm" loext:contextual-spacing="false" style:line-height-at-least="0.714cm" fo:background-color="#ffffff" fo:padding-left="0cm" fo:padding-right="0cm" fo:padding-top="0cm" fo:padding-bottom="0.282cm" fo:border="0.74pt solid #d8e9f4" style:shadow="none"/>
    </style:style>
    <style:style style:name="P71" style:family="paragraph" style:parent-style-name="Text_20_body" style:list-style-name="L7">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2" style:family="paragraph" style:parent-style-name="Text_20_body" style:list-style-name="L8">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3" style:family="paragraph" style:parent-style-name="Text_20_body" style:list-style-name="L9">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4" style:family="paragraph" style:parent-style-name="Text_20_body" style:list-style-name="L10">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5" style:family="paragraph" style:parent-style-name="Text_20_body" style:list-style-name="L11">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6" style:family="paragraph" style:parent-style-name="Text_20_body" style:list-style-name="L12">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7" style:family="paragraph" style:parent-style-name="Text_20_body" style:list-style-name="L13">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8" style:family="paragraph" style:parent-style-name="Text_20_body" style:list-style-name="L14">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79" style:family="paragraph" style:parent-style-name="Text_20_body" style:list-style-name="L15">
      <loext:graphic-properties draw:fill="solid" draw:fill-color="#ffffff" draw:opacity="100%"/>
      <style:paragraph-properties fo:margin-left="1.535cm" fo:margin-right="0cm" fo:margin-top="0.176cm" fo:margin-bottom="0.176cm" loext:contextual-spacing="false" fo:line-height="160%" fo:text-indent="0cm" style:auto-text-indent="false" fo:background-color="#ffffff" fo:padding-left="0cm" fo:padding-right="0cm" fo:padding-top="0cm" fo:padding-bottom="0.282cm" fo:border="0.74pt solid #d8e9f4" style:shadow="none">
        <style:tab-stops>
          <style:tab-stop style:position="-0.265cm"/>
        </style:tab-stops>
      </style:paragraph-properties>
    </style:style>
    <style:style style:name="P80" style:family="paragraph" style:parent-style-name="Text_20_body" style:list-style-name="L7">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1" style:family="paragraph" style:parent-style-name="Text_20_body" style:list-style-name="L8">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2" style:family="paragraph" style:parent-style-name="Text_20_body" style:list-style-name="L9">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3" style:family="paragraph" style:parent-style-name="Text_20_body" style:list-style-name="L10">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4" style:family="paragraph" style:parent-style-name="Text_20_body" style:list-style-name="L11">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5" style:family="paragraph" style:parent-style-name="Text_20_body" style:list-style-name="L12">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6" style:family="paragraph" style:parent-style-name="Text_20_body" style:list-style-name="L13">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7" style:family="paragraph" style:parent-style-name="Text_20_body" style:list-style-name="L14">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8" style:family="paragraph" style:parent-style-name="Text_20_body" style:list-style-name="L15">
      <loext:graphic-properties draw:fill="solid" draw:fill-color="#ffffff" draw:opacity="100%"/>
      <style:paragraph-properties fo:line-height="160%" fo:background-color="#ffffff" fo:padding-left="0cm" fo:padding-right="0cm" fo:padding-top="0cm" fo:padding-bottom="0.282cm" fo:border="0.74pt solid #d8e9f4" style:shadow="none"/>
      <style:text-properties fo:color="#000000" style:font-name="Arial" fo:font-size="9pt" style:font-size-asian="9pt" style:font-name-complex="Arial" style:font-size-complex="9pt"/>
    </style:style>
    <style:style style:name="P89" style:family="paragraph" style:parent-style-name="Text_20_body" style:list-style-name="L7">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0" style:family="paragraph" style:parent-style-name="Text_20_body" style:list-style-name="L8">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1" style:family="paragraph" style:parent-style-name="Text_20_body" style:list-style-name="L9">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2" style:family="paragraph" style:parent-style-name="Text_20_body" style:list-style-name="L10">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3" style:family="paragraph" style:parent-style-name="Text_20_body" style:list-style-name="L11">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4" style:family="paragraph" style:parent-style-name="Text_20_body" style:list-style-name="L12">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5" style:family="paragraph" style:parent-style-name="Text_20_body" style:list-style-name="L13">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6" style:family="paragraph" style:parent-style-name="Text_20_body" style:list-style-name="L14">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7" style:family="paragraph" style:parent-style-name="Text_20_body" style:list-style-name="L15">
      <loext:graphic-properties draw:fill="solid" draw:fill-color="#ffffff" draw:opacity="100%"/>
      <style:paragraph-properties fo:margin-left="0cm" fo:margin-right="0.265cm" fo:margin-top="0.176cm" fo:margin-bottom="0.176cm" loext:contextual-spacing="false" fo:line-height="160%" fo:text-indent="0cm" style:auto-text-indent="false" fo:background-color="#ffffff" fo:padding-left="1.094cm" fo:padding-right="0.141cm" fo:padding-top="0.141cm" fo:padding-bottom="0.141cm" fo:border="0.74pt solid #dcf2f8" style:shadow="none"/>
      <style:text-properties fo:color="#777777" style:font-name="Arial" fo:font-size="9pt" style:font-size-asian="9pt" style:font-name-complex="Arial" style:font-size-complex="9pt"/>
    </style:style>
    <style:style style:name="P98" style:family="paragraph" style:parent-style-name="Text_20_body" style:list-style-name="L20">
      <loext:graphic-properties draw:fill="solid" draw:fill-color="#ffffff" draw:opacity="100%"/>
      <style:paragraph-properties fo:margin-left="0.397cm" fo:margin-right="0.397cm" fo:margin-top="0.176cm" fo:margin-bottom="0.176cm" loext:contextual-spacing="false" fo:line-height="160%" fo:text-align="center" style:justify-single-word="false" fo:text-indent="0cm" style:auto-text-indent="false" fo:background-color="#ffffff">
        <style:tab-stops>
          <style:tab-stop style:position="0.873cm"/>
        </style:tab-stops>
      </style:paragraph-properties>
    </style:style>
    <style:style style:name="T1" style:family="text">
      <style:text-properties style:font-name="Arial" fo:font-size="9pt" style:font-size-asian="9pt" style:font-name-complex="Arial" style:font-size-complex="9pt"/>
    </style:style>
    <style:style style:name="T2" style:family="text">
      <style:text-properties style:font-name="Arial" fo:font-size="9pt" style:font-size-asian="9pt" style:font-name-complex="Arial" style:font-size-complex="9pt" text:display="none"/>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style:font-size-asian="10pt" style:font-name-complex="Arial" style:font-size-complex="10pt" text:display="none"/>
    </style:style>
    <style:style style:name="T5" style:family="text">
      <style:text-properties style:font-name="Arial" fo:font-size="10.5pt" style:font-size-asian="10.5pt" style:font-name-complex="Arial" style:font-size-complex="10.5pt"/>
    </style:style>
    <style:style style:name="T6" style:family="text">
      <style:text-properties fo:color="#ffffff" style:font-name="Arial" fo:font-size="10.5pt" style:font-size-asian="10.5pt" style:font-name-complex="Arial" style:font-size-complex="10.5pt"/>
    </style:style>
    <style:style style:name="T7" style:family="text">
      <style:text-properties fo:color="#ffffff" style:font-name="Arial" fo:font-weight="bold" style:font-weight-asian="bold" style:font-name-complex="Arial" style:font-weight-complex="bold"/>
    </style:style>
    <style:style style:name="T8" style:family="text">
      <style:text-properties fo:color="#ffffff" style:font-name="Arial" fo:font-size="9pt" style:font-size-asian="9pt" style:font-name-complex="Arial" style:font-size-complex="9pt"/>
    </style:style>
    <style:style style:name="T9" style:family="text">
      <style:text-properties fo:color="#ffffff" style:font-name="Arial" fo:font-size="9pt" fo:background-color="#1472b9" loext:char-shading-value="0" style:font-size-asian="9pt" style:font-name-complex="Arial" style:font-size-complex="9pt" text:display="none"/>
    </style:style>
    <style:style style:name="T10" style:family="text">
      <style:text-properties style:font-name="Futura" fo:font-size="10.5pt" style:font-size-asian="10.5pt" style:font-name-complex="Arial" style:font-size-complex="10.5pt"/>
    </style:style>
    <style:style style:name="T11" style:family="text">
      <style:text-properties fo:color="#000000" style:font-name="Arial" fo:font-size="1pt" style:font-size-asian="1pt" style:font-name-complex="Arial" style:font-size-complex="1pt"/>
    </style:style>
    <style:style style:name="T12" style:family="text">
      <style:text-properties fo:color="#000000" style:font-name="Arial" fo:font-size="10.5pt" style:font-size-asian="10.5pt" style:font-name-complex="Arial" style:font-size-complex="10.5pt"/>
    </style:style>
    <style:style style:name="T13" style:family="text">
      <style:text-properties fo:color="#000000" style:font-name="Arial" fo:letter-spacing="0.021cm" style:font-name-complex="Arial"/>
    </style:style>
    <style:style style:name="T14" style:family="text">
      <style:text-properties fo:color="#000000" style:font-name="Arial" fo:font-size="11.5pt" style:font-size-asian="11.5pt" style:font-name-complex="Arial" style:font-size-complex="11.5pt" text:display="none"/>
    </style:style>
    <style:style style:name="T15" style:family="text">
      <style:text-properties fo:color="#000000" style:font-name="MingLiU" fo:font-size="10.5pt" style:font-name-asian="MingLiU" style:font-size-asian="10.5pt" style:font-name-complex="MingLiU" style:font-size-complex="10.5pt"/>
    </style:style>
    <style:style style:name="T16" style:family="text">
      <style:text-properties fo:color="#6e7071" style:font-name="Arial" fo:font-size="10pt" style:font-size-asian="10pt" style:font-name-complex="Arial" style:font-size-complex="10pt"/>
    </style:style>
    <style:style style:name="T17" style:family="text">
      <style:text-properties fo:color="#2e7eab" style:font-name="Arial" fo:font-size="11.5pt" style:font-size-asian="11.5pt" style:font-name-complex="Arial" style:font-size-complex="11.5pt"/>
    </style:style>
    <style:style style:name="T18" style:family="text">
      <style:text-properties fo:color="#2e7eab" style:font-name="Arial" fo:font-size="11.5pt" style:font-size-asian="11.5pt" style:font-name-complex="Arial" style:font-size-complex="11.5pt" text:display="none"/>
    </style:style>
    <style:style style:name="T19" style:family="text">
      <style:text-properties fo:text-transform="uppercase" fo:color="#333333" style:font-name="Arial" fo:font-size="11.5pt" fo:letter-spacing="0.021cm" fo:font-weight="bold" style:font-size-asian="11.5pt" style:font-weight-asian="bold" style:font-name-complex="Arial" style:font-size-complex="11.5pt" style:font-weight-complex="bold"/>
    </style:style>
    <style:style style:name="T20" style:family="text">
      <style:text-properties fo:text-transform="uppercase" fo:color="#333333" style:font-name="Arial" fo:font-size="7.5pt" style:font-size-asian="7.5pt" style:font-name-complex="Arial" style:font-size-complex="7.5pt"/>
    </style:style>
    <style:style style:name="T21" style:family="text">
      <style:text-properties fo:text-transform="uppercase" fo:color="#333333" style:font-name="Arial" fo:font-size="7.5pt" style:font-size-asian="7.5pt" style:font-name-complex="Arial" style:font-size-complex="7.5pt" text:display="none"/>
    </style:style>
    <style:style style:name="T22" style:family="text">
      <style:text-properties fo:text-transform="uppercase" fo:color="#ffffff" style:font-name="Century Gothic" fo:font-size="7.5pt" fo:background-color="#aaaaaa" loext:char-shading-value="0" style:font-size-asian="7.5pt" style:font-name-complex="Arial" style:font-size-complex="7.5pt"/>
    </style:style>
    <style:style style:name="T23" style:family="text">
      <style:text-properties fo:text-transform="uppercase" fo:color="#363636" style:font-name="Century Gothic" fo:font-size="7.5pt" style:font-size-asian="7.5pt" style:font-name-complex="Arial" style:font-size-complex="7.5pt"/>
    </style:style>
    <style:style style:name="T24" style:family="text">
      <style:text-properties fo:color="#666666" style:font-name="Arial" fo:font-size="9pt" style:font-size-asian="9pt" style:font-name-complex="Arial" style:font-size-complex="9pt"/>
    </style:style>
    <style:style style:name="T25" style:family="text">
      <style:text-properties fo:color="#444444" style:font-name="Arial" fo:font-size="10pt" fo:letter-spacing="0.021cm" style:font-size-asian="10pt" style:font-name-complex="Arial" style:font-size-complex="10pt"/>
    </style:style>
    <style:style style:name="T26" style:family="text">
      <style:text-properties fo:color="#444444" style:font-name="Arial" fo:letter-spacing="0.021cm" style:font-name-complex="Arial"/>
    </style:style>
    <style:style style:name="T27" style:family="text">
      <style:text-properties fo:color="#444444" style:font-name="Helvetica" fo:font-size="10pt" fo:letter-spacing="0.021cm" style:font-size-asian="10pt" style:font-name-complex="Helvetica" style:font-size-complex="10pt"/>
    </style:style>
    <style:style style:name="T28" style:family="text">
      <style:text-properties fo:color="#444444" style:font-name="NotoSansCJKtc" fo:font-size="10pt" fo:letter-spacing="0.021cm" style:font-size-asian="10pt" style:font-name-complex="Arial" style:font-size-complex="10pt"/>
    </style:style>
    <style:style style:name="T29" style:family="text">
      <style:text-properties fo:color="#800000" style:font-name="Arial" fo:font-size="10pt" fo:letter-spacing="0.021cm" style:font-size-asian="10pt" style:font-name-complex="Arial" style:font-size-complex="10pt"/>
    </style:style>
    <style:style style:name="T30" style:family="text">
      <style:text-properties fo:color="#800000" style:font-name="Arial" fo:letter-spacing="0.021cm" style:font-name-complex="Arial"/>
    </style:style>
    <style:style style:name="T31" style:family="text">
      <style:text-properties fo:color="#222222" style:font-name="Helvetica" fo:font-size="10pt" fo:letter-spacing="0.021cm" style:font-size-asian="10pt" style:font-name-complex="Helvetica" style:font-size-complex="10pt"/>
    </style:style>
    <style:style style:name="T32" style:family="text">
      <style:text-properties fo:color="#006ac6" style:font-name="NotoSansCJKtc" fo:font-size="15pt" fo:letter-spacing="0.026cm" fo:font-weight="bold" style:font-size-asian="15pt" style:font-weight-asian="bold" style:font-name-complex="Arial" style:font-size-complex="15pt" style:font-weight-complex="bold"/>
    </style:style>
    <style:style style:name="T33" style:family="text">
      <style:text-properties fo:color="#006ac6" style:font-name="Tahoma" fo:font-size="9pt" style:font-size-asian="9pt" style:font-name-complex="Tahoma" style:font-size-complex="9pt"/>
    </style:style>
    <style:style style:name="T34" style:family="text">
      <style:text-properties fo:color="#006ac6" style:font-name="Tahoma" fo:font-size="9pt" style:font-size-asian="9pt" style:font-name-complex="Tahoma" style:font-size-complex="9pt" text:display="none"/>
    </style:style>
    <style:style style:name="T35" style:family="text">
      <style:text-properties fo:color="#336699" style:font-name="Arial" fo:font-size="9pt" style:font-size-asian="9pt" style:font-name-complex="Arial" style:font-size-complex="9pt"/>
    </style:style>
    <style:style style:name="T36" style:family="text">
      <style:text-properties fo:color="#363636" style:font-name="Arial" fo:font-size="9pt" style:font-size-asian="9pt" style:font-name-complex="Arial" style:font-size-complex="9pt"/>
    </style:style>
    <style:style style:name="T37" style:family="text">
      <style:text-properties fo:color="#3d93cc" style:font-name="Century Gothic" fo:font-size="10pt" fo:font-weight="bold" style:font-size-asian="10pt" style:font-weight-asian="bold" style:font-name-complex="Arial" style:font-size-complex="10pt" style:font-weight-complex="bold"/>
    </style:style>
    <style:style style:name="T38" style:family="text">
      <style:text-properties fo:color="#555555" style:font-name="Arial" fo:font-size="8.5pt" style:font-size-asian="8.5pt" style:font-name-complex="Arial" style:font-size-complex="8.5pt"/>
    </style:style>
    <style:style style:name="T39" style:family="text">
      <style:text-properties fo:color="#555555" style:font-name="Tahoma" fo:font-size="9pt" style:font-size-asian="9pt" style:font-name-complex="Tahoma" style:font-size-complex="9pt"/>
    </style:style>
    <style:style style:name="T40" style:family="text">
      <style:text-properties fo:color="#555555" style:font-name="Tahoma" fo:font-size="9pt" style:font-size-asian="9pt" style:font-name-complex="Tahoma" style:font-size-complex="9pt" text:display="none"/>
    </style:style>
    <style:style style:name="T41" style:family="text">
      <style:text-properties fo:color="#555555" style:font-name="Tahoma" fo:font-size="9pt" fo:font-weight="bold" style:font-size-asian="9pt" style:font-weight-asian="bold" style:font-name-complex="Tahoma" style:font-size-complex="9pt" style:font-weight-complex="bold"/>
    </style:style>
    <style:style style:name="T42" style:family="text">
      <style:text-properties fo:color="#777777" style:font-name="Arial" fo:font-size="9pt" style:font-size-asian="9pt" style:font-name-complex="Arial" style:font-size-complex="9pt" text:display="none"/>
    </style:style>
    <style:style style:name="T43" style:family="text">
      <style:text-properties fo:color="#333333" style:font-name="Tahoma" fo:font-size="9pt" style:font-size-asian="9pt" style:font-name-complex="Tahoma" style:font-size-complex="9pt"/>
    </style:style>
    <style:style style:name="T44" style:family="text">
      <style:text-properties fo:color="#333333" style:font-name="Arial" fo:font-size="9pt" style:font-size-asian="9pt" style:font-name-complex="Arial" style:font-size-complex="9pt"/>
    </style:style>
    <style:style style:name="T45" style:family="text">
      <style:text-properties fo:color="#333333" style:font-name="Cambria Math" fo:font-size="9pt" style:font-size-asian="9pt" style:font-name-complex="Cambria Math" style:font-size-complex="9pt"/>
    </style:style>
    <style:style style:name="T46" style:family="text">
      <style:text-properties fo:color="#b3975b" style:font-name="Tahoma" fo:font-size="9pt" style:font-size-asian="9pt" style:font-name-complex="Tahoma" style:font-size-complex="9pt"/>
    </style:style>
    <style:style style:name="T47" style:family="text">
      <style:text-properties fo:color="#6a99b8" style:font-name="Arial" fo:font-size="10pt" fo:font-weight="bold" style:font-size-asian="10pt" style:font-weight-asian="bold" style:font-name-complex="Arial" style:font-size-complex="10pt" style:font-weight-complex="bold"/>
    </style:style>
    <style:style style:name="T48" style:family="text">
      <style:text-properties fo:color="#8fc0d1" style:font-name="Arial" fo:font-size="9pt" style:font-size-asian="9pt" style:font-name-complex="Arial" style:font-size-complex="9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Wingdings"/>
      </text:list-level-style-bullet>
      <text:list-level-style-bullet text:level="5" text:style-name="WW_5f_CharLFO3LVL5" text:bullet-char="">
        <style:list-level-properties text:space-before="5.715cm" text:min-label-width="0.635cm"/>
        <style:text-properties style:font-name="Wingdings"/>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Wingdings"/>
      </text:list-level-style-bullet>
      <text:list-level-style-bullet text:level="8" text:style-name="WW_5f_CharLFO3LVL8" text:bullet-char="">
        <style:list-level-properties text:space-before="9.525cm" text:min-label-width="0.635cm"/>
        <style:text-properties style:font-name="Wingdings"/>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Wingdings"/>
      </text:list-level-style-bullet>
      <text:list-level-style-bullet text:level="5" text:style-name="WW_5f_CharLFO4LVL5" text:bullet-char="">
        <style:list-level-properties text:space-before="5.715cm" text:min-label-width="0.635cm"/>
        <style:text-properties style:font-name="Wingdings"/>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Wingdings"/>
      </text:list-level-style-bullet>
      <text:list-level-style-bullet text:level="8" text:style-name="WW_5f_CharLFO4LVL8" text:bullet-char="">
        <style:list-level-properties text:space-before="9.525cm" text:min-label-width="0.635cm"/>
        <style:text-properties style:font-name="Wingdings"/>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Wingdings"/>
      </text:list-level-style-bullet>
      <text:list-level-style-bullet text:level="5" text:style-name="WW_5f_CharLFO6LVL5" text:bullet-char="">
        <style:list-level-properties text:space-before="5.715cm" text:min-label-width="0.635cm"/>
        <style:text-properties style:font-name="Wingdings"/>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Wingdings"/>
      </text:list-level-style-bullet>
      <text:list-level-style-bullet text:level="8" text:style-name="WW_5f_CharLFO6LVL8" text:bullet-char="">
        <style:list-level-properties text:space-before="9.525cm" text:min-label-width="0.635cm"/>
        <style:text-properties style:font-name="Wingdings"/>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Wingdings"/>
      </text:list-level-style-bullet>
      <text:list-level-style-bullet text:level="5" text:style-name="WW_5f_CharLFO7LVL5" text:bullet-char="">
        <style:list-level-properties text:space-before="5.715cm" text:min-label-width="0.635cm"/>
        <style:text-properties style:font-name="Wingdings"/>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Wingdings"/>
      </text:list-level-style-bullet>
      <text:list-level-style-bullet text:level="8" text:style-name="WW_5f_CharLFO7LVL8" text:bullet-char="">
        <style:list-level-properties text:space-before="9.525cm" text:min-label-width="0.635cm"/>
        <style:text-properties style:font-name="Wingdings"/>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Wingdings"/>
      </text:list-level-style-bullet>
      <text:list-level-style-bullet text:level="5" text:style-name="WW_5f_CharLFO8LVL5" text:bullet-char="">
        <style:list-level-properties text:space-before="5.715cm" text:min-label-width="0.635cm"/>
        <style:text-properties style:font-name="Wingdings"/>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Wingdings"/>
      </text:list-level-style-bullet>
      <text:list-level-style-bullet text:level="8" text:style-name="WW_5f_CharLFO8LVL8" text:bullet-char="">
        <style:list-level-properties text:space-before="9.525cm" text:min-label-width="0.635cm"/>
        <style:text-properties style:font-name="Wingdings"/>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Wingdings"/>
      </text:list-level-style-bullet>
      <text:list-level-style-bullet text:level="5" text:style-name="WW_5f_CharLFO10LVL5" text:bullet-char="">
        <style:list-level-properties text:space-before="5.715cm" text:min-label-width="0.635cm"/>
        <style:text-properties style:font-name="Wingdings"/>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Wingdings"/>
      </text:list-level-style-bullet>
      <text:list-level-style-bullet text:level="8" text:style-name="WW_5f_CharLFO10LVL8" text:bullet-char="">
        <style:list-level-properties text:space-before="9.525cm" text:min-label-width="0.635cm"/>
        <style:text-properties style:font-name="Wingdings"/>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Wingdings"/>
      </text:list-level-style-bullet>
      <text:list-level-style-bullet text:level="5" text:style-name="WW_5f_CharLFO14LVL5" text:bullet-char="">
        <style:list-level-properties text:space-before="5.715cm" text:min-label-width="0.635cm"/>
        <style:text-properties style:font-name="Wingdings"/>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Wingdings"/>
      </text:list-level-style-bullet>
      <text:list-level-style-bullet text:level="8" text:style-name="WW_5f_CharLFO14LVL8" text:bullet-char="">
        <style:list-level-properties text:space-before="9.525cm" text:min-label-width="0.635cm"/>
        <style:text-properties style:font-name="Wingdings"/>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Wingdings"/>
      </text:list-level-style-bullet>
      <text:list-level-style-bullet text:level="5" text:style-name="WW_5f_CharLFO15LVL5" text:bullet-char="">
        <style:list-level-properties text:space-before="5.715cm" text:min-label-width="0.635cm"/>
        <style:text-properties style:font-name="Wingdings"/>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Wingdings"/>
      </text:list-level-style-bullet>
      <text:list-level-style-bullet text:level="8" text:style-name="WW_5f_CharLFO15LVL8" text:bullet-char="">
        <style:list-level-properties text:space-before="9.525cm" text:min-label-width="0.635cm"/>
        <style:text-properties style:font-name="Wingdings"/>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Wingdings"/>
      </text:list-level-style-bullet>
      <text:list-level-style-bullet text:level="5" text:style-name="WW_5f_CharLFO16LVL5" text:bullet-char="">
        <style:list-level-properties text:space-before="5.715cm" text:min-label-width="0.635cm"/>
        <style:text-properties style:font-name="Wingdings"/>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Wingdings"/>
      </text:list-level-style-bullet>
      <text:list-level-style-bullet text:level="8" text:style-name="WW_5f_CharLFO16LVL8" text:bullet-char="">
        <style:list-level-properties text:space-before="9.525cm" text:min-label-width="0.635cm"/>
        <style:text-properties style:font-name="Wingdings"/>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Wingdings"/>
      </text:list-level-style-bullet>
      <text:list-level-style-bullet text:level="5" text:style-name="WW_5f_CharLFO17LVL5" text:bullet-char="">
        <style:list-level-properties text:space-before="5.715cm" text:min-label-width="0.635cm"/>
        <style:text-properties style:font-name="Wingdings"/>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Wingdings"/>
      </text:list-level-style-bullet>
      <text:list-level-style-bullet text:level="8" text:style-name="WW_5f_CharLFO17LVL8" text:bullet-char="">
        <style:list-level-properties text:space-before="9.525cm" text:min-label-width="0.635cm"/>
        <style:text-properties style:font-name="Wingdings"/>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Wingdings"/>
      </text:list-level-style-bullet>
      <text:list-level-style-bullet text:level="5" text:style-name="WW_5f_CharLFO18LVL5" text:bullet-char="">
        <style:list-level-properties text:space-before="5.715cm" text:min-label-width="0.635cm"/>
        <style:text-properties style:font-name="Wingdings"/>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Wingdings"/>
      </text:list-level-style-bullet>
      <text:list-level-style-bullet text:level="8" text:style-name="WW_5f_CharLFO18LVL8" text:bullet-char="">
        <style:list-level-properties text:space-before="9.525cm" text:min-label-width="0.635cm"/>
        <style:text-properties style:font-name="Wingdings"/>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Wingdings"/>
      </text:list-level-style-bullet>
      <text:list-level-style-bullet text:level="5" text:style-name="WW_5f_CharLFO19LVL5" text:bullet-char="">
        <style:list-level-properties text:space-before="5.715cm" text:min-label-width="0.635cm"/>
        <style:text-properties style:font-name="Wingdings"/>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Wingdings"/>
      </text:list-level-style-bullet>
      <text:list-level-style-bullet text:level="8" text:style-name="WW_5f_CharLFO19LVL8" text:bullet-char="">
        <style:list-level-properties text:space-before="9.525cm" text:min-label-width="0.635cm"/>
        <style:text-properties style:font-name="Wingdings"/>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Wingdings"/>
      </text:list-level-style-bullet>
      <text:list-level-style-bullet text:level="5" text:style-name="WW_5f_CharLFO20LVL5" text:bullet-char="">
        <style:list-level-properties text:space-before="5.715cm" text:min-label-width="0.635cm"/>
        <style:text-properties style:font-name="Wingdings"/>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Wingdings"/>
      </text:list-level-style-bullet>
      <text:list-level-style-bullet text:level="8" text:style-name="WW_5f_CharLFO20LVL8" text:bullet-char="">
        <style:list-level-properties text:space-before="9.525cm" text:min-label-width="0.635cm"/>
        <style:text-properties style:font-name="Wingdings"/>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4"> </text:span></text:p>
      <text:p text:style-name="P30"><text:span text:style-name="預設段落字型"><text:span text:style-name="T25"><draw:frame draw:style-name="fr1" draw:name="圖片 23" text:anchor-type="as-char" svg:y="0cm" svg:width="8.599cm" style:rel-width="scale" svg:height="8.096cm" style:rel-height="scale" draw:z-index="0"><draw:image xlink:href="../三分鐘搞懂醫師升等轉職之路/三分鐘搞懂醫師升等轉職之路%20_files/1432740426-1601499223.jpg" xlink:type="simple" xlink:show="embed" xlink:actuate="onLoad" loext:mime-type="image/jpeg"/><svg:desc>20110821-021733</svg:desc></draw:frame></text:span></text:span><text:span text:style-name="預設段落字型"><text:span text:style-name="T25"> </text:span></text:span></text:p>
      <text:p text:style-name="P30"><text:span text:style-name="預設段落字型"><text:span text:style-name="T25">經過了兩年的Clerk日子，ㄐㄩㄍㄍ終於即將脫離</text:span></text:span><text:span text:style-name="強調粗體"><text:span text:style-name="T25">路障clerk(見習醫師)</text:span></text:span><text:span text:style-name="預設段落字型"><text:span text:style-name="T25">登入成為</text:span></text:span><text:span text:style-name="強調粗體"><text:span text:style-name="T25">intern(實習醫師)</text:span></text:span><text:span text:style-name="預設段落字型"><text:span text:style-name="T25">，這是一件可喜可賀之事</text:span></text:span></text:p>
      <text:p text:style-name="P31">這樣的喜悅當然希望可以分享給朋友們知道，但是總是發現，不是醫療界的朋友對醫院內醫師的養成過程不甚了解</text:p>
      <text:p text:style-name="P31">所以每次想分享生活時總會有些難解釋</text:p>
      <text:p text:style-name="P31">「我終於要變成intern了！」</text:p>
      <text:p text:style-name="P30"><text:span text:style-name="預設段落字型"><text:span text:style-name="T29">「蝦intern是什麼？」→</text:span></text:span><text:span text:style-name="強調粗體"><text:span text:style-name="T29">NG1!! </text:span></text:span><text:span text:style-name="預設段落字型"><text:span text:style-name="T25">(intern就是實習醫師~)</text:span></text:span></text:p>
      <text:p text:style-name="P31"> </text:p>
      <text:p text:style-name="P31">「我終於要變成實習醫師了！」</text:p>
      <text:p text:style-name="P30"><text:span text:style-name="預設段落字型"><text:span text:style-name="T29">「喔所以終於要選科了嗎？恭喜！」→</text:span></text:span><text:span text:style-name="強調粗體"><text:span text:style-name="T29">NG2!!!! </text:span></text:span><text:span text:style-name="預設段落字型"><text:span text:style-name="T25">(要成為住院醫師後才選科喔~)</text:span></text:span></text:p>
      <text:p text:style-name="P31"> </text:p>
      <text:p text:style-name="P31">「我終於要變成實習醫師了！可是畢業才要選科！」</text:p>
      <text:p text:style-name="P30"><text:soft-page-break/><text:span text:style-name="預設段落字型"><text:span text:style-name="T29">「喔恭喜恭喜！所以選完科就可以當主治醫生了嗎？」→</text:span></text:span><text:span text:style-name="強調粗體"><text:span text:style-name="T29">NG3!!!!!!!!!!!!</text:span></text:span><text:span text:style-name="預設段落字型"><text:span text:style-name="T29">阿阿阿阿!!!!我無法了!!!(斷氣~)</text:span></text:span></text:p>
      <text:p text:style-name="P31"> </text:p>
      <text:p text:style-name="P31">因為醫師的養成之路實在漫長，加上制度又有些複雜，在成為主治醫師之前有好多階段要經歷，醫療相關人士很難跟非醫療相關人士完整解釋，讓聊天的阻力變得很大~</text:p>
      <text:p text:style-name="P30"><text:span text:style-name="預設段落字型"><text:span text:style-name="T25">在這裡稍微介紹一下醫師養成的各過程，主要想給</text:span></text:span><text:span text:style-name="預設段落字型"><text:span text:style-name="T29">非醫療背景</text:span></text:span><text:span text:style-name="預設段落字型"><text:span text:style-name="T25">的人能快速知道醫師訓練的過程</text:span></text:span></text:p>
      <text:p text:style-name="P30"><text:span text:style-name="強調粗體"><text:span text:style-name="T25">基本上，一位從高三拚死拚活考完學測或指考上了醫學系的學生，必須要經歷的階段大概是~</text:span></text:span></text:p>
      <text:p text:style-name="P31"> </text:p>
      <text:p text:style-name="P31"> </text:p>
      <text:p text:style-name="P31">  </text:p>
      <text:p text:style-name="P30"><text:span text:style-name="強調粗體"><text:span text:style-name="T13">一、醫學系學生(1-4年級)</text:span></text:span></text:p>
      <text:p text:style-name="P30"><text:span text:style-name="預設段落字型"><text:span text:style-name="T25">一剛開始什麼都不是就是隻鳥鳥的</text:span></text:span><text:span text:style-name="預設段落字型"><text:span text:style-name="T29">初心者</text:span></text:span><text:span text:style-name="預設段落字型"><text:span text:style-name="T25">大學生，以我的學校來說，大一二都還是要修完基本的通識課和國文英文等等，甚至有一些基礎社會學、基礎哲學和基礎心理學是必修，這導致剛開始的課表看起來跟醫學系這三個字</text:span></text:span><text:span text:style-name="預設段落字型"><text:span text:style-name="T29">八竿子打不著</text:span></text:span><text:span text:style-name="預設段落字型"><text:span text:style-name="T25">。</text:span></text:span></text:p>
      <text:p text:style-name="P30"><text:span text:style-name="預設段落字型"><text:span text:style-name="T25">大二開始基礎醫學的</text:span></text:span><text:span text:style-name="預設段落字型"><text:span text:style-name="T29">地獄之門</text:span></text:span><text:span text:style-name="預設段落字型"><text:span text:style-name="T25">漸漸開啟，大三四基本上會處在念書的地獄之中，在這短短幾年之內，醫學系學生必須把基礎醫學的科目全部都修完，而這就包含</text:span></text:span><text:span text:style-name="預設段落字型"><text:span text:style-name="T29">解剖學、生理學、組織學、微生物學、免疫學、寄生蟲學、生物化學、流行病學、生物統計學、病理學、藥理學、以及臨床所有科目的基礎概念(內外婦兒眼耳鼻皮身泌之云云)</text:span></text:span></text:p>
      <text:p text:style-name="P30"><text:span text:style-name="預設段落字型"><text:span text:style-name="T25">在地獄之中好好修身養性注意安全，把初心者的各種</text:span></text:span><text:span text:style-name="預設段落字型"><text:span text:style-name="T29">能力值都點夠</text:span></text:span><text:span text:style-name="預設段落字型"><text:span text:style-name="T25">了之後，才有資格準備挑戰在大四暑假的大魔王--</text:span></text:span><text:span text:style-name="強調粗體"><text:span text:style-name="T29">第一階段醫師國考！</text:span></text:span></text:p>
      <text:p text:style-name="P31"> </text:p>
      <text:p text:style-name="P31"><text:soft-page-break/> </text:p>
      <text:p text:style-name="P30"><text:span text:style-name="強調粗體"><text:span text:style-name="T13">二、見習醫學生(Clerk, 路障) 1-2年</text:span></text:span></text:p>
      <text:p text:style-name="P30"><text:span text:style-name="預設段落字型"><text:span text:style-name="T25">考過第一階段醫師國考後，大五大六的兩年間稱為</text:span></text:span><text:span text:style-name="強調粗體"><text:span text:style-name="T25">Clerk</text:span></text:span><text:span text:style-name="預設段落字型"><text:span text:style-name="T25">，這是醫學生正式接觸臨床醫學的開始，這一年多之間，Clerk會把大部分的科別全部都跑過一次，在老師和學長姐的指導下</text:span></text:span><text:span text:style-name="預設段落字型"><text:span text:style-name="T29">"見習"各科的運作</text:span></text:span><text:span text:style-name="預設段落字型"><text:span text:style-name="T25">，也會有一些練習照顧病人的時候，稱為primary care，但這個階段並沒有開醫矚的權利。clerk在各科有不同的學習長度，內外婦兒等大科需要比較長的時間學習。</text:span></text:span></text:p>
      <text:p text:style-name="P30"><text:span text:style-name="預設段落字型"><text:span text:style-name="T25">另外，因為這個階段的醫學生常常一群一群的出現在醫院裡面，跟在老師後面學習，在醫院中卻又完全</text:span></text:span><text:span text:style-name="預設段落字型"><text:span text:style-name="T29">沒有實際上的功能</text:span></text:span><text:span text:style-name="預設段落字型"><text:span text:style-name="T25">，也常常搞不清楚狀況，在沒有指示之下常待在原地等老師、等病人、等上課，</text:span></text:span><text:span text:style-name="預設段落字型"><text:span text:style-name="T29">三五成群的結果是在護理站或刀房反而常常擋到別人的路</text:span></text:span><text:span text:style-name="預設段落字型"><text:span text:style-name="T25">，沒幫上忙還可能</text:span></text:span><text:span text:style-name="預設段落字型"><text:span text:style-name="T29">減緩醫療的運作速度</text:span></text:span><text:span text:style-name="預設段落字型"><text:span text:style-name="T25">，所以</text:span></text:span><text:span text:style-name="強調粗體"><text:span text:style-name="T29">俗稱「路障」</text:span></text:span></text:p>
      <text:p text:style-name="P31"> </text:p>
      <text:p text:style-name="P30"><text:span text:style-name="強調粗體"><text:span text:style-name="T13">三、實習醫師(Intern, 銀彈, 音騰狗) 1-2年</text:span></text:span></text:p>
      <text:p text:style-name="P30"><text:span text:style-name="預設段落字型"><text:span text:style-name="T25">現在七年的醫學系中的最後一年稱為</text:span></text:span><text:span text:style-name="強調粗體"><text:span text:style-name="T25">實習醫師(Intern)</text:span></text:span><text:span text:style-name="預設段落字型"><text:span text:style-name="T25">，實習醫師顧名思義已經開始「實習」，所以是成為醫院最基礎人力的開始，Intern必須在醫院中肩負起最基本的病患照顧工作，也開始練習從接新病人到</text:span></text:span><text:span text:style-name="預設段落字型"><text:span text:style-name="T29">診斷、治療、開藥等全面的臨床照顧</text:span></text:span><text:span text:style-name="預設段落字型"><text:span text:style-name="T25">，另外也需要開始</text:span></text:span><text:span text:style-name="預設段落字型"><text:span text:style-name="T29">輪值班。</text:span></text:span></text:p>
      <text:p text:style-name="P30"><text:span text:style-name="預設段落字型"><text:span text:style-name="T25">另外因為會交給Intern的基本工作中，除了學習照顧病人外，很多是</text:span></text:span><text:span text:style-name="預設段落字型"><text:span text:style-name="T29">「學弟妹不能做，學長姐也不需做，重複性高但量卻很多」</text:span></text:span><text:span text:style-name="預設段落字型"><text:span text:style-name="T25">的所謂</text:span></text:span><text:span text:style-name="強調粗體"><text:span text:style-name="T29">「臨床雜事」</text:span></text:span><text:span text:style-name="預設段落字型"><text:span text:style-name="T25">，比方說做心電圖、抽血、放尿管、打靜脈注射針、送檢體等等，完全屬於</text:span></text:span><text:span text:style-name="強調粗體"><text:span text:style-name="T29">初出社會的血汗勞工階層QAQ</text:span></text:span><text:span text:style-name="預設段落字型"><text:span text:style-name="T25">，所以在醫院有許多人便稱Intern為</text:span></text:span><text:span text:style-name="預設段落字型"><text:span text:style-name="T29">「狗」或「音騰狗」</text:span></text:span></text:p>
      <text:p text:style-name="P30"><text:span text:style-name="預設段落字型"><text:span text:style-name="T25">七年級畢業後，Intern們必須考第二階段的醫師國考，範圍是臨床醫學全部</text:span></text:span><text:span text:style-name="預設段落字型"><text:span text:style-name="T29">(內外婦兒眼耳鼻皮身泌之云云)</text:span></text:span><text:span text:style-name="預設段落字型"><text:span text:style-name="T25">，考過後便能拿到「醫師執照」，才正式成為中華民國可執業的醫師。</text:span></text:span></text:p>
      <text:p text:style-name="P31"> </text:p>
      <text:p text:style-name="P31"> </text:p>
      <text:p text:style-name="P31"><text:soft-page-break/>--------------畢業分隔線---------------</text:p>
      <text:p text:style-name="P31"> </text:p>
      <text:p text:style-name="P30"><text:span text:style-name="強調粗體"><text:span text:style-name="T13">四、不分科住院醫師(Post Graduate Year, PGY) 1年</text:span></text:span></text:p>
      <text:p text:style-name="P31">考過兩階段的國考後，原本的音騰狗們終於擁有了醫師執照，擁有執照就可以申請所希望的醫院進行住院醫師訓練(不是"駐"院醫師喔)，也同時成為醫院聘請的正式醫師。</text:p>
      <text:p text:style-name="P31">但是第一年的訓練是不分科的，這是在SARS之後，為了讓所有的醫師都能擁有基礎的一般臨床照護能力，所訂定的制度(呵呵先不討論這個制度優劣，總之現在就是這樣)，一般被稱為「不分科住院醫師」或是「PGY」。</text:p>
      <text:p text:style-name="P31">因為擁有醫師執照，PGY可以比Intern有更完整執行侵入性治療的權力，也必須為自己所做的醫療決策負起更大的責任，PGY醫師在這一年間也會rotate內外婦兒等專科，並且一邊進行各醫院的住院醫師考試，準備正式分科，成為各專科的住院醫師。</text:p>
      <text:p text:style-name="P30"><text:span text:style-name="強調粗體"><text:span text:style-name="T25">PS. 從102年入學的醫學系學生開始醫學系只唸六年就畢業，Intern這年刪除，改成兩年的PGY訓練，制度會從原本的分科前7+1年變成6+2年。</text:span></text:span></text:p>
      <text:p text:style-name="P31">  </text:p>
      <text:p text:style-name="P31"> </text:p>
      <text:p text:style-name="P30"><text:span text:style-name="強調粗體"><text:span text:style-name="T13">五、住院醫師(Resident, R) 3-6年</text:span></text:span></text:p>
      <text:p text:style-name="P30"><text:span text:style-name="預設段落字型"><text:span text:style-name="T25">PGY結束，一位醫師終於到了</text:span></text:span><text:span text:style-name="預設段落字型"><text:span text:style-name="T29">升等夠高</text:span></text:span><text:span text:style-name="預設段落字型"><text:span text:style-name="T25">可以轉職的時候，考上各醫院在各分科的開缺，</text:span></text:span><text:span text:style-name="預設段落字型"><text:span text:style-name="T29">進行分科專科訓練，這就稱為住院醫師Resident</text:span></text:span><text:span text:style-name="預設段落字型"><text:span text:style-name="T25">，第一年住院醫師稱為R1，第二年住院醫師稱為R2，以此類推。</text:span></text:span></text:p>
      <text:p text:style-name="P30"><text:soft-page-break/><text:span text:style-name="預設段落字型"><text:span text:style-name="T25">  </text:span></text:span><text:span text:style-name="預設段落字型"><text:span text:style-name="T25"><draw:frame draw:style-name="fr1" draw:name="圖片 24" text:anchor-type="as-char" svg:y="0cm" svg:width="15.875cm" style:rel-width="scale" svg:height="6.932cm" style:rel-height="scale" draw:z-index="1"><draw:image xlink:href="../三分鐘搞懂醫師升等轉職之路/三分鐘搞懂醫師升等轉職之路%20_files/1432463771-3778994253_n.gif" xlink:type="simple" xlink:show="embed" xlink:actuate="onLoad" loext:mime-type="image/gif"/><svg:desc>character_map</svg:desc></draw:frame></text:span></text:span></text:p>
      <text:p text:style-name="P30"><text:span text:style-name="預設段落字型"><text:span text:style-name="T25">「ㄝ你念醫學系那麼久，到底念哪一科阿？」這個問題在此時終於有了答案，</text:span></text:span><text:span text:style-name="預設段落字型"><text:span text:style-name="T29">Resident就是分科的開始</text:span></text:span><text:span text:style-name="預設段落字型"><text:span text:style-name="T25">，的時間點大概是在醫學系畢業後一到兩年之後，</text:span></text:span><text:span text:style-name="預設段落字型"><text:span text:style-name="T29">約莫是25-26歲。</text:span></text:span></text:p>
      <text:p text:style-name="P30"><text:span text:style-name="預設段落字型"><text:span text:style-name="T29">「住院醫師」Resident，是一個從美國來的名字，</text:span></text:span><text:span text:style-name="預設段落字型"><text:span text:style-name="T25">因為這個階段的醫師大多數時間駐守在醫院中，是照顧病患的第一線而得名。</text:span></text:span></text:p>
      <text:p text:style-name="P31">每一科在拿到專科執照前有不同的訓練長度，一般從三到六年不等，比方說家醫科一般來說到R3，精神科一般到R4等。如果走內外科等傳統大科，在第三年可以拿到「內科專科醫師執照」或「外科專科醫師執照」，但如果想要拿到如「心臟內科」、「心臟外科」等「次專科」，大概都需要五六年或以上。 </text:p>
      <text:p text:style-name="P31"> </text:p>
      <text:p text:style-name="P31"> </text:p>
      <text:p text:style-name="P30"><text:span text:style-name="強調粗體"><text:span text:style-name="T13">六、總醫師(Chief Resident, CR)</text:span></text:span></text:p>
      <text:p text:style-name="P31"><text:soft-page-break/>字面上，Chief Resident，CR，就是最大的住院醫師，但是需要解釋的一點是，總醫師在醫院裡其實是一個行政職，也就是經驗已經夠豐富的住院醫師，肩負起病房管理與教學等行政工作，所以一般來說，CR的工作都是由最後一年，也就是最資深的住院醫師(R4以上)來擔任，也有少數由R2就負責當總醫師的科別。</text:p>
      <text:p text:style-name="P31">所以「病房的總醫師」，意思是這個病房掌管一切的資深住院醫師，不是病房主任，更不是主治醫師喔。</text:p>
      <text:p text:style-name="P31"> </text:p>
      <text:p text:style-name="P31"> </text:p>
      <text:p text:style-name="P30"><text:span text:style-name="強調粗體"><text:span text:style-name="T13">七、主治醫師(Visiting Staff, VS)</text:span></text:span></text:p>
      <text:p text:style-name="P30"><text:span text:style-name="預設段落字型"><text:span text:style-name="T25">一位住院醫師在醫院累積了足夠的專科經驗，並且通常也做過總醫師之後，必須考到當科的</text:span></text:span><text:span text:style-name="預設段落字型"><text:span text:style-name="T29">「專科醫師執照」</text:span></text:span><text:span text:style-name="預設段落字型"><text:span text:style-name="T25">，方能到各醫院成為當科的主治醫師VS。</text:span></text:span></text:p>
      <text:p text:style-name="P31">主治醫師是病患治療過程的最終負責人，在醫院中，即使病患大部分時間可能由其他R或是Intern照顧，每個病患都會有一位VS，而VS的角色就是指導並且確保病患照顧的品質。</text:p>
      <text:p text:style-name="P31">VS這名字據說源自英國，英國醫院制度並沒有常駐的VS，通常是Resident需要醫療協助時才請他們提供專業意見，故稱為Visiting Staff。</text:p>
      <text:p text:style-name="P31">一旦成為VS，即是在醫療專業上的最高等級，接下來若要再向上爬，就是爭主任或是院長等更大的行政職位，這就是更久以後的事情了。</text:p>
      <text:p text:style-name="P31"> </text:p>
      <text:p text:style-name="P30"><text:span text:style-name="預設段落字型"><text:span text:style-name="T25">以上，醫師的養成過程必須要經過這麼多的階段，哥現在只是準備要從</text:span></text:span><text:span text:style-name="預設段落字型"><text:span text:style-name="T29">Clerk升到Intern</text:span></text:span><text:span text:style-name="預設段落字型"><text:span text:style-name="T25">而已，往後還有這~麼多階段要慢慢升等，所以才說醫學真是條漫漫長路阿Q皿Q</text:span></text:span></text:p>
      <text:p text:style-name="P31"> </text:p>
      <text:p text:style-name="P31"> </text:p>
      <text:p text:style-name="P31"><text:soft-page-break/> </text:p>
      <text:p text:style-name="P30"><text:span text:style-name="強調粗體"><text:span text:style-name="T26">最後再次釐清幾個大家常常弄錯的地方</text:span></text:span></text:p>
      <text:p text:style-name="P31"> </text:p>
      <text:p text:style-name="P30"><text:span text:style-name="強調粗體"><text:span text:style-name="T25">1. 「都念到七年級了，你到底是念哪一科阿？」→</text:span></text:span><text:span text:style-name="強調粗體"><text:span text:style-name="T30">NG!!</text:span></text:span></text:p>
      <text:p text:style-name="P31">從開始念醫學系開始，必須要經過7+1(未來是6+2)，總共八年的時間，才會成為分科後的Resident，正式選科。</text:p>
      <text:p text:style-name="P31"> </text:p>
      <text:p text:style-name="P30"><text:span text:style-name="強調粗體"><text:span text:style-name="T25">2. 「我爺爺因為現在需要"住院"，所以需要給"住院"醫師照顧」</text:span></text:span><text:span text:style-name="預設段落字型"><text:span text:style-name="T25"> </text:span></text:span><text:span text:style-name="強調粗體"><text:span text:style-name="T25">→</text:span></text:span><text:span text:style-name="強調粗體"><text:span text:style-name="T30">NG!!</text:span></text:span></text:p>
      <text:p text:style-name="P31">由以上可知，「住院醫師」這個名字是因為在美國，這個階段的醫師大多數時間駐守在醫院中，是照顧病患的第一線。並非因為是住院的病人所以才給「住院醫師」照顧。</text:p>
      <text:p text:style-name="P31">當然也不是因為這個階段的醫師要住在醫院XD(雖然Resident的確是晚上值夜班睡值班室的主要人力~)</text:p>
      <text:p text:style-name="P31"> </text:p>
      <text:p text:style-name="P30"><text:span text:style-name="強調粗體"><text:span text:style-name="T25">3.  「我不滿意你主治醫師的照顧！給我叫你們的總醫師出來！」 →</text:span></text:span><text:span text:style-name="強調粗體"><text:span text:style-name="T30">NG!!</text:span></text:span></text:p>
      <text:p text:style-name="P31">你以為是在餐廳叫總廚嗎XD，從上面的文章可見，總醫師跟總廚或總領班的意義是不一樣的。</text:p>
      <text:p text:style-name="P31">PS. 醫療不是服務業，請用理性解決問題，此為不良示範</text:p>
      <text:p text:style-name="P31"> </text:p>
      <text:p text:style-name="P31"> </text:p>
      <text:p text:style-name="P31">以上</text:p>
      <text:p text:style-name="P31"><text:soft-page-break/>簡略的把各個醫師訓練階段做個簡單的介紹，希望能讓非醫療業的人們在很快的時間內更了解醫師的養成過程:D</text:p>
      <text:p text:style-name="P31"> </text:p>
      <text:p text:style-name="P31"> </text:p>
      <text:p text:style-name="P31"> </text:p>
      <text:p text:style-name="P8"><text:span text:style-name="預設段落字型"><text:span text:style-name="T27">文章標籤</text:span></text:span></text:p>
      <text:p text:style-name="P8"><text:a xlink:type="simple" xlink:href="http://tags.pixnet.net/blog/user/JiyuLin/醫師" office:target-frame-name="_blank" xlink:show="new" text:style-name="Internet_20_link" text:visited-style-name="Visited_20_Internet_20_Link"><text:span text:style-name="預設段落字型">醫師 </text:span></text:a><text:a xlink:type="simple" xlink:href="http://tags.pixnet.net/blog/user/JiyuLin/實習醫生" office:target-frame-name="_blank" xlink:show="new" text:style-name="Internet_20_link" text:visited-style-name="Visited_20_Internet_20_Link"><text:span text:style-name="預設段落字型">實習醫生 </text:span></text:a><text:a xlink:type="simple" xlink:href="http://tags.pixnet.net/blog/user/JiyuLin/住院醫師" office:target-frame-name="_blank" xlink:show="new" text:style-name="Internet_20_link" text:visited-style-name="Visited_20_Internet_20_Link"><text:span text:style-name="預設段落字型">住院醫師 </text:span></text:a><text:a xlink:type="simple" xlink:href="http://tags.pixnet.net/blog/user/JiyuLin/主治醫師" office:target-frame-name="_blank" xlink:show="new" text:style-name="Internet_20_link" text:visited-style-name="Visited_20_Internet_20_Link"><text:span text:style-name="預設段落字型">主治醫師 </text:span></text:a><text:a xlink:type="simple" xlink:href="http://tags.pixnet.net/blog/user/JiyuLin/住院醫生" office:target-frame-name="_blank" xlink:show="new" text:style-name="Internet_20_link" text:visited-style-name="Visited_20_Internet_20_Link"><text:span text:style-name="預設段落字型">住院醫生 </text:span></text:a><text:a xlink:type="simple" xlink:href="http://tags.pixnet.net/blog/user/JiyuLin/主治醫生" office:target-frame-name="_blank" xlink:show="new" text:style-name="Internet_20_link" text:visited-style-name="Visited_20_Internet_20_Link"><text:span text:style-name="預設段落字型">主治醫生 </text:span></text:a><text:a xlink:type="simple" xlink:href="http://tags.pixnet.net/blog/user/JiyuLin/醫學生" office:target-frame-name="_blank" xlink:show="new" text:style-name="Internet_20_link" text:visited-style-name="Visited_20_Internet_20_Link"><text:span text:style-name="預設段落字型">醫學生 </text:span></text:a><text:a xlink:type="simple" xlink:href="http://tags.pixnet.net/blog/user/JiyuLin/醫院" office:target-frame-name="_blank" xlink:show="new" text:style-name="Internet_20_link" text:visited-style-name="Visited_20_Internet_20_Link"><text:span text:style-name="預設段落字型">醫院 </text:span></text:a><text:a xlink:type="simple" xlink:href="http://tags.pixnet.net/blog/user/JiyuLin/訓練" office:target-frame-name="_blank" xlink:show="new" text:style-name="Internet_20_link" text:visited-style-name="Visited_20_Internet_20_Link"><text:span text:style-name="預設段落字型">訓練 </text:span></text:a><text:a xlink:type="simple" xlink:href="http://tags.pixnet.net/blog/user/JiyuLin/升等" office:target-frame-name="_blank" xlink:show="new" text:style-name="Internet_20_link" text:visited-style-name="Visited_20_Internet_20_Link"><text:span text:style-name="預設段落字型">升等 </text:span></text:a><text:a xlink:type="simple" xlink:href="http://tags.pixnet.net/blog/user/JiyuLin/階級" office:target-frame-name="_blank" xlink:show="new" text:style-name="Internet_20_link" text:visited-style-name="Visited_20_Internet_20_Link"><text:span text:style-name="預設段落字型">階級 </text:span></text:a><text:a xlink:type="simple" xlink:href="http://tags.pixnet.net/blog/user/JiyuLin/升遷" office:target-frame-name="_blank" xlink:show="new" text:style-name="Internet_20_link" text:visited-style-name="Visited_20_Internet_20_Link"><text:span text:style-name="預設段落字型">升遷 </text:span></text:a><text:a xlink:type="simple" xlink:href="http://tags.pixnet.net/blog/user/JiyuLin/養成" office:target-frame-name="_blank" xlink:show="new" text:style-name="Internet_20_link" text:visited-style-name="Visited_20_Internet_20_Link"><text:span text:style-name="預設段落字型">養成 </text:span></text:a></text:p>
      <text:p text:style-name="P7">創作者介紹</text:p>
      <text:p text:style-name="P9"><text:span text:style-name="預設段落字型"><text:span text:style-name="T28"><draw:frame draw:style-name="fr1" draw:name="圖片 26" text:anchor-type="as-char" svg:y="0cm" svg:width="2.117cm" style:rel-width="scale" svg:height="2.117cm" style:rel-height="scale" draw:z-index="2"><draw:image xlink:href="../三分鐘搞懂醫師升等轉職之路/三分鐘搞懂醫師升等轉職之路%20_files/80x0.png" xlink:type="simple" xlink:show="embed" xlink:actuate="onLoad" loext:mime-type="image/png"/><svg:desc>C:\Users\RD\Desktop\三分鐘搞懂醫師升等轉職之路\三分鐘搞懂醫師升等轉職之路 _files\80x0.png</svg:desc></draw:frame></text:span></text:span></text:p>
      <text:p text:style-name="P9"><text:a xlink:type="simple" xlink:href="http://jiyulin.pixnet.net/" office:target-frame-name="_top" xlink:show="replace" text:style-name="Internet_20_link" text:visited-style-name="Visited_20_Internet_20_Link"><text:span text:style-name="預設段落字型"><text:span text:style-name="T32">ㄐㄩㄍㄍ(JiYu)</text:span></text:span></text:a><text:span text:style-name="預設段落字型"><text:span text:style-name="T28"> </text:span></text:span></text:p>
      <text:p text:style-name="P9"><text:span text:style-name="預設段落字型"><text:span text:style-name="T28"><draw:frame draw:style-name="fr1" draw:name="圖片 27" text:anchor-type="as-char" svg:y="0cm" svg:width="1.588cm" style:rel-width="scale" svg:height="1.588cm" style:rel-height="scale" draw:z-index="3"><draw:image xlink:href="../三分鐘搞懂醫師升等轉職之路/三分鐘搞懂醫師升等轉職之路%20_files/icon-facebook--gray.png" xlink:type="simple" xlink:show="embed" xlink:actuate="onLoad" loext:mime-type="image/png"/><svg:desc>C:\Users\RD\Desktop\三分鐘搞懂醫師升等轉職之路\三分鐘搞懂醫師升等轉職之路 _files\icon-facebook--gray.png</svg:desc></draw:frame></text:span></text:span><text:span text:style-name="預設段落字型"><text:span text:style-name="T28"><draw:frame draw:style-name="fr1" draw:name="圖片 28" text:anchor-type="as-char" svg:y="0cm" svg:width="1.588cm" style:rel-width="scale" svg:height="1.588cm" style:rel-height="scale" draw:z-index="4"><draw:image xlink:href="../三分鐘搞懂醫師升等轉職之路/三分鐘搞懂醫師升等轉職之路%20_files/icon-mail--gray.png" xlink:type="simple" xlink:show="embed" xlink:actuate="onLoad" loext:mime-type="image/png"/><svg:desc>C:\Users\RD\Desktop\三分鐘搞懂醫師升等轉職之路\三分鐘搞懂醫師升等轉職之路 _files\icon-mail--gray.png</svg:desc></draw:frame></text:span></text:span><text:span text:style-name="預設段落字型"><text:span text:style-name="T28"><draw:frame draw:style-name="fr1" draw:name="圖片 29" text:anchor-type="as-char" svg:y="0cm" svg:width="1.588cm" style:rel-width="scale" svg:height="1.588cm" style:rel-height="scale" draw:z-index="5"><draw:image xlink:href="../三分鐘搞懂醫師升等轉職之路/三分鐘搞懂醫師升等轉職之路%20_files/icon-youtube--gray.png" xlink:type="simple" xlink:show="embed" xlink:actuate="onLoad" loext:mime-type="image/png"/><svg:desc>C:\Users\RD\Desktop\三分鐘搞懂醫師升等轉職之路\三分鐘搞懂醫師升等轉職之路 _files\icon-youtube--gray.png</svg:desc></draw:frame></text:span></text:span><text:span text:style-name="預設段落字型"><text:span text:style-name="T28"><draw:frame draw:style-name="fr1" draw:name="圖片 30" text:anchor-type="as-char" svg:y="0cm" svg:width="1.588cm" style:rel-width="scale" svg:height="1.588cm" style:rel-height="scale" draw:z-index="6"><draw:image xlink:href="../三分鐘搞懂醫師升等轉職之路/三分鐘搞懂醫師升等轉職之路%20_files/icon-instagram--gray.png" xlink:type="simple" xlink:show="embed" xlink:actuate="onLoad" loext:mime-type="image/png"/><svg:desc>C:\Users\RD\Desktop\三分鐘搞懂醫師升等轉職之路\三分鐘搞懂醫師升等轉職之路 _files\icon-instagram--gray.png</svg:desc></draw:frame></text:span></text:span></text:p>
      <text:p text:style-name="P32">《蘭方》Lan Square</text:p>
      <text:h text:style-name="P45" text:outline-level="5">您可能會有興趣的文章</text:h>
      <text:list xml:id="list186453292" text:style-name="L5">
        <text:list-item>
          <text:p text:style-name="P52"><text:a xlink:type="simple" xlink:href="http://jiyulin.pixnet.net/blog/post/418980391?pixfrom=related" office:target-frame-name="_blank" xlink:show="new" text:style-name="Internet_20_link" text:visited-style-name="Visited_20_Internet_20_Link"/></text:p>
        </text:list-item>
      </text:list>
      <text:p text:style-name="P33"><text:span text:style-name="預設段落字型"><text:span text:style-name="T35"><draw:frame draw:style-name="fr1" draw:name="圖片 31" text:anchor-type="as-char" svg:y="0cm" svg:width="2.646cm" style:rel-width="scale" svg:height="2.646cm" style:rel-height="scale" draw:z-index="7"><draw:image xlink:href="../三分鐘搞懂醫師升等轉職之路/三分鐘搞懂醫師升等轉職之路%20_files/100x100.jpg" xlink:type="simple" xlink:show="embed" xlink:actuate="onLoad" loext:mime-type="image/jpeg"/><svg:desc>C:\Users\RD\Desktop\三分鐘搞懂醫師升等轉職之路\三分鐘搞懂醫師升等轉職之路 _files\100x100.jpg</svg:desc></draw:frame></text:span></text:span></text:p>
      <text:p text:style-name="P33"><text:span text:style-name="article-text"><text:span text:style-name="T35">【交換日記】[日本] 東大精神神經科 W1日記</text:span></text:span></text:p>
      <text:list xml:id="list161813652262575" text:continue-numbering="true" text:style-name="L5">
        <text:list-item>
          <text:p text:style-name="P52"><text:a xlink:type="simple" xlink:href="http://jiyulin.pixnet.net/blog/post/425919278?pixfrom=related" office:target-frame-name="_blank" xlink:show="new" text:style-name="Internet_20_link" text:visited-style-name="Visited_20_Internet_20_Link"/></text:p>
        </text:list-item>
      </text:list>
      <text:p text:style-name="P33"><text:soft-page-break/><text:span text:style-name="預設段落字型"><text:span text:style-name="T35"><draw:frame draw:style-name="fr1" draw:name="圖片 32" text:anchor-type="as-char" svg:y="0cm" svg:width="2.646cm" style:rel-width="scale" svg:height="2.646cm" style:rel-height="scale" draw:z-index="8"><draw:image xlink:href="../三分鐘搞懂醫師升等轉職之路/三分鐘搞懂醫師升等轉職之路%20_files/100x100.png" xlink:type="simple" xlink:show="embed" xlink:actuate="onLoad" loext:mime-type="image/png"/><svg:desc>C:\Users\RD\Desktop\三分鐘搞懂醫師升等轉職之路\三分鐘搞懂醫師升等轉職之路 _files\100x100.png</svg:desc></draw:frame></text:span></text:span></text:p>
      <text:p text:style-name="P33"><text:span text:style-name="article-text"><text:span text:style-name="T35">【實習日記】[精神] 因騰開春第一班</text:span></text:span></text:p>
      <text:list xml:id="list161812205969447" text:continue-numbering="true" text:style-name="L5">
        <text:list-item>
          <text:p text:style-name="P52"><text:a xlink:type="simple" xlink:href="http://jiyulin.pixnet.net/blog/post/423838460?pixfrom=related" office:target-frame-name="_blank" xlink:show="new" text:style-name="Internet_20_link" text:visited-style-name="Visited_20_Internet_20_Link"/></text:p>
        </text:list-item>
      </text:list>
      <text:p text:style-name="P33"><text:span text:style-name="預設段落字型"><text:span text:style-name="T35"><draw:frame draw:style-name="fr1" draw:name="圖片 33" text:anchor-type="as-char" svg:y="0cm" svg:width="2.646cm" style:rel-width="scale" svg:height="2.646cm" style:rel-height="scale" draw:z-index="9"><draw:image xlink:href="../三分鐘搞懂醫師升等轉職之路/三分鐘搞懂醫師升等轉職之路%20_files/100x100(1).jpg" xlink:type="simple" xlink:show="embed" xlink:actuate="onLoad" loext:mime-type="image/jpeg"/><svg:desc>C:\Users\RD\Desktop\三分鐘搞懂醫師升等轉職之路\三分鐘搞懂醫師升等轉職之路 _files\100x100(1).jpg</svg:desc></draw:frame></text:span></text:span></text:p>
      <text:p text:style-name="P33"><text:span text:style-name="article-text"><text:span text:style-name="T35">【實習日記】[急診] 急診中的急診 G哥與Trauma team</text:span></text:span></text:p>
      <text:list xml:id="list161813585307302" text:continue-numbering="true" text:style-name="L5">
        <text:list-item>
          <text:p text:style-name="P57"/>
        </text:list-item>
        <text:list-item>
          <text:p text:style-name="P57"/>
        </text:list-item>
      </text:list>
      <text:p text:style-name="P36"><text:span text:style-name="預設段落字型"><text:span text:style-name="T1">ㄐㄩㄍㄍ(JiYu) 發表在 </text:span></text:span><text:a xlink:type="simple" xlink:href="http://www.pixnet.net/" office:target-frame-name="_top" xlink:show="replace" text:style-name="Internet_20_link" text:visited-style-name="Visited_20_Internet_20_Link"><text:span text:style-name="預設段落字型"><text:span text:style-name="T35">痞客邦 PIXNET</text:span></text:span></text:a><text:span text:style-name="預設段落字型"><text:span text:style-name="T1"> </text:span></text:span><text:a xlink:type="simple" xlink:href="http://jiyulin.pixnet.net/blog/post/424904900#comments" office:target-frame-name="_top" xlink:show="replace" text:style-name="Internet_20_link" text:visited-style-name="Visited_20_Internet_20_Link"><text:span text:style-name="預設段落字型"><text:span text:style-name="T35">留言</text:span></text:span></text:a><text:span text:style-name="預設段落字型"><text:span text:style-name="T1">(9) </text:span></text:span><text:span text:style-name="author-views"><text:span text:style-name="T1">人氣(75665)</text:span></text:span><text:span text:style-name="預設段落字型"><text:span text:style-name="T1"> </text:span></text:span></text:p>
      <text:p text:style-name="P6"><text:a xlink:type="simple" xlink:href="javascript:;" office:target-frame-name="_top" xlink:show="replace" text:style-name="Internet_20_link" text:visited-style-name="Visited_20_Internet_20_Link"><text:span text:style-name="預設段落字型"><text:span text:style-name="T35">E-mail轉寄</text:span></text:span></text:a><text:span text:style-name="預設段落字型"><text:span text:style-name="T24"> </text:span></text:span></text:p>
      <text:p text:style-name="P5"/>
      <text:list xml:id="list689177242" text:style-name="L6">
        <text:list-item>
          <text:p text:style-name="P58"><text:span text:style-name="預設段落字型"><text:span text:style-name="T36">全站分類：</text:span></text:span><text:a xlink:type="simple" xlink:href="http://www.pixnet.net/blog/articles/category/5" office:target-frame-name="_top" xlink:show="replace" text:style-name="Internet_20_link" text:visited-style-name="Visited_20_Internet_20_Link"><text:span text:style-name="超連結"><text:span text:style-name="T1">生活綜合</text:span></text:span></text:a></text:p>
        </text:list-item>
        <text:list-item>
          <text:p text:style-name="P58"><text:span text:style-name="預設段落字型"><text:span text:style-name="T36">個人分類：</text:span></text:span><text:a xlink:type="simple" xlink:href="http://jiyulin.pixnet.net/blog/category/5148878" office:target-frame-name="_top" xlink:show="replace" text:style-name="Internet_20_link" text:visited-style-name="Visited_20_Internet_20_Link"><text:span text:style-name="超連結"><text:span text:style-name="T1">【醫學豆知識】</text:span></text:span></text:a></text:p>
        </text:list-item>
        <text:list-item>
          <text:p text:style-name="P58"><text:span text:style-name="預設段落字型"><text:span text:style-name="T36">上一篇： </text:span></text:span><text:a xlink:type="simple" xlink:href="http://jiyulin.pixnet.net/blog/post/424822256" office:target-frame-name="_top" xlink:show="replace" text:style-name="Internet_20_link" text:visited-style-name="Visited_20_Internet_20_Link"><text:span text:style-name="超連結"><text:span text:style-name="T1">【實習日記】實習醫師臨床技能測驗</text:span></text:span></text:a></text:p>
        </text:list-item>
        <text:list-item>
          <text:p text:style-name="P58"><text:span text:style-name="預設段落字型"><text:span text:style-name="T36">下一篇： </text:span></text:span><text:a xlink:type="simple" xlink:href="http://jiyulin.pixnet.net/blog/post/425919278" office:target-frame-name="_top" xlink:show="replace" text:style-name="Internet_20_link" text:visited-style-name="Visited_20_Internet_20_Link"><text:span text:style-name="超連結"><text:span text:style-name="T1">【實習日記】[精神] 因騰開春第一班</text:span></text:span></text:a></text:p>
        </text:list-item>
      </text:list>
      <text:p text:style-name="P6"><text:a xlink:type="simple" xlink:href="http://jiyulin.pixnet.net/blog/post/424904900#top" office:target-frame-name="_top" xlink:show="replace" text:style-name="Internet_20_link" text:visited-style-name="Visited_20_Internet_20_Link"><text:span text:style-name="預設段落字型"><text:span text:style-name="T22">▲top</text:span></text:span></text:a></text:p>
      <text:h text:style-name="P44" text:outline-level="3"><text:bookmark text:name="comments"/><text:span text:style-name="預設段落字型"><text:span text:style-name="T8"><draw:frame draw:style-name="fr1" draw:name="comment-text-switch" text:anchor-type="as-char" svg:y="0cm" svg:width="0.291cm" style:rel-width="scale" svg:height="0.291cm" style:rel-height="scale" draw:z-index="10"><draw:image xlink:href="../三分鐘搞懂醫師升等轉職之路/三分鐘搞懂醫師升等轉職之路%20_files/minus.gif" xlink:type="simple" xlink:show="embed" xlink:actuate="onLoad" loext:mime-type="image/gif"/><svg:desc>C:\Users\RD\Desktop\三分鐘搞懂醫師升等轉職之路\三分鐘搞懂醫師升等轉職之路 _files\minus.gif</svg:desc></draw:frame></text:span></text:span><text:span text:style-name="預設段落字型"><text:span text:style-name="T8">留言列表 (9)</text:span></text:span></text:h>
      <text:p text:style-name="P10"><text:a xlink:type="simple" xlink:href="http://jiyulin.pixnet.net/blog/post/424904900-【豆知識】三分鐘搞懂醫師升等轉職之路#comment-form" office:target-frame-name="_top" xlink:show="replace" text:style-name="Internet_20_link" text:visited-style-name="Visited_20_Internet_20_Link"><text:span text:style-name="預設段落字型"><text:span text:style-name="T8">發表留言</text:span></text:span></text:a></text:p>
      <text:list xml:id="list4229597082" text:style-name="L7">
        <text:list-item>
          <text:p text:style-name="P62"><text:bookmark text:name="comment-119835482"/><text:span text:style-name="預設段落字型"><text:span text:style-name="T37">#1</text:span></text:span><text:span text:style-name="預設段落字型"><text:span text:style-name="T38"> </text:span></text:span><text:span text:style-name="預設段落字型"><text:span text:style-name="T38"><draw:frame draw:style-name="fr1" draw:name="圖片 45" text:anchor-type="as-char" svg:y="0cm" svg:width="0.423cm" style:rel-width="scale" svg:height="0.423cm" style:rel-height="scale" draw:z-index="11"><draw:image xlink:href="../三分鐘搞懂醫師升等轉職之路/三分鐘搞懂醫師升等轉職之路%20_files/openid-facebook-icon.gif" xlink:type="simple" xlink:show="embed" xlink:actuate="onLoad" loext:mime-type="image/gif"/><svg:desc>C:\Users\RD\Desktop\三分鐘搞懂醫師升等轉職之路\三分鐘搞懂醫師升等轉職之路 _files\openid-facebook-icon.gif</svg:desc></draw:frame></text:span></text:span><text:span text:style-name="user-name"><text:span text:style-name="T38">Steve Austin</text:span></text:span><text:span text:style-name="預設段落字型"><text:span text:style-name="T38"> </text:span></text:span><text:span text:style-name="post-time"><text:span text:style-name="T38">於 2016/04/03 23:48</text:span></text:span><text:span text:style-name="預設段落字型"><text:span text:style-name="T38"> </text:span></text:span></text:p>
        </text:list-item>
        <text:list-item>
          <text:p text:style-name="P71"><text:span text:style-name="預設段落字型"><text:span text:style-name="T1"><draw:frame draw:style-name="fr1" draw:name="圖片 46" text:anchor-type="as-char" svg:y="0cm" svg:width="2.381cm" style:rel-width="scale" svg:height="2.381cm" style:rel-height="scale" draw:z-index="12"><draw:image xlink:href="../三分鐘搞懂醫師升等轉職之路/三分鐘搞懂醫師升等轉職之路%20_files/picture" xlink:type="simple" xlink:show="embed" xlink:actuate="onLoad" loext:mime-type="image/jpeg"/><svg:desc>Steve Austin</svg:desc></draw:frame></text:span></text:span></text:p>
        </text:list-item>
        <text:list-item>
          <text:p text:style-name="P80"><text:soft-page-break/>坦白說我真的碰過病人acting out 主治龜在診間，要我這個小CR幫忙解決的 </text:p>
        </text:list-item>
        <text:list-item>
          <text:p text:style-name="P89">其實整個醫師生涯裡面能力最完整的就是CR了哈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6/04/06 21:04 回覆 </text:span></text:span></text:p>
      <text:list xml:id="list2377985556" text:style-name="L8">
        <text:list-item>
          <text:p text:style-name="P63"><text:bookmark text:name="comment-120534098"/><text:span text:style-name="預設段落字型"><text:span text:style-name="T37">#2</text:span></text:span><text:span text:style-name="預設段落字型"><text:span text:style-name="T38"> </text:span></text:span><text:span text:style-name="預設段落字型"><text:span text:style-name="T38"><draw:frame draw:style-name="fr1" draw:name="圖片 47" text:anchor-type="as-char" svg:y="0cm" svg:width="0.423cm" style:rel-width="scale" svg:height="0.423cm" style:rel-height="scale" draw:z-index="13"><draw:image xlink:href="../三分鐘搞懂醫師升等轉職之路/三分鐘搞懂醫師升等轉職之路%20_files/openid-pixnet-icon.gif" xlink:type="simple" xlink:show="embed" xlink:actuate="onLoad" loext:mime-type="image/gif"/><svg:desc>C:\Users\RD\Desktop\三分鐘搞懂醫師升等轉職之路\三分鐘搞懂醫師升等轉職之路 _files\openid-pixnet-icon.gif</svg:desc></draw:frame></text:span></text:span><text:span text:style-name="user-name"><text:span text:style-name="T38">阿德</text:span></text:span><text:span text:style-name="預設段落字型"><text:span text:style-name="T38"> </text:span></text:span><text:span text:style-name="post-time"><text:span text:style-name="T38">於 2016/07/07 01:39</text:span></text:span><text:span text:style-name="預設段落字型"><text:span text:style-name="T38"> </text:span></text:span></text:p>
        </text:list-item>
        <text:list-item>
          <text:p text:style-name="P72"><text:span text:style-name="預設段落字型"><text:span text:style-name="T1"><draw:frame draw:style-name="fr1" draw:name="圖片 48" text:anchor-type="as-char" svg:y="0cm" svg:width="2.381cm" style:rel-width="scale" svg:height="2.381cm" style:rel-height="scale" draw:z-index="14"><draw:image xlink:href="../三分鐘搞懂醫師升等轉職之路/三分鐘搞懂醫師升等轉職之路%20_files/avatar-neutral.png" xlink:type="simple" xlink:show="embed" xlink:actuate="onLoad" loext:mime-type="image/png"/><svg:desc>阿德</svg:desc></draw:frame></text:span></text:span></text:p>
        </text:list-item>
        <text:list-item>
          <text:p text:style-name="P81">你好，請問 牙科 研究生 G1 G2 G3……是哪個階段的醫師?<text:line-break/>謝謝 </text:p>
        </text:list-item>
        <text:list-item>
          <text:p text:style-name="P90">牙科的部分我真的就比較沒研究XD<text:line-break/>但牙科研究所的部分聽朋友說是屬於另一個與住院醫師不太一樣的系統<text:line-break/>或許可以問問真正的牙醫師們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6/10/07 10:09 回覆 </text:span></text:span></text:p>
      <text:list xml:id="list3287971666" text:style-name="L9">
        <text:list-item>
          <text:p text:style-name="P64"><text:bookmark text:name="comment-121101221"/><text:span text:style-name="預設段落字型"><text:span text:style-name="T37">#3</text:span></text:span><text:span text:style-name="預設段落字型"><text:span text:style-name="T38"> </text:span></text:span><text:span text:style-name="預設段落字型"><text:span text:style-name="T38"><draw:frame draw:style-name="fr1" draw:name="圖片 49" text:anchor-type="as-char" svg:y="0cm" svg:width="0.423cm" style:rel-width="scale" svg:height="0.423cm" style:rel-height="scale" draw:z-index="15"><draw:image xlink:href="../三分鐘搞懂醫師升等轉職之路/三分鐘搞懂醫師升等轉職之路%20_files/openid-pixnet-icon.gif" xlink:type="simple" xlink:show="embed" xlink:actuate="onLoad" loext:mime-type="image/gif"/><svg:desc>C:\Users\RD\Desktop\三分鐘搞懂醫師升等轉職之路\三分鐘搞懂醫師升等轉職之路 _files\openid-pixnet-icon.gif</svg:desc></draw:frame></text:span></text:span><text:span text:style-name="user-name"><text:span text:style-name="T38">請問</text:span></text:span><text:span text:style-name="預設段落字型"><text:span text:style-name="T38"> </text:span></text:span><text:span text:style-name="post-time"><text:span text:style-name="T38">於 2016/10/06 09:41</text:span></text:span><text:span text:style-name="預設段落字型"><text:span text:style-name="T38"> </text:span></text:span></text:p>
        </text:list-item>
        <text:list-item>
          <text:p text:style-name="P73"><text:span text:style-name="預設段落字型"><text:span text:style-name="T1"><draw:frame draw:style-name="fr1" draw:name="圖片 50" text:anchor-type="as-char" svg:y="0cm" svg:width="2.381cm" style:rel-width="scale" svg:height="2.381cm" style:rel-height="scale" draw:z-index="16"><draw:image xlink:href="../三分鐘搞懂醫師升等轉職之路/三分鐘搞懂醫師升等轉職之路%20_files/avatar-neutral.png" xlink:type="simple" xlink:show="embed" xlink:actuate="onLoad" loext:mime-type="image/png"/><svg:desc>請問</svg:desc></draw:frame></text:span></text:span></text:p>
        </text:list-item>
        <text:list-item>
          <text:p text:style-name="P82">您好，想請問：所以6+2年制的話就不會有實習醫師了？直接是見習生及考取第二次國考後，便2年PGY嗎？</text:p>
        </text:list-item>
        <text:list-item>
          <text:p text:style-name="P91">是的~到時候就是六年畢業<text:line-break/>畢業以後考取國考後再進行兩年PGY沒錯<text:line-break/>實習醫師(intern)這個名號要走入歷史了XD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6/10/07 10:06 回覆 </text:span></text:span></text:p>
      <text:list xml:id="list2296168239" text:style-name="L10">
        <text:list-item>
          <text:p text:style-name="P65"><text:bookmark text:name="comment-121138694"/><text:span text:style-name="預設段落字型"><text:span text:style-name="T37">#4</text:span></text:span><text:span text:style-name="預設段落字型"><text:span text:style-name="T38"> </text:span></text:span><text:span text:style-name="預設段落字型"><text:span text:style-name="T38"><draw:frame draw:style-name="fr1" draw:name="圖片 51" text:anchor-type="as-char" svg:y="0cm" svg:width="0.423cm" style:rel-width="scale" svg:height="0.423cm" style:rel-height="scale" draw:z-index="17"><draw:image xlink:href="../三分鐘搞懂醫師升等轉職之路/三分鐘搞懂醫師升等轉職之路%20_files/openid-pixnet-icon.gif" xlink:type="simple" xlink:show="embed" xlink:actuate="onLoad" loext:mime-type="image/gif"/><svg:desc>C:\Users\RD\Desktop\三分鐘搞懂醫師升等轉職之路\三分鐘搞懂醫師升等轉職之路 _files\openid-pixnet-icon.gif</svg:desc></draw:frame></text:span></text:span><text:span text:style-name="user-name"><text:span text:style-name="T38">請問</text:span></text:span><text:span text:style-name="預設段落字型"><text:span text:style-name="T38"> </text:span></text:span><text:span text:style-name="post-time"><text:span text:style-name="T38">於 2016/10/12 14:07</text:span></text:span><text:span text:style-name="預設段落字型"><text:span text:style-name="T38"> </text:span></text:span></text:p>
        </text:list-item>
        <text:list-item>
          <text:p text:style-name="P74"><text:soft-page-break/><text:span text:style-name="預設段落字型"><text:span text:style-name="T1"><draw:frame draw:style-name="fr1" draw:name="圖片 52" text:anchor-type="as-char" svg:y="0cm" svg:width="2.381cm" style:rel-width="scale" svg:height="2.381cm" style:rel-height="scale" draw:z-index="18"><draw:image xlink:href="../三分鐘搞懂醫師升等轉職之路/三分鐘搞懂醫師升等轉職之路%20_files/avatar-neutral.png" xlink:type="simple" xlink:show="embed" xlink:actuate="onLoad" loext:mime-type="image/png"/><svg:desc>請問</svg:desc></draw:frame></text:span></text:span></text:p>
        </text:list-item>
        <text:list-item>
          <text:p text:style-name="P83">謝謝版主回復。 </text:p>
        </text:list-item>
        <text:list-item>
          <text:p text:style-name="P92">Anytime~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7/02/15 10:35 回覆 </text:span></text:span></text:p>
      <text:list xml:id="list2424535674" text:style-name="L11">
        <text:list-item>
          <text:p text:style-name="P66"><text:bookmark text:name="comment-121539125"/><text:span text:style-name="預設段落字型"><text:span text:style-name="T37">#5</text:span></text:span><text:span text:style-name="預設段落字型"><text:span text:style-name="T38"> </text:span></text:span><text:span text:style-name="預設段落字型"><text:span text:style-name="T38"><draw:frame draw:style-name="fr1" draw:name="圖片 56" text:anchor-type="as-char" svg:y="0cm" svg:width="0.423cm" style:rel-width="scale" svg:height="0.423cm" style:rel-height="scale" draw:z-index="19"><draw:image xlink:href="../三分鐘搞懂醫師升等轉職之路/三分鐘搞懂醫師升等轉職之路%20_files/openid-pixnet-icon.gif" xlink:type="simple" xlink:show="embed" xlink:actuate="onLoad" loext:mime-type="image/gif"/><svg:desc>C:\Users\RD\Desktop\三分鐘搞懂醫師升等轉職之路\三分鐘搞懂醫師升等轉職之路 _files\openid-pixnet-icon.gif</svg:desc></draw:frame></text:span></text:span><text:span text:style-name="user-name"><text:span text:style-name="T38">meichan</text:span></text:span><text:span text:style-name="預設段落字型"><text:span text:style-name="T38"> </text:span></text:span><text:span text:style-name="post-time"><text:span text:style-name="T38">於 2016/12/21 15:18</text:span></text:span><text:span text:style-name="預設段落字型"><text:span text:style-name="T38"> </text:span></text:span></text:p>
        </text:list-item>
        <text:list-item>
          <text:p text:style-name="P75"><text:span text:style-name="預設段落字型"><text:span text:style-name="T1"><draw:frame draw:style-name="fr1" draw:name="圖片 57" text:anchor-type="as-char" svg:y="0cm" svg:width="2.381cm" style:rel-width="scale" svg:height="2.381cm" style:rel-height="scale" draw:z-index="20"><draw:image xlink:href="../三分鐘搞懂醫師升等轉職之路/三分鐘搞懂醫師升等轉職之路%20_files/grey.gif" xlink:type="simple" xlink:show="embed" xlink:actuate="onLoad" loext:mime-type="image/gif"/><svg:desc>meichan</svg:desc></draw:frame></text:span></text:span></text:p>
        </text:list-item>
        <text:list-item>
          <text:p text:style-name="P84">Hi 謝謝你寫這篇～搞懂了搞懂了 :D<text:line-break/>你的文章都好好看呀！文筆內容都很有趣，很喜歡。<text:line-break/>期待你繼續分享的醫學點點滴滴。<text:line-break/><text:line-break/>你的讀者 上 </text:p>
        </text:list-item>
        <text:list-item>
          <text:p text:style-name="P93">哈哈<text:line-break/>這半年在當實習醫師和替代役還有一些雜事所以忙到這裡停擺了一陣<text:line-break/>最近會開始持續更新<text:line-break/><text:line-break/>謝謝你喜歡喔<text:line-break/>:D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7/02/15 10:40 回覆 </text:span></text:span></text:p>
      <text:list xml:id="list2680051984" text:style-name="L12">
        <text:list-item>
          <text:p text:style-name="P67"><text:bookmark text:name="comment-121685255"/><text:span text:style-name="預設段落字型"><text:span text:style-name="T37">#6</text:span></text:span><text:span text:style-name="預設段落字型"><text:span text:style-name="T38"> </text:span></text:span><text:span text:style-name="預設段落字型"><text:span text:style-name="T38"><draw:frame draw:style-name="fr1" draw:name="圖片 58" text:anchor-type="as-char" svg:y="0cm" svg:width="0.423cm" style:rel-width="scale" svg:height="0.423cm" style:rel-height="scale" draw:z-index="21"><draw:image xlink:href="../三分鐘搞懂醫師升等轉職之路/三分鐘搞懂醫師升等轉職之路%20_files/grey.gif" xlink:type="simple" xlink:show="embed" xlink:actuate="onLoad" loext:mime-type="image/gif"/><svg:desc>C:\Users\RD\Desktop\三分鐘搞懂醫師升等轉職之路\三分鐘搞懂醫師升等轉職之路 _files\grey.gif</svg:desc></draw:frame></text:span></text:span><text:span text:style-name="user-name"><text:span text:style-name="T38">訪客</text:span></text:span><text:span text:style-name="預設段落字型"><text:span text:style-name="T38"> </text:span></text:span><text:span text:style-name="post-time"><text:span text:style-name="T38">於 2017/01/15 13:02</text:span></text:span><text:span text:style-name="預設段落字型"><text:span text:style-name="T38"> </text:span></text:span></text:p>
        </text:list-item>
        <text:list-item>
          <text:p text:style-name="P76"><text:span text:style-name="預設段落字型"><text:span text:style-name="T1"><draw:frame draw:style-name="fr1" draw:name="圖片 59" text:anchor-type="as-char" svg:y="0cm" svg:width="2.381cm" style:rel-width="scale" svg:height="2.381cm" style:rel-height="scale" draw:z-index="22"><draw:image xlink:href="../三分鐘搞懂醫師升等轉職之路/三分鐘搞懂醫師升等轉職之路%20_files/grey.gif" xlink:type="simple" xlink:show="embed" xlink:actuate="onLoad" loext:mime-type="image/gif"/><svg:desc>訪客</svg:desc></draw:frame></text:span></text:span></text:p>
        </text:list-item>
        <text:list-item>
          <text:p text:style-name="P85"><text:soft-page-break/>請問，是否取得專科執照以後就是主治了呢？還是中間還有其他關卡？ </text:p>
        </text:list-item>
        <text:list-item>
          <text:p text:style-name="P94">專科執照拿到以後代表有擔任主治醫師的資格<text:line-break/>再到各醫院去卡主治醫師缺額~<text:line-break/>所以比方你是在長庚醫院進行住院醫師訓練的<text:line-break/>拿到專科醫師後<text:line-break/>長庚醫院並不一定會有主治醫師的缺額可以讓你直升<text:line-break/>這個概念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7/05/03 09:31 回覆 </text:span></text:span></text:p>
      <text:list xml:id="list3945725688" text:style-name="L13">
        <text:list-item>
          <text:p text:style-name="P68"><text:bookmark text:name="comment-121958546"/><text:span text:style-name="預設段落字型"><text:span text:style-name="T37">#7</text:span></text:span><text:span text:style-name="預設段落字型"><text:span text:style-name="T38"> </text:span></text:span><text:span text:style-name="預設段落字型"><text:span text:style-name="T38"><draw:frame draw:style-name="fr1" draw:name="圖片 60" text:anchor-type="as-char" svg:y="0cm" svg:width="0.423cm" style:rel-width="scale" svg:height="0.423cm" style:rel-height="scale" draw:z-index="23"><draw:image xlink:href="../三分鐘搞懂醫師升等轉職之路/三分鐘搞懂醫師升等轉職之路%20_files/grey.gif" xlink:type="simple" xlink:show="embed" xlink:actuate="onLoad" loext:mime-type="image/gif"/><svg:desc>C:\Users\RD\Desktop\三分鐘搞懂醫師升等轉職之路\三分鐘搞懂醫師升等轉職之路 _files\grey.gif</svg:desc></draw:frame></text:span></text:span><text:span text:style-name="user-name"><text:span text:style-name="T38">M</text:span></text:span><text:span text:style-name="預設段落字型"><text:span text:style-name="T38"> </text:span></text:span><text:span text:style-name="post-time"><text:span text:style-name="T38">於 2017/03/09 17:32</text:span></text:span><text:span text:style-name="預設段落字型"><text:span text:style-name="T38"> </text:span></text:span></text:p>
        </text:list-item>
        <text:list-item>
          <text:p text:style-name="P77"><text:span text:style-name="預設段落字型"><text:span text:style-name="T1"><draw:frame draw:style-name="fr1" draw:name="圖片 61" text:anchor-type="as-char" svg:y="0cm" svg:width="2.381cm" style:rel-width="scale" svg:height="2.381cm" style:rel-height="scale" draw:z-index="24"><draw:image xlink:href="../三分鐘搞懂醫師升等轉職之路/三分鐘搞懂醫師升等轉職之路%20_files/grey.gif" xlink:type="simple" xlink:show="embed" xlink:actuate="onLoad" loext:mime-type="image/gif"/><svg:desc>M</svg:desc></draw:frame></text:span></text:span></text:p>
        </text:list-item>
        <text:list-item>
          <text:p text:style-name="P86">謝謝版主仔細介紹，最近在寫這方面的人物，受益良多！XD </text:p>
        </text:list-item>
        <text:list-item>
          <text:p text:style-name="P95">不客氣~<text:line-break/>我也剛剛考上PGY<text:line-break/>最近快退伍會開始繼續更新<text:line-break/>有空多來玩:)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7/05/03 09:28 回覆 </text:span></text:span></text:p>
      <text:list xml:id="list1031555341" text:style-name="L14">
        <text:list-item>
          <text:p text:style-name="P69"><text:bookmark text:name="comment-122121884"/><text:span text:style-name="預設段落字型"><text:span text:style-name="T37">#8</text:span></text:span><text:span text:style-name="預設段落字型"><text:span text:style-name="T38"> </text:span></text:span><text:span text:style-name="預設段落字型"><text:span text:style-name="T38"><draw:frame draw:style-name="fr1" draw:name="圖片 62" text:anchor-type="as-char" svg:y="0cm" svg:width="0.423cm" style:rel-width="scale" svg:height="0.423cm" style:rel-height="scale" draw:z-index="25"><draw:image xlink:href="../三分鐘搞懂醫師升等轉職之路/三分鐘搞懂醫師升等轉職之路%20_files/grey.gif" xlink:type="simple" xlink:show="embed" xlink:actuate="onLoad" loext:mime-type="image/gif"/><svg:desc>C:\Users\RD\Desktop\三分鐘搞懂醫師升等轉職之路\三分鐘搞懂醫師升等轉職之路 _files\grey.gif</svg:desc></draw:frame></text:span></text:span><text:span text:style-name="user-name"><text:span text:style-name="T38">訪客</text:span></text:span><text:span text:style-name="預設段落字型"><text:span text:style-name="T38"> </text:span></text:span><text:span text:style-name="post-time"><text:span text:style-name="T38">於 2017/04/05 11:23</text:span></text:span><text:span text:style-name="預設段落字型"><text:span text:style-name="T38"> </text:span></text:span></text:p>
        </text:list-item>
        <text:list-item>
          <text:p text:style-name="P78"><text:span text:style-name="預設段落字型"><text:span text:style-name="T1"><draw:frame draw:style-name="fr1" draw:name="圖片 63" text:anchor-type="as-char" svg:y="0cm" svg:width="2.381cm" style:rel-width="scale" svg:height="2.381cm" style:rel-height="scale" draw:z-index="26"><draw:image xlink:href="../三分鐘搞懂醫師升等轉職之路/三分鐘搞懂醫師升等轉職之路%20_files/grey.gif" xlink:type="simple" xlink:show="embed" xlink:actuate="onLoad" loext:mime-type="image/gif"/><svg:desc>訪客</svg:desc></draw:frame></text:span></text:span></text:p>
        </text:list-item>
        <text:list-item>
          <text:p text:style-name="P87">加油 </text:p>
        </text:list-item>
        <text:list-item>
          <text:p text:style-name="P96">謝啦!!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7/05/03 09:28 回覆 </text:span></text:span></text:p>
      <text:list xml:id="list620333606" text:style-name="L15">
        <text:list-item>
          <text:p text:style-name="P70"><text:bookmark text:name="comment-122499937"/><text:span text:style-name="預設段落字型"><text:span text:style-name="T37">#9</text:span></text:span><text:span text:style-name="預設段落字型"><text:span text:style-name="T38"> </text:span></text:span><text:span text:style-name="預設段落字型"><text:span text:style-name="T38"><draw:frame draw:style-name="fr1" draw:name="圖片 64" text:anchor-type="as-char" svg:y="0cm" svg:width="0.423cm" style:rel-width="scale" svg:height="0.423cm" style:rel-height="scale" draw:z-index="27"><draw:image xlink:href="../三分鐘搞懂醫師升等轉職之路/三分鐘搞懂醫師升等轉職之路%20_files/grey.gif" xlink:type="simple" xlink:show="embed" xlink:actuate="onLoad" loext:mime-type="image/gif"/><svg:desc>C:\Users\RD\Desktop\三分鐘搞懂醫師升等轉職之路\三分鐘搞懂醫師升等轉職之路 _files\grey.gif</svg:desc></draw:frame></text:span></text:span><text:span text:style-name="user-name"><text:span text:style-name="T38">訪客</text:span></text:span><text:span text:style-name="預設段落字型"><text:span text:style-name="T38"> </text:span></text:span><text:span text:style-name="post-time"><text:span text:style-name="T38">於 2017/06/16 18:55</text:span></text:span><text:span text:style-name="預設段落字型"><text:span text:style-name="T38"> </text:span></text:span></text:p>
        </text:list-item>
        <text:list-item>
          <text:p text:style-name="P79"><text:soft-page-break/><text:span text:style-name="預設段落字型"><text:span text:style-name="T1"><draw:frame draw:style-name="fr1" draw:name="圖片 65" text:anchor-type="as-char" svg:y="0cm" svg:width="2.381cm" style:rel-width="scale" svg:height="2.381cm" style:rel-height="scale" draw:z-index="28"><draw:image xlink:href="../三分鐘搞懂醫師升等轉職之路/三分鐘搞懂醫師升等轉職之路%20_files/grey.gif" xlink:type="simple" xlink:show="embed" xlink:actuate="onLoad" loext:mime-type="image/gif"/><svg:desc>訪客</svg:desc></draw:frame></text:span></text:span></text:p>
        </text:list-item>
        <text:list-item>
          <text:p text:style-name="P88">不好意思，因為最近在寫相關方面的小說，想請問版主，需要晚上巡房的只有住院醫生嗎?總醫師會需要嗎?還有時間通常是幾點到幾點呢~~~<text:line-break/><text:line-break/>sorry我的問題好多...<text:line-break/><text:line-break/>(謝謝版主整理這個淺顯易懂的好文呀呀呀~~~ </text:p>
        </text:list-item>
        <text:list-item>
          <text:p text:style-name="P97">其實每個層級的醫師只要手上有病人都一定有親自去巡視病人的時間<text:line-break/>總醫師的部分，如果是行政總醫師可能就沒有直接負責的病人<text:line-break/>所以是以分工來決定<text:line-break/>當然時間就是醫師自己看狀況斟酌決定囉~~<text:line-break/><text:line-break/>如果還有問題可以用Email聯絡喔 </text:p>
        </text:list-item>
      </text:list>
      <text:p text:style-name="P37"><text:a xlink:type="simple" xlink:href="http://jiyulin.pixnet.net/blog" office:target-frame-name="_blank" xlink:show="new" text:style-name="Internet_20_link" text:visited-style-name="Visited_20_Internet_20_Link"><text:span text:style-name="超連結"><text:span text:style-name="T2">ㄐㄩㄍㄍ(JiYu)</text:span></text:span></text:a><text:span text:style-name="預設段落字型"><text:span text:style-name="T42"> 於 2017/06/25 14:10 回覆 </text:span></text:span></text:p>
      <text:p text:style-name="z-表單的頂端"><text:bookmark text:name="comment-form"/>表單的頂端</text:p>
      <text:p text:style-name="P16"/>
      <text:p text:style-name="P11"><text:a xlink:type="simple" xlink:href="https://panel.pixnet.cc/login/openid?done=http%3A%2F%2Fjiyulin.pixnet.net%2Fblog%2Fpost%2F424904900%23comment-form&amp;openid=https%3A%2F%2Fmember.pixnet.cc%2Flogin&amp;easy_login=1&amp;from_service=Blog" office:target-frame-name="_top" xlink:show="replace" text:style-name="Internet_20_link" text:visited-style-name="Visited_20_Internet_20_Link"><text:span text:style-name="invisible2"><text:span text:style-name="T43">PIXNET</text:span></text:span></text:a><text:span text:style-name="預設段落字型"><text:span text:style-name="T39"> </text:span></text:span><text:a xlink:type="simple" xlink:href="https://panel.pixnet.cc/login/facebooklogin?done=http%3A%2F%2Fjiyulin.pixnet.net%2Fapi%2Fpopuplogin%3Fdone%3Dhttp%253A%252F%252Fjiyulin.pixnet.net%252Fblog%252Fpost%252F424904900%2523comment-form&amp;easy_login=1" office:target-frame-name="_top" xlink:show="replace" text:style-name="Internet_20_link" text:visited-style-name="Visited_20_Internet_20_Link"><text:span text:style-name="invisible2"><text:span text:style-name="T43">Facebook</text:span></text:span></text:a><text:span text:style-name="預設段落字型"><text:span text:style-name="T39"> </text:span></text:span><text:a xlink:type="simple" xlink:href="https://panel.pixnet.cc/login/openid?done=http%3A%2F%2Fjiyulin.pixnet.net%2Fapi%2Fpopuplogin%3Fdone%3Dhttp%253A%252F%252Fjiyulin.pixnet.net%252Fblog%252Fpost%252F424904900%2523comment-form&amp;openid=https%3A%2F%2Fme.yahoo.com%2F&amp;without_signup=1" office:target-frame-name="_top" xlink:show="replace" text:style-name="Internet_20_link" text:visited-style-name="Visited_20_Internet_20_Link"><text:span text:style-name="invisible2"><text:span text:style-name="T43">Yahoo!</text:span></text:span></text:a><text:span text:style-name="預設段落字型"><text:span text:style-name="T39"> </text:span></text:span><text:a xlink:type="simple" xlink:href="https://panel.pixnet.cc/login/googlepluslogin?done=http%3A%2F%2Fjiyulin.pixnet.net%2Fapi%2Fpopuplogin%3Fdone%3Dhttp%253A%252F%252Fjiyulin.pixnet.net%252Fblog%252Fpost%252F424904900%2523comment-form&amp;without_signup=1" office:target-frame-name="_top" xlink:show="replace" text:style-name="Internet_20_link" text:visited-style-name="Visited_20_Internet_20_Link"><text:span text:style-name="invisible2"><text:span text:style-name="T43">Google</text:span></text:span></text:a><text:span text:style-name="預設段落字型"><text:span text:style-name="T39"> </text:span></text:span><text:a xlink:type="simple" xlink:href="https://panel.pixnet.cc/login/livelogin?done=http%3A%2F%2Fjiyulin.pixnet.net%2Fapi%2Fpopuplogin%3Fdone%3Dhttp%253A%252F%252Fjiyulin.pixnet.net%252Fblog%252Fpost%252F424904900%2523comment-form&amp;without_signup=1" office:target-frame-name="_top" xlink:show="replace" text:style-name="Internet_20_link" text:visited-style-name="Visited_20_Internet_20_Link"><text:span text:style-name="invisible2"><text:span text:style-name="T43">MSN</text:span></text:span></text:a><text:span text:style-name="預設段落字型"><text:span text:style-name="T39"> </text:span></text:span></text:p>
      <text:p text:style-name="P38"><text:span text:style-name="預設段落字型"><text:span text:style-name="T39">您尚未登入，將以</text:span></text:span><text:span text:style-name="預設段落字型"><text:span text:style-name="T41">訪客</text:span></text:span><text:span text:style-name="預設段落字型"><text:span text:style-name="T39">身份留言。亦可</text:span></text:span><text:a xlink:type="simple" xlink:href="https://panel.pixnet.cc/login/openid?done=http%3A%2F%2Fjiyulin.pixnet.net%2Fblog%2Fpost%2F424904900%23comment-form&amp;openid=https%3A%2F%2Fmember.pixnet.cc%2Flogin&amp;easy_login=1&amp;from_service=Blog" office:target-frame-name="_top" xlink:show="replace" text:style-name="Internet_20_link" text:visited-style-name="Visited_20_Internet_20_Link"><text:span text:style-name="預設段落字型"><text:span text:style-name="T33">登入</text:span></text:span></text:a><text:span text:style-name="預設段落字型"><text:span text:style-name="T39">留言</text:span></text:span></text:p>
      <text:p text:style-name="P12"/>
      <text:p text:style-name="P10"/>
      <text:p text:style-name="P20"><text:span text:style-name="預設段落字型"><text:span text:style-name="T39"><draw:frame draw:style-name="fr1" draw:name="圖片 70" text:anchor-type="as-char" svg:y="0cm" svg:width="0.318cm" style:rel-width="scale" svg:height="0.318cm" style:rel-height="scale" draw:z-index="29"><draw:image xlink:href="../三分鐘搞懂醫師升等轉職之路/三分鐘搞懂醫師升等轉職之路%20_files/icon-lock--gray.png" xlink:type="simple" xlink:show="embed" xlink:actuate="onLoad" loext:mime-type="image/png"/><svg:desc>C:\Users\RD\Desktop\三分鐘搞懂醫師升等轉職之路\三分鐘搞懂醫師升等轉職之路 _files\icon-lock--gray.png</svg:desc></draw:frame></text:span></text:span><text:span text:style-name="預設段落字型"><text:span text:style-name="T39">悄悄話</text:span></text:span></text:p>
      <text:p text:style-name="P13"><text:a xlink:type="simple" xlink:href="https://panel.pixnet.cc/login/openid?done=http%3A%2F%2Fjiyulin.pixnet.net%2Fblog%2Fpost%2F424904900%23comment-form&amp;openid=https%3A%2F%2Fmember.pixnet.cc%2Flogin&amp;easy_login=1&amp;from_service=Blog" office:target-frame-name="_top" xlink:show="replace" text:style-name="Internet_20_link" text:visited-style-name="Visited_20_Internet_20_Link"><text:span text:style-name="預設段落字型"><text:span text:style-name="T33">登入</text:span></text:span></text:a><text:span text:style-name="預設段落字型"><text:span text:style-name="T46">可留悄悄話</text:span></text:span></text:p>
      <text:p text:style-name="P21"><text:span text:style-name="預設段落字型"><text:span text:style-name="T34"><draw:frame draw:style-name="fr1" draw:name="authcode-url" text:anchor-type="as-char" svg:y="0cm" svg:width="5.292cm" style:rel-width="scale" svg:height="1.323cm" style:rel-height="scale" draw:z-index="0"><draw:image xlink:href="../三分鐘搞懂醫師升等轉職之路/三分鐘搞懂醫師升等轉職之路%20_files/200x50.jpeg" xlink:type="simple" xlink:show="embed" xlink:actuate="onLoad" loext:mime-type="image/jpeg"/><svg:desc>C:\Users\RD\Desktop\三分鐘搞懂醫師升等轉職之路\三分鐘搞懂醫師升等轉職之路 _files\200x50.jpeg</svg:desc></draw:frame></text:span></text:span></text:p>
      <text:p text:style-name="P21"><text:span text:style-name="預設段落字型"><text:span text:style-name="T40">請輸入左方認證碼：</text:span></text:span><text:a xlink:type="simple" xlink:href="http://jiyulin.pixnet.net/blog/post/424904900" office:target-frame-name="_top" xlink:show="replace" text:style-name="Internet_20_link" text:visited-style-name="Visited_20_Internet_20_Link"><text:span text:style-name="預設段落字型"><text:span text:style-name="T33">看不懂,換張圖</text:span></text:span></text:a></text:p>
      <text:p text:style-name="P14"><text:span text:style-name="預設段落字型"><text:span text:style-name="T39"><draw:frame draw:style-name="fr1" draw:name="圖片 73" text:anchor-type="as-char" svg:y="0cm" svg:width="0.291cm" style:rel-width="scale" svg:height="0.291cm" style:rel-height="scale" draw:z-index="30"><draw:image xlink:href="../三分鐘搞懂醫師升等轉職之路/三分鐘搞懂醫師升等轉職之路%20_files/comment-unfold.jpg" xlink:type="simple" xlink:show="embed" xlink:actuate="onLoad" loext:mime-type="image/jpeg"/><svg:desc>C:\Users\RD\Desktop\三分鐘搞懂醫師升等轉職之路\三分鐘搞懂醫師升等轉職之路 _files\comment-unfold.jpg</svg:desc></draw:frame></text:span></text:span><text:span text:style-name="預設段落字型"><text:span text:style-name="T39">其他選項</text:span></text:span></text:p>
      <text:p text:style-name="P22">送出留言 </text:p>
      <text:p text:style-name="P10"/>
      <text:p text:style-name="z-表單的底部">表單的底部</text:p>
      <text:p text:style-name="P18"><text:soft-page-break/><text:span text:style-name="預設段落字型"><text:span text:style-name="T44"><draw:frame draw:style-name="fr1" draw:name="圖片 77" text:anchor-type="as-char" svg:y="0cm" svg:width="4.763cm" style:rel-width="scale" svg:height="7.408cm" style:rel-height="scale" draw:z-index="31"><draw:image xlink:href="../三分鐘搞懂醫師升等轉職之路/三分鐘搞懂醫師升等轉職之路%20_files/2fff28720be1f6e73a2af82c86b2f1de-83d31f814ec3a7a0.jpg" xlink:type="simple" xlink:show="embed" xlink:actuate="onLoad" loext:mime-type="image/jpeg"/><svg:desc>C:\Users\RD\Desktop\三分鐘搞懂醫師升等轉職之路\三分鐘搞懂醫師升等轉職之路 _files\2fff28720be1f6e73a2af82c86b2f1de-83d31f814ec3a7a0.jpg</svg:desc></draw:frame></text:span></text:span><text:a xlink:type="simple" xlink:href="http://jiyulin.pixnet.net/blog/post/424904900" office:target-frame-name="_top" xlink:show="replace" text:style-name="Internet_20_link" text:visited-style-name="Visited_20_Internet_20_Link"><text:span text:style-name="mib--ad-box_5f__5f_icon1"><text:span text:style-name="T9">痞客邦廣告聯播網</text:span></text:span></text:a></text:p>
      <text:h text:style-name="P40" text:outline-level="4">校長室 </text:h>
      <text:p text:style-name="P16"><text:span text:style-name="預設段落字型"><text:span text:style-name="T44"><draw:frame draw:style-name="fr1" draw:name="圖片 78" text:anchor-type="as-char" svg:y="0cm" svg:width="2.381cm" style:rel-width="scale" svg:height="2.381cm" style:rel-height="scale" draw:z-index="32"><draw:image xlink:href="../三分鐘搞懂醫師升等轉職之路/三分鐘搞懂醫師升等轉職之路%20_files/90x90.png" xlink:type="simple" xlink:show="embed" xlink:actuate="onLoad" loext:mime-type="image/png"/><svg:desc>C:\Users\RD\Desktop\三分鐘搞懂醫師升等轉職之路\三分鐘搞懂醫師升等轉職之路 _files\90x90.png</svg:desc></draw:frame></text:span></text:span></text:p>
      <text:p text:style-name="P23">暱稱：</text:p>
      <text:p text:style-name="P34">ㄐㄩㄍㄍ(JiYu)</text:p>
      <text:p text:style-name="P23">分類：</text:p>
      <text:p text:style-name="P35"><text:a xlink:type="simple" xlink:href="http://www.pixnet.net/blog/bloggers/category/28" office:target-frame-name="_top" xlink:show="replace" text:style-name="Internet_20_link" text:visited-style-name="Visited_20_Internet_20_Link"><text:span text:style-name="預設段落字型"><text:span text:style-name="T44">生活綜合</text:span></text:span></text:a></text:p>
      <text:p text:style-name="P23">好友：</text:p>
      <text:p text:style-name="P35"><text:span text:style-name="預設段落字型"><text:span text:style-name="T44">共8位 </text:span></text:span><text:a xlink:type="simple" xlink:href="http://jiyulin.pixnet.net/blog/post/424904900" office:target-frame-name="_top" xlink:show="replace" text:style-name="Internet_20_link" text:visited-style-name="Visited_20_Internet_20_Link"><text:span text:style-name="預設段落字型">(看全部)</text:span></text:a></text:p>
      <text:p text:style-name="P23">地區：</text:p>
      <text:p text:style-name="P34">宜蘭縣</text:p>
      <text:p text:style-name="P23">電子郵件：</text:p>
      <text:p text:style-name="P34">caprifish@gmail.com</text:p>
      <text:p text:style-name="P23">自我介紹：</text:p>
      <text:p text:style-name="P34">ㄐㄩㄍㄍ，又名C魚，不務正業PGY住院醫師。 生活常揮霍在追求多巴胺和血清素的各種分泌。 蒐集L夾，偶像是毛利蘭、蔣渭水以及哆啦A夢，喔對，還有林美秀。</text:p>
      <text:h text:style-name="P41" text:outline-level="4"><text:span text:style-name="預設段落字型"><text:span text:style-name="T47">新生專區 </text:span></text:span></text:h>
      <text:list xml:id="list2959231245" text:style-name="L16">
        <text:list-item>
          <text:p text:style-name="P53"><text:a xlink:type="simple" xlink:href="http://jiyulin.pixnet.net/blog/post/460102814" office:target-frame-name="_top" xlink:show="replace" text:style-name="Internet_20_link" text:visited-style-name="Visited_20_Internet_20_Link"><text:span text:style-name="超連結"><text:span text:style-name="T1">【影劇心得】[台劇] 公視《麻醉風暴2》Wake Up 2 Ep.1</text:span></text:span></text:a></text:p>
        </text:list-item>
        <text:list-item>
          <text:p text:style-name="P53"><text:a xlink:type="simple" xlink:href="http://jiyulin.pixnet.net/blog/post/460115654" office:target-frame-name="_top" xlink:show="replace" text:style-name="Internet_20_link" text:visited-style-name="Visited_20_Internet_20_Link"><text:span text:style-name="超連結"><text:span text:style-name="T1">【影劇心得】[泰影] 《模犯生》badgenius</text:span></text:span></text:a></text:p>
        </text:list-item>
        <text:list-item>
          <text:p text:style-name="P53"><text:a xlink:type="simple" xlink:href="http://jiyulin.pixnet.net/blog/post/460102914" office:target-frame-name="_top" xlink:show="replace" text:style-name="Internet_20_link" text:visited-style-name="Visited_20_Internet_20_Link"><text:span text:style-name="超連結"><text:span text:style-name="T1">【白袍日記】PGY住院醫師ㄐㄩ在急診</text:span></text:span></text:a></text:p>
        </text:list-item>
        <text:list-item>
          <text:p text:style-name="P53"><text:soft-page-break/><text:a xlink:type="simple" xlink:href="http://jiyulin.pixnet.net/blog/post/460115849" office:target-frame-name="_top" xlink:show="replace" text:style-name="Internet_20_link" text:visited-style-name="Visited_20_Internet_20_Link"><text:span text:style-name="超連結"><text:span text:style-name="T1">【救生員日記】救生實習後對游泳的新定義~</text:span></text:span></text:a></text:p>
        </text:list-item>
        <text:list-item>
          <text:p text:style-name="P53"><text:a xlink:type="simple" xlink:href="http://jiyulin.pixnet.net/blog/post/458748461" office:target-frame-name="_top" xlink:show="replace" text:style-name="Internet_20_link" text:visited-style-name="Visited_20_Internet_20_Link"><text:span text:style-name="超連結"><text:span text:style-name="T1">【吐真劑】醫師國考後一年的現在</text:span></text:span></text:a></text:p>
        </text:list-item>
        <text:list-item>
          <text:p text:style-name="P53"><text:a xlink:type="simple" xlink:href="http://jiyulin.pixnet.net/blog/post/458746439" office:target-frame-name="_top" xlink:show="replace" text:style-name="Internet_20_link" text:visited-style-name="Visited_20_Internet_20_Link"><text:span text:style-name="超連結"><text:span text:style-name="T1">【役男日記】地方社會役隨手散記</text:span></text:span></text:a></text:p>
        </text:list-item>
        <text:list-item>
          <text:p text:style-name="P53"><text:a xlink:type="simple" xlink:href="http://jiyulin.pixnet.net/blog/post/447706202" office:target-frame-name="_top" xlink:show="replace" text:style-name="Internet_20_link" text:visited-style-name="Visited_20_Internet_20_Link"><text:span text:style-name="超連結"><text:span text:style-name="T1">【個人意見】宜蘭慈濟又蓋靜思堂　台灣怎麼了？</text:span></text:span></text:a></text:p>
        </text:list-item>
        <text:list-item>
          <text:p text:style-name="P53"><text:a xlink:type="simple" xlink:href="http://jiyulin.pixnet.net/blog/post/447650306" office:target-frame-name="_top" xlink:show="replace" text:style-name="Internet_20_link" text:visited-style-name="Visited_20_Internet_20_Link"><text:span text:style-name="超連結"><text:span text:style-name="T1">【實習日記】[整外] 韓國阿罵</text:span></text:span></text:a></text:p>
        </text:list-item>
        <text:list-item>
          <text:p text:style-name="P53"><text:a xlink:type="simple" xlink:href="http://jiyulin.pixnet.net/blog/post/446133074" office:target-frame-name="_top" xlink:show="replace" text:style-name="Internet_20_link" text:visited-style-name="Visited_20_Internet_20_Link"><text:span text:style-name="超連結"><text:span text:style-name="T1">【實習日記】[外科] 王母娘娘大恩</text:span></text:span></text:a></text:p>
        </text:list-item>
        <text:list-item>
          <text:p text:style-name="P53"><text:a xlink:type="simple" xlink:href="http://jiyulin.pixnet.net/blog/post/446127968" office:target-frame-name="_top" xlink:show="replace" text:style-name="Internet_20_link" text:visited-style-name="Visited_20_Internet_20_Link"><text:span text:style-name="超連結"><text:span text:style-name="T1">【實習日記】[婦產] 接生筆記</text:span></text:span></text:a></text:p>
        </text:list-item>
        <text:list-item>
          <text:p text:style-name="P53"><text:a xlink:type="simple" xlink:href="http://jiyulin.pixnet.net/blog/post/446217155" office:target-frame-name="_top" xlink:show="replace" text:style-name="Internet_20_link" text:visited-style-name="Visited_20_Internet_20_Link"><text:span text:style-name="超連結"><text:span text:style-name="T1">【牙齒日記】錯得太離譜了ｗ~</text:span></text:span></text:a></text:p>
        </text:list-item>
        <text:list-item>
          <text:p text:style-name="P53"><text:a xlink:type="simple" xlink:href="http://jiyulin.pixnet.net/blog/post/438966334" office:target-frame-name="_top" xlink:show="replace" text:style-name="Internet_20_link" text:visited-style-name="Visited_20_Internet_20_Link"><text:span text:style-name="超連結"><text:span text:style-name="T1">【甲好相報】[雲林] 斗六外放 魁花飽典~</text:span></text:span></text:a></text:p>
        </text:list-item>
        <text:list-item>
          <text:p text:style-name="P53"><text:a xlink:type="simple" xlink:href="http://jiyulin.pixnet.net/blog/post/439084555" office:target-frame-name="_top" xlink:show="replace" text:style-name="Internet_20_link" text:visited-style-name="Visited_20_Internet_20_Link"><text:span text:style-name="超連結"><text:span text:style-name="T1">【實習日記】[內科] 花信年華玻璃心</text:span></text:span></text:a></text:p>
        </text:list-item>
        <text:list-item>
          <text:p text:style-name="P53"><text:a xlink:type="simple" xlink:href="http://jiyulin.pixnet.net/blog/post/438673699" office:target-frame-name="_top" xlink:show="replace" text:style-name="Internet_20_link" text:visited-style-name="Visited_20_Internet_20_Link"><text:span text:style-name="超連結"><text:span text:style-name="T1">【電影心得】[愛情]《234說愛你》Another Women</text:span></text:span></text:a></text:p>
        </text:list-item>
        <text:list-item>
          <text:p text:style-name="P53"><text:a xlink:type="simple" xlink:href="http://jiyulin.pixnet.net/blog/post/438042202" office:target-frame-name="_top" xlink:show="replace" text:style-name="Internet_20_link" text:visited-style-name="Visited_20_Internet_20_Link"><text:span text:style-name="超連結"><text:span text:style-name="T1">【電影心得】[紀錄]《灣生回家》Wansei Back Home, 湾生の帰郷</text:span></text:span></text:a></text:p>
        </text:list-item>
        <text:list-item>
          <text:p text:style-name="P53"><text:a xlink:type="simple" xlink:href="http://jiyulin.pixnet.net/blog/post/438041929" office:target-frame-name="_top" xlink:show="replace" text:style-name="Internet_20_link" text:visited-style-name="Visited_20_Internet_20_Link"><text:span text:style-name="超連結"><text:span text:style-name="T1">【國內旅行】[台東都蘭] 來吹涼風 -- 一日貓奴</text:span></text:span></text:a></text:p>
        </text:list-item>
      </text:list>
      <text:h text:style-name="P40" text:outline-level="4">分類帽 </text:h>
      <text:p text:style-name="P19"><text:span text:style-name="預設段落字型"><text:span text:style-name="T44"><draw:frame draw:style-name="fr1" draw:name="圖片 80" text:anchor-type="as-char" svg:y="0cm" svg:width="0.397cm" style:rel-width="scale" svg:height="0.397cm" style:rel-height="scale" draw:z-index="33"><draw:image xlink:href="../三分鐘搞懂醫師升等轉職之路/三分鐘搞懂醫師升等轉職之路%20_files/expand.gif" xlink:type="simple" xlink:show="embed" xlink:actuate="onLoad" loext:mime-type="image/gif"/><svg:desc>unfold all categories</svg:desc></draw:frame></text:span></text:span><text:span text:style-name="預設段落字型"><text:span text:style-name="T44"><draw:frame draw:style-name="fr1" draw:name="圖片 81" text:anchor-type="as-char" svg:y="0cm" svg:width="0.397cm" style:rel-width="scale" svg:height="0.397cm" style:rel-height="scale" draw:z-index="34"><draw:image xlink:href="../三分鐘搞懂醫師升等轉職之路/三分鐘搞懂醫師升等轉職之路%20_files/collapse.gif" xlink:type="simple" xlink:show="embed" xlink:actuate="onLoad" loext:mime-type="image/gif"/><svg:desc>fold all categories</svg:desc></draw:frame></text:span></text:span></text:p>
      <text:list xml:id="list2638438583" text:style-name="L17">
        <text:list-item>
          <text:p text:style-name="P54"><text:a xlink:type="simple" xlink:href="http://jiyulin.pixnet.net/blog/category/5502319" office:target-frame-name="_top" xlink:show="replace" text:style-name="Internet_20_link" text:visited-style-name="Visited_20_Internet_20_Link"><text:span text:style-name="超連結"><text:span text:style-name="T1">=== ㄐㄩㄍㄍ 生活筆記 === (0)</text:span></text:span></text:a></text:p>
        </text:list-item>
        <text:list-item>
          <text:p text:style-name="P54"><text:a xlink:type="simple" xlink:href="http://jiyulin.pixnet.net/blog/category/3991136" office:target-frame-name="_top" xlink:show="replace" text:style-name="Internet_20_link" text:visited-style-name="Visited_20_Internet_20_Link"><text:span text:style-name="超連結"><text:span text:style-name="T1">【拔智齒與矯正】 (6)</text:span></text:span></text:a></text:p>
        </text:list-item>
        <text:list-item>
          <text:p text:style-name="P54"><text:a xlink:type="simple" xlink:href="http://jiyulin.pixnet.net/blog/category/2892305" office:target-frame-name="_top" xlink:show="replace" text:style-name="Internet_20_link" text:visited-style-name="Visited_20_Internet_20_Link"><text:span text:style-name="超連結"><text:span text:style-name="T1">【實習日記】五六年級小路障 (17)</text:span></text:span></text:a></text:p>
        </text:list-item>
        <text:list-item>
          <text:p text:style-name="P54"><text:a xlink:type="simple" xlink:href="http://jiyulin.pixnet.net/blog/category/5157155" office:target-frame-name="_top" xlink:show="replace" text:style-name="Internet_20_link" text:visited-style-name="Visited_20_Internet_20_Link"><text:span text:style-name="超連結"><text:span text:style-name="T1">【實習日記】大七實習鹹酸甜 (10)</text:span></text:span></text:a></text:p>
        </text:list-item>
        <text:list-item>
          <text:p text:style-name="P54"><text:a xlink:type="simple" xlink:href="http://jiyulin.pixnet.net/blog/category/5502324" office:target-frame-name="_top" xlink:show="replace" text:style-name="Internet_20_link" text:visited-style-name="Visited_20_Internet_20_Link"><text:span text:style-name="超連結"><text:span text:style-name="T1">【白袍日記】PGYㄐㄩㄍㄍ (1)</text:span></text:span></text:a></text:p>
        </text:list-item>
        <text:list-item>
          <text:p text:style-name="P54"><text:a xlink:type="simple" xlink:href="http://jiyulin.pixnet.net/blog/category/5168981" office:target-frame-name="_top" xlink:show="replace" text:style-name="Internet_20_link" text:visited-style-name="Visited_20_Internet_20_Link"><text:span text:style-name="超連結"><text:span text:style-name="T1">【極短篇】醫院小故事 (2)</text:span></text:span></text:a></text:p>
        </text:list-item>
        <text:list-item>
          <text:p text:style-name="P54"><text:a xlink:type="simple" xlink:href="http://jiyulin.pixnet.net/blog/category/5485145" office:target-frame-name="_top" xlink:show="replace" text:style-name="Internet_20_link" text:visited-style-name="Visited_20_Internet_20_Link"><text:span text:style-name="超連結"><text:span text:style-name="T1">【替代役日記】 (1)</text:span></text:span></text:a></text:p>
        </text:list-item>
        <text:list-item>
          <text:p text:style-name="P54"><text:a xlink:type="simple" xlink:href="http://jiyulin.pixnet.net/blog/category/3072983" office:target-frame-name="_top" xlink:show="replace" text:style-name="Internet_20_link" text:visited-style-name="Visited_20_Internet_20_Link"><text:span text:style-name="超連結"><text:span text:style-name="T1">【笑話隨手】 (1)</text:span></text:span></text:a></text:p>
        </text:list-item>
        <text:list-item>
          <text:p text:style-name="P54"><text:a xlink:type="simple" xlink:href="http://jiyulin.pixnet.net/blog/category/5502320" office:target-frame-name="_top" xlink:show="replace" text:style-name="Internet_20_link" text:visited-style-name="Visited_20_Internet_20_Link"><text:span text:style-name="超連結"><text:span text:style-name="T1">=== ㄐㄩㄍㄍ不務正業 趴趴造 === (0)</text:span></text:span></text:a></text:p>
        </text:list-item>
        <text:list-item>
          <text:p text:style-name="P54"><text:soft-page-break/><text:a xlink:type="simple" xlink:href="http://jiyulin.pixnet.net/blog/category/4953917" office:target-frame-name="_top" xlink:show="replace" text:style-name="Internet_20_link" text:visited-style-name="Visited_20_Internet_20_Link"><text:span text:style-name="超連結"><text:span text:style-name="T1">【交換日記】2014 瑞典斯德哥爾摩, 小兒科, 卡羅琳學院 (4)</text:span></text:span></text:a></text:p>
        </text:list-item>
        <text:list-item>
          <text:p text:style-name="P54"><text:a xlink:type="simple" xlink:href="http://jiyulin.pixnet.net/blog/category/5119330" office:target-frame-name="_top" xlink:show="replace" text:style-name="Internet_20_link" text:visited-style-name="Visited_20_Internet_20_Link"><text:span text:style-name="超連結"><text:span text:style-name="T1">【交換日記】2015 日本, 神經精神科, 東京大學 (5)</text:span></text:span></text:a></text:p>
        </text:list-item>
        <text:list-item>
          <text:p text:style-name="P54"><text:a xlink:type="simple" xlink:href="http://jiyulin.pixnet.net/blog/category/3099857" office:target-frame-name="_top" xlink:show="replace" text:style-name="Internet_20_link" text:visited-style-name="Visited_20_Internet_20_Link"><text:span text:style-name="超連結"><text:span text:style-name="T1">【日本志工】北海道, 黑松內ぶなの森自然学校 (1)</text:span></text:span></text:a></text:p>
        </text:list-item>
        <text:list-item>
          <text:p text:style-name="P54"><text:a xlink:type="simple" xlink:href="http://jiyulin.pixnet.net/blog/category/5502325" office:target-frame-name="_top" xlink:show="replace" text:style-name="Internet_20_link" text:visited-style-name="Visited_20_Internet_20_Link"><text:span text:style-name="超連結"><text:span text:style-name="T1">【國內旅行】 (1)</text:span></text:span></text:a></text:p>
        </text:list-item>
        <text:list-item>
          <text:p text:style-name="P54"><text:a xlink:type="simple" xlink:href="http://jiyulin.pixnet.net/blog/category/5178200" office:target-frame-name="_top" xlink:show="replace" text:style-name="Internet_20_link" text:visited-style-name="Visited_20_Internet_20_Link"><text:span text:style-name="超連結"><text:span text:style-name="T1">【日本旅遊】 (5)</text:span></text:span></text:a></text:p>
        </text:list-item>
        <text:list-item>
          <text:p text:style-name="P54"><text:a xlink:type="simple" xlink:href="http://jiyulin.pixnet.net/blog/category/3661766" office:target-frame-name="_top" xlink:show="replace" text:style-name="Internet_20_link" text:visited-style-name="Visited_20_Internet_20_Link"><text:span text:style-name="超連結"><text:span text:style-name="T1">【生活小記】 (2)</text:span></text:span></text:a></text:p>
        </text:list-item>
        <text:list-item>
          <text:p text:style-name="P54"><text:a xlink:type="simple" xlink:href="http://jiyulin.pixnet.net/blog/category/5144357" office:target-frame-name="_top" xlink:show="replace" text:style-name="Internet_20_link" text:visited-style-name="Visited_20_Internet_20_Link"><text:span text:style-name="超連結"><text:span text:style-name="T1">【食記】 (2)</text:span></text:span></text:a></text:p>
        </text:list-item>
        <text:list-item>
          <text:p text:style-name="P54"><text:a xlink:type="simple" xlink:href="http://jiyulin.pixnet.net/blog/category/5502322" office:target-frame-name="_top" xlink:show="replace" text:style-name="Internet_20_link" text:visited-style-name="Visited_20_Internet_20_Link"><text:span text:style-name="超連結"><text:span text:style-name="T1">=== ㄐㄩㄍㄍ不務正業 學藝股長 === (0)</text:span></text:span></text:a></text:p>
        </text:list-item>
        <text:list-item>
          <text:p text:style-name="P54"><text:a xlink:type="simple" xlink:href="http://jiyulin.pixnet.net/blog/category/4960601" office:target-frame-name="_top" xlink:show="replace" text:style-name="Internet_20_link" text:visited-style-name="Visited_20_Internet_20_Link"><text:span text:style-name="超連結"><text:span text:style-name="T1">【電影戲劇 評論】 (12)</text:span></text:span></text:a></text:p>
        </text:list-item>
        <text:list-item>
          <text:p text:style-name="P54"><text:a xlink:type="simple" xlink:href="http://jiyulin.pixnet.net/blog/category/3703778" office:target-frame-name="_top" xlink:show="replace" text:style-name="Internet_20_link" text:visited-style-name="Visited_20_Internet_20_Link"><text:span text:style-name="超連結"><text:span text:style-name="T1">【音樂分享】 (2)</text:span></text:span></text:a></text:p>
        </text:list-item>
        <text:list-item>
          <text:p text:style-name="P54"><text:a xlink:type="simple" xlink:href="http://jiyulin.pixnet.net/blog/category/5136184" office:target-frame-name="_top" xlink:show="replace" text:style-name="Internet_20_link" text:visited-style-name="Visited_20_Internet_20_Link"><text:span text:style-name="超連結"><text:span text:style-name="T1">【日文筆記】 (2)</text:span></text:span></text:a></text:p>
        </text:list-item>
        <text:list-item>
          <text:p text:style-name="P54"><text:a xlink:type="simple" xlink:href="http://jiyulin.pixnet.net/blog/category/4426322" office:target-frame-name="_top" xlink:show="replace" text:style-name="Internet_20_link" text:visited-style-name="Visited_20_Internet_20_Link"><text:span text:style-name="超連結"><text:span text:style-name="T1">【攝影寫真】 (1)</text:span></text:span></text:a></text:p>
        </text:list-item>
        <text:list-item>
          <text:p text:style-name="P54"><text:a xlink:type="simple" xlink:href="http://jiyulin.pixnet.net/blog/category/4984820" office:target-frame-name="_top" xlink:show="replace" text:style-name="Internet_20_link" text:visited-style-name="Visited_20_Internet_20_Link"><text:span text:style-name="超連結"><text:span text:style-name="T1">【繪畫設計】 (2)</text:span></text:span></text:a></text:p>
        </text:list-item>
        <text:list-item>
          <text:p text:style-name="P54"><text:a xlink:type="simple" xlink:href="http://jiyulin.pixnet.net/blog/category/5143769" office:target-frame-name="_top" xlink:show="replace" text:style-name="Internet_20_link" text:visited-style-name="Visited_20_Internet_20_Link"><text:span text:style-name="超連結"><text:span text:style-name="T1">【人文歷史】 (2)</text:span></text:span></text:a></text:p>
        </text:list-item>
        <text:list-item>
          <text:p text:style-name="P54"><text:a xlink:type="simple" xlink:href="http://jiyulin.pixnet.net/blog/category/5296484" office:target-frame-name="_top" xlink:show="replace" text:style-name="Internet_20_link" text:visited-style-name="Visited_20_Internet_20_Link"><text:span text:style-name="超連結"><text:span text:style-name="T1">【閱讀賞析】 (0)</text:span></text:span></text:a></text:p>
        </text:list-item>
        <text:list-item>
          <text:p text:style-name="P54"><text:a xlink:type="simple" xlink:href="http://jiyulin.pixnet.net/blog/category/5502323" office:target-frame-name="_top" xlink:show="replace" text:style-name="Internet_20_link" text:visited-style-name="Visited_20_Internet_20_Link"><text:span text:style-name="超連結"><text:span text:style-name="T1">=== ㄐㄩㄍㄍ不務正業 康樂股長 === (0)</text:span></text:span></text:a></text:p>
        </text:list-item>
        <text:list-item>
          <text:p text:style-name="P54"><text:a xlink:type="simple" xlink:href="http://jiyulin.pixnet.net/blog/category/5502316" office:target-frame-name="_top" xlink:show="replace" text:style-name="Internet_20_link" text:visited-style-name="Visited_20_Internet_20_Link"><text:span text:style-name="超連結"><text:span text:style-name="T1">【游泳與救生 日記】 (1)</text:span></text:span></text:a></text:p>
        </text:list-item>
        <text:list-item>
          <text:p text:style-name="P54"><text:a xlink:type="simple" xlink:href="http://jiyulin.pixnet.net/blog/category/5139025" office:target-frame-name="_top" xlink:show="replace" text:style-name="Internet_20_link" text:visited-style-name="Visited_20_Internet_20_Link"><text:span text:style-name="超連結"><text:span text:style-name="T1">【管樂王道】 (1)</text:span></text:span></text:a></text:p>
        </text:list-item>
        <text:list-item>
          <text:p text:style-name="P54"><text:a xlink:type="simple" xlink:href="http://jiyulin.pixnet.net/blog/category/5502321" office:target-frame-name="_top" xlink:show="replace" text:style-name="Internet_20_link" text:visited-style-name="Visited_20_Internet_20_Link"><text:span text:style-name="超連結"><text:span text:style-name="T1">=== ㄐㄩㄍㄍ 想說說話 === (0)</text:span></text:span></text:a></text:p>
        </text:list-item>
        <text:list-item>
          <text:p text:style-name="P54"><text:a xlink:type="simple" xlink:href="http://jiyulin.pixnet.net/blog/category/4012283" office:target-frame-name="_top" xlink:show="replace" text:style-name="Internet_20_link" text:visited-style-name="Visited_20_Internet_20_Link"><text:span text:style-name="超連結"><text:span text:style-name="T1">【個人意見】社會議題個人看法 (4)</text:span></text:span></text:a></text:p>
        </text:list-item>
        <text:list-item>
          <text:p text:style-name="P54"><text:a xlink:type="simple" xlink:href="http://jiyulin.pixnet.net/blog/category/5148878" office:target-frame-name="_top" xlink:show="replace" text:style-name="Internet_20_link" text:visited-style-name="Visited_20_Internet_20_Link"><text:span text:style-name="超連結"><text:span text:style-name="T1">【醫學豆知識】 (1)</text:span></text:span></text:a></text:p>
        </text:list-item>
        <text:list-item>
          <text:p text:style-name="P54"><text:a xlink:type="simple" xlink:href="http://jiyulin.pixnet.net/blog/category/5502314" office:target-frame-name="_top" xlink:show="replace" text:style-name="Internet_20_link" text:visited-style-name="Visited_20_Internet_20_Link"><text:span text:style-name="超連結"><text:span text:style-name="T1">【吐真劑】 (1)</text:span></text:span></text:a></text:p>
        </text:list-item>
        <text:list-item>
          <text:p text:style-name="P54"><text:a xlink:type="simple" xlink:href="http://jiyulin.pixnet.net/blog/category/3920453" office:target-frame-name="_top" xlink:show="replace" text:style-name="Internet_20_link" text:visited-style-name="Visited_20_Internet_20_Link"><text:span text:style-name="超連結"><text:span text:style-name="T1">【頭腦體操】 (1)</text:span></text:span></text:a></text:p>
        </text:list-item>
        <text:list-item>
          <text:p text:style-name="P54"><text:a xlink:type="simple" xlink:href="http://jiyulin.pixnet.net/blog/category/5159300" office:target-frame-name="_top" xlink:show="replace" text:style-name="Internet_20_link" text:visited-style-name="Visited_20_Internet_20_Link"><text:span text:style-name="超連結"><text:span text:style-name="T1">【部落格導覽】 (0)</text:span></text:span></text:a></text:p>
        </text:list-item>
        <text:list-item>
          <text:p text:style-name="P54"><text:soft-page-break/><text:a xlink:type="simple" xlink:href="http://jiyulin.pixnet.net/blog/category/0" office:target-frame-name="_top" xlink:show="replace" text:style-name="Internet_20_link" text:visited-style-name="Visited_20_Internet_20_Link"><text:span text:style-name="超連結"><text:span text:style-name="T1">未分類文章 (1)</text:span></text:span></text:a></text:p>
        </text:list-item>
      </text:list>
      <text:h text:style-name="P40" text:outline-level="4">校花校草 </text:h>
      <text:list xml:id="list1204402156" text:style-name="L18">
        <text:list-item>
          <text:p text:style-name="P55"><text:a xlink:type="simple" xlink:href="http://jiyulin.pixnet.net/blog/post/424904900" office:target-frame-name="_top" xlink:show="replace" text:style-name="Internet_20_link" text:visited-style-name="Visited_20_Internet_20_Link"><text:span text:style-name="超連結"><text:span text:style-name="T1">(75658)【豆知識】三分鐘搞懂醫師升等轉職之路</text:span></text:span></text:a></text:p>
        </text:list-item>
        <text:list-item>
          <text:p text:style-name="P55"><text:a xlink:type="simple" xlink:href="http://jiyulin.pixnet.net/blog/post/278152001" office:target-frame-name="_top" xlink:show="replace" text:style-name="Internet_20_link" text:visited-style-name="Visited_20_Internet_20_Link"><text:span text:style-name="超連結"><text:span text:style-name="T1">(18294)【牙齒日記】 台大驚魂拔智齒~~(上)拔牙篇</text:span></text:span></text:a></text:p>
        </text:list-item>
        <text:list-item>
          <text:p text:style-name="P55"><text:a xlink:type="simple" xlink:href="http://jiyulin.pixnet.net/blog/post/350068340" office:target-frame-name="_top" xlink:show="replace" text:style-name="Internet_20_link" text:visited-style-name="Visited_20_Internet_20_Link"><text:span text:style-name="超連結"><text:span text:style-name="T1">(13276)【牙齒日記】上牙弓擴張器</text:span></text:span></text:a></text:p>
        </text:list-item>
        <text:list-item>
          <text:p text:style-name="P55"><text:a xlink:type="simple" xlink:href="http://jiyulin.pixnet.net/blog/post/325846988" office:target-frame-name="_top" xlink:show="replace" text:style-name="Internet_20_link" text:visited-style-name="Visited_20_Internet_20_Link"><text:span text:style-name="超連結"><text:span text:style-name="T1">(10155)【牙齒日記】 台大驚魂拔智齒~~(下)過敏篇</text:span></text:span></text:a></text:p>
        </text:list-item>
        <text:list-item>
          <text:p text:style-name="P55"><text:a xlink:type="simple" xlink:href="http://jiyulin.pixnet.net/blog/post/419511187" office:target-frame-name="_top" xlink:show="replace" text:style-name="Internet_20_link" text:visited-style-name="Visited_20_Internet_20_Link"><text:span text:style-name="超連結"><text:span text:style-name="T1">(7921)【影劇心得】[台劇] 公視《麻醉風暴》Wake Up (兼台大醫院映後座談心得)</text:span></text:span></text:a></text:p>
        </text:list-item>
        <text:list-item>
          <text:p text:style-name="P55"><text:a xlink:type="simple" xlink:href="http://jiyulin.pixnet.net/blog/post/435640130" office:target-frame-name="_top" xlink:show="replace" text:style-name="Internet_20_link" text:visited-style-name="Visited_20_Internet_20_Link"><text:span text:style-name="超連結"><text:span text:style-name="T1">(5851)【牙齒日記】告別牙套弟!! 拆牙套與矯正後期心得</text:span></text:span></text:a></text:p>
        </text:list-item>
        <text:list-item>
          <text:p text:style-name="P55"><text:a xlink:type="simple" xlink:href="http://jiyulin.pixnet.net/blog/post/435221291" office:target-frame-name="_top" xlink:show="replace" text:style-name="Internet_20_link" text:visited-style-name="Visited_20_Internet_20_Link"><text:span text:style-name="超連結"><text:span text:style-name="T1">(5488)【影劇心得】[台劇] 公視, 衛視《長不大的爸爸》Baby Daddy 觀後感(稻田電影)</text:span></text:span></text:a></text:p>
        </text:list-item>
        <text:list-item>
          <text:p text:style-name="P55"><text:a xlink:type="simple" xlink:href="http://jiyulin.pixnet.net/blog/post/436560952" office:target-frame-name="_top" xlink:show="replace" text:style-name="Internet_20_link" text:visited-style-name="Visited_20_Internet_20_Link"><text:span text:style-name="超連結"><text:span text:style-name="T1">(3606)【實習日記】[內科] 第一次，那些天晚上的9595</text:span></text:span></text:a></text:p>
        </text:list-item>
        <text:list-item>
          <text:p text:style-name="P55"><text:a xlink:type="simple" xlink:href="http://jiyulin.pixnet.net/blog/post/420329329" office:target-frame-name="_top" xlink:show="replace" text:style-name="Internet_20_link" text:visited-style-name="Visited_20_Internet_20_Link"><text:span text:style-name="超連結"><text:span text:style-name="T1">(2854)【牙齒日記】快速review一下的流水矯正日記</text:span></text:span></text:a></text:p>
        </text:list-item>
        <text:list-item>
          <text:p text:style-name="P55"><text:a xlink:type="simple" xlink:href="http://jiyulin.pixnet.net/blog/post/437958997" office:target-frame-name="_top" xlink:show="replace" text:style-name="Internet_20_link" text:visited-style-name="Visited_20_Internet_20_Link"><text:span text:style-name="超連結"><text:span text:style-name="T1">(2621)【影劇心得】[台劇] 客家《出境事務所》Long Day's Journey into Light</text:span></text:span></text:a></text:p>
        </text:list-item>
      </text:list>
      <text:h text:style-name="P41" text:outline-level="4"><text:span text:style-name="預設段落字型"><text:span text:style-name="T47">外校聯誼 </text:span></text:span></text:h>
      <text:list xml:id="list4170396403" text:style-name="L19">
        <text:list-item>
          <text:p text:style-name="P59"><text:span text:style-name="預設段落字型"><text:span text:style-name="T44">09/21 林妍寧：</text:span></text:span><text:a xlink:type="simple" xlink:href="http://jiyulin.pixnet.net/blog/post/423838460#comment-122822801" office:target-frame-name="_top" xlink:show="replace" text:style-name="Internet_20_link" text:visited-style-name="Visited_20_Internet_20_Link"><text:span text:style-name="預設段落字型">在搜尋trauma team的時候看到...</text:span></text:a><text:span text:style-name="預設段落字型"><text:span text:style-name="T44"> </text:span></text:span></text:p>
        </text:list-item>
        <text:list-item>
          <text:p text:style-name="P59"><text:span text:style-name="預設段落字型"><text:span text:style-name="T44">09/13 版主回覆：</text:span></text:span><text:a xlink:type="simple" xlink:href="http://jiyulin.pixnet.net/blog/post/460102914#comment-122792401" office:target-frame-name="_top" xlink:show="replace" text:style-name="Internet_20_link" text:visited-style-name="Visited_20_Internet_20_Link"><text:span text:style-name="預設段落字型">把一些醫療現場的甘苦用比較...</text:span></text:a><text:span text:style-name="預設段落字型"><text:span text:style-name="T44"> </text:span></text:span></text:p>
        </text:list-item>
        <text:list-item>
          <text:p text:style-name="P59"><text:span text:style-name="預設段落字型"><text:span text:style-name="T44">09/11 W：</text:span></text:span><text:a xlink:type="simple" xlink:href="http://jiyulin.pixnet.net/blog/post/460102914#comment-122792401" office:target-frame-name="_top" xlink:show="replace" text:style-name="Internet_20_link" text:visited-style-name="Visited_20_Internet_20_Link"><text:span text:style-name="預設段落字型">無意間逛到雖然說有點把歡樂...</text:span></text:a><text:span text:style-name="預設段落字型"><text:span text:style-name="T44"> </text:span></text:span></text:p>
        </text:list-item>
        <text:list-item>
          <text:p text:style-name="P59"><text:span text:style-name="預設段落字型"><text:span text:style-name="T44">09/10 版主回覆：</text:span></text:span><text:a xlink:type="simple" xlink:href="http://jiyulin.pixnet.net/blog/post/458746439#comment-122552338" office:target-frame-name="_top" xlink:show="replace" text:style-name="Internet_20_link" text:visited-style-name="Visited_20_Internet_20_Link"><text:span text:style-name="預設段落字型">謝謝你喔有空常來玩!</text:span></text:a><text:span text:style-name="預設段落字型"><text:span text:style-name="T44"> </text:span></text:span></text:p>
        </text:list-item>
        <text:list-item>
          <text:p text:style-name="P59"><text:span text:style-name="預設段落字型"><text:span text:style-name="T44">07/22 Jialin Ko：</text:span></text:span><text:a xlink:type="simple" xlink:href="http://jiyulin.pixnet.net/blog/post/428358056#comment-122664787" office:target-frame-name="_top" xlink:show="replace" text:style-name="Internet_20_link" text:visited-style-name="Visited_20_Internet_20_Link"><text:span text:style-name="預設段落字型">你所說的健保米蟲似乎嚴重了...</text:span></text:a><text:span text:style-name="預設段落字型"><text:span text:style-name="T44"> </text:span></text:span></text:p>
        </text:list-item>
        <text:list-item>
          <text:p text:style-name="P59"><text:span text:style-name="預設段落字型"><text:span text:style-name="T44">06/28 樓上的訪客：</text:span></text:span><text:a xlink:type="simple" xlink:href="http://jiyulin.pixnet.net/blog/post/458746439#comment-122552338" office:target-frame-name="_top" xlink:show="replace" text:style-name="Internet_20_link" text:visited-style-name="Visited_20_Internet_20_Link"><text:span text:style-name="預設段落字型">那祝你順利啦～～～有空再多...</text:span></text:a><text:span text:style-name="預設段落字型"><text:span text:style-name="T44"> </text:span></text:span></text:p>
        </text:list-item>
        <text:list-item>
          <text:p text:style-name="P59"><text:span text:style-name="預設段落字型"><text:span text:style-name="T44">06/25 版主回覆：</text:span></text:span><text:a xlink:type="simple" xlink:href="http://jiyulin.pixnet.net/blog/post/424904900#comment-122499937" office:target-frame-name="_top" xlink:show="replace" text:style-name="Internet_20_link" text:visited-style-name="Visited_20_Internet_20_Link"><text:span text:style-name="預設段落字型">其實每個層級的醫師只要手上...</text:span></text:a><text:span text:style-name="預設段落字型"><text:span text:style-name="T44"> </text:span></text:span></text:p>
        </text:list-item>
        <text:list-item>
          <text:p text:style-name="P59"><text:span text:style-name="預設段落字型"><text:span text:style-name="T44">06/25 版主回覆：</text:span></text:span><text:a xlink:type="simple" xlink:href="http://jiyulin.pixnet.net/blog/post/458746439#comment-122482339" office:target-frame-name="_top" xlink:show="replace" text:style-name="Internet_20_link" text:visited-style-name="Visited_20_Internet_20_Link"><text:span text:style-name="預設段落字型">喜歡把一些瑣碎的小事用自己...</text:span></text:a><text:span text:style-name="預設段落字型"><text:span text:style-name="T44"> </text:span></text:span></text:p>
        </text:list-item>
        <text:list-item>
          <text:p text:style-name="P59"><text:span text:style-name="預設段落字型"><text:span text:style-name="T44">06/16 訪客：</text:span></text:span><text:a xlink:type="simple" xlink:href="http://jiyulin.pixnet.net/blog/post/424904900#comment-122499937" office:target-frame-name="_top" xlink:show="replace" text:style-name="Internet_20_link" text:visited-style-name="Visited_20_Internet_20_Link"><text:span text:style-name="預設段落字型">不好意思，因為最近在寫相關...</text:span></text:a><text:span text:style-name="預設段落字型"><text:span text:style-name="T44"> </text:span></text:span></text:p>
        </text:list-item>
        <text:list-item>
          <text:p text:style-name="P59"><text:span text:style-name="預設段落字型"><text:span text:style-name="T44">06/13 訪客：</text:span></text:span><text:a xlink:type="simple" xlink:href="http://jiyulin.pixnet.net/blog/post/458746439#comment-122482339" office:target-frame-name="_top" xlink:show="replace" text:style-name="Internet_20_link" text:visited-style-name="Visited_20_Internet_20_Link"><text:span text:style-name="預設段落字型">默默的就看完了</text:span></text:a><text:a xlink:type="simple" xlink:href="http://jiyulin.pixnet.net/blog/post/458746439#comment-122482339" office:target-frame-name="_top" xlink:show="replace" text:style-name="Internet_20_link" text:visited-style-name="Visited_20_Internet_20_Link"><text:span text:style-name="預設段落字型"><text:span text:style-name="T45">⋯⋯</text:span></text:span></text:a><text:a xlink:type="simple" xlink:href="http://jiyulin.pixnet.net/blog/post/458746439#comment-122482339" office:target-frame-name="_top" xlink:show="replace" text:style-name="Internet_20_link" text:visited-style-name="Visited_20_Internet_20_Link"><text:span text:style-name="預設段落字型"><text:span text:style-name="T44">感覺你的思...</text:span></text:span></text:a><text:span text:style-name="預設段落字型"><text:span text:style-name="T44"> </text:span></text:span></text:p>
        </text:list-item>
      </text:list>
      <text:h text:style-name="P40" text:outline-level="4">班級代表 </text:h>
      <text:p text:style-name="P18"><text:soft-page-break/></text:p>
      <text:p text:style-name="P19"><text:a xlink:type="simple" xlink:href="http://jiyulin.pixnet.net/blog/listall/1" office:target-frame-name="_top" xlink:show="replace" text:style-name="Internet_20_link" text:visited-style-name="Visited_20_Internet_20_Link"><text:span text:style-name="預設段落字型"><text:span text:style-name="T48">所有文章列表</text:span></text:span></text:a><text:span text:style-name="預設段落字型"><text:span text:style-name="T44"> </text:span></text:span></text:p>
      <text:h text:style-name="P40" text:outline-level="4">廣播尋人 </text:h>
      <text:p text:style-name="z-表單的頂端">表單的頂端</text:p>
      <text:list xml:id="list2661181551" text:style-name="L20">
        <text:list-item>
          <text:p text:style-name="P98"/>
        </text:list-item>
        <text:list-item>
          <text:p text:style-name="P98"/>
        </text:list-item>
      </text:list>
      <text:p text:style-name="z-表單的底部">表單的底部</text:p>
      <text:h text:style-name="P41" text:outline-level="4"><text:span text:style-name="預設段落字型"><text:span text:style-name="T47">參觀人氣 </text:span></text:span></text:h>
      <text:list xml:id="list450132816" text:style-name="L21">
        <text:list-item>
          <text:p text:style-name="P60">本日人氣：177</text:p>
        </text:list-item>
        <text:list-item>
          <text:p text:style-name="P60">累積人氣：201721</text:p>
        </text:list-item>
      </text:list>
      <text:h text:style-name="P41" text:outline-level="4"><text:span text:style-name="預設段落字型"><text:span text:style-name="T47">QR Code </text:span></text:span></text:h>
      <text:p text:style-name="P18"><text:span text:style-name="預設段落字型"><text:span text:style-name="T44"><draw:frame draw:style-name="fr1" draw:name="圖片 88" text:anchor-type="as-char" svg:y="0cm" svg:width="8.07cm" style:rel-width="scale" svg:height="8.07cm" style:rel-height="scale" draw:z-index="35"><draw:image xlink:href="../三分鐘搞懂醫師升等轉職之路/三分鐘搞懂醫師升等轉職之路%20_files/424904900-【豆知識】三分鐘搞懂醫師升等轉職之路.png" xlink:type="simple" xlink:show="embed" xlink:actuate="onLoad" loext:mime-type="image/png"/><svg:desc>C:\Users\RD\Desktop\三分鐘搞懂醫師升等轉職之路\三分鐘搞懂醫師升等轉職之路 _files\424904900-【豆知識】三分鐘搞懂醫師升等轉職之路.png</svg:desc></draw:frame></text:span></text:span></text:p>
      <text:h text:style-name="P40" text:outline-level="4">POWERED BY </text:h>
      <text:list xml:id="list1545860246" text:style-name="L22">
        <text:list-item>
          <text:p text:style-name="P56"><text:span text:style-name="預設段落字型"><text:span text:style-name="T44"><draw:frame draw:style-name="fr1" draw:name="圖片 89" text:anchor-type="as-char" svg:y="0cm" svg:width="2.91cm" style:rel-width="scale" svg:height="1.032cm" style:rel-height="scale" draw:z-index="36"><draw:image xlink:href="../三分鐘搞懂醫師升等轉職之路/三分鐘搞懂醫師升等轉職之路%20_files/pixnet-logo.png" xlink:type="simple" xlink:show="embed" xlink:actuate="onLoad" loext:mime-type="image/png"/><svg:desc>C:\Users\RD\Desktop\三分鐘搞懂醫師升等轉職之路\三分鐘搞懂醫師升等轉職之路 _files\pixnet-logo.png</svg:desc></draw:frame></text:span></text:span></text:p>
        </text:list-item>
        <text:list-item>
          <text:p text:style-name="P56"><text:a xlink:type="simple" xlink:href="https://panel.pixnet.cc/login/openid?done=http%3A%2F%2Fjiyulin.pixnet.net%2Fblog%2Fpost%2F424904900-%25E3%2580%2590%25E8%25B1%2586%25E7%259F%25A5%25E8%25AD%2598%25E3%2580%2591%25E4%25B8%2589%25E5%2588%2586%25E9%2590%2598%25E6%2590%259E%25E6%2587%2582%25E9%2586%25AB%25E5%25B8%25AB%25E5%258D%2587%25E7%25AD%2589%25E8%25BD%2589%25E8%2581%25B7%25E4%25B9%258B%25E8%25B7%25AF&amp;openid=https%3A%2F%2Fmember.pixnet.cc%2Flogin&amp;easy_login=1&amp;from_service=Blog" office:target-frame-name="_top" xlink:show="replace" text:style-name="Internet_20_link" text:visited-style-name="Visited_20_Internet_20_Link"><text:span text:style-name="超連結"><text:span text:style-name="T1">(登入)</text:span></text:span></text:a></text:p>
        </text:list-item>
      </text:list>
      <text:p text:style-name="P17"><text:a xlink:type="simple" xlink:href="http://jiyulin.pixnet.net/blog/post/424904900-【豆知識】三分鐘搞懂醫師升等轉職之路/#top" office:target-frame-name="_top" xlink:show="replace" text:style-name="Internet_20_link" text:visited-style-name="Visited_20_Internet_20_Link"><text:span text:style-name="預設段落字型"><text:span text:style-name="T35">回到頁首</text:span></text:span></text:a><text:span text:style-name="預設段落字型"><text:span text:style-name="T8"> </text:span></text:span><text:a xlink:type="simple" xlink:href="http://jiyulin.pixnet.net/blog/post/424904900-【豆知識】三分鐘搞懂醫師升等轉職之路#article-area" office:target-frame-name="_top" xlink:show="replace" text:style-name="Internet_20_link" text:visited-style-name="Visited_20_Internet_20_Link"><text:span text:style-name="預設段落字型"><text:span text:style-name="T35">回到主文</text:span></text:span></text:a><text:span text:style-name="預設段落字型"><text:span text:style-name="T8"> </text:span></text:span><text:a xlink:type="simple" xlink:href="http://member.pixnet.cc/register" office:target-frame-name="_top" xlink:show="replace" text:style-name="Internet_20_link" text:visited-style-name="Visited_20_Internet_20_Link"><text:span text:style-name="預設段落字型"><text:span text:style-name="T35">免費註冊</text:span></text:span></text:a><text:span text:style-name="預設段落字型"><text:span text:style-name="T8"> </text:span></text:span><text:a xlink:type="simple" xlink:href="http://help.pixnet.tw/" office:target-frame-name="_blank" xlink:show="new" text:style-name="Internet_20_link" text:visited-style-name="Visited_20_Internet_20_Link"><text:span text:style-name="預設段落字型"><text:span text:style-name="T35">客服中心</text:span></text:span></text:a><text:span text:style-name="預設段落字型"><text:span text:style-name="T8"> </text:span></text:span><text:a xlink:type="simple" xlink:href="http://www.pixnet.net/" office:target-frame-name="_blank" xlink:show="new" text:style-name="Internet_20_link" text:visited-style-name="Visited_20_Internet_20_Link"><text:span text:style-name="預設段落字型"><text:span text:style-name="T35">痞客邦首頁</text:span></text:span></text:a><text:span text:style-name="預設段落字型"><text:span text:style-name="T8"> © 2003 - 2017 PIXNET </text:span></text:span></text:p>
      <text:p text:style-name="P15"><text:span text:style-name="預設段落字型"><text:span text:style-name="T1">&lt;iframe src="//www.googletagmanager.com/ns.html?id=GTM-KGMWFG" height="0" width="0" style="display:none;visibility:hidden"&gt;&lt;/iframe&gt; &lt;iframe src="//www.googletagmanager.com/ns.html?id=GTM-MZ3SPM" height="0" width="0" style="display:none;visibility:hidden"&gt;&lt;/iframe&gt; </text:span></text:span><text:span text:style-name="預設段落字型"><text:span text:style-name="T1">&lt;img height="1" </text:span></text:span><text:soft-page-break/><text:span text:style-name="預設段落字型"><text:span text:style-name="T1">width="1" style="display:none" src="https://www.facebook.com/tr?id=510235355828933&amp;ev=PageView&amp;noscript=1" /&gt; </text:span></text:span></text:p>
      <text:p text:style-name="P15"><text:a xlink:type="simple" xlink:href="http://jiyulin.pixnet.net/blog/post/424904900" office:target-frame-name="_top" xlink:show="replace" text:style-name="Internet_20_link" text:visited-style-name="Visited_20_Internet_20_Link"><text:span text:style-name="超連結"><text:span text:style-name="T2">關閉視窗</text:span></text:span></text:a><text:span text:style-name="預設段落字型"><text:span text:style-name="T2"> </text:span></text:span></text:p>
      <text:p text:style-name="P15"><text:span text:style-name="預設段落字型"><text:span text:style-name="T14">找更多相關文章與討論 </text:span></text:span></text:p>
      <text:p text:style-name="Text_20_body"><text:span text:style-name="預設段落字型"><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utura" svg:font-family="Futura" style:font-family-generic="roman"/>
    <style:font-face style:name="NotoSansCJKtc" svg:font-family="NotoSansCJKtc" style:font-family-generic="roman"/>
    <style:font-face style:name="inherit" svg:font-family="inherit" style:font-family-generic="roman"/>
    <style:font-face style:name="VideoJS" svg:font-family="VideoJS" style:font-family-generic="system"/>
    <style:font-face style:name="Courier New" svg:font-family="'Courier New'" style:font-family-generic="modern" style:font-pitch="fixed"/>
    <style:font-face style:name="MingLiU" svg:font-family="MingLiU"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icrosoft JhengHei" svg:font-family="'Microsoft JhengHei'" style:font-family-generic="swiss" style:font-pitch="variable"/>
    <style:font-face style:name="Tahoma" svg:font-family="Tahoma" style:font-family-generic="swiss" style:font-pitch="variable"/>
    <style:font-face style:name="Microsoft JhengHei1" svg:font-family="'Microsoft JhengHe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PMingLiU"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PMingLiU"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JhengHei1" style:font-family-asian="'Microsoft Jheng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hyphenation-ladder-count="no-limit"/>
      <style:text-properties style:font-name="PMingLiU" fo:font-family="PMingLiU" style:font-family-generic="roman" style:font-pitch="variable" fo:font-size="12pt" style:font-name-asian="PMingLiU" style:font-family-asian="PMingLiU" style:font-family-generic-asian="roman" style:font-pitch-asian="variable" style:font-size-asian="12pt" style:font-name-complex="PMingLiU" style:font-family-complex="PMingLiU" style:font-family-generic-complex="roman" style:font-pitch-complex="variable" style:font-size-complex="12pt" fo:hyphenate="false"/>
    </style:style>
    <style:style style:name="Heading_20_1" style:display-name="Heading 1" style:family="paragraph" style:parent-style-name="Text_20_body" style:default-outline-level="1" style:class="text">
      <style:paragraph-properties fo:margin-top="0.176cm" fo:margin-bottom="0.176cm" loext:contextual-spacing="false" fo:hyphenation-ladder-count="no-limit"/>
      <style:text-properties style:letter-kerning="true" fo:hyphenate="false"/>
    </style:style>
    <style:style style:name="Heading_20_2" style:display-name="Heading 2" style:family="paragraph" style:parent-style-name="Text_20_body" style:default-outline-level="2" style:class="text">
      <style:paragraph-properties fo:margin-top="0.176cm" fo:margin-bottom="0.176cm" loext:contextual-spacing="false" fo:hyphenation-ladder-count="no-limit"/>
      <style:text-properties fo:hyphenate="false"/>
    </style:style>
    <style:style style:name="Heading_20_3" style:display-name="Heading 3" style:family="paragraph" style:parent-style-name="Text_20_body" style:default-outline-level="3" style:class="text">
      <style:paragraph-properties fo:margin-top="0.176cm" fo:margin-bottom="0.176cm" loext:contextual-spacing="false" fo:hyphenation-ladder-count="no-limit"/>
      <style:text-properties fo:hyphenate="false"/>
    </style:style>
    <style:style style:name="Heading_20_4" style:display-name="Heading 4" style:family="paragraph" style:parent-style-name="Text_20_body" style:default-outline-level="4" style:class="text">
      <style:paragraph-properties fo:margin-top="0.176cm" fo:margin-bottom="0.176cm" loext:contextual-spacing="false" fo:hyphenation-ladder-count="no-limit"/>
      <style:text-properties fo:hyphenate="false"/>
    </style:style>
    <style:style style:name="Heading_20_5" style:display-name="Heading 5" style:family="paragraph" style:parent-style-name="Text_20_body" style:default-outline-level="5" style:class="text">
      <style:paragraph-properties fo:margin-top="0.176cm" fo:margin-bottom="0.176cm" loext:contextual-spacing="false" fo:hyphenation-ladder-count="no-limit"/>
      <style:text-properties fo:hyphenate="false"/>
    </style:style>
    <style:style style:name="Heading_20_6" style:display-name="Heading 6" style:family="paragraph" style:parent-style-name="Text_20_body" style:default-outline-level="6" style:class="text">
      <style:paragraph-properties fo:margin-top="0.176cm" fo:margin-bottom="0.176cm" loext:contextual-spacing="false" fo:hyphenation-ladder-count="no-limit"/>
      <style:text-properties fo:hyphenate="false"/>
    </style:style>
    <style:style style:name="HTML_20_位址" style:display-name="HTML 位址" style:family="paragraph" style:parent-style-name="Text_20_body">
      <style:paragraph-properties fo:hyphenation-ladder-count="no-limit"/>
      <style:text-properties fo:hyphenate="false"/>
    </style:style>
    <style:style style:name="HTML_20_預設格式" style:display-name="HTML 預設格式" style:family="paragraph" style:parent-style-name="Text_20_body">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ingLiU" fo:font-family="MingLiU" style:font-family-generic="modern" style:font-pitch="fixed" style:font-name-asian="MingLiU" style:font-family-asian="MingLiU" style:font-family-generic-asian="modern" style:font-pitch-asian="fixed" style:font-name-complex="MingLiU" style:font-family-complex="MingLiU" style:font-family-generic-complex="modern" style:font-pitch-complex="fixed" fo:hyphenate="false"/>
    </style:style>
    <style:style style:name="內文_20__28_Web_29_" style:display-name="內文 (Web)" style:family="paragraph" style:parent-style-name="Text_20_body">
      <style:paragraph-properties fo:margin-top="0.176cm" fo:margin-bottom="0.176cm" loext:contextual-spacing="false" fo:hyphenation-ladder-count="no-limit"/>
      <style:text-properties fo:hyphenate="false"/>
    </style:style>
    <style:style style:name="video-js" style:family="paragraph" style:parent-style-name="Text_20_body">
      <loext:graphic-properties draw:fill="solid" draw:fill-color="#000000" draw:opacity="100%"/>
      <style:paragraph-properties fo:margin-top="0.176cm" fo:margin-bottom="0.176cm" loext:contextual-spacing="false" fo:hyphenation-ladder-count="no-limit" fo:background-color="#000000" style:vertical-align="top"/>
      <style:text-properties fo:color="#ffffff" style:font-name="Arial" fo:font-family="Arial" style:font-family-generic="swiss" style:font-pitch="variable" fo:font-size="7.5pt" style:font-size-asian="7.5pt" style:font-name-complex="Arial" style:font-family-complex="Arial" style:font-family-generic-complex="swiss" style:font-pitch-complex="variable" style:font-size-complex="7.5pt" fo:hyphenate="false"/>
    </style:style>
    <style:style style:name="vjs-fluid" style:family="paragraph" style:parent-style-name="Text_20_body">
      <style:paragraph-properties fo:margin-top="0.176cm" fo:margin-bottom="0.176cm" loext:contextual-spacing="false" fo:hyphenation-ladder-count="no-limit"/>
      <style:text-properties fo:hyphenate="false"/>
    </style:style>
    <style:style style:name="o699806-mib-border-o699806" style:family="paragraph" style:parent-style-name="Text_20_body">
      <style:paragraph-properties fo:margin-top="0.318cm" fo:margin-bottom="0.318cm" loext:contextual-spacing="false" fo:text-align="center" style:justify-single-word="false" fo:hyphenation-ladder-count="no-limit"/>
      <style:text-properties fo:hyphenate="false"/>
    </style:style>
    <style:style style:name="o699806-mib-border-o699806_5f_1080" style:display-name="o699806-mib-border-o699806_1080" style:family="paragraph" style:parent-style-name="Text_20_body">
      <style:paragraph-properties fo:margin-top="0.318cm" fo:margin-bottom="0.318cm" loext:contextual-spacing="false" fo:hyphenation-ladder-count="no-limit"/>
      <style:text-properties fo:hyphenate="false"/>
    </style:style>
    <style:style style:name="mib-video-background" style:family="paragraph" style:parent-style-name="Text_20_body">
      <style:paragraph-properties fo:margin-left="-13.547cm" fo:margin-right="0cm" fo:margin-top="0.176cm" fo:margin-bottom="0.176cm" loext:contextual-spacing="false" fo:hyphenation-ladder-count="no-limit" fo:text-indent="0cm" style:auto-text-indent="false">
        <style:tab-stops/>
      </style:paragraph-properties>
      <style:text-properties fo:hyphenate="false"/>
    </style:style>
    <style:style style:name="mib-video-container" style:family="paragraph" style:parent-style-name="Text_20_body">
      <style:paragraph-properties fo:margin-left="1.005cm" fo:margin-right="0cm" fo:margin-top="0.176cm" fo:margin-bottom="0.176cm" loext:contextual-spacing="false" fo:hyphenation-ladder-count="no-limit" fo:text-indent="0cm" style:auto-text-indent="false">
        <style:tab-stops/>
      </style:paragraph-properties>
      <style:text-properties text:display="none" fo:hyphenate="false"/>
    </style:style>
    <style:style style:name="mib-widescreen" style:family="paragraph" style:parent-style-name="Text_20_body">
      <style:paragraph-properties fo:margin-top="0.176cm" fo:margin-bottom="0.176cm" loext:contextual-spacing="false" fo:hyphenation-ladder-count="no-limit"/>
      <style:text-properties fo:hyphenate="false"/>
    </style:style>
    <style:style style:name="mib-right" style:family="paragraph" style:parent-style-name="Text_20_body">
      <style:paragraph-properties fo:margin-top="0.176cm" fo:margin-bottom="0.176cm" loext:contextual-spacing="false" fo:hyphenation-ladder-count="no-limit"/>
      <style:text-properties fo:hyphenate="false"/>
    </style:style>
    <style:style style:name="mib-centered" style:family="paragraph" style:parent-style-name="Text_20_body">
      <style:paragraph-properties fo:hyphenation-ladder-count="no-limit"/>
      <style:text-properties fo:hyphenate="false"/>
    </style:style>
    <style:style style:name="mib-video-close" style:family="paragraph" style:parent-style-name="Text_20_body">
      <style:paragraph-properties fo:margin-top="0.176cm" fo:margin-bottom="0.176cm" loext:contextual-spacing="false" fo:hyphenation-ladder-count="no-limit" fo:padding="0cm" fo:border="0.74pt solid #666666" style:shadow="none"/>
      <style:text-properties text:display="none" fo:hyphenate="false"/>
    </style:style>
    <style:style style:name="mib_5f__5f_video-player-background" style:display-name="mib__video-player-background" style:family="paragraph" style:parent-style-name="Text_20_body">
      <style:paragraph-properties fo:margin-top="0.176cm" fo:margin-bottom="0.176cm" loext:contextual-spacing="false" fo:hyphenation-ladder-count="no-limit"/>
      <style:text-properties fo:hyphenate="false"/>
    </style:style>
    <style:style style:name="mib-fullscreen-mask" style:family="paragraph" style:parent-style-name="Text_20_body">
      <style:paragraph-properties fo:margin-top="0.176cm" fo:margin-bottom="0.176cm" loext:contextual-spacing="false" fo:hyphenation-ladder-count="no-limit"/>
      <style:text-properties fo:hyphenate="false"/>
    </style:style>
    <style:style style:name="mib_5f__5f_popup" style:display-name="mib__popup" style:family="paragraph" style:parent-style-name="Text_20_body">
      <loext:graphic-properties draw:fill="solid" draw:fill-color="#000000" draw:opacity="100%"/>
      <style:paragraph-properties fo:margin-top="0.176cm" fo:margin-bottom="0.176cm" loext:contextual-spacing="false" fo:hyphenation-ladder-count="no-limit" fo:background-color="#000000"/>
      <style:text-properties fo:hyphenate="false"/>
    </style:style>
    <style:style style:name="mib-article-video-expander" style:family="paragraph" style:parent-style-name="Text_20_body">
      <loext:graphic-properties draw:fill="solid" draw:fill-color="#ececec" draw:opacity="100%"/>
      <style:paragraph-properties fo:margin-top="0.794cm" fo:margin-bottom="0.794cm" loext:contextual-spacing="false" fo:hyphenation-ladder-count="no-limit" fo:background-color="#ececec"/>
      <style:text-properties text:display="none" fo:hyphenate="false"/>
    </style:style>
    <style:style style:name="mib-article-video-container" style:family="paragraph" style:parent-style-name="Text_20_body">
      <style:paragraph-properties fo:margin-top="0.176cm" fo:margin-bottom="0.176cm" loext:contextual-spacing="false" fo:hyphenation-ladder-count="no-limit"/>
      <style:text-properties fo:hyphenate="false"/>
    </style:style>
    <style:style style:name="mib-article-video-layer" style:family="paragraph" style:parent-style-name="Text_20_body">
      <style:paragraph-properties fo:margin-left="-6.773cm" fo:margin-right="0cm" fo:margin-top="0.176cm" fo:margin-bottom="0.176cm" loext:contextual-spacing="false" fo:hyphenation-ladder-count="no-limit" fo:text-indent="0cm" style:auto-text-indent="false">
        <style:tab-stops/>
      </style:paragraph-properties>
      <style:text-properties fo:hyphenate="false"/>
    </style:style>
    <style:style style:name="mib-article-video-btn-block" style:family="paragraph" style:parent-style-name="Text_20_body">
      <style:paragraph-properties fo:margin-left="3.969cm" fo:margin-right="0cm" fo:margin-top="2.461cm" fo:margin-bottom="0.176cm" loext:contextual-spacing="false" fo:hyphenation-ladder-count="no-limit" fo:text-indent="0cm" style:auto-text-indent="false">
        <style:tab-stops/>
      </style:paragraph-properties>
      <style:text-properties fo:hyphenate="false"/>
    </style:style>
    <style:style style:name="mib-article-video-btn" style:family="paragraph" style:parent-style-name="Text_20_body">
      <style:paragraph-properties fo:margin-top="0.176cm" fo:margin-bottom="0.176cm" loext:contextual-spacing="false" fo:hyphenation-ladder-count="no-limit"/>
      <style:text-properties fo:color="#ffffff" fo:hyphenate="false"/>
    </style:style>
    <style:style style:name="mib-article-video-btn--replay" style:family="paragraph" style:parent-style-name="Text_20_body">
      <style:paragraph-properties fo:margin-top="0.176cm" fo:margin-bottom="0.176cm" loext:contextual-spacing="false" fo:hyphenation-ladder-count="no-limit"/>
      <style:text-properties fo:hyphenate="false"/>
    </style:style>
    <style:style style:name="mib-article-video-btn--more" style:family="paragraph" style:parent-style-name="Text_20_body">
      <style:paragraph-properties fo:margin-left="2.646cm" fo:margin-right="0cm" fo:margin-top="0.176cm" fo:margin-bottom="0.176cm" loext:contextual-spacing="false" fo:hyphenation-ladder-count="no-limit" fo:text-indent="0cm" style:auto-text-indent="false">
        <style:tab-stops/>
      </style:paragraph-properties>
      <style:text-properties fo:hyphenate="false"/>
    </style:style>
    <style:style style:name="gb_5f_photo" style:display-name="gb_photo" style:family="paragraph" style:parent-style-name="Text_20_body">
      <style:paragraph-properties fo:margin-top="0.176cm" fo:margin-bottom="0.176cm" loext:contextual-spacing="false" fo:hyphenation-ladder-count="no-limit"/>
      <style:text-properties fo:hyphenate="false"/>
    </style:style>
    <style:style style:name="gb_5f_title" style:display-name="gb_title" style:family="paragraph" style:parent-style-name="Text_20_body">
      <style:paragraph-properties fo:margin-top="0.212cm" fo:margin-bottom="0.176cm" loext:contextual-spacing="false" style:line-height-at-least="0.529cm" fo:hyphenation-ladder-count="no-limit"/>
      <style:text-properties fo:color="#333333" style:font-name="Helvetica" fo:font-family="Helvetica" style:font-family-generic="swiss" style:font-pitch="variable" fo:font-size="10pt" style:font-size-asian="10pt" style:font-name-complex="Helvetica" style:font-family-complex="Helvetica" style:font-family-generic-complex="swiss" style:font-pitch-complex="variable" style:font-size-complex="10pt" fo:hyphenate="false"/>
    </style:style>
    <style:style style:name="gb_5f_account" style:display-name="gb_account" style:family="paragraph" style:parent-style-name="Text_20_body">
      <style:paragraph-properties fo:margin-top="0.176cm" fo:margin-bottom="0.176cm" loext:contextual-spacing="false" style:line-height-at-least="0.397cm" fo:hyphenation-ladder-count="no-limit"/>
      <style:text-properties fo:color="#01479d" style:font-name="Helvetica" fo:font-family="Helvetica" style:font-family-generic="swiss" style:font-pitch="variable" fo:font-size="10pt" style:font-size-asian="10pt" style:font-name-complex="Helvetica" style:font-family-complex="Helvetica" style:font-family-generic-complex="swiss" style:font-pitch-complex="variable" style:font-size-complex="10pt" fo:hyphenate="false"/>
    </style:style>
    <style:style style:name="gb_5f_date" style:display-name="gb_date" style:family="paragraph" style:parent-style-name="Text_20_body">
      <style:paragraph-properties fo:margin-top="0.176cm" fo:margin-bottom="0.176cm" loext:contextual-spacing="false" style:line-height-at-least="0.476cm" fo:hyphenation-ladder-count="no-limit"/>
      <style:text-properties fo:color="#777777" style:font-name="Helvetica" fo:font-family="Helvetica" style:font-family-generic="swiss" style:font-pitch="variable" fo:font-size="7.5pt" fo:letter-spacing="-0.026cm" style:font-size-asian="7.5pt" style:font-name-complex="Helvetica" style:font-family-complex="Helvetica" style:font-family-generic-complex="swiss" style:font-pitch-complex="variable" style:font-size-complex="7.5pt" fo:hyphenate="false"/>
    </style:style>
    <style:style style:name="gb_5f_text" style:display-name="gb_text" style:family="paragraph" style:parent-style-name="Text_20_body">
      <style:paragraph-properties fo:margin-top="0.176cm" fo:margin-bottom="0.176cm" loext:contextual-spacing="false" style:line-height-at-least="0.476cm" fo:hyphenation-ladder-count="no-limit" style:line-break="normal"/>
      <style:text-properties fo:color="#777777" fo:font-size="8.5pt" style:font-size-asian="8.5pt" style:font-size-complex="8.5pt" fo:hyphenate="false"/>
    </style:style>
    <style:style style:name="gb_5f_close_5f_btn" style:display-name="gb_close_btn" style:family="paragraph" style:parent-style-name="Text_20_body">
      <style:paragraph-properties fo:margin-top="0.176cm" fo:margin-bottom="0.176cm" loext:contextual-spacing="false" fo:hyphenation-ladder-count="no-limit"/>
      <style:text-properties fo:hyphenate="false"/>
    </style:style>
    <style:style style:name="button" style:family="paragraph" style:parent-style-name="Text_20_body">
      <loext:graphic-properties draw:fill="solid" draw:fill-color="#5ea4f0" draw:opacity="100%"/>
      <style:paragraph-properties fo:margin-top="0.176cm" fo:margin-bottom="0.176cm" loext:contextual-spacing="false" fo:text-align="center" style:justify-single-word="false" fo:hyphenation-ladder-count="no-limit" fo:background-color="#5ea4f0"/>
      <style:text-properties fo:color="#ffffff" style:font-name="Microsoft JhengHei" fo:font-family="'Microsoft JhengHei'" style:font-family-generic="swiss" style:font-pitch="variable" fo:font-size="10pt" style:font-name-asian="Microsoft JhengHei" style:font-family-asian="'Microsoft JhengHei'" style:font-family-generic-asian="swiss" style:font-pitch-asian="variable" style:font-size-asian="10pt" style:font-size-complex="10pt" fo:hyphenate="false"/>
    </style:style>
    <style:style style:name="arrow-border" style:family="paragraph" style:parent-style-name="Text_20_body">
      <style:paragraph-properties fo:margin-top="0.176cm" fo:margin-bottom="0.176cm" loext:contextual-spacing="false" fo:hyphenation-ladder-count="no-limit" fo:padding="0cm" fo:border="6.01pt solid #000000" style:shadow="none"/>
      <style:text-properties fo:hyphenate="false"/>
    </style:style>
    <style:style style:name="button-arrow" style:family="paragraph" style:parent-style-name="Text_20_body">
      <style:paragraph-properties fo:margin-top="0.176cm" fo:margin-bottom="0.176cm" loext:contextual-spacing="false" fo:hyphenation-ladder-count="no-limit" fo:padding="0cm" fo:border="6.01pt solid #000000" style:shadow="none"/>
      <style:text-properties fo:hyphenate="false"/>
    </style:style>
    <style:style style:name="titleaccount" style:family="paragraph" style:parent-style-name="Text_20_body">
      <style:paragraph-properties fo:margin-top="0.176cm" fo:margin-bottom="0.176cm" loext:contextual-spacing="false" fo:hyphenation-ladder-count="no-limit"/>
      <style:text-properties fo:color="#01479d" style:font-name="Helvetica" fo:font-family="Helvetica" style:font-family-generic="swiss" style:font-pitch="variable" fo:font-size="10pt" style:font-size-asian="10pt" style:font-name-complex="Helvetica" style:font-family-complex="Helvetica" style:font-family-generic-complex="swiss" style:font-pitch-complex="variable" style:font-size-complex="10pt" fo:hyphenate="false"/>
    </style:style>
    <style:style style:name="close-btn" style:family="paragraph" style:parent-style-name="Text_20_body">
      <style:paragraph-properties fo:margin-top="0.176cm" fo:margin-bottom="0.176cm" loext:contextual-spacing="false" fo:hyphenation-ladder-count="no-limit"/>
      <style:text-properties fo:hyphenate="false"/>
    </style:style>
    <style:style style:name="comment-area-title" style:family="paragraph" style:parent-style-name="Text_20_body">
      <style:paragraph-properties fo:margin-top="0.176cm" fo:margin-bottom="0.176cm" loext:contextual-spacing="false" fo:hyphenation-ladder-count="no-limit"/>
      <style:text-properties fo:color="#0061c6" fo:font-size="10pt" style:font-size-asian="10pt" style:font-size-complex="10pt" fo:hyphenate="false"/>
    </style:style>
    <style:style style:name="comment-area-title-r" style:family="paragraph" style:parent-style-name="Text_20_body">
      <style:paragraph-properties fo:margin-top="0.176cm" fo:margin-bottom="0.176cm" loext:contextual-spacing="false" fo:hyphenation-ladder-count="no-limit"/>
      <style:text-properties fo:color="#e95a5a" fo:font-size="10pt" style:font-size-asian="10pt" style:font-size-complex="10pt" fo:hyphenate="false"/>
    </style:style>
    <style:style style:name="comment-identity" style:family="paragraph" style:parent-style-name="Text_20_body">
      <loext:graphic-properties draw:fill="solid" draw:fill-color="#e6e6e6" draw:opacity="100%"/>
      <style:paragraph-properties fo:margin-top="0.176cm" fo:margin-bottom="0.176cm" loext:contextual-spacing="false" fo:hyphenation-ladder-count="no-limit" fo:background-color="#e6e6e6" fo:padding-left="0.282cm" fo:padding-right="0cm" fo:padding-top="0.176cm" fo:padding-bottom="0cm" fo:border-left="0.74pt solid #dddddd" fo:border-right="0.74pt solid #dddddd" fo:border-top="0.74pt solid #f3f3f3" fo:border-bottom="0.74pt solid #dddddd" style:shadow="none"/>
      <style:text-properties fo:hyphenate="false"/>
    </style:style>
    <style:style style:name="choose-identity" style:family="paragraph" style:parent-style-name="Text_20_body">
      <style:paragraph-properties fo:margin-top="0.106cm" fo:margin-bottom="0.176cm" loext:contextual-spacing="false" fo:hyphenation-ladder-count="no-limit"/>
      <style:text-properties fo:hyphenate="false"/>
    </style:style>
    <style:style style:name="openid-identity" style:family="paragraph" style:parent-style-name="Text_20_body">
      <style:paragraph-properties fo:margin-top="0.159cm" fo:margin-bottom="0.176cm" loext:contextual-spacing="false" fo:hyphenation-ladder-count="no-limit" style:line-break="normal"/>
      <style:text-properties fo:hyphenate="false"/>
    </style:style>
    <style:style style:name="comment-body" style:family="paragraph" style:parent-style-name="Text_20_body">
      <style:paragraph-properties fo:margin-top="0.176cm" fo:margin-bottom="0.176cm" loext:contextual-spacing="false" fo:hyphenation-ladder-count="no-limit" fo:padding-left="0.282cm" fo:padding-right="0.282cm" fo:padding-top="0.212cm" fo:padding-bottom="0.212cm" fo:border-left="0.74pt solid #e6e6e6" fo:border-right="0.74pt solid #e6e6e6" fo:border-top="0.74pt solid #ffffff" fo:border-bottom="0.74pt solid #e6e6e6" style:shadow="none"/>
      <style:text-properties fo:hyphenate="false"/>
    </style:style>
    <style:style style:name="comment-textarea" style:family="paragraph" style:parent-style-name="Text_20_body">
      <loext:graphic-properties draw:fill="solid" draw:fill-color="#ffffff" draw:opacity="100%"/>
      <style:paragraph-properties fo:margin-top="0.132cm" fo:margin-bottom="0.265cm" loext:contextual-spacing="false" fo:hyphenation-ladder-count="no-limit" fo:background-color="#ffffff" fo:padding="0cm" fo:border="0.74pt solid #e8e8e8" style:shadow="none"/>
      <style:text-properties fo:hyphenate="false"/>
    </style:style>
    <style:style style:name="private-message" style:family="paragraph" style:parent-style-name="Text_20_body">
      <style:paragraph-properties fo:margin-left="0cm" fo:margin-right="0.265cm" fo:margin-top="0cm" fo:margin-bottom="0.212cm" loext:contextual-spacing="false" style:line-height-at-least="0.318cm" fo:text-align="end" style:justify-single-word="false" fo:hyphenation-ladder-count="no-limit" fo:text-indent="0cm" style:auto-text-indent="false"/>
      <style:text-properties fo:hyphenate="false"/>
    </style:style>
    <style:style style:name="private-notice" style:family="paragraph" style:parent-style-name="Text_20_body">
      <loext:graphic-properties draw:fill="solid" draw:fill-color="#fffdea" draw:opacity="100%"/>
      <style:paragraph-properties fo:margin-top="0.176cm" fo:margin-bottom="0.176cm" loext:contextual-spacing="false" fo:text-align="center" style:justify-single-word="false" fo:hyphenation-ladder-count="no-limit" fo:background-color="#fffdea" fo:padding-left="0cm" fo:padding-right="0cm" fo:padding-top="0.071cm" fo:padding-bottom="0cm" fo:border-left="none" fo:border-right="none" fo:border-top="0.74pt solid #f7e6b3" fo:border-bottom="none" style:shadow="none"/>
      <style:text-properties fo:color="#b3975b" fo:hyphenate="false"/>
    </style:style>
    <style:style style:name="captcha" style:family="paragraph" style:parent-style-name="Text_20_body">
      <loext:graphic-properties draw:fill="solid" draw:fill-color="#ffffff" draw:opacity="100%"/>
      <style:paragraph-properties fo:margin-top="0.132cm" fo:margin-bottom="0.132cm" loext:contextual-spacing="false" style:line-height-at-least="0.423cm" fo:hyphenation-ladder-count="no-limit" fo:background-color="#ffffff" fo:padding="0.176cm" fo:border="0.74pt solid #e8e8e8" style:shadow="none"/>
      <style:text-properties fo:hyphenate="false"/>
    </style:style>
    <style:style style:name="comment-extra"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extra" style:family="paragraph" style:parent-style-name="Text_20_body">
      <loext:graphic-properties draw:fill="solid" draw:fill-color="#ffffff" draw:opacity="100%"/>
      <style:paragraph-properties fo:margin-top="0.176cm" fo:margin-bottom="0.265cm" loext:contextual-spacing="false" fo:hyphenation-ladder-count="no-limit" fo:background-color="#ffffff" fo:padding-left="0.176cm" fo:padding-right="0cm" fo:padding-top="0.176cm" fo:padding-bottom="0.176cm" fo:border="0.74pt solid #e8e8e8" style:shadow="none"/>
      <style:text-properties fo:hyphenate="false"/>
    </style:style>
    <style:style style:name="spinner-wrap" style:family="paragraph" style:parent-style-name="Text_20_body">
      <loext:graphic-properties draw:fill="solid" draw:fill-color="#333333" draw:opacity="100%"/>
      <style:paragraph-properties fo:margin-top="0.176cm" fo:margin-bottom="0.176cm" loext:contextual-spacing="false" fo:hyphenation-ladder-count="no-limit" fo:background-color="#333333"/>
      <style:text-properties fo:hyphenate="false"/>
    </style:style>
    <style:style style:name="topbar_5f__5f_announce_5f__5f_item" style:display-name="topbar__announce__item" style:family="paragraph" style:parent-style-name="Text_20_body">
      <style:paragraph-properties fo:margin-top="0cm" fo:margin-bottom="0.176cm" loext:contextual-spacing="false" fo:hyphenation-ladder-count="no-limit"/>
      <style:text-properties fo:color="#6e7071" fo:hyphenate="false"/>
    </style:style>
    <style:style style:name="topbar_5f__5f_search_5f__5f_suggestion_5f__5f_item" style:display-name="topbar__search__suggestion__item" style:family="paragraph" style:parent-style-name="Text_20_body">
      <style:paragraph-properties fo:margin-top="0.176cm" fo:margin-bottom="0.176cm" loext:contextual-spacing="false" fo:hyphenation-ladder-count="no-limit"/>
      <style:text-properties fo:hyphenate="false"/>
    </style:style>
    <style:style style:name="topbar-placeholder" style:family="paragraph" style:parent-style-name="Text_20_body">
      <style:paragraph-properties fo:margin-top="0.176cm" fo:margin-bottom="0.176cm" loext:contextual-spacing="false" fo:hyphenation-ladder-count="no-limit"/>
      <style:text-properties fo:hyphenate="false"/>
    </style:style>
    <style:style style:name="topbar"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topbar_5f__5f_logo" style:display-name="topbar__logo" style:family="paragraph" style:parent-style-name="Text_20_body">
      <style:paragraph-properties fo:hyphenation-ladder-count="no-limit"/>
      <style:text-properties fo:hyphenate="false"/>
    </style:style>
    <style:style style:name="topbar_5f__5f_search" style:display-name="topbar__search" style:family="paragraph" style:parent-style-name="Text_20_body">
      <style:paragraph-properties fo:margin-left="0.423cm" fo:margin-right="0cm" fo:margin-top="0.265cm" fo:margin-bottom="0cm" loext:contextual-spacing="false" fo:hyphenation-ladder-count="no-limit" fo:text-indent="0cm" style:auto-text-indent="false">
        <style:tab-stops/>
      </style:paragraph-properties>
      <style:text-properties fo:hyphenate="false"/>
    </style:style>
    <style:style style:name="topbar_5f__5f_search_5f__5f_input" style:display-name="topbar__search__input" style:family="paragraph" style:parent-style-name="Text_20_body">
      <loext:graphic-properties draw:fill="solid" draw:fill-color="#ffffff" draw:opacity="100%"/>
      <style:paragraph-properties fo:margin-top="0.176cm" fo:margin-bottom="0.176cm" loext:contextual-spacing="false" style:line-height-at-least="0.794cm" fo:hyphenation-ladder-count="no-limit" fo:background-color="#ffffff" fo:padding-left="0.811cm" fo:padding-right="0.282cm" fo:padding-top="0cm" fo:padding-bottom="0cm" fo:border="0.74pt solid #d8d8d8" style:shadow="none"/>
      <style:text-properties fo:color="#666666" fo:hyphenate="false"/>
    </style:style>
    <style:style style:name="topbar_5f__5f_search_5f__5f_input--large" style:display-name="topbar__search__input--large" style:family="paragraph" style:parent-style-name="Text_20_body">
      <style:paragraph-properties fo:margin-top="0.176cm" fo:margin-bottom="0.176cm" loext:contextual-spacing="false" fo:hyphenation-ladder-count="no-limit"/>
      <style:text-properties fo:hyphenate="false"/>
    </style:style>
    <style:style style:name="topbar_5f__5f_search_5f__5f_input--no-icon" style:display-name="topbar__search__input--no-icon" style:family="paragraph" style:parent-style-name="Text_20_body">
      <style:paragraph-properties fo:margin-top="0.176cm" fo:margin-bottom="0.176cm" loext:contextual-spacing="false" fo:hyphenation-ladder-count="no-limit"/>
      <style:text-properties fo:hyphenate="false"/>
    </style:style>
    <style:style style:name="topbar_5f__5f_search_5f__5f_reset" style:display-name="topbar__search__reset" style:family="paragraph" style:parent-style-name="Text_20_body">
      <loext:graphic-properties draw:fill="solid" draw:fill-color="#ffffff" draw:opacity="100%"/>
      <style:paragraph-properties fo:margin-left="-0.794cm" fo:margin-right="0cm" fo:margin-top="0.106cm" fo:margin-bottom="0cm" loext:contextual-spacing="false" style:line-height-at-least="0.476cm" fo:hyphenation-ladder-count="no-limit" fo:text-indent="0cm" style:auto-text-indent="false" fo:background-color="#ffffff" fo:padding="0cm" fo:border="0.74pt solid #cccccc" style:shadow="none">
        <style:tab-stops/>
      </style:paragraph-properties>
      <style:text-properties fo:color="#cccccc" fo:font-size="10.5pt" fo:font-weight="bold" style:font-size-asian="10.5pt" style:font-weight-asian="bold" style:font-size-complex="10.5pt" style:font-weight-complex="bold" text:display="none" fo:hyphenate="false"/>
    </style:style>
    <style:style style:name="topbar_5f__5f_search_5f__5f_btns" style:display-name="topbar__search__btns" style:family="paragraph" style:parent-style-name="Text_20_body">
      <style:paragraph-properties fo:margin-top="0.176cm" fo:margin-bottom="0.176cm" loext:contextual-spacing="false" fo:hyphenation-ladder-count="no-limit"/>
      <style:text-properties fo:hyphenate="false"/>
    </style:style>
    <style:style style:name="topbar_5f__5f_search_5f__5f_submit" style:display-name="topbar__search__submit" style:family="paragraph" style:parent-style-name="Text_20_body">
      <loext:graphic-properties draw:fill="solid" draw:fill-color="#3565da" draw:opacity="100%"/>
      <style:paragraph-properties style:line-height-at-least="0.794cm" fo:hyphenation-ladder-count="no-limit" fo:background-color="#3565da"/>
      <style:text-properties fo:color="#ffffff" style:font-name="inherit" fo:font-family="inherit" style:font-family-generic="roman" fo:letter-spacing="0.026cm" fo:hyphenate="false"/>
    </style:style>
    <style:style style:name="topbar_5f__5f_search_5f__5f_suggestion" style:display-name="topbar__search__suggestion" style:family="paragraph" style:parent-style-name="Text_20_body">
      <loext:graphic-properties draw:fill="solid" draw:fill-color="#ffffff" draw:opacity="100%"/>
      <style:paragraph-properties fo:margin-top="0.176cm" fo:margin-bottom="0.176cm" loext:contextual-spacing="false" fo:hyphenation-ladder-count="no-limit" fo:background-color="#ffffff" fo:padding="0cm" fo:border-left="0.74pt solid #dddddd" fo:border-right="0.74pt solid #dddddd" fo:border-top="none" fo:border-bottom="0.74pt solid #dddddd" style:shadow="none"/>
      <style:text-properties fo:color="#8e8e8e" text:display="none" fo:hyphenate="false"/>
    </style:style>
    <style:style style:name="topbar_5f__5f_search_5f__5f_suggestion--show" style:display-name="topbar__search__suggestion--show" style:family="paragraph" style:parent-style-name="Text_20_body">
      <style:paragraph-properties fo:margin-top="0.176cm" fo:margin-bottom="0.176cm" loext:contextual-spacing="false" fo:hyphenation-ladder-count="no-limit"/>
      <style:text-properties fo:hyphenate="false"/>
    </style:style>
    <style:style style:name="topbar_5f__5f_search_5f__5f_suggestion_5f__5f_item--selected" style:display-name="topbar__search__suggestion__item--selected" style:family="paragraph" style:parent-style-name="Text_20_body">
      <loext:graphic-properties draw:fill="solid" draw:fill-color="#f1f1f1" draw:opacity="100%"/>
      <style:paragraph-properties fo:margin-top="0.176cm" fo:margin-bottom="0.176cm" loext:contextual-spacing="false" fo:hyphenation-ladder-count="no-limit" fo:background-color="#f1f1f1"/>
      <style:text-properties fo:hyphenate="false"/>
    </style:style>
    <style:style style:name="topbar_5f__5f_search-container" style:display-name="topbar__search-container" style:family="paragraph" style:parent-style-name="Text_20_body">
      <style:paragraph-properties fo:margin-left="0cm" fo:margin-right="-0.026cm" fo:margin-top="0.176cm" fo:margin-bottom="0.176cm" loext:contextual-spacing="false" fo:hyphenation-ladder-count="no-limit" fo:text-indent="0cm" style:auto-text-indent="false"/>
      <style:text-properties fo:hyphenate="false"/>
    </style:style>
    <style:style style:name="topbar_5f__5f_search_5f__5f_toggle-btn" style:display-name="topbar__search__toggle-btn" style:family="paragraph" style:parent-style-name="Text_20_body">
      <style:paragraph-properties fo:margin-top="0.176cm" fo:margin-bottom="0.176cm" loext:contextual-spacing="false" fo:hyphenation-ladder-count="no-limit"/>
      <style:text-properties fo:hyphenate="false"/>
    </style:style>
    <style:style style:name="topbar_5f__5f_announce" style:display-name="topbar__announce" style:family="paragraph" style:parent-style-name="Text_20_body">
      <style:paragraph-properties fo:margin-top="0.176cm" fo:margin-bottom="0.176cm" loext:contextual-spacing="false" style:line-height-at-least="1.323cm" fo:hyphenation-ladder-count="no-limit"/>
      <style:text-properties fo:hyphenate="false"/>
    </style:style>
    <style:style style:name="topbar_5f__5f_announce_5f__5f_item--hide" style:display-name="topbar__announce__item--hide" style:family="paragraph" style:parent-style-name="Text_20_body">
      <style:paragraph-properties fo:margin-top="2.646cm" fo:margin-bottom="0.176cm" loext:contextual-spacing="false" fo:hyphenation-ladder-count="no-limit"/>
      <style:text-properties fo:hyphenate="false"/>
    </style:style>
    <style:style style:name="topbar_5f__5f_related-article_5f__5f_block" style:display-name="topbar__related-article__block" style:family="paragraph" style:parent-style-name="Text_20_body">
      <style:paragraph-properties fo:margin-left="2.646cm" fo:margin-right="6.35cm" fo:text-align="center" style:justify-single-word="false" fo:hyphenation-ladder-count="no-limit" fo:text-indent="0cm" style:auto-text-indent="false">
        <style:tab-stops/>
      </style:paragraph-properties>
      <style:text-properties fo:hyphenate="false"/>
    </style:style>
    <style:style style:name="topbar_5f__5f_related-article_5f__5f_block--large" style:display-name="topbar__related-article__block--large" style:family="paragraph" style:parent-style-name="Text_20_body">
      <style:paragraph-properties fo:margin-left="0cm" fo:margin-right="3.969cm" fo:margin-top="0.176cm" fo:margin-bottom="0.176cm" loext:contextual-spacing="false" fo:hyphenation-ladder-count="no-limit" fo:text-indent="0cm" style:auto-text-indent="false"/>
      <style:text-properties fo:hyphenate="false"/>
    </style:style>
    <style:style style:name="topbar_5f__5f_related-article_5f__5f_cat-list" style:display-name="topbar__related-article__cat-list" style:family="paragraph" style:parent-style-name="Text_20_body">
      <style:paragraph-properties fo:margin-top="0.176cm" fo:margin-bottom="0.176cm" loext:contextual-spacing="false" style:line-height-at-least="1.323cm" fo:hyphenation-ladder-count="no-limit"/>
      <style:text-properties fo:font-size="1pt" style:font-size-asian="1pt" style:font-size-complex="1pt" fo:hyphenate="false"/>
    </style:style>
    <style:style style:name="topbar_5f__5f_related-article_5f__5f_cat" style:display-name="topbar__related-article__cat" style:family="paragraph" style:parent-style-name="Text_20_body">
      <style:paragraph-properties fo:margin-top="0.176cm" fo:margin-bottom="0.176cm" loext:contextual-spacing="false" fo:hyphenation-ladder-count="no-limit" style:vertical-align="bottom"/>
      <style:text-properties fo:hyphenate="false"/>
    </style:style>
    <style:style style:name="topbar_5f__5f_related-article_5f__5f_txt" style:display-name="topbar__related-article__txt" style:family="paragraph" style:parent-style-name="Text_20_body">
      <style:paragraph-properties fo:margin-top="0.176cm" fo:margin-bottom="0.176cm" loext:contextual-spacing="false" fo:hyphenation-ladder-count="no-limit"/>
      <style:text-properties fo:color="#6e7071" fo:hyphenate="false"/>
    </style:style>
    <style:style style:name="topbar_5f__5f_related-article_5f__5f_txt--hot" style:display-name="topbar__related-article__txt--hot" style:family="paragraph" style:parent-style-name="Text_20_body">
      <style:paragraph-properties fo:margin-top="0.176cm" fo:margin-bottom="0.176cm" loext:contextual-spacing="false" fo:hyphenation-ladder-count="no-limit"/>
      <style:text-properties fo:color="#db4b8c" fo:font-weight="bold" style:font-weight-asian="bold" style:font-weight-complex="bold" fo:hyphenate="false"/>
    </style:style>
    <style:style style:name="topbar_5f__5f_related-article_5f__5f_txt--current" style:display-name="topbar__related-article__txt--current" style:family="paragraph" style:parent-style-name="Text_20_body">
      <style:paragraph-properties fo:margin-top="0.176cm" fo:margin-bottom="0.176cm" loext:contextual-spacing="false" fo:hyphenation-ladder-count="no-limit"/>
      <style:text-properties fo:color="#3582e6" fo:hyphenate="false"/>
    </style:style>
    <style:style style:name="topbar_5f__5f_related-article_5f__5f_showcase-block" style:display-name="topbar__related-article__showcase-block"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hyphenate="false"/>
    </style:style>
    <style:style style:name="topbar_5f__5f_related-article_5f__5f_showcase" style:display-name="topbar__related-article__showcase" style:family="paragraph" style:parent-style-name="Text_20_body">
      <style:paragraph-properties fo:hyphenation-ladder-count="no-limit" fo:padding="0cm" fo:border="0.74pt solid #eeeeee" style:shadow="none"/>
      <style:text-properties fo:hyphenate="false"/>
    </style:style>
    <style:style style:name="topbar_5f__5f_related-article-list" style:display-name="topbar__related-article-list" style:family="paragraph" style:parent-style-name="Text_20_body">
      <style:paragraph-properties fo:margin-top="0.176cm" fo:margin-bottom="0.176cm" loext:contextual-spacing="false" fo:hyphenation-ladder-count="no-limit" style:vertical-align="top"/>
      <style:text-properties fo:hyphenate="false"/>
    </style:style>
    <style:style style:name="topbar_5f__5f_related-article" style:display-name="topbar__related-article" style:family="paragraph" style:parent-style-name="Text_20_body">
      <style:paragraph-properties fo:margin-top="0.176cm" fo:margin-bottom="0.176cm" loext:contextual-spacing="false" fo:hyphenation-ladder-count="no-limit" style:vertical-align="top"/>
      <style:text-properties fo:hyphenate="false"/>
    </style:style>
    <style:style style:name="topbar_5f__5f_related-article-link" style:display-name="topbar__related-article-link" style:family="paragraph" style:parent-style-name="Text_20_body">
      <style:paragraph-properties fo:margin-top="0.176cm" fo:margin-bottom="0.176cm" loext:contextual-spacing="false" fo:hyphenation-ladder-count="no-limit"/>
      <style:text-properties fo:color="#000000" fo:hyphenate="false"/>
    </style:style>
    <style:style style:name="topbar_5f__5f_related-article_5f__5f_img" style:display-name="topbar__related-article__img" style:family="paragraph" style:parent-style-name="Text_20_body">
      <style:paragraph-properties fo:margin-top="0.176cm" fo:margin-bottom="0.176cm" loext:contextual-spacing="false" fo:hyphenation-ladder-count="no-limit"/>
      <style:text-properties fo:hyphenate="false"/>
    </style:style>
    <style:style style:name="topbar_5f__5f_related-article_5f__5f_img_3e_img" style:display-name="topbar__related-article__img&gt;img" style:family="paragraph" style:parent-style-name="Text_20_body">
      <style:paragraph-properties fo:margin-top="0.176cm" fo:margin-bottom="0.176cm" loext:contextual-spacing="false" fo:hyphenation-ladder-count="no-limit"/>
      <style:text-properties fo:hyphenate="false"/>
    </style:style>
    <style:style style:name="topbar_5f__5f_related-article_5f__5f_title" style:display-name="topbar__related-article__title" style:family="paragraph" style:parent-style-name="Text_20_body">
      <style:paragraph-properties fo:margin-top="0.212cm" fo:margin-bottom="0.176cm" loext:contextual-spacing="false" style:line-height-at-least="0.556cm" fo:hyphenation-ladder-count="no-limit" style:line-break="normal"/>
      <style:text-properties fo:font-size="10.5pt" style:font-size-asian="10.5pt" style:font-size-complex="10.5pt" fo:hyphenate="false"/>
    </style:style>
    <style:style style:name="topbar_5f__5f_related-article_5f__5f_title_3e_span" style:display-name="topbar__related-article__title&gt;span" style:family="paragraph" style:parent-style-name="Text_20_body">
      <style:paragraph-properties fo:margin-top="0.176cm" fo:margin-bottom="0.176cm" loext:contextual-spacing="false" fo:hyphenation-ladder-count="no-limit"/>
      <style:text-properties fo:color="#bf8221" fo:font-size="10pt" style:font-size-asian="10pt" style:font-size-complex="10pt" fo:hyphenate="false"/>
    </style:style>
    <style:style style:name="topbar_5f__5f_related-article_5f__5f_link" style:display-name="topbar__related-article__link" style:family="paragraph" style:parent-style-name="Text_20_body">
      <style:paragraph-properties fo:margin-top="0.176cm" fo:margin-bottom="0.176cm" loext:contextual-spacing="false" style:line-height-at-least="1.323cm" fo:hyphenation-ladder-count="no-limit" style:vertical-align="top"/>
      <style:text-properties fo:color="#db4b8c" fo:hyphenate="false"/>
    </style:style>
    <style:style style:name="topbar_5f__5f_notification" style:display-name="topbar__notification" style:family="paragraph" style:parent-style-name="Text_20_body">
      <style:paragraph-properties fo:margin-top="0.176cm" fo:margin-bottom="0.176cm" loext:contextual-spacing="false" fo:hyphenation-ladder-count="no-limit"/>
      <style:text-properties fo:color="#383838" fo:hyphenate="false"/>
    </style:style>
    <style:style style:name="topbar_5f__5f_user" style:display-name="topbar__user"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topbar_5f__5f_logo_5f__5f_chanenl-lists" style:display-name="topbar__logo__chanenl-lists"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hyphenate="false"/>
    </style:style>
    <style:style style:name="topbar_5f__5f_user_5f__5f_lists" style:display-name="topbar__user__lists" style:family="paragraph" style:parent-style-name="Text_20_body">
      <style:paragraph-properties fo:margin-top="0.176cm" fo:margin-bottom="0.176cm" loext:contextual-spacing="false" fo:hyphenation-ladder-count="no-limit"/>
      <style:text-properties fo:hyphenate="false"/>
    </style:style>
    <style:style style:name="topbar_5f__5f_logo_5f__5f_channel" style:display-name="topbar__logo__channel" style:family="paragraph" style:parent-style-name="Text_20_body">
      <style:paragraph-properties fo:margin-top="0.176cm" fo:margin-bottom="0.176cm" loext:contextual-spacing="false" fo:text-align="center" style:justify-single-word="false" fo:hyphenation-ladder-count="no-limit" fo:padding="0cm" fo:border-left="none" fo:border-right="0.74pt solid #f7f7f7" fo:border-top="none" fo:border-bottom="1.5pt solid #f7f7f7" style:shadow="none"/>
      <style:text-properties fo:font-size="10.5pt" style:font-size-asian="10.5pt" style:font-size-complex="10.5pt" fo:hyphenate="false"/>
    </style:style>
    <style:style style:name="topbar_5f__5f_user_5f__5f_list" style:display-name="topbar__user__list" style:family="paragraph" style:parent-style-name="Text_20_body">
      <style:paragraph-properties fo:margin-top="0.176cm" fo:margin-bottom="0.176cm" loext:contextual-spacing="false" fo:hyphenation-ladder-count="no-limit" fo:padding="0cm" fo:border-left="none" fo:border-right="none" fo:border-top="0.74pt solid #f7f7f7" fo:border-bottom="none" style:shadow="none"/>
      <style:text-properties fo:hyphenate="false"/>
    </style:style>
    <style:style style:name="topbar_5f__5f_notification_5f__5f_list--header" style:display-name="topbar__notification__list--header" style:family="paragraph" style:parent-style-name="Text_20_body">
      <style:paragraph-properties fo:margin-top="0.176cm" fo:margin-bottom="0.176cm" loext:contextual-spacing="false" style:line-height-at-least="0.794cm" fo:hyphenation-ladder-count="no-limit" fo:padding="0cm" fo:border-left="none" fo:border-right="none" fo:border-top="none" fo:border-bottom="0.74pt solid #cccccc" style:shadow="none"/>
      <style:text-properties fo:hyphenate="false"/>
    </style:style>
    <style:style style:name="topbar_5f__5f_notification_5f__5f_msglist" style:display-name="topbar__notification__msglist" style:family="paragraph" style:parent-style-name="Text_20_body">
      <style:paragraph-properties fo:margin-top="0.176cm" fo:margin-bottom="0.176cm" loext:contextual-spacing="false" fo:hyphenation-ladder-count="no-limit" fo:padding="0cm" fo:border-left="none" fo:border-right="none" fo:border-top="none" fo:border-bottom="0.74pt solid #cccccc" style:shadow="none"/>
      <style:text-properties fo:hyphenate="false"/>
    </style:style>
    <style:style style:name="topbar_5f__5f_notification_5f__5f_list--footer_5f__5f_link" style:display-name="topbar__notification__list--footer__link" style:family="paragraph" style:parent-style-name="Text_20_body">
      <style:paragraph-properties fo:margin-top="0.176cm" fo:margin-bottom="0.176cm" loext:contextual-spacing="false" style:line-height-at-least="1.323cm" fo:text-align="center" style:justify-single-word="false" fo:hyphenation-ladder-count="no-limit" fo:padding="0cm" fo:border-left="none" fo:border-right="none" fo:border-top="0.74pt solid #cccccc" fo:border-bottom="none" style:shadow="none"/>
      <style:text-properties fo:font-size="10pt" style:font-size-asian="10pt" style:font-size-complex="10pt" fo:hyphenate="false"/>
    </style:style>
    <style:style style:name="topbar_5f__5f_notification_5f__5f_msglist_5f__5f_avatar" style:display-name="topbar__notification__msglist__avatar" style:family="paragraph" style:parent-style-name="Text_20_body">
      <style:paragraph-properties fo:margin-left="0cm" fo:margin-right="0.185cm" fo:margin-top="0.176cm" fo:margin-bottom="0.176cm" loext:contextual-spacing="false" fo:hyphenation-ladder-count="no-limit" fo:text-indent="0cm" style:auto-text-indent="false"/>
      <style:text-properties fo:hyphenate="false"/>
    </style:style>
    <style:style style:name="topbar_5f__5f_notification_5f__5f_msglist_5f__5f_thumb" style:display-name="topbar__notification__msglist__thumb" style:family="paragraph" style:parent-style-name="Text_20_body">
      <style:paragraph-properties fo:margin-left="0.185cm" fo:margin-right="0cm" fo:margin-top="0.176cm" fo:margin-bottom="0.176cm" loext:contextual-spacing="false" fo:hyphenation-ladder-count="no-limit" fo:text-indent="0cm" style:auto-text-indent="false">
        <style:tab-stops/>
      </style:paragraph-properties>
      <style:text-properties fo:hyphenate="false"/>
    </style:style>
    <style:style style:name="topbar_5f__5f_notification_5f__5f_msglist_5f__5f_thumb_5f__5f_img" style:display-name="topbar__notification__msglist__thumb__img" style:family="paragraph" style:parent-style-name="Text_20_body">
      <style:paragraph-properties fo:margin-top="0.176cm" fo:margin-bottom="0.176cm" loext:contextual-spacing="false" fo:hyphenation-ladder-count="no-limit"/>
      <style:text-properties fo:hyphenate="false"/>
    </style:style>
    <style:style style:name="topbar_5f__5f_notification_5f__5f_msglist_5f__5f_info" style:display-name="topbar__notification__msglist__info" style:family="paragraph" style:parent-style-name="Text_20_body">
      <style:paragraph-properties fo:margin-top="0.176cm" fo:margin-bottom="0.176cm" loext:contextual-spacing="false" fo:hyphenation-ladder-count="no-limit"/>
      <style:text-properties fo:hyphenate="false"/>
    </style:style>
    <style:style style:name="topbar_5f__5f_notification_5f__5f_msglist_5f__5f_time" style:display-name="topbar__notification__msglist__time" style:family="paragraph" style:parent-style-name="Text_20_body">
      <style:paragraph-properties fo:margin-top="0.176cm" fo:margin-bottom="0.176cm" loext:contextual-spacing="false" fo:hyphenation-ladder-count="no-limit"/>
      <style:text-properties fo:color="#999999" fo:hyphenate="false"/>
    </style:style>
    <style:style style:name="topbar_5f__5f_user_5f__5f_avator_5f__5f_img" style:display-name="topbar__user__avator__img" style:family="paragraph" style:parent-style-name="Text_20_body">
      <style:paragraph-properties fo:margin-left="-0.529cm" fo:margin-right="0cm" fo:margin-top="0.185cm" fo:margin-bottom="0.176cm" loext:contextual-spacing="false" fo:hyphenation-ladder-count="no-limit" fo:text-indent="0cm" style:auto-text-indent="false" fo:padding="0cm" fo:border="1.5pt solid #dddddd" style:shadow="none">
        <style:tab-stops/>
      </style:paragraph-properties>
      <style:text-properties fo:hyphenate="false"/>
    </style:style>
    <style:style style:name="topbar_5f__5f_user_5f__5f_openid" style:display-name="topbar__user__openid" style:family="paragraph" style:parent-style-name="Text_20_body">
      <style:paragraph-properties fo:margin-top="0.176cm" fo:margin-bottom="0.176cm" loext:contextual-spacing="false" fo:hyphenation-ladder-count="no-limit"/>
      <style:text-properties fo:hyphenate="false"/>
    </style:style>
    <style:style style:name="article-keyword" style:family="paragraph" style:parent-style-name="Text_20_body">
      <style:paragraph-properties fo:margin-top="0.794cm" fo:margin-bottom="0.794cm" loext:contextual-spacing="false" fo:line-height="200%" fo:hyphenation-ladder-count="no-limit"/>
      <style:text-properties style:font-name="Helvetica" fo:font-family="Helvetica" style:font-family-generic="swiss" style:font-pitch="variable" fo:font-size="10pt" fo:letter-spacing="0.021cm" style:font-size-asian="10pt" style:font-name-complex="Helvetica" style:font-family-complex="Helvetica" style:font-family-generic-complex="swiss" style:font-pitch-complex="variable" style:font-size-complex="10pt" fo:hyphenate="false"/>
    </style:style>
    <style:style style:name="tag_5f__5f_header" style:display-name="tag__header" style:family="paragraph" style:parent-style-name="Text_20_body">
      <style:paragraph-properties fo:margin-left="0.132cm" fo:margin-right="0.132cm" fo:margin-top="0cm" fo:margin-bottom="0.132cm" loext:contextual-spacing="false" fo:hyphenation-ladder-count="no-limit" fo:text-indent="0cm" style:auto-text-indent="false">
        <style:tab-stops/>
      </style:paragraph-properties>
      <style:text-properties fo:hyphenate="false"/>
    </style:style>
    <style:style style:name="article-inread-ad"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stream-topic-more" style:family="paragraph" style:parent-style-name="Text_20_body">
      <style:paragraph-properties fo:margin-top="0.176cm" fo:margin-bottom="0.176cm" loext:contextual-spacing="false" fo:hyphenation-ladder-count="no-limit"/>
      <style:text-properties fo:color="#000000" fo:font-size="11.5pt" style:font-size-asian="11.5pt" style:font-size-complex="11.5pt" text:display="none" fo:hyphenate="false"/>
    </style:style>
    <style:style style:name="article" style:family="paragraph" style:parent-style-name="Text_20_body">
      <style:paragraph-properties fo:margin-top="0.397cm" fo:margin-bottom="0.529cm" loext:contextual-spacing="false" fo:hyphenation-ladder-count="no-limit"/>
      <style:text-properties fo:hyphenate="false"/>
    </style:style>
    <style:style style:name="article-head" style:family="paragraph" style:parent-style-name="Text_20_body">
      <style:paragraph-properties fo:margin-top="0.176cm" fo:margin-bottom="0.176cm" loext:contextual-spacing="false" fo:hyphenation-ladder-count="no-limit"/>
      <style:text-properties fo:hyphenate="false"/>
    </style:style>
    <style:style style:name="publish" style:family="paragraph" style:parent-style-name="Text_20_body">
      <style:paragraph-properties fo:margin-top="0.176cm" fo:margin-bottom="0.176cm" loext:contextual-spacing="false" fo:hyphenation-ladder-count="no-limit"/>
      <style:text-properties fo:text-transform="uppercase" fo:color="#333333" style:font-name="Arial" fo:font-family="Arial" style:font-family-generic="swiss" style:font-pitch="variable" fo:font-size="7.5pt" style:font-size-asian="7.5pt" style:font-name-complex="Arial" style:font-family-complex="Arial" style:font-family-generic-complex="swiss" style:font-pitch-complex="variable" style:font-size-complex="7.5pt" fo:hyphenate="false"/>
    </style:style>
    <style:style style:name="title" style:family="paragraph" style:parent-style-name="Text_20_body">
      <style:paragraph-properties fo:margin-left="2.778cm" fo:margin-right="0cm" fo:margin-top="0.176cm" fo:margin-bottom="0.176cm" loext:contextual-spacing="false" fo:hyphenation-ladder-count="no-limit" fo:text-indent="0cm" style:auto-text-indent="false">
        <style:tab-stops/>
      </style:paragraph-properties>
      <style:text-properties fo:color="#ffffff" fo:hyphenate="false"/>
    </style:style>
    <style:style style:name="article-body" style:family="paragraph" style:parent-style-name="Text_20_body">
      <style:paragraph-properties fo:margin-top="0.265cm" fo:margin-bottom="0.265cm" loext:contextual-spacing="false" fo:hyphenation-ladder-count="no-limit"/>
      <style:text-properties fo:hyphenate="false"/>
    </style:style>
    <style:style style:name="article-content" style:family="paragraph" style:parent-style-name="Text_20_body">
      <style:paragraph-properties fo:margin-left="0.397cm" fo:margin-right="0.397cm" fo:margin-top="0.397cm" fo:margin-bottom="0.397cm" loext:contextual-spacing="false" fo:line-height="170%" fo:hyphenation-ladder-count="no-limit" fo:text-indent="0cm" style:auto-text-indent="false">
        <style:tab-stops/>
      </style:paragraph-properties>
      <style:text-properties fo:color="#444444" fo:font-size="10pt" fo:letter-spacing="0.021cm" style:font-size-asian="10pt" style:font-size-complex="10pt" fo:hyphenate="false"/>
    </style:style>
    <style:style style:name="bookmark" style:family="paragraph" style:parent-style-name="Text_20_body">
      <style:paragraph-properties fo:margin-top="0.176cm" fo:margin-bottom="0.176cm" loext:contextual-spacing="false" fo:line-height="140%" fo:text-align="end" style:justify-single-word="false" fo:hyphenation-ladder-count="no-limit"/>
      <style:text-properties fo:color="#666666" fo:hyphenate="false"/>
    </style:style>
    <style:style style:name="author" style:family="paragraph" style:parent-style-name="Text_20_body">
      <style:paragraph-properties fo:margin-top="0.176cm" fo:margin-bottom="0.176cm" loext:contextual-spacing="false" fo:line-height="140%" fo:text-align="end" style:justify-single-word="false" fo:hyphenation-ladder-count="no-limit"/>
      <style:text-properties fo:color="#666666" fo:hyphenate="false"/>
    </style:style>
    <style:style style:name="forward" style:family="paragraph" style:parent-style-name="Text_20_body">
      <style:paragraph-properties fo:margin-top="0.176cm" fo:margin-bottom="0.176cm" loext:contextual-spacing="false" fo:line-height="140%" fo:text-align="end" style:justify-single-word="false" fo:hyphenation-ladder-count="no-limit"/>
      <style:text-properties fo:color="#666666" fo:hyphenate="false"/>
    </style:style>
    <style:style style:name="article-footer" style:family="paragraph" style:parent-style-name="Text_20_body">
      <style:paragraph-properties fo:margin-top="0.176cm" fo:margin-bottom="0.176cm" loext:contextual-spacing="false" fo:line-height="140%" fo:hyphenation-ladder-count="no-limit" fo:padding-left="0cm" fo:padding-right="0cm" fo:padding-top="0.141cm" fo:padding-bottom="0cm" fo:border-left="none" fo:border-right="none" fo:border-top="0.74pt dashed #cccccc" fo:border-bottom="none" style:shadow="none"/>
      <style:text-properties fo:color="#363636" fo:hyphenate="false"/>
    </style:style>
    <style:style style:name="history" style:family="paragraph" style:parent-style-name="Text_20_body">
      <style:paragraph-properties fo:margin-top="0.176cm" fo:margin-bottom="0.176cm" loext:contextual-spacing="false" fo:hyphenation-ladder-count="no-limit"/>
      <style:text-properties fo:hyphenate="false"/>
    </style:style>
    <style:style style:name="refer" style:family="paragraph" style:parent-style-name="Text_20_body">
      <style:paragraph-properties fo:margin-top="0.176cm" fo:margin-bottom="0.176cm" loext:contextual-spacing="false" fo:hyphenation-ladder-count="no-limit"/>
      <style:text-properties fo:hyphenate="false"/>
    </style:style>
    <style:style style:name="back-to-top" style:family="paragraph" style:parent-style-name="Text_20_body">
      <style:paragraph-properties fo:margin-top="0.176cm" fo:margin-bottom="0.176cm" loext:contextual-spacing="false" fo:text-align="end" style:justify-single-word="false" fo:hyphenation-ladder-count="no-limit"/>
      <style:text-properties fo:text-transform="uppercase" style:font-name="Century Gothic" fo:font-family="'Century Gothic'" style:font-family-generic="swiss" style:font-pitch="variable" fo:font-size="7.5pt" style:font-size-asian="7.5pt" style:font-size-complex="7.5pt" fo:hyphenate="false"/>
    </style:style>
    <style:style style:name="main-list" style:family="paragraph" style:parent-style-name="Text_20_body">
      <style:paragraph-properties fo:margin-top="0.265cm" fo:margin-bottom="0.265cm" loext:contextual-spacing="false" fo:hyphenation-ladder-count="no-limit"/>
      <style:text-properties fo:hyphenate="false"/>
    </style:style>
    <style:style style:name="list-num" style:family="paragraph" style:parent-style-name="Text_20_body">
      <style:paragraph-properties fo:margin-top="0.176cm" fo:margin-bottom="0.176cm" loext:contextual-spacing="false" fo:hyphenation-ladder-count="no-limit"/>
      <style:text-properties text:display="none" fo:hyphenate="false"/>
    </style:style>
    <style:style style:name="list-visit" style:family="paragraph" style:parent-style-name="Text_20_body">
      <style:paragraph-properties fo:margin-top="0.176cm" fo:margin-bottom="0.176cm" loext:contextual-spacing="false" fo:hyphenation-ladder-count="no-limit"/>
      <style:text-properties fo:hyphenate="false"/>
    </style:style>
    <style:style style:name="list-comment" style:family="paragraph" style:parent-style-name="Text_20_body">
      <style:paragraph-properties fo:margin-top="0.176cm" fo:margin-bottom="0.176cm" loext:contextual-spacing="false" fo:hyphenation-ladder-count="no-limit"/>
      <style:text-properties fo:hyphenate="false"/>
    </style:style>
    <style:style style:name="user-post-title" style:family="paragraph" style:parent-style-name="Text_20_body">
      <loext:graphic-properties draw:fill="solid" draw:fill-color="#3d93cc" draw:opacity="100%"/>
      <style:paragraph-properties fo:margin-top="0.265cm" fo:margin-bottom="0.265cm" loext:contextual-spacing="false" style:line-height-at-least="0.661cm" fo:hyphenation-ladder-count="no-limit" fo:background-color="#3d93cc"/>
      <style:text-properties fo:color="#ffffff" fo:hyphenate="false"/>
    </style:style>
    <style:style style:name="post-comment" style:family="paragraph" style:parent-style-name="Text_20_body">
      <style:paragraph-properties fo:margin-top="0.265cm" fo:margin-bottom="0.529cm" loext:contextual-spacing="false" style:line-height-at-least="0.661cm" fo:hyphenation-ladder-count="no-limit"/>
      <style:text-properties fo:hyphenate="false"/>
    </style:style>
    <style:style style:name="single-post" style:family="paragraph" style:parent-style-name="Text_20_body">
      <loext:graphic-properties draw:fill="solid" draw:fill-color="#ffffff" draw:opacity="100%"/>
      <style:paragraph-properties fo:margin-top="0.176cm" fo:margin-bottom="0.529cm" loext:contextual-spacing="false" fo:hyphenation-ladder-count="no-limit" fo:background-color="#ffffff" fo:padding-left="0cm" fo:padding-right="0cm" fo:padding-top="0cm" fo:padding-bottom="0.282cm" fo:border="0.74pt solid #d8e9f4" style:shadow="none"/>
      <style:text-properties fo:hyphenate="false"/>
    </style:style>
    <style:style style:name="post-info" style:family="paragraph" style:parent-style-name="Text_20_body">
      <loext:graphic-properties draw:fill="solid" draw:fill-color="#ffffff" draw:opacity="100%"/>
      <style:paragraph-properties fo:margin-top="0.176cm" fo:margin-bottom="0.265cm" loext:contextual-spacing="false" style:line-height-at-least="0.714cm" fo:hyphenation-ladder-count="no-limit" fo:background-color="#ffffff"/>
      <style:text-properties fo:color="#555555" fo:font-size="8.5pt" style:font-size-asian="8.5pt" style:font-size-complex="8.5pt" fo:hyphenate="false"/>
    </style:style>
    <style:style style:name="post-photo" style:family="paragraph" style:parent-style-name="Text_20_body">
      <style:paragraph-properties fo:margin-left="0.265cm" fo:margin-right="0cm" fo:margin-top="0.176cm" fo:margin-bottom="0.176cm" loext:contextual-spacing="false" fo:hyphenation-ladder-count="no-limit" fo:text-indent="0cm" style:auto-text-indent="false">
        <style:tab-stops/>
      </style:paragraph-properties>
      <style:text-properties fo:hyphenate="false"/>
    </style:style>
    <style:style style:name="post-text" style:family="paragraph" style:parent-style-name="Text_20_body">
      <style:paragraph-properties fo:margin-top="0.176cm" fo:margin-bottom="0.132cm" loext:contextual-spacing="false" fo:hyphenation-ladder-count="no-limit"/>
      <style:text-properties fo:color="#000000" fo:hyphenate="false"/>
    </style:style>
    <style:style style:name="reply-text" style:family="paragraph" style:parent-style-name="Text_20_body">
      <style:paragraph-properties fo:margin-left="0cm" fo:margin-right="0.265cm" fo:margin-top="0.176cm" fo:margin-bottom="0.176cm" loext:contextual-spacing="false" fo:hyphenation-ladder-count="no-limit" fo:text-indent="0cm" style:auto-text-indent="false" fo:padding-left="1.094cm" fo:padding-right="0.141cm" fo:padding-top="0.141cm" fo:padding-bottom="0.141cm" fo:border="0.74pt solid #dcf2f8" style:shadow="none"/>
      <style:text-properties fo:color="#777777" fo:hyphenate="false"/>
    </style:style>
    <style:style style:name="page" style:family="paragraph" style:parent-style-name="Text_20_body">
      <style:paragraph-properties fo:margin-top="0.265cm" fo:margin-bottom="0.265cm" loext:contextual-spacing="false" fo:text-align="center" style:justify-single-word="false" fo:hyphenation-ladder-count="no-limit"/>
      <style:text-properties style:font-name="Century Gothic" fo:font-family="'Century Gothic'" style:font-family-generic="swiss" style:font-pitch="variable" fo:font-size="8.5pt" style:font-size-asian="8.5pt" style:font-size-complex="8.5pt" fo:hyphenate="false"/>
    </style:style>
    <style:style style:name="box" style:family="paragraph" style:parent-style-name="Text_20_body">
      <style:paragraph-properties fo:margin-top="0.397cm" fo:margin-bottom="0.397cm" loext:contextual-spacing="false" fo:hyphenation-ladder-count="no-limit"/>
      <style:text-properties fo:hyphenate="false"/>
    </style:style>
    <style:style style:name="box-title" style:family="paragraph" style:parent-style-name="Text_20_body">
      <style:paragraph-properties fo:margin-top="0.176cm" fo:margin-bottom="0.176cm" loext:contextual-spacing="false" fo:text-align="center" style:justify-single-word="false" fo:hyphenation-ladder-count="no-limit" fo:padding="0cm" fo:border-left="none" fo:border-right="none" fo:border-top="none" fo:border-bottom="0.74pt solid #d7e5ef" style:shadow="none"/>
      <style:text-properties fo:color="#6a99b8" fo:font-size="10pt" fo:font-weight="bold" style:font-size-asian="10pt" style:font-weight-asian="bold" style:font-size-complex="10pt" style:font-weight-complex="bold" fo:hyphenate="false"/>
    </style:style>
    <style:style style:name="box-text" style:family="paragraph" style:parent-style-name="Text_20_body">
      <style:paragraph-properties fo:margin-top="0.176cm" fo:margin-bottom="0.176cm" loext:contextual-spacing="false" fo:text-align="center" style:justify-single-word="false" fo:hyphenation-ladder-count="no-limit"/>
      <style:text-properties fo:color="#333333" fo:hyphenate="false"/>
    </style:style>
    <style:style style:name="box-more" style:family="paragraph" style:parent-style-name="Text_20_body">
      <style:paragraph-properties fo:margin-left="0.265cm" fo:margin-right="0.265cm" fo:margin-top="0.132cm" fo:margin-bottom="0.132cm" loext:contextual-spacing="false" fo:text-align="end" style:justify-single-word="false" fo:hyphenation-ladder-count="no-limit" fo:text-indent="0cm" style:auto-text-indent="false">
        <style:tab-stops/>
      </style:paragraph-properties>
      <style:text-properties fo:hyphenate="false"/>
    </style:style>
    <style:style style:name="murmur-time" style:family="paragraph" style:parent-style-name="Text_20_body">
      <style:paragraph-properties fo:margin-top="0.176cm" fo:margin-bottom="0.176cm" loext:contextual-spacing="false" fo:hyphenation-ladder-count="no-limit"/>
      <style:text-properties fo:color="#7ebeba" style:font-name="Century Gothic" fo:font-family="'Century Gothic'" style:font-family-generic="swiss" style:font-pitch="variable" fo:font-size="7.5pt" style:font-size-asian="7.5pt" style:font-size-complex="7.5pt" fo:hyphenate="false"/>
    </style:style>
    <style:style style:name="mib-unfold--ad-box" style:family="paragraph" style:parent-style-name="Text_20_body">
      <loext:graphic-properties draw:fill="solid" draw:fill-color="#ffffff" draw:opacity="100%"/>
      <style:paragraph-properties fo:margin-left="0cm" fo:margin-right="0.132cm" fo:margin-top="0.176cm" fo:margin-bottom="0.176cm" loext:contextual-spacing="false" fo:text-align="center" style:justify-single-word="false" fo:hyphenation-ladder-count="no-limit" fo:text-indent="0cm" style:auto-text-indent="false" fo:background-color="#ffffff"/>
      <style:text-properties fo:hyphenate="false"/>
    </style:style>
    <style:style style:name="mib--ad-box_5f__5f_icon" style:display-name="mib--ad-box__icon" style:family="paragraph" style:parent-style-name="Text_20_body">
      <style:paragraph-properties fo:margin-top="0.176cm" fo:margin-bottom="0.176cm" loext:contextual-spacing="false" fo:hyphenation-ladder-count="no-limit"/>
      <style:text-properties fo:hyphenate="false"/>
    </style:style>
    <style:style style:name="vjs-no-js" style:family="paragraph" style:parent-style-name="Text_20_body">
      <loext:graphic-properties draw:fill="solid" draw:fill-color="#000000" draw:opacity="100%"/>
      <style:paragraph-properties fo:hyphenation-ladder-count="no-limit" fo:background-color="#000000"/>
      <style:text-properties fo:color="#ffffff" fo:font-size="13.5pt" style:font-size-asian="13.5pt" style:font-size-complex="13.5pt" fo:hyphenate="false"/>
    </style:style>
    <style:style style:name="vjs-icon-share" style:family="paragraph" style:parent-style-name="Text_20_body">
      <style:paragraph-properties fo:margin-top="0.176cm" fo:margin-bottom="0.176cm" loext:contextual-spacing="false" fo:hyphenation-ladder-count="no-limit"/>
      <style:text-properties style:font-name="VideoJS" fo:font-family="VideoJS" style:font-family-generic="system" fo:hyphenate="false"/>
    </style:style>
    <style:style style:name="vjs-poster" style:family="paragraph" style:parent-style-name="Text_20_body">
      <loext:graphic-properties draw:fill="solid" draw:fill-color="#000000" draw:opacity="100%"/>
      <style:paragraph-properties fo:hyphenation-ladder-count="no-limit" fo:background-color="#000000" style:vertical-align="middle"/>
      <style:text-properties fo:hyphenate="false"/>
    </style:style>
    <style:style style:name="vjs-time-divider" style:family="paragraph" style:parent-style-name="Text_20_body">
      <style:paragraph-properties fo:margin-top="0.176cm" fo:margin-bottom="0.176cm" loext:contextual-spacing="false" style:line-height-at-least="1.27cm" fo:hyphenation-ladder-count="no-limit"/>
      <style:text-properties text:display="none" fo:hyphenate="false"/>
    </style:style>
    <style:style style:name="vjs-subtitles" style:family="paragraph" style:parent-style-name="Text_20_body">
      <style:paragraph-properties fo:margin-top="0.176cm" fo:margin-bottom="0.176cm" loext:contextual-spacing="false" fo:hyphenation-ladder-count="no-limit"/>
      <style:text-properties fo:color="#ffffff" fo:hyphenate="false"/>
    </style:style>
    <style:style style:name="vjs-captions" style:family="paragraph" style:parent-style-name="Text_20_body">
      <style:paragraph-properties fo:margin-top="0.176cm" fo:margin-bottom="0.176cm" loext:contextual-spacing="false" fo:hyphenation-ladder-count="no-limit"/>
      <style:text-properties fo:color="#ffcc66" fo:hyphenate="false"/>
    </style:style>
    <style:style style:name="vjs-tt-cue" style:family="paragraph" style:parent-style-name="Text_20_body">
      <style:paragraph-properties fo:margin-top="0.176cm" fo:margin-bottom="0.176cm" loext:contextual-spacing="false" fo:hyphenation-ladder-count="no-limit"/>
      <style:text-properties fo:hyphenate="false"/>
    </style:style>
    <style:style style:name="vjs-loading-spinner" style:family="paragraph" style:parent-style-name="Text_20_body">
      <style:paragraph-properties fo:margin-left="-0.661cm" fo:margin-right="0cm" fo:hyphenation-ladder-count="no-limit" fo:text-indent="0cm" style:auto-text-indent="false">
        <style:tab-stops/>
      </style:paragraph-properties>
      <style:text-properties text:display="none" fo:hyphenate="false"/>
    </style:style>
    <style:style style:name="vjs-caption-settings" style:family="paragraph" style:parent-style-name="Text_20_body">
      <loext:graphic-properties draw:fill="solid" draw:fill-color="#2b333f" draw:opacity="100%"/>
      <style:paragraph-properties fo:hyphenation-ladder-count="no-limit" fo:background-color="#2b333f"/>
      <style:text-properties fo:color="#ffffff" fo:font-size="9pt" style:font-size-asian="9pt" style:font-size-complex="9pt" fo:hyphenate="false"/>
    </style:style>
    <style:style style:name="fb_5f_invisible" style:display-name="fb_invisible" style:family="paragraph" style:parent-style-name="Text_20_body">
      <style:paragraph-properties fo:margin-top="0.176cm" fo:margin-bottom="0.176cm" loext:contextual-spacing="false" fo:hyphenation-ladder-count="no-limit"/>
      <style:text-properties text:display="none" fo:hyphenate="false"/>
    </style:style>
    <style:style style:name="fb_5f_reset" style:display-name="fb_reset" style:family="paragraph" style:parent-style-name="Text_20_body">
      <style:paragraph-properties fo:hyphenation-ladder-count="no-limit"/>
      <style:text-properties fo:color="#000000" style:font-name="Tahoma" fo:font-family="Tahoma" style:font-family-generic="swiss" style:font-pitch="variable" fo:font-size="9pt" style:font-size-asian="9pt" style:font-name-complex="Tahoma" style:font-family-complex="Tahoma" style:font-family-generic-complex="swiss" style:font-pitch-complex="variable" style:font-size-complex="9pt" fo:hyphenate="false"/>
    </style:style>
    <style:style style:name="fb_5f_dialog_5f_advanced" style:display-name="fb_dialog_advanced" style:family="paragraph" style:parent-style-name="Text_20_body">
      <style:paragraph-properties fo:margin-top="0.176cm" fo:margin-bottom="0.176cm" loext:contextual-spacing="false" fo:hyphenation-ladder-count="no-limit"/>
      <style:text-properties fo:hyphenate="false"/>
    </style:style>
    <style:style style:name="fb_5f_dialog_5f_content" style:display-name="fb_dialog_content"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color="#333333" fo:hyphenate="false"/>
    </style:style>
    <style:style style:name="fb_5f_dialog_5f_close_5f_icon" style:display-name="fb_dialog_close_icon" style:family="paragraph" style:parent-style-name="Text_20_body">
      <style:paragraph-properties fo:margin-top="0.176cm" fo:margin-bottom="0.176cm" loext:contextual-spacing="false" fo:hyphenation-ladder-count="no-limit"/>
      <style:text-properties fo:hyphenate="false"/>
    </style:style>
    <style:style style:name="fb_5f_dialog_5f_padding" style:display-name="fb_dialog_padding" style:family="paragraph" style:parent-style-name="Text_20_body">
      <style:paragraph-properties fo:margin-top="0.176cm" fo:margin-bottom="0.176cm" loext:contextual-spacing="false" fo:hyphenation-ladder-count="no-limit"/>
      <style:text-properties fo:hyphenate="false"/>
    </style:style>
    <style:style style:name="fb_5f_dialog_5f_loader" style:display-name="fb_dialog_loader" style:family="paragraph" style:parent-style-name="Text_20_body">
      <loext:graphic-properties draw:fill="solid" draw:fill-color="#f6f7f9" draw:opacity="100%"/>
      <style:paragraph-properties fo:margin-top="0.176cm" fo:margin-bottom="0.176cm" loext:contextual-spacing="false" fo:hyphenation-ladder-count="no-limit" fo:background-color="#f6f7f9" fo:padding="0.529cm" fo:border="0.74pt solid #606060" style:shadow="none"/>
      <style:text-properties fo:font-size="19pt" style:font-size-asian="19pt" style:font-size-complex="19pt" fo:hyphenate="false"/>
    </style:style>
    <style:style style:name="fb_5f_dialog_5f_top_5f_left" style:display-name="fb_dialog_top_left" style:family="paragraph" style:parent-style-name="Text_20_body">
      <style:paragraph-properties fo:margin-top="0.176cm" fo:margin-bottom="0.176cm" loext:contextual-spacing="false" fo:hyphenation-ladder-count="no-limit"/>
      <style:text-properties fo:hyphenate="false"/>
    </style:style>
    <style:style style:name="fb_5f_dialog_5f_top_5f_right" style:display-name="fb_dialog_top_right" style:family="paragraph" style:parent-style-name="Text_20_body">
      <style:paragraph-properties fo:margin-top="0.176cm" fo:margin-bottom="0.176cm" loext:contextual-spacing="false" fo:hyphenation-ladder-count="no-limit"/>
      <style:text-properties fo:hyphenate="false"/>
    </style:style>
    <style:style style:name="fb_5f_dialog_5f_bottom_5f_left" style:display-name="fb_dialog_bottom_left" style:family="paragraph" style:parent-style-name="Text_20_body">
      <style:paragraph-properties fo:margin-top="0.176cm" fo:margin-bottom="0.176cm" loext:contextual-spacing="false" fo:hyphenation-ladder-count="no-limit"/>
      <style:text-properties fo:hyphenate="false"/>
    </style:style>
    <style:style style:name="fb_5f_dialog_5f_bottom_5f_right" style:display-name="fb_dialog_bottom_right" style:family="paragraph" style:parent-style-name="Text_20_body">
      <style:paragraph-properties fo:margin-top="0.176cm" fo:margin-bottom="0.176cm" loext:contextual-spacing="false" fo:hyphenation-ladder-count="no-limit"/>
      <style:text-properties fo:hyphenate="false"/>
    </style:style>
    <style:style style:name="fb_5f_dialog_5f_vert_5f_left" style:display-name="fb_dialog_vert_left" style:family="paragraph" style:parent-style-name="Text_20_body">
      <loext:graphic-properties draw:fill="solid" draw:fill-color="#525252" draw:opacity="100%"/>
      <style:paragraph-properties fo:margin-left="-0.265cm" fo:margin-right="0cm" fo:margin-top="0.176cm" fo:margin-bottom="0.176cm" loext:contextual-spacing="false" fo:hyphenation-ladder-count="no-limit" fo:text-indent="0cm" style:auto-text-indent="false" fo:background-color="#525252">
        <style:tab-stops/>
      </style:paragraph-properties>
      <style:text-properties fo:hyphenate="false"/>
    </style:style>
    <style:style style:name="fb_5f_dialog_5f_vert_5f_right" style:display-name="fb_dialog_vert_right" style:family="paragraph" style:parent-style-name="Text_20_body">
      <loext:graphic-properties draw:fill="solid" draw:fill-color="#525252" draw:opacity="100%"/>
      <style:paragraph-properties fo:margin-left="0cm" fo:margin-right="-0.265cm" fo:margin-top="0.176cm" fo:margin-bottom="0.176cm" loext:contextual-spacing="false" fo:hyphenation-ladder-count="no-limit" fo:text-indent="0cm" style:auto-text-indent="false" fo:background-color="#525252"/>
      <style:text-properties fo:hyphenate="false"/>
    </style:style>
    <style:style style:name="fb_5f_dialog_5f_horiz_5f_top" style:display-name="fb_dialog_horiz_top" style:family="paragraph" style:parent-style-name="Text_20_body">
      <loext:graphic-properties draw:fill="solid" draw:fill-color="#525252" draw:opacity="100%"/>
      <style:paragraph-properties fo:margin-top="0cm" fo:margin-bottom="0.176cm" loext:contextual-spacing="false" fo:hyphenation-ladder-count="no-limit" fo:background-color="#525252"/>
      <style:text-properties fo:hyphenate="false"/>
    </style:style>
    <style:style style:name="fb_5f_dialog_5f_horiz_5f_bottom" style:display-name="fb_dialog_horiz_bottom" style:family="paragraph" style:parent-style-name="Text_20_body">
      <loext:graphic-properties draw:fill="solid" draw:fill-color="#525252" draw:opacity="100%"/>
      <style:paragraph-properties fo:margin-top="0.176cm" fo:margin-bottom="0cm" loext:contextual-spacing="false" fo:hyphenation-ladder-count="no-limit" fo:background-color="#525252"/>
      <style:text-properties fo:hyphenate="false"/>
    </style:style>
    <style:style style:name="fb_5f_dialog_5f_iframe" style:display-name="fb_dialog_iframe" style:family="paragraph" style:parent-style-name="Text_20_body">
      <style:paragraph-properties fo:margin-top="0.176cm" fo:margin-bottom="0.176cm" loext:contextual-spacing="false" fo:line-height="0%" fo:hyphenation-ladder-count="no-limit"/>
      <style:text-properties fo:hyphenate="false"/>
    </style:style>
    <style:style style:name="fb_5f_iframe_5f_widget_5f_fluid" style:display-name="fb_iframe_widget_fluid" style:family="paragraph" style:parent-style-name="Text_20_body">
      <style:paragraph-properties fo:margin-top="0.176cm" fo:margin-bottom="0.176cm" loext:contextual-spacing="false" fo:hyphenation-ladder-count="no-limit"/>
      <style:text-properties fo:hyphenate="false"/>
    </style:style>
    <style:style style:name="vjs-remaining-time-display" style:family="paragraph" style:parent-style-name="Text_20_body">
      <style:paragraph-properties fo:margin-top="0.176cm" fo:margin-bottom="0.176cm" loext:contextual-spacing="false" fo:hyphenation-ladder-count="no-limit"/>
      <style:text-properties fo:hyphenate="false"/>
    </style:style>
    <style:style style:name="mib-video-container--article_5f__5f_p" style:display-name="mib-video-container--article__p" style:family="paragraph" style:parent-style-name="Text_20_body">
      <style:paragraph-properties fo:margin-top="0.176cm" fo:margin-bottom="0.176cm" loext:contextual-spacing="false" fo:hyphenation-ladder-count="no-limit"/>
      <style:text-properties fo:hyphenate="false"/>
    </style:style>
    <style:style style:name="topbar_5f__5f_related-article_5f__5f_cat-name" style:display-name="topbar__related-article__cat-name" style:family="paragraph" style:parent-style-name="Text_20_body">
      <style:paragraph-properties fo:margin-top="0.176cm" fo:margin-bottom="0.176cm" loext:contextual-spacing="false" fo:hyphenation-ladder-count="no-limit"/>
      <style:text-properties fo:hyphenate="false"/>
    </style:style>
    <style:style style:name="topbar_5f__5f_notification_5f__5f_counter" style:display-name="topbar__notification__counter" style:family="paragraph" style:parent-style-name="Text_20_body">
      <style:paragraph-properties fo:margin-top="0.176cm" fo:margin-bottom="0.176cm" loext:contextual-spacing="false" fo:hyphenation-ladder-count="no-limit"/>
      <style:text-properties fo:hyphenate="false"/>
    </style:style>
    <style:style style:name="topbar_5f__5f_user_5f__5f_avator" style:display-name="topbar__user__avator" style:family="paragraph" style:parent-style-name="Text_20_body">
      <style:paragraph-properties fo:margin-top="0.176cm" fo:margin-bottom="0.176cm" loext:contextual-spacing="false" fo:hyphenation-ladder-count="no-limit"/>
      <style:text-properties fo:hyphenate="false"/>
    </style:style>
    <style:style style:name="topbar_5f__5f_user_5f__5f_login" style:display-name="topbar__user__login" style:family="paragraph" style:parent-style-name="Text_20_body">
      <style:paragraph-properties fo:margin-top="0.176cm" fo:margin-bottom="0.176cm" loext:contextual-spacing="false" fo:hyphenation-ladder-count="no-limit"/>
      <style:text-properties fo:hyphenate="false"/>
    </style:style>
    <style:style style:name="topbar_5f__5f_dropdown-lists" style:display-name="topbar__dropdown-lists" style:family="paragraph" style:parent-style-name="Text_20_body">
      <style:paragraph-properties fo:margin-top="0.176cm" fo:margin-bottom="0.176cm" loext:contextual-spacing="false" fo:hyphenation-ladder-count="no-limit"/>
      <style:text-properties fo:hyphenate="false"/>
    </style:style>
    <style:style style:name="topbar_5f__5f_notification_5f__5f_list--header_5f__5f_link" style:display-name="topbar__notification__list--header__link" style:family="paragraph" style:parent-style-name="Text_20_body">
      <style:paragraph-properties fo:margin-top="0.176cm" fo:margin-bottom="0.176cm" loext:contextual-spacing="false" fo:hyphenation-ladder-count="no-limit"/>
      <style:text-properties fo:hyphenate="false"/>
    </style:style>
    <style:style style:name="topbar_5f__5f_notification_5f__5f_list--header_5f__5f_title" style:display-name="topbar__notification__list--header__title" style:family="paragraph" style:parent-style-name="Text_20_body">
      <style:paragraph-properties fo:margin-top="0.176cm" fo:margin-bottom="0.176cm" loext:contextual-spacing="false" fo:hyphenation-ladder-count="no-limit"/>
      <style:text-properties fo:hyphenate="false"/>
    </style:style>
    <style:style style:name="topbar_5f__5f_flip--back" style:display-name="topbar__flip--back" style:family="paragraph" style:parent-style-name="Text_20_body">
      <style:paragraph-properties fo:margin-top="0.176cm" fo:margin-bottom="0.176cm" loext:contextual-spacing="false" fo:hyphenation-ladder-count="no-limit"/>
      <style:text-properties fo:hyphenate="false"/>
    </style:style>
    <style:style style:name="topbar_5f__5f_user_5f__5f_avator_5f__5f_mask" style:display-name="topbar__user__avator__mask" style:family="paragraph" style:parent-style-name="Text_20_body">
      <style:paragraph-properties fo:margin-top="0.176cm" fo:margin-bottom="0.176cm" loext:contextual-spacing="false" fo:hyphenation-ladder-count="no-limit"/>
      <style:text-properties fo:hyphenate="false"/>
    </style:style>
    <style:style style:name="pixnet-ad" style:family="paragraph" style:parent-style-name="Text_20_body">
      <style:paragraph-properties fo:margin-top="0.176cm" fo:margin-bottom="0.176cm" loext:contextual-spacing="false" fo:hyphenation-ladder-count="no-limit"/>
      <style:text-properties fo:hyphenate="false"/>
    </style:style>
    <style:style style:name="month" style:family="paragraph" style:parent-style-name="Text_20_body">
      <style:paragraph-properties fo:margin-top="0.176cm" fo:margin-bottom="0.176cm" loext:contextual-spacing="false" fo:hyphenation-ladder-count="no-limit"/>
      <style:text-properties fo:hyphenate="false"/>
    </style:style>
    <style:style style:name="date" style:family="paragraph" style:parent-style-name="Text_20_body">
      <style:paragraph-properties fo:margin-top="0.176cm" fo:margin-bottom="0.176cm" loext:contextual-spacing="false" fo:hyphenation-ladder-count="no-limit"/>
      <style:text-properties fo:hyphenate="false"/>
    </style:style>
    <style:style style:name="year" style:family="paragraph" style:parent-style-name="Text_20_body">
      <style:paragraph-properties fo:margin-top="0.176cm" fo:margin-bottom="0.176cm" loext:contextual-spacing="false" fo:hyphenation-ladder-count="no-limit"/>
      <style:text-properties fo:hyphenate="false"/>
    </style:style>
    <style:style style:name="time" style:family="paragraph" style:parent-style-name="Text_20_body">
      <style:paragraph-properties fo:margin-top="0.176cm" fo:margin-bottom="0.176cm" loext:contextual-spacing="false" fo:hyphenation-ladder-count="no-limit"/>
      <style:text-properties fo:hyphenate="false"/>
    </style:style>
    <style:style style:name="floor" style:family="paragraph" style:parent-style-name="Text_20_body">
      <style:paragraph-properties fo:margin-top="0.176cm" fo:margin-bottom="0.176cm" loext:contextual-spacing="false" fo:hyphenation-ladder-count="no-limit"/>
      <style:text-properties fo:hyphenate="false"/>
    </style:style>
    <style:style style:name="cancel-btn" style:family="paragraph" style:parent-style-name="Text_20_body">
      <style:paragraph-properties fo:margin-top="0.176cm" fo:margin-bottom="0.176cm" loext:contextual-spacing="false" fo:hyphenation-ladder-count="no-limit"/>
      <style:text-properties fo:hyphenate="false"/>
    </style:style>
    <style:style style:name="vjs-offscreen" style:family="paragraph" style:parent-style-name="Text_20_body">
      <style:paragraph-properties fo:margin-top="0.176cm" fo:margin-bottom="0.176cm" loext:contextual-spacing="false" fo:hyphenation-ladder-count="no-limit"/>
      <style:text-properties fo:hyphenate="false"/>
    </style:style>
    <style:style style:name="vjs-big-play-button" style:family="paragraph" style:parent-style-name="Text_20_body">
      <style:paragraph-properties fo:margin-top="0.176cm" fo:margin-bottom="0.176cm" loext:contextual-spacing="false" fo:hyphenation-ladder-count="no-limit"/>
      <style:text-properties fo:hyphenate="false"/>
    </style:style>
    <style:style style:name="vjs-menu-content" style:family="paragraph" style:parent-style-name="Text_20_body">
      <style:paragraph-properties fo:margin-top="0.176cm" fo:margin-bottom="0.176cm" loext:contextual-spacing="false" fo:hyphenation-ladder-count="no-limit"/>
      <style:text-properties fo:hyphenate="false"/>
    </style:style>
    <style:style style:name="vjs-menu" style:family="paragraph" style:parent-style-name="Text_20_body">
      <style:paragraph-properties fo:margin-top="0.176cm" fo:margin-bottom="0.176cm" loext:contextual-spacing="false" fo:hyphenation-ladder-count="no-limit"/>
      <style:text-properties fo:hyphenate="false"/>
    </style:style>
    <style:style style:name="vjs-control-bar" style:family="paragraph" style:parent-style-name="Text_20_body">
      <style:paragraph-properties fo:margin-top="0.176cm" fo:margin-bottom="0.176cm" loext:contextual-spacing="false" fo:hyphenation-ladder-count="no-limit"/>
      <style:text-properties fo:hyphenate="false"/>
    </style:style>
    <style:style style:name="vjs-control" style:family="paragraph" style:parent-style-name="Text_20_body">
      <style:paragraph-properties fo:margin-top="0.176cm" fo:margin-bottom="0.176cm" loext:contextual-spacing="false" fo:hyphenation-ladder-count="no-limit"/>
      <style:text-properties fo:hyphenate="false"/>
    </style:style>
    <style:style style:name="vjs-control-text" style:family="paragraph" style:parent-style-name="Text_20_body">
      <style:paragraph-properties fo:margin-top="0.176cm" fo:margin-bottom="0.176cm" loext:contextual-spacing="false" fo:hyphenation-ladder-count="no-limit"/>
      <style:text-properties fo:hyphenate="false"/>
    </style:style>
    <style:style style:name="vjs-custom-control-spacer" style:family="paragraph" style:parent-style-name="Text_20_body">
      <style:paragraph-properties fo:margin-top="0.176cm" fo:margin-bottom="0.176cm" loext:contextual-spacing="false" fo:hyphenation-ladder-count="no-limit"/>
      <style:text-properties fo:hyphenate="false"/>
    </style:style>
    <style:style style:name="vjs-progress-control" style:family="paragraph" style:parent-style-name="Text_20_body">
      <style:paragraph-properties fo:margin-top="0.176cm" fo:margin-bottom="0.176cm" loext:contextual-spacing="false" fo:hyphenation-ladder-count="no-limit"/>
      <style:text-properties fo:hyphenate="false"/>
    </style:style>
    <style:style style:name="vjs-progress-holder" style:family="paragraph" style:parent-style-name="Text_20_body">
      <style:paragraph-properties fo:margin-top="0.176cm" fo:margin-bottom="0.176cm" loext:contextual-spacing="false" fo:hyphenation-ladder-count="no-limit"/>
      <style:text-properties fo:hyphenate="false"/>
    </style:style>
    <style:style style:name="vjs-play-progress" style:family="paragraph" style:parent-style-name="Text_20_body">
      <style:paragraph-properties fo:margin-top="0.176cm" fo:margin-bottom="0.176cm" loext:contextual-spacing="false" fo:hyphenation-ladder-count="no-limit"/>
      <style:text-properties fo:hyphenate="false"/>
    </style:style>
    <style:style style:name="vjs-load-progress" style:family="paragraph" style:parent-style-name="Text_20_body">
      <style:paragraph-properties fo:margin-top="0.176cm" fo:margin-bottom="0.176cm" loext:contextual-spacing="false" fo:hyphenation-ladder-count="no-limit"/>
      <style:text-properties fo:hyphenate="false"/>
    </style:style>
    <style:style style:name="vjs-time-tooltip" style:family="paragraph" style:parent-style-name="Text_20_body">
      <style:paragraph-properties fo:margin-top="0.176cm" fo:margin-bottom="0.176cm" loext:contextual-spacing="false" fo:hyphenation-ladder-count="no-limit"/>
      <style:text-properties fo:hyphenate="false"/>
    </style:style>
    <style:style style:name="vjs-slider" style:family="paragraph" style:parent-style-name="Text_20_body">
      <style:paragraph-properties fo:margin-top="0.176cm" fo:margin-bottom="0.176cm" loext:contextual-spacing="false" fo:hyphenation-ladder-count="no-limit"/>
      <style:text-properties fo:hyphenate="false"/>
    </style:style>
    <style:style style:name="vjs-volume-control" style:family="paragraph" style:parent-style-name="Text_20_body">
      <style:paragraph-properties fo:margin-top="0.176cm" fo:margin-bottom="0.176cm" loext:contextual-spacing="false" fo:hyphenation-ladder-count="no-limit"/>
      <style:text-properties fo:hyphenate="false"/>
    </style:style>
    <style:style style:name="vjs-volume-bar" style:family="paragraph" style:parent-style-name="Text_20_body">
      <style:paragraph-properties fo:margin-top="0.176cm" fo:margin-bottom="0.176cm" loext:contextual-spacing="false" fo:hyphenation-ladder-count="no-limit"/>
      <style:text-properties fo:hyphenate="false"/>
    </style:style>
    <style:style style:name="vjs-volume-level" style:family="paragraph" style:parent-style-name="Text_20_body">
      <style:paragraph-properties fo:margin-top="0.176cm" fo:margin-bottom="0.176cm" loext:contextual-spacing="false" fo:hyphenation-ladder-count="no-limit"/>
      <style:text-properties fo:hyphenate="false"/>
    </style:style>
    <style:style style:name="vjs-live-control" style:family="paragraph" style:parent-style-name="Text_20_body">
      <style:paragraph-properties fo:margin-top="0.176cm" fo:margin-bottom="0.176cm" loext:contextual-spacing="false" fo:hyphenation-ladder-count="no-limit"/>
      <style:text-properties fo:hyphenate="false"/>
    </style:style>
    <style:style style:name="vjs-current-time" style:family="paragraph" style:parent-style-name="Text_20_body">
      <style:paragraph-properties fo:margin-top="0.176cm" fo:margin-bottom="0.176cm" loext:contextual-spacing="false" fo:hyphenation-ladder-count="no-limit"/>
      <style:text-properties fo:hyphenate="false"/>
    </style:style>
    <style:style style:name="vjs-duration" style:family="paragraph" style:parent-style-name="Text_20_body">
      <style:paragraph-properties fo:margin-top="0.176cm" fo:margin-bottom="0.176cm" loext:contextual-spacing="false" fo:hyphenation-ladder-count="no-limit"/>
      <style:text-properties fo:hyphenate="false"/>
    </style:style>
    <style:style style:name="vjs-time-control" style:family="paragraph" style:parent-style-name="Text_20_body">
      <style:paragraph-properties fo:margin-top="0.176cm" fo:margin-bottom="0.176cm" loext:contextual-spacing="false" fo:hyphenation-ladder-count="no-limit"/>
      <style:text-properties fo:hyphenate="false"/>
    </style:style>
    <style:style style:name="vjs-text-track" style:family="paragraph" style:parent-style-name="Text_20_body">
      <style:paragraph-properties fo:margin-top="0.176cm" fo:margin-bottom="0.176cm" loext:contextual-spacing="false" fo:hyphenation-ladder-count="no-limit"/>
      <style:text-properties fo:hyphenate="false"/>
    </style:style>
    <style:style style:name="vjs-playback-rate-value" style:family="paragraph" style:parent-style-name="Text_20_body">
      <style:paragraph-properties fo:margin-top="0.176cm" fo:margin-bottom="0.176cm" loext:contextual-spacing="false" fo:hyphenation-ladder-count="no-limit"/>
      <style:text-properties fo:hyphenate="false"/>
    </style:style>
    <style:style style:name="vjs-tracksetting" style:family="paragraph" style:parent-style-name="Text_20_body">
      <style:paragraph-properties fo:margin-top="0.176cm" fo:margin-bottom="0.176cm" loext:contextual-spacing="false" fo:hyphenation-ladder-count="no-limit"/>
      <style:text-properties fo:hyphenate="false"/>
    </style:style>
    <style:style style:name="vjs-tracksetting_3e_div" style:display-name="vjs-tracksetting&gt;div" style:family="paragraph" style:parent-style-name="Text_20_body">
      <style:paragraph-properties fo:margin-top="0.176cm" fo:margin-bottom="0.176cm" loext:contextual-spacing="false" fo:hyphenation-ladder-count="no-limit"/>
      <style:text-properties fo:hyphenate="false"/>
    </style:style>
    <style:style style:name="vjs-modal-dialog-content" style:family="paragraph" style:parent-style-name="Text_20_body">
      <style:paragraph-properties fo:margin-top="0.176cm" fo:margin-bottom="0.176cm" loext:contextual-spacing="false" fo:hyphenation-ladder-count="no-limit"/>
      <style:text-properties fo:hyphenate="false"/>
    </style:style>
    <style:style style:name="dialog_5f_title" style:display-name="dialog_title" style:family="paragraph" style:parent-style-name="Text_20_body">
      <style:paragraph-properties fo:margin-top="0.176cm" fo:margin-bottom="0.176cm" loext:contextual-spacing="false" fo:hyphenation-ladder-count="no-limit"/>
      <style:text-properties fo:hyphenate="false"/>
    </style:style>
    <style:style style:name="dialog_5f_title_3e_span" style:display-name="dialog_title&gt;span" style:family="paragraph" style:parent-style-name="Text_20_body">
      <style:paragraph-properties fo:margin-top="0.176cm" fo:margin-bottom="0.176cm" loext:contextual-spacing="false" fo:hyphenation-ladder-count="no-limit"/>
      <style:text-properties fo:hyphenate="false"/>
    </style:style>
    <style:style style:name="dialog_5f_header" style:display-name="dialog_header" style:family="paragraph" style:parent-style-name="Text_20_body">
      <style:paragraph-properties fo:margin-top="0.176cm" fo:margin-bottom="0.176cm" loext:contextual-spacing="false" fo:hyphenation-ladder-count="no-limit"/>
      <style:text-properties fo:hyphenate="false"/>
    </style:style>
    <style:style style:name="touchable_5f_button" style:display-name="touchable_button" style:family="paragraph" style:parent-style-name="Text_20_body">
      <style:paragraph-properties fo:margin-top="0.176cm" fo:margin-bottom="0.176cm" loext:contextual-spacing="false" fo:hyphenation-ladder-count="no-limit"/>
      <style:text-properties fo:hyphenate="false"/>
    </style:style>
    <style:style style:name="dialog_5f_content" style:display-name="dialog_content" style:family="paragraph" style:parent-style-name="Text_20_body">
      <style:paragraph-properties fo:margin-top="0.176cm" fo:margin-bottom="0.176cm" loext:contextual-spacing="false" fo:hyphenation-ladder-count="no-limit"/>
      <style:text-properties fo:hyphenate="false"/>
    </style:style>
    <style:style style:name="dialog_5f_footer" style:display-name="dialog_footer" style:family="paragraph" style:parent-style-name="Text_20_body">
      <style:paragraph-properties fo:margin-top="0.176cm" fo:margin-bottom="0.176cm" loext:contextual-spacing="false" fo:hyphenation-ladder-count="no-limit"/>
      <style:text-properties fo:hyphenate="false"/>
    </style:style>
    <style:style style:name="fb_5f_loader" style:display-name="fb_loader" style:family="paragraph" style:parent-style-name="Text_20_body">
      <style:paragraph-properties fo:margin-top="0.176cm" fo:margin-bottom="0.176cm" loext:contextual-spacing="false" fo:hyphenation-ladder-count="no-limit"/>
      <style:text-properties fo:hyphenate="false"/>
    </style:style>
    <style:style style:name="vjs-tooltip-progress-bar" style:family="paragraph" style:parent-style-name="Text_20_body">
      <style:paragraph-properties fo:margin-top="0.176cm" fo:margin-bottom="0.176cm" loext:contextual-spacing="false" fo:hyphenation-ladder-count="no-limit"/>
      <style:text-properties fo:hyphenate="false"/>
    </style:style>
    <style:style style:name="vjs-mouse-display" style:family="paragraph" style:parent-style-name="Text_20_body">
      <style:paragraph-properties fo:margin-top="0.176cm" fo:margin-bottom="0.176cm" loext:contextual-spacing="false" fo:hyphenation-ladder-count="no-limit"/>
      <style:text-properties fo:hyphenate="false"/>
    </style:style>
    <style:style style:name="header_5f_center" style:display-name="header_center" style:family="paragraph" style:parent-style-name="Text_20_body">
      <style:paragraph-properties fo:margin-top="0.176cm" fo:margin-bottom="0.176cm" loext:contextual-spacing="false" fo:hyphenation-ladder-count="no-limit"/>
      <style:text-properties fo:hyphenate="false"/>
    </style:style>
    <style:style style:name="o699806-mib-ad-sidebar-v2-o699806" style:family="paragraph" style:parent-style-name="Text_20_body">
      <style:paragraph-properties fo:margin-top="0.176cm" fo:margin-bottom="0.176cm" loext:contextual-spacing="false" fo:hyphenation-ladder-count="no-limit"/>
      <style:text-properties fo:hyphenate="false"/>
    </style:style>
    <style:style style:name="ad-box" style:family="paragraph" style:parent-style-name="Text_20_body">
      <style:paragraph-properties fo:margin-top="0.176cm" fo:margin-bottom="0.176cm" loext:contextual-spacing="false" fo:hyphenation-ladder-count="no-limit"/>
      <style:text-properties fo:hyphenate="false"/>
    </style:style>
    <style:style style:name="frame-close" style:family="paragraph" style:parent-style-name="Text_20_body">
      <style:paragraph-properties fo:margin-top="0.176cm" fo:margin-bottom="0.176cm" loext:contextual-spacing="false" fo:hyphenation-ladder-count="no-limit"/>
      <style:text-properties fo:hyphenate="false"/>
    </style:style>
    <style:style style:name="friends-all" style:family="paragraph" style:parent-style-name="Text_20_body">
      <style:paragraph-properties fo:margin-top="0.176cm" fo:margin-bottom="0.176cm" loext:contextual-spacing="false" fo:hyphenation-ladder-count="no-limit"/>
      <style:text-properties fo:hyphenate="false"/>
    </style:style>
    <style:style style:name="user-img" style:family="paragraph" style:parent-style-name="Text_20_body">
      <style:paragraph-properties fo:margin-top="0.176cm" fo:margin-bottom="0.176cm" loext:contextual-spacing="false" fo:hyphenation-ladder-count="no-limit"/>
      <style:text-properties fo:hyphenate="false"/>
    </style:style>
    <style:style style:name="recommended-posts3" style:family="paragraph" style:parent-style-name="Text_20_body">
      <style:paragraph-properties fo:margin-top="0.176cm" fo:margin-bottom="0.176cm" loext:contextual-spacing="false" fo:hyphenation-ladder-count="no-limit"/>
      <style:text-properties fo:hyphenate="false"/>
    </style:style>
    <style:style style:name="skiplink" style:family="paragraph" style:parent-style-name="Text_20_body">
      <style:paragraph-properties fo:margin-top="0.176cm" fo:margin-bottom="0.176cm" loext:contextual-spacing="false" fo:hyphenation-ladder-count="no-limit"/>
      <style:text-properties fo:hyphenate="false"/>
    </style:style>
    <style:style style:name="broadcast-photo" style:family="paragraph" style:parent-style-name="Text_20_body">
      <style:paragraph-properties fo:margin-top="0.176cm" fo:margin-bottom="0.176cm" loext:contextual-spacing="false" fo:hyphenation-ladder-count="no-limit"/>
      <style:text-properties fo:hyphenate="false"/>
    </style:style>
    <style:style style:name="broadcast-time" style:family="paragraph" style:parent-style-name="Text_20_body">
      <style:paragraph-properties fo:margin-top="0.176cm" fo:margin-bottom="0.176cm" loext:contextual-spacing="false" fo:hyphenation-ladder-count="no-limit"/>
      <style:text-properties fo:hyphenate="false"/>
    </style:style>
    <style:style style:name="broadcast-text" style:family="paragraph" style:parent-style-name="Text_20_body">
      <style:paragraph-properties fo:margin-top="0.176cm" fo:margin-bottom="0.176cm" loext:contextual-spacing="false" fo:hyphenation-ladder-count="no-limit"/>
      <style:text-properties fo:hyphenate="false"/>
    </style:style>
    <style:style style:name="inner-box" style:family="paragraph" style:parent-style-name="Text_20_body">
      <style:paragraph-properties fo:margin-top="0.176cm" fo:margin-bottom="0.176cm" loext:contextual-spacing="false" fo:hyphenation-ladder-count="no-limit"/>
      <style:text-properties fo:hyphenate="false"/>
    </style:style>
    <style:style style:name="murmurs-content" style:family="paragraph" style:parent-style-name="Text_20_body">
      <style:paragraph-properties fo:margin-top="0.176cm" fo:margin-bottom="0.176cm" loext:contextual-spacing="false" fo:hyphenation-ladder-count="no-limit"/>
      <style:text-properties fo:hyphenate="false"/>
    </style:style>
    <style:style style:name="murmurs-functions" style:family="paragraph" style:parent-style-name="Text_20_body">
      <style:paragraph-properties fo:margin-top="0.176cm" fo:margin-bottom="0.176cm" loext:contextual-spacing="false" fo:hyphenation-ladder-count="no-limit"/>
      <style:text-properties fo:hyphenate="false"/>
    </style:style>
    <style:style style:name="murmurs-more" style:family="paragraph" style:parent-style-name="Text_20_body">
      <style:paragraph-properties fo:margin-top="0.176cm" fo:margin-bottom="0.176cm" loext:contextual-spacing="false" fo:hyphenation-ladder-count="no-limit"/>
      <style:text-properties fo:hyphenate="false"/>
    </style:style>
    <style:style style:name="murmurs-link" style:family="paragraph" style:parent-style-name="Text_20_body">
      <style:paragraph-properties fo:margin-top="0.176cm" fo:margin-bottom="0.176cm" loext:contextual-spacing="false" fo:hyphenation-ladder-count="no-limit"/>
      <style:text-properties fo:hyphenate="false"/>
    </style:style>
    <style:style style:name="newsfeed-content" style:family="paragraph" style:parent-style-name="Text_20_body">
      <style:paragraph-properties fo:margin-top="0.176cm" fo:margin-bottom="0.176cm" loext:contextual-spacing="false" fo:hyphenation-ladder-count="no-limit"/>
      <style:text-properties fo:hyphenate="false"/>
    </style:style>
    <style:style style:name="newsfeed-functions" style:family="paragraph" style:parent-style-name="Text_20_body">
      <style:paragraph-properties fo:margin-top="0.176cm" fo:margin-bottom="0.176cm" loext:contextual-spacing="false" fo:hyphenation-ladder-count="no-limit"/>
      <style:text-properties fo:hyphenate="false"/>
    </style:style>
    <style:style style:name="newsfeed-more" style:family="paragraph" style:parent-style-name="Text_20_body">
      <style:paragraph-properties fo:margin-top="0.176cm" fo:margin-bottom="0.176cm" loext:contextual-spacing="false" fo:hyphenation-ladder-count="no-limit"/>
      <style:text-properties fo:hyphenate="false"/>
    </style:style>
    <style:style style:name="newsfeed-link" style:family="paragraph" style:parent-style-name="Text_20_body">
      <style:paragraph-properties fo:margin-top="0.176cm" fo:margin-bottom="0.176cm" loext:contextual-spacing="false" fo:hyphenation-ladder-count="no-limit"/>
      <style:text-properties fo:hyphenate="false"/>
    </style:style>
    <style:style style:name="author-profile" style:family="paragraph" style:parent-style-name="Text_20_body">
      <style:paragraph-properties fo:margin-top="0.176cm" fo:margin-bottom="0.176cm" loext:contextual-spacing="false" fo:hyphenation-ladder-count="no-limit"/>
      <style:text-properties fo:hyphenate="false"/>
    </style:style>
    <style:style style:name="author-profile_5f__5f_header" style:display-name="author-profile__header" style:family="paragraph" style:parent-style-name="Text_20_body">
      <style:paragraph-properties fo:margin-top="0.176cm" fo:margin-bottom="0.176cm" loext:contextual-spacing="false" fo:hyphenation-ladder-count="no-limit"/>
      <style:text-properties fo:hyphenate="false"/>
    </style:style>
    <style:style style:name="author-profile_5f__5f_main" style:display-name="author-profile__main" style:family="paragraph" style:parent-style-name="Text_20_body">
      <style:paragraph-properties fo:margin-top="0.176cm" fo:margin-bottom="0.176cm" loext:contextual-spacing="false" fo:hyphenation-ladder-count="no-limit"/>
      <style:text-properties fo:hyphenate="false"/>
    </style:style>
    <style:style style:name="author-profile_5f__5f_avatar" style:display-name="author-profile__avatar" style:family="paragraph" style:parent-style-name="Text_20_body">
      <style:paragraph-properties fo:margin-top="0.176cm" fo:margin-bottom="0.176cm" loext:contextual-spacing="false" fo:hyphenation-ladder-count="no-limit"/>
      <style:text-properties fo:hyphenate="false"/>
    </style:style>
    <style:style style:name="author-profile_5f__5f_name" style:display-name="author-profile__name" style:family="paragraph" style:parent-style-name="Text_20_body">
      <style:paragraph-properties fo:margin-top="0.176cm" fo:margin-bottom="0.176cm" loext:contextual-spacing="false" fo:hyphenation-ladder-count="no-limit"/>
      <style:text-properties fo:hyphenate="false"/>
    </style:style>
    <style:style style:name="social-link" style:family="paragraph" style:parent-style-name="Text_20_body">
      <style:paragraph-properties fo:margin-top="0.176cm" fo:margin-bottom="0.176cm" loext:contextual-spacing="false" fo:hyphenation-ladder-count="no-limit"/>
      <style:text-properties fo:hyphenate="false"/>
    </style:style>
    <style:style style:name="social-link_5f__5f_icon" style:display-name="social-link__icon" style:family="paragraph" style:parent-style-name="Text_20_body">
      <style:paragraph-properties fo:margin-top="0.176cm" fo:margin-bottom="0.176cm" loext:contextual-spacing="false" fo:hyphenation-ladder-count="no-limit"/>
      <style:text-properties fo:hyphenate="false"/>
    </style:style>
    <style:style style:name="author-profile_5f__5f_info" style:display-name="author-profile__info" style:family="paragraph" style:parent-style-name="Text_20_body">
      <style:paragraph-properties fo:margin-top="0.176cm" fo:margin-bottom="0.176cm" loext:contextual-spacing="false" fo:hyphenation-ladder-count="no-limit"/>
      <style:text-properties fo:hyphenate="false"/>
    </style:style>
    <style:style style:name="newsfeed-author" style:family="paragraph" style:parent-style-name="Text_20_body">
      <style:paragraph-properties fo:margin-top="0.176cm" fo:margin-bottom="0.176cm" loext:contextual-spacing="false" fo:hyphenation-ladder-count="no-limit"/>
      <style:text-properties fo:hyphenate="false"/>
    </style:style>
    <style:style style:name="partner-logo" style:family="paragraph" style:parent-style-name="Text_20_body">
      <style:paragraph-properties fo:margin-top="0.176cm" fo:margin-bottom="0.176cm" loext:contextual-spacing="false" fo:hyphenation-ladder-count="no-limit"/>
      <style:text-properties fo:hyphenate="false"/>
    </style:style>
    <style:style style:name="murmur-text" style:family="paragraph" style:parent-style-name="Text_20_body">
      <style:paragraph-properties fo:margin-top="0.176cm" fo:margin-bottom="0.176cm" loext:contextual-spacing="false" fo:line-height="150%" fo:hyphenation-ladder-count="no-limit"/>
      <style:text-properties fo:hyphenate="false"/>
    </style:style>
    <style:style style:name="o699806-mib-ad-sidebar-v2-o6998061" style:family="paragraph" style:parent-style-name="Text_20_body">
      <style:paragraph-properties fo:margin-top="0cm" fo:margin-bottom="0.176cm" loext:contextual-spacing="false" fo:hyphenation-ladder-count="no-limit"/>
      <style:text-properties fo:hyphenate="false"/>
    </style:style>
    <style:style style:name="box-text1" style:family="paragraph" style:parent-style-name="Text_20_body">
      <style:paragraph-properties fo:text-align="center" style:justify-single-word="false" fo:hyphenation-ladder-count="no-limit"/>
      <style:text-properties fo:color="#333333" fo:hyphenate="false"/>
    </style:style>
    <style:style style:name="ad-box1" style:family="paragraph" style:parent-style-name="Text_20_body">
      <style:paragraph-properties fo:margin-top="0.176cm" fo:margin-bottom="0.176cm" loext:contextual-spacing="false" fo:hyphenation-ladder-count="no-limit"/>
      <style:text-properties fo:hyphenate="false"/>
    </style:style>
    <style:style style:name="vjs-remaining-time-display1" style:family="paragraph" style:parent-style-name="Text_20_body">
      <style:paragraph-properties fo:margin-top="0.176cm" fo:margin-bottom="0.176cm" loext:contextual-spacing="false" fo:line-height="300%" fo:hyphenation-ladder-count="no-limit"/>
      <style:text-properties fo:hyphenate="false"/>
    </style:style>
    <style:style style:name="mib-video-container--article_5f__5f_p1" style:display-name="mib-video-container--article__p1" style:family="paragraph" style:parent-style-name="Text_20_body">
      <style:paragraph-properties fo:margin-top="0.176cm" fo:margin-bottom="0.212cm" loext:contextual-spacing="false" fo:hyphenation-ladder-count="no-limit"/>
      <style:text-properties fo:color="#4a4a4a" fo:font-size="9pt" style:font-size-asian="9pt" style:font-size-complex="9pt" fo:hyphenate="false"/>
    </style:style>
    <style:style style:name="frame-close1" style:family="paragraph" style:parent-style-name="Text_20_body">
      <style:paragraph-properties fo:margin-top="0.176cm" fo:margin-bottom="0.176cm" loext:contextual-spacing="false" fo:hyphenation-ladder-count="no-limit"/>
      <style:text-properties fo:hyphenate="false"/>
    </style:style>
    <style:style style:name="murmurs-content1" style:family="paragraph" style:parent-style-name="Text_20_body">
      <style:paragraph-properties fo:margin-top="0.176cm" fo:margin-bottom="0.176cm" loext:contextual-spacing="false" style:line-height-at-least="0.529cm" fo:text-align="justify" style:justify-single-word="false" fo:hyphenation-ladder-count="no-limit"/>
      <style:text-properties fo:font-size="9pt" style:font-size-asian="9pt" style:font-size-complex="9pt" fo:hyphenate="false"/>
    </style:style>
    <style:style style:name="murmurs-functions1" style:family="paragraph" style:parent-style-name="Text_20_body">
      <style:paragraph-properties fo:margin-top="0.176cm" fo:margin-bottom="0.176cm" loext:contextual-spacing="false" fo:hyphenation-ladder-count="no-limit"/>
      <style:text-properties fo:font-size="8.5pt" style:font-size-asian="8.5pt" style:font-size-complex="8.5pt" fo:hyphenate="false"/>
    </style:style>
    <style:style style:name="murmurs-more1"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murmurs-link1"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friends-all1" style:family="paragraph" style:parent-style-name="Text_20_body">
      <style:paragraph-properties fo:margin-top="0.132cm" fo:margin-bottom="0.265cm" loext:contextual-spacing="false" fo:text-align="center" style:justify-single-word="false" fo:hyphenation-ladder-count="no-limit"/>
      <style:text-properties fo:hyphenate="false"/>
    </style:style>
    <style:style style:name="box-text2" style:family="paragraph" style:parent-style-name="Text_20_body">
      <style:paragraph-properties fo:margin-top="0.176cm" fo:margin-bottom="0.176cm" loext:contextual-spacing="false" fo:hyphenation-ladder-count="no-limit"/>
      <style:text-properties fo:color="#333333" fo:hyphenate="false"/>
    </style:style>
    <style:style style:name="user-img1" style:family="paragraph" style:parent-style-name="Text_20_body">
      <style:paragraph-properties fo:margin-left="0cm" fo:margin-right="0.397cm" fo:hyphenation-ladder-count="no-limit" fo:text-indent="0cm" style:auto-text-indent="false"/>
      <style:text-properties fo:hyphenate="false"/>
    </style:style>
    <style:style style:name="newsfeed-content1" style:family="paragraph" style:parent-style-name="Text_20_body">
      <style:paragraph-properties fo:margin-top="0.176cm" fo:margin-bottom="0.176cm" loext:contextual-spacing="false" style:line-height-at-least="0.529cm" fo:hyphenation-ladder-count="no-limit"/>
      <style:text-properties fo:font-size="9pt" style:font-size-asian="9pt" style:font-size-complex="9pt" fo:hyphenate="false"/>
    </style:style>
    <style:style style:name="newsfeed-author1" style:family="paragraph" style:parent-style-name="Text_20_body">
      <style:paragraph-properties fo:margin-top="0.176cm" fo:margin-bottom="0.176cm" loext:contextual-spacing="false" fo:hyphenation-ladder-count="no-limit"/>
      <style:text-properties fo:hyphenate="false"/>
    </style:style>
    <style:style style:name="newsfeed-functions1" style:family="paragraph" style:parent-style-name="Text_20_body">
      <style:paragraph-properties fo:margin-top="0.176cm" fo:margin-bottom="0.176cm" loext:contextual-spacing="false" fo:hyphenation-ladder-count="no-limit"/>
      <style:text-properties fo:font-size="8.5pt" style:font-size-asian="8.5pt" style:font-size-complex="8.5pt" fo:hyphenate="false"/>
    </style:style>
    <style:style style:name="newsfeed-more1"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newsfeed-link1"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comment-identity1" style:family="paragraph" style:parent-style-name="Text_20_body">
      <loext:graphic-properties draw:fill="solid" draw:fill-color="#e6e6e6" draw:opacity="100%"/>
      <style:paragraph-properties fo:margin-top="0.176cm" fo:margin-bottom="0.176cm" loext:contextual-spacing="false" fo:hyphenation-ladder-count="no-limit" fo:background-color="#e6e6e6" fo:padding-left="0.282cm" fo:padding-right="0cm" fo:padding-top="0.176cm" fo:padding-bottom="0cm" fo:border-left="0.74pt solid #dddddd" fo:border-right="0.74pt solid #dddddd" fo:border-top="0.74pt solid #f3f3f3" fo:border-bottom="0.74pt solid #dddddd" style:shadow="none"/>
      <style:text-properties fo:hyphenate="false"/>
    </style:style>
    <style:style style:name="choose-identity1" style:family="paragraph" style:parent-style-name="Text_20_body">
      <style:paragraph-properties fo:margin-top="0.106cm" fo:margin-bottom="0.176cm" loext:contextual-spacing="false" fo:hyphenation-ladder-count="no-limit"/>
      <style:text-properties fo:hyphenate="false"/>
    </style:style>
    <style:style style:name="openid-identity1" style:family="paragraph" style:parent-style-name="Text_20_body">
      <style:paragraph-properties fo:margin-top="0.159cm" fo:margin-bottom="0.176cm" loext:contextual-spacing="false" fo:hyphenation-ladder-count="no-limit" style:line-break="normal"/>
      <style:text-properties fo:hyphenate="false"/>
    </style:style>
    <style:style style:name="comment-body1" style:family="paragraph" style:parent-style-name="Text_20_body">
      <style:paragraph-properties fo:margin-top="0.176cm" fo:margin-bottom="0.176cm" loext:contextual-spacing="false" fo:hyphenation-ladder-count="no-limit" fo:padding-left="0.282cm" fo:padding-right="0.282cm" fo:padding-top="0.176cm" fo:padding-bottom="0cm" fo:border-left="0.74pt solid #e6e6e6" fo:border-right="0.74pt solid #e6e6e6" fo:border-top="0.74pt solid #ffffff" fo:border-bottom="0.74pt solid #e6e6e6" style:shadow="none"/>
      <style:text-properties fo:hyphenate="false"/>
    </style:style>
    <style:style style:name="comment-textarea1" style:family="paragraph" style:parent-style-name="Text_20_body">
      <loext:graphic-properties draw:fill="solid" draw:fill-color="#ffffff" draw:opacity="100%"/>
      <style:paragraph-properties fo:margin-top="0.132cm" fo:margin-bottom="0.265cm" loext:contextual-spacing="false" fo:hyphenation-ladder-count="no-limit" fo:background-color="#ffffff" fo:padding="0cm" fo:border="0.74pt solid #e8e8e8" style:shadow="none"/>
      <style:text-properties fo:hyphenate="false"/>
    </style:style>
    <style:style style:name="private-message1" style:family="paragraph" style:parent-style-name="Text_20_body">
      <style:paragraph-properties fo:margin-left="0cm" fo:margin-right="0.265cm" style:line-height-at-least="0.318cm" fo:text-align="end" style:justify-single-word="false" fo:hyphenation-ladder-count="no-limit" fo:text-indent="0cm" style:auto-text-indent="false"/>
      <style:text-properties fo:hyphenate="false"/>
    </style:style>
    <style:style style:name="private-notice1" style:family="paragraph" style:parent-style-name="Text_20_body">
      <loext:graphic-properties draw:fill="solid" draw:fill-color="#fffdea" draw:opacity="100%"/>
      <style:paragraph-properties fo:margin-top="0.176cm" fo:margin-bottom="0.176cm" loext:contextual-spacing="false" fo:text-align="center" style:justify-single-word="false" fo:hyphenation-ladder-count="no-limit" fo:background-color="#fffdea" fo:padding-left="0cm" fo:padding-right="0cm" fo:padding-top="0.071cm" fo:padding-bottom="0cm" fo:border-left="none" fo:border-right="none" fo:border-top="0.74pt solid #f7e6b3" fo:border-bottom="none" style:shadow="none"/>
      <style:text-properties fo:color="#b3975b" fo:hyphenate="false"/>
    </style:style>
    <style:style style:name="captcha1" style:family="paragraph" style:parent-style-name="Text_20_body">
      <loext:graphic-properties draw:fill="solid" draw:fill-color="#ffffff" draw:opacity="100%"/>
      <style:paragraph-properties fo:margin-top="0.132cm" fo:margin-bottom="0.132cm" loext:contextual-spacing="false" style:line-height-at-least="0.423cm" fo:hyphenation-ladder-count="no-limit" fo:background-color="#ffffff" fo:padding="0.176cm" fo:border="0.74pt solid #e8e8e8" style:shadow="none"/>
      <style:text-properties fo:hyphenate="false"/>
    </style:style>
    <style:style style:name="comment-extra1"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extra1" style:family="paragraph" style:parent-style-name="Text_20_body">
      <loext:graphic-properties draw:fill="solid" draw:fill-color="#ffffff" draw:opacity="100%"/>
      <style:paragraph-properties fo:margin-top="0.176cm" fo:margin-bottom="0.265cm" loext:contextual-spacing="false" fo:hyphenation-ladder-count="no-limit" fo:background-color="#ffffff" fo:padding-left="0.176cm" fo:padding-right="0cm" fo:padding-top="0.176cm" fo:padding-bottom="0.176cm" fo:border="0.74pt solid #e8e8e8" style:shadow="none"/>
      <style:text-properties fo:hyphenate="false"/>
    </style:style>
    <style:style style:name="topbar_5f__5f_search_5f__5f_submit1" style:display-name="topbar__search__submit1" style:family="paragraph" style:parent-style-name="Text_20_body">
      <loext:graphic-properties draw:fill="solid" draw:fill-color="#3565da" draw:opacity="100%"/>
      <style:paragraph-properties style:line-height-at-least="1.323cm" fo:hyphenation-ladder-count="no-limit" fo:background-color="#3565da"/>
      <style:text-properties fo:color="#ffffff" style:font-name="inherit" fo:font-family="inherit" style:font-family-generic="roman" fo:letter-spacing="0.026cm" fo:hyphenate="false"/>
    </style:style>
    <style:style style:name="topbar_5f__5f_search1" style:display-name="topbar__search1" style:family="paragraph" style:parent-style-name="Text_20_body">
      <style:paragraph-properties fo:hyphenation-ladder-count="no-limit"/>
      <style:text-properties text:display="none" fo:hyphenate="false"/>
    </style:style>
    <style:style style:name="topbar_5f__5f_search_5f__5f_reset1" style:display-name="topbar__search__reset1" style:family="paragraph" style:parent-style-name="Text_20_body">
      <loext:graphic-properties draw:fill="solid" draw:fill-color="#ffffff" draw:opacity="100%"/>
      <style:paragraph-properties fo:margin-left="-0.794cm" fo:margin-right="0cm" fo:margin-top="0.238cm" fo:margin-bottom="0cm" loext:contextual-spacing="false" style:line-height-at-least="0.476cm" fo:hyphenation-ladder-count="no-limit" fo:text-indent="0cm" style:auto-text-indent="false" fo:background-color="#ffffff" fo:padding="0cm" fo:border="0.74pt solid #cccccc" style:shadow="none">
        <style:tab-stops/>
      </style:paragraph-properties>
      <style:text-properties fo:color="#cccccc" fo:font-size="10.5pt" fo:font-weight="bold" style:font-size-asian="10.5pt" style:font-weight-asian="bold" style:font-size-complex="10.5pt" style:font-weight-complex="bold" text:display="none" fo:hyphenate="false"/>
    </style:style>
    <style:style style:name="topbar_5f__5f_related-article_5f__5f_cat-name1" style:display-name="topbar__related-article__cat-name1" style:family="paragraph" style:parent-style-name="Text_20_body">
      <style:paragraph-properties fo:margin-left="-0.529cm" fo:margin-right="0cm" fo:margin-top="0.176cm" fo:margin-bottom="0.176cm" loext:contextual-spacing="false" style:line-height-at-least="1.323cm" fo:hyphenation-ladder-count="no-limit" fo:text-indent="0cm" style:auto-text-indent="false" style:vertical-align="top">
        <style:tab-stops/>
      </style:paragraph-properties>
      <style:text-properties fo:color="#3582e6" fo:font-size="13.5pt" style:font-size-asian="13.5pt" style:font-size-complex="13.5pt" fo:hyphenate="false"/>
    </style:style>
    <style:style style:name="topbar_5f__5f_related-article_5f__5f_cat-name2" style:display-name="topbar__related-article__cat-name2" style:family="paragraph" style:parent-style-name="Text_20_body">
      <style:paragraph-properties fo:margin-left="-0.529cm" fo:margin-right="0cm" fo:margin-top="0.176cm" fo:margin-bottom="0.176cm" loext:contextual-spacing="false" style:line-height-at-least="1.323cm" fo:hyphenation-ladder-count="no-limit" fo:text-indent="0cm" style:auto-text-indent="false" style:vertical-align="top">
        <style:tab-stops/>
      </style:paragraph-properties>
      <style:text-properties fo:color="#3582e6" fo:font-size="13.5pt" style:font-size-asian="13.5pt" style:font-size-complex="13.5pt" fo:hyphenate="false"/>
    </style:style>
    <style:style style:name="topbar_5f__5f_related-article_5f__5f_txt1" style:display-name="topbar__related-article__txt1" style:family="paragraph" style:parent-style-name="Text_20_body">
      <style:paragraph-properties fo:margin-top="0.176cm" fo:margin-bottom="0.176cm" loext:contextual-spacing="false" fo:hyphenation-ladder-count="no-limit"/>
      <style:text-properties fo:color="#000000" fo:hyphenate="false"/>
    </style:style>
    <style:style style:name="topbar_5f__5f_related-article_5f__5f_txt--hot1" style:display-name="topbar__related-article__txt--hot1" style:family="paragraph" style:parent-style-name="Text_20_body">
      <style:paragraph-properties fo:margin-top="0.176cm" fo:margin-bottom="0.176cm" loext:contextual-spacing="false" fo:hyphenation-ladder-count="no-limit"/>
      <style:text-properties fo:color="#d0021b" fo:font-weight="bold" style:font-weight-asian="bold" style:font-weight-complex="bold" fo:hyphenate="false"/>
    </style:style>
    <style:style style:name="topbar_5f__5f_related-article-link1" style:display-name="topbar__related-article-link1" style:family="paragraph" style:parent-style-name="Text_20_body">
      <loext:graphic-properties draw:fill="solid" draw:fill-color="#f2f2f2" draw:opacity="100%"/>
      <style:paragraph-properties fo:margin-top="0.176cm" fo:margin-bottom="0.176cm" loext:contextual-spacing="false" fo:hyphenation-ladder-count="no-limit" fo:background-color="#f2f2f2"/>
      <style:text-properties fo:color="#000000" fo:hyphenate="false"/>
    </style:style>
    <style:style style:name="topbar_5f__5f_notification_5f__5f_counter1" style:display-name="topbar__notification__counter1" style:family="paragraph" style:parent-style-name="Text_20_body">
      <style:paragraph-properties fo:margin-top="0.176cm" fo:margin-bottom="0.176cm" loext:contextual-spacing="false" style:line-height-at-least="1.323cm" fo:text-align="center" style:justify-single-word="false" fo:hyphenation-ladder-count="no-limit"/>
      <style:text-properties fo:color="#ffffff" fo:hyphenate="false"/>
    </style:style>
    <style:style style:name="topbar_5f__5f_user_5f__5f_avator1" style:display-name="topbar__user__avator1" style:family="paragraph" style:parent-style-name="Text_20_body">
      <style:paragraph-properties fo:margin-top="0.176cm" fo:margin-bottom="0.176cm" loext:contextual-spacing="false" style:line-height-at-least="1.323cm" fo:hyphenation-ladder-count="no-limit"/>
      <style:text-properties fo:color="#ffffff" fo:hyphenate="false"/>
    </style:style>
    <style:style style:name="topbar_5f__5f_user_5f__5f_login1" style:display-name="topbar__user__login1" style:family="paragraph" style:parent-style-name="Text_20_body">
      <style:paragraph-properties fo:margin-top="0.176cm" fo:margin-bottom="0.176cm" loext:contextual-spacing="false" style:line-height-at-least="1.323cm" fo:hyphenation-ladder-count="no-limit"/>
      <style:text-properties fo:color="#6e7071" fo:hyphenate="false"/>
    </style:style>
    <style:style style:name="topbar_5f__5f_notification_5f__5f_counter2" style:display-name="topbar__notification__counter2" style:family="paragraph" style:parent-style-name="Text_20_body">
      <style:paragraph-properties fo:margin-top="0.176cm" fo:margin-bottom="0.176cm" loext:contextual-spacing="false" style:line-height-at-least="1.323cm" fo:text-align="center" style:justify-single-word="false" fo:hyphenation-ladder-count="no-limit"/>
      <style:text-properties fo:color="#ffffff" fo:hyphenate="false"/>
    </style:style>
    <style:style style:name="topbar_5f__5f_dropdown-lists1" style:display-name="topbar__dropdown-lists1" style:family="paragraph" style:parent-style-name="Text_20_body">
      <loext:graphic-properties draw:fill="solid" draw:fill-color="#ffffff" draw:opacity="100%"/>
      <style:paragraph-properties fo:margin-top="0.176cm" fo:margin-bottom="0.176cm" loext:contextual-spacing="false" fo:hyphenation-ladder-count="no-limit" fo:background-color="#ffffff" fo:padding="0cm" fo:border="0.74pt solid #adadad" style:shadow="none"/>
      <style:text-properties text:display="none" fo:hyphenate="false"/>
    </style:style>
    <style:style style:name="topbar_5f__5f_notification_5f__5f_list--header_5f__5f_link1" style:display-name="topbar__notification__list--header__link1" style:family="paragraph" style:parent-style-name="Text_20_body">
      <loext:graphic-properties draw:fill="solid" draw:fill-color="#3565da" draw:opacity="100%"/>
      <style:paragraph-properties fo:margin-top="0.176cm" fo:margin-bottom="0.176cm" loext:contextual-spacing="false" fo:hyphenation-ladder-count="no-limit" fo:background-color="#3565da"/>
      <style:text-properties fo:font-size="10pt" style:font-size-asian="10pt" style:font-size-complex="10pt" fo:hyphenate="false"/>
    </style:style>
    <style:style style:name="topbar_5f__5f_notification_5f__5f_list--header_5f__5f_link2" style:display-name="topbar__notification__list--header__link2" style:family="paragraph" style:parent-style-name="Text_20_body">
      <loext:graphic-properties draw:fill="solid" draw:fill-color="#4a74de" draw:opacity="100%"/>
      <style:paragraph-properties fo:margin-top="0.176cm" fo:margin-bottom="0.176cm" loext:contextual-spacing="false" fo:hyphenation-ladder-count="no-limit" fo:background-color="#4a74de"/>
      <style:text-properties fo:font-size="10pt" style:font-size-asian="10pt" style:font-size-complex="10pt" fo:hyphenate="false"/>
    </style:style>
    <style:style style:name="topbar_5f__5f_notification_5f__5f_list--header_5f__5f_title1" style:display-name="topbar__notification__list--header__title1" style:family="paragraph" style:parent-style-name="Text_20_body">
      <style:paragraph-properties fo:margin-top="0.176cm" fo:margin-bottom="0.176cm" loext:contextual-spacing="false" fo:hyphenation-ladder-count="no-limit"/>
      <style:text-properties fo:font-size="11.5pt" fo:letter-spacing="0.079cm" style:font-size-asian="11.5pt" style:font-size-complex="11.5pt" fo:hyphenate="false"/>
    </style:style>
    <style:style style:name="topbar_5f__5f_flip--back1" style:display-name="topbar__flip--back1" style:family="paragraph" style:parent-style-name="Text_20_body">
      <style:paragraph-properties fo:margin-top="0.176cm" fo:margin-bottom="0.176cm" loext:contextual-spacing="false" fo:hyphenation-ladder-count="no-limit"/>
      <style:text-properties text:display="none" fo:hyphenate="false"/>
    </style:style>
    <style:style style:name="topbar_5f__5f_flip--back2" style:display-name="topbar__flip--back2" style:family="paragraph" style:parent-style-name="Text_20_body">
      <style:paragraph-properties fo:margin-top="0.176cm" fo:margin-bottom="0.176cm" loext:contextual-spacing="false" fo:hyphenation-ladder-count="no-limit"/>
      <style:text-properties fo:hyphenate="false"/>
    </style:style>
    <style:style style:name="topbar_5f__5f_user_5f__5f_avator_5f__5f_mask1" style:display-name="topbar__user__avator__mask1" style:family="paragraph" style:parent-style-name="Text_20_body">
      <style:paragraph-properties fo:margin-top="0.176cm" fo:margin-bottom="0.176cm" loext:contextual-spacing="false" fo:hyphenation-ladder-count="no-limit"/>
      <style:text-properties fo:hyphenate="false"/>
    </style:style>
    <style:style style:name="pixnet-ad1"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recommended-posts31" style:family="paragraph" style:parent-style-name="Text_20_body">
      <style:paragraph-properties fo:margin-top="0.529cm" fo:margin-bottom="0.529cm" loext:contextual-spacing="false" fo:hyphenation-ladder-count="no-limit"/>
      <style:text-properties fo:font-size="9pt" style:font-size-asian="9pt" style:font-size-complex="9pt" fo:hyphenate="false"/>
    </style:style>
    <style:style style:name="partner-logo1" style:family="paragraph" style:parent-style-name="Text_20_body">
      <loext:graphic-properties draw:fill="solid" draw:fill-color="#ffffff" draw:opacity="100%"/>
      <style:paragraph-properties fo:margin-top="0.176cm" fo:margin-bottom="0.176cm" loext:contextual-spacing="false" style:line-height-at-least="0.529cm" fo:text-align="end" style:justify-single-word="false" fo:hyphenation-ladder-count="no-limit" fo:background-color="#ffffff" style:vertical-align="middle"/>
      <style:text-properties fo:hyphenate="false"/>
    </style:style>
    <style:style style:name="skiplink1" style:family="paragraph" style:parent-style-name="Text_20_body">
      <style:paragraph-properties fo:margin-top="0.176cm" fo:margin-bottom="0.176cm" loext:contextual-spacing="false" fo:hyphenation-ladder-count="no-limit"/>
      <style:text-properties text:display="none" fo:hyphenate="false"/>
    </style:style>
    <style:style style:name="month1" style:family="paragraph" style:parent-style-name="Text_20_body">
      <style:paragraph-properties fo:margin-top="0.176cm" fo:margin-bottom="0.176cm" loext:contextual-spacing="false" fo:hyphenation-ladder-count="no-limit"/>
      <style:text-properties fo:color="#333333" style:font-name="Arial" fo:font-family="Arial" style:font-family-generic="swiss" style:font-pitch="variable" fo:font-size="11.5pt" fo:letter-spacing="0.021cm" fo:font-weight="bold" style:font-size-asian="11.5pt" style:font-weight-asian="bold" style:font-name-complex="Arial" style:font-family-complex="Arial" style:font-family-generic-complex="swiss" style:font-pitch-complex="variable" style:font-size-complex="11.5pt" style:font-weight-complex="bold" fo:hyphenate="false"/>
    </style:style>
    <style:style style:name="date1" style:family="paragraph" style:parent-style-name="Text_20_body">
      <style:paragraph-properties fo:margin-top="0.176cm" fo:margin-bottom="0.176cm" loext:contextual-spacing="false" fo:hyphenation-ladder-count="no-limit"/>
      <style:text-properties fo:color="#333333" style:font-name="Arial" fo:font-family="Arial" style:font-family-generic="swiss" style:font-pitch="variable" fo:font-size="11.5pt" fo:letter-spacing="0.021cm" fo:font-weight="bold" style:font-size-asian="11.5pt" style:font-weight-asian="bold" style:font-name-complex="Arial" style:font-family-complex="Arial" style:font-family-generic-complex="swiss" style:font-pitch-complex="variable" style:font-size-complex="11.5pt" style:font-weight-complex="bold" fo:hyphenate="false"/>
    </style:style>
    <style:style style:name="year1" style:family="paragraph" style:parent-style-name="Text_20_body">
      <style:paragraph-properties fo:margin-top="0.176cm" fo:margin-bottom="0.176cm" loext:contextual-spacing="false" fo:hyphenation-ladder-count="no-limit"/>
      <style:text-properties text:display="none" fo:hyphenate="false"/>
    </style:style>
    <style:style style:name="time1" style:family="paragraph" style:parent-style-name="Text_20_body">
      <style:paragraph-properties fo:margin-top="0.176cm" fo:margin-bottom="0.176cm" loext:contextual-spacing="false" fo:hyphenation-ladder-count="no-limit"/>
      <style:text-properties text:display="none" fo:hyphenate="false"/>
    </style:style>
    <style:style style:name="floor1" style:family="paragraph" style:parent-style-name="Text_20_body">
      <style:paragraph-properties fo:margin-top="0.176cm" fo:margin-bottom="0.176cm" loext:contextual-spacing="false" style:line-height-at-least="0.661cm" fo:text-align="center" style:justify-single-word="false" fo:hyphenation-ladder-count="no-limit"/>
      <style:text-properties fo:color="#3d93cc" style:font-name="Century Gothic" fo:font-family="'Century Gothic'" style:font-family-generic="swiss" style:font-pitch="variable" fo:font-size="10pt" fo:font-weight="bold" style:font-size-asian="10pt" style:font-weight-asian="bold" style:font-size-complex="10pt" style:font-weight-complex="bold" fo:hyphenate="false"/>
    </style:style>
    <style:style style:name="post-text1" style:family="paragraph" style:parent-style-name="Text_20_body">
      <style:paragraph-properties fo:margin-top="0.176cm" fo:margin-bottom="0.132cm" loext:contextual-spacing="false" fo:hyphenation-ladder-count="no-limit"/>
      <style:text-properties fo:color="#000000" fo:hyphenate="false"/>
    </style:style>
    <style:style style:name="box-text3"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4"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5"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6"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7"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itle1" style:family="paragraph" style:parent-style-name="Text_20_body">
      <style:paragraph-properties fo:margin-top="0.176cm" fo:margin-bottom="0.176cm" loext:contextual-spacing="false" fo:text-align="center" style:justify-single-word="false" fo:hyphenation-ladder-count="no-limit" fo:padding="0cm" fo:border-left="none" fo:border-right="none" fo:border-top="none" fo:border-bottom="0.74pt solid #d7e5ef" style:shadow="none"/>
      <style:text-properties fo:color="#6a99b8" fo:font-size="10pt" fo:font-weight="bold" style:font-size-asian="10pt" style:font-weight-asian="bold" style:font-size-complex="10pt" style:font-weight-complex="bold" fo:hyphenate="false"/>
    </style:style>
    <style:style style:name="box-text8" style:family="paragraph" style:parent-style-name="Text_20_body">
      <style:paragraph-properties fo:text-align="center" style:justify-single-word="false" fo:hyphenation-ladder-count="no-limit"/>
      <style:text-properties fo:color="#333333" fo:hyphenate="false"/>
    </style:style>
    <style:style style:name="box-title2" style:family="paragraph" style:parent-style-name="Text_20_body">
      <style:paragraph-properties fo:margin-top="0.176cm" fo:margin-bottom="0.176cm" loext:contextual-spacing="false" fo:text-align="center" style:justify-single-word="false" fo:hyphenation-ladder-count="no-limit" fo:padding="0cm" fo:border-left="none" fo:border-right="none" fo:border-top="none" fo:border-bottom="0.74pt solid #d7e5ef" style:shadow="none"/>
      <style:text-properties fo:color="#6a99b8" fo:font-size="10pt" fo:font-weight="bold" style:font-size-asian="10pt" style:font-weight-asian="bold" style:font-size-complex="10pt" style:font-weight-complex="bold" fo:hyphenate="false"/>
    </style:style>
    <style:style style:name="box-text9" style:family="paragraph" style:parent-style-name="Text_20_body">
      <style:paragraph-properties fo:text-align="center" style:justify-single-word="false" fo:hyphenation-ladder-count="no-limit"/>
      <style:text-properties fo:color="#333333" fo:hyphenate="false"/>
    </style:style>
    <style:style style:name="box-more1" style:family="paragraph" style:parent-style-name="Text_20_body">
      <style:paragraph-properties fo:margin-left="0.265cm" fo:margin-right="0.265cm" fo:margin-top="0.265cm" fo:margin-bottom="0.132cm" loext:contextual-spacing="false" fo:text-align="end" style:justify-single-word="false" fo:hyphenation-ladder-count="no-limit" fo:text-indent="0cm" style:auto-text-indent="false">
        <style:tab-stops/>
      </style:paragraph-properties>
      <style:text-properties fo:hyphenate="false"/>
    </style:style>
    <style:style style:name="box-more2" style:family="paragraph" style:parent-style-name="Text_20_body">
      <style:paragraph-properties fo:margin-left="0.265cm" fo:margin-right="0.265cm" fo:margin-top="0.265cm" fo:margin-bottom="0.132cm" loext:contextual-spacing="false" fo:text-align="end" style:justify-single-word="false" fo:hyphenation-ladder-count="no-limit" fo:text-indent="0cm" style:auto-text-indent="false">
        <style:tab-stops/>
      </style:paragraph-properties>
      <style:text-properties fo:hyphenate="false"/>
    </style:style>
    <style:style style:name="broadcast-photo1" style:family="paragraph" style:parent-style-name="Text_20_body">
      <style:paragraph-properties fo:margin-top="0.176cm" fo:margin-bottom="0.176cm" loext:contextual-spacing="false" fo:line-height="0%" fo:hyphenation-ladder-count="no-limit"/>
      <style:text-properties fo:hyphenate="false"/>
    </style:style>
    <style:style style:name="broadcast-time1" style:family="paragraph" style:parent-style-name="Text_20_body">
      <style:paragraph-properties fo:margin-top="0.176cm" fo:margin-bottom="0.176cm" loext:contextual-spacing="false" style:line-height-at-least="0.529cm" fo:hyphenation-ladder-count="no-limit"/>
      <style:text-properties fo:hyphenate="false"/>
    </style:style>
    <style:style style:name="broadcast-text1" style:family="paragraph" style:parent-style-name="Text_20_body">
      <style:paragraph-properties fo:margin-top="0.176cm" fo:margin-bottom="0.176cm" loext:contextual-spacing="false" style:line-height-at-least="0.529cm" fo:hyphenation-ladder-count="no-limit"/>
      <style:text-properties fo:hyphenate="false"/>
    </style:style>
    <style:style style:name="inner-box1" style:family="paragraph" style:parent-style-name="Text_20_body">
      <style:paragraph-properties fo:margin-top="0.176cm" fo:margin-bottom="0.132cm" loext:contextual-spacing="false" fo:hyphenation-ladder-count="no-limit"/>
      <style:text-properties fo:hyphenate="false"/>
    </style:style>
    <style:style style:name="box-text10" style:family="paragraph" style:parent-style-name="Text_20_body">
      <style:paragraph-properties fo:margin-left="0.265cm" fo:margin-right="0.265cm" fo:text-align="center" style:justify-single-word="false" fo:hyphenation-ladder-count="no-limit" fo:text-indent="0cm" style:auto-text-indent="false">
        <style:tab-stops/>
      </style:paragraph-properties>
      <style:text-properties fo:color="#333333" fo:hyphenate="false"/>
    </style:style>
    <style:style style:name="title1" style:family="paragraph" style:parent-style-name="Text_20_body">
      <style:paragraph-properties fo:margin-left="2.778cm" fo:margin-right="0cm" fo:margin-top="0.176cm" fo:margin-bottom="0.176cm" loext:contextual-spacing="false" fo:hyphenation-ladder-count="no-limit" fo:text-indent="0cm" style:auto-text-indent="false">
        <style:tab-stops/>
      </style:paragraph-properties>
      <style:text-properties fo:color="#000000" fo:hyphenate="false"/>
    </style:style>
    <style:style style:name="cancel-btn1" style:family="paragraph" style:parent-style-name="Text_20_body">
      <loext:graphic-properties draw:fill="solid" draw:fill-color="#204ab8" draw:opacity="100%"/>
      <style:paragraph-properties fo:margin-top="0.176cm" fo:margin-bottom="0.176cm" loext:contextual-spacing="false" fo:hyphenation-ladder-count="no-limit" fo:background-color="#204ab8"/>
      <style:text-properties fo:color="#ffffff" fo:font-size="15pt" style:font-size-asian="15pt" style:font-size-complex="15pt" fo:hyphenate="false"/>
    </style:style>
    <style:style style:name="cancel-btn2" style:family="paragraph" style:parent-style-name="Text_20_body">
      <loext:graphic-properties draw:fill="solid" draw:fill-color="#204ab8" draw:opacity="100%"/>
      <style:paragraph-properties fo:margin-top="0.176cm" fo:margin-bottom="0.176cm" loext:contextual-spacing="false" fo:hyphenation-ladder-count="no-limit" fo:background-color="#204ab8"/>
      <style:text-properties fo:color="#ffffff" fo:font-size="15pt" style:font-size-asian="15pt" style:font-size-complex="15pt" fo:hyphenate="false"/>
    </style:style>
    <style:style style:name="author-profile1" style:family="paragraph" style:parent-style-name="Text_20_body">
      <style:paragraph-properties fo:margin-top="1.323cm" fo:margin-bottom="1.323cm" loext:contextual-spacing="false" fo:hyphenation-ladder-count="no-limit"/>
      <style:text-properties style:font-name="NotoSansCJKtc" fo:font-family="NotoSansCJKtc" style:font-family-generic="roman" fo:hyphenate="false"/>
    </style:style>
    <style:style style:name="author-profile_5f__5f_header1" style:display-name="author-profile__header1" style:family="paragraph" style:parent-style-name="Text_20_body">
      <style:paragraph-properties fo:margin-top="0.176cm" fo:margin-bottom="0.423cm" loext:contextual-spacing="false" fo:hyphenation-ladder-count="no-limit"/>
      <style:text-properties fo:color="#666666" fo:font-size="10pt" fo:letter-spacing="0.042cm" style:font-size-asian="10pt" style:font-size-complex="10pt" fo:hyphenate="false"/>
    </style:style>
    <style:style style:name="author-profile_5f__5f_main1" style:display-name="author-profile__main1" style:family="paragraph" style:parent-style-name="Text_20_body">
      <style:paragraph-properties fo:margin-left="1.852cm" fo:margin-right="1.852cm" fo:margin-top="0.926cm" fo:margin-bottom="0cm" loext:contextual-spacing="false" fo:hyphenation-ladder-count="no-limit" fo:text-indent="0cm" style:auto-text-indent="false">
        <style:tab-stops/>
      </style:paragraph-properties>
      <style:text-properties fo:hyphenate="false"/>
    </style:style>
    <style:style style:name="author-profile_5f__5f_avatar1" style:display-name="author-profile__avatar1" style:family="paragraph" style:parent-style-name="Text_20_body">
      <style:paragraph-properties fo:margin-left="0cm" fo:margin-right="0.397cm" fo:margin-top="0.176cm" fo:margin-bottom="0.423cm" loext:contextual-spacing="false" fo:hyphenation-ladder-count="no-limit" fo:text-indent="0cm" style:auto-text-indent="false"/>
      <style:text-properties fo:hyphenate="false"/>
    </style:style>
    <style:style style:name="author-profile_5f__5f_name1" style:display-name="author-profile__name1" style:family="paragraph" style:parent-style-name="Text_20_body">
      <style:paragraph-properties fo:margin-top="0.176cm" fo:margin-bottom="0.423cm" loext:contextual-spacing="false" style:line-height-at-least="0.926cm" fo:hyphenation-ladder-count="no-limit"/>
      <style:text-properties fo:color="#006ac6" fo:font-size="15pt" fo:letter-spacing="0.026cm" fo:font-weight="bold" style:font-size-asian="15pt" style:font-weight-asian="bold" style:font-size-complex="15pt" style:font-weight-complex="bold" fo:hyphenate="false"/>
    </style:style>
    <style:style style:name="social-link1" style:family="paragraph" style:parent-style-name="Text_20_body">
      <style:paragraph-properties fo:margin-top="0.176cm" fo:margin-bottom="0.423cm" loext:contextual-spacing="false" fo:hyphenation-ladder-count="no-limit"/>
      <style:text-properties fo:hyphenate="false"/>
    </style:style>
    <style:style style:name="social-link_5f__5f_icon1" style:display-name="social-link__icon1" style:family="paragraph" style:parent-style-name="Text_20_body">
      <style:paragraph-properties fo:hyphenation-ladder-count="no-limit"/>
      <style:text-properties fo:hyphenate="false"/>
    </style:style>
    <style:style style:name="author-profile_5f__5f_info1" style:display-name="author-profile__info1" style:family="paragraph" style:parent-style-name="Text_20_body">
      <style:paragraph-properties fo:margin-top="0.132cm" fo:margin-bottom="0.423cm" loext:contextual-spacing="false" fo:hyphenation-ladder-count="no-limit"/>
      <style:text-properties fo:color="#6e7071" fo:hyphenate="false"/>
    </style:style>
    <style:style style:name="vjs-offscreen1" style:family="paragraph" style:parent-style-name="Text_20_body">
      <style:paragraph-properties fo:margin-top="0.176cm" fo:margin-bottom="0.176cm" loext:contextual-spacing="false" fo:hyphenation-ladder-count="no-limit"/>
      <style:text-properties fo:hyphenate="false"/>
    </style:style>
    <style:style style:name="vjs-big-play-button1" style:family="paragraph" style:parent-style-name="Text_20_body">
      <loext:graphic-properties draw:fill="solid" draw:fill-color="#2b333f" draw:opacity="100%"/>
      <style:paragraph-properties fo:margin-top="0.176cm" fo:margin-bottom="0.176cm" loext:contextual-spacing="false" style:line-height-at-least="0.635cm" fo:hyphenation-ladder-count="no-limit" fo:background-color="#2b333f" fo:padding="0cm" fo:border="0.74pt solid #ffffff" style:shadow="none"/>
      <style:text-properties fo:font-size="36pt" style:font-size-asian="36pt" style:font-size-complex="36pt" fo:hyphenate="false"/>
    </style:style>
    <style:style style:name="vjs-big-play-button2" style:family="paragraph" style:parent-style-name="Text_20_body">
      <style:paragraph-properties fo:margin-left="-0.635cm" fo:margin-right="0cm" fo:margin-top="0cm" fo:margin-bottom="0.176cm" loext:contextual-spacing="false" fo:hyphenation-ladder-count="no-limit" fo:text-indent="0cm" style:auto-text-indent="false">
        <style:tab-stops/>
      </style:paragraph-properties>
      <style:text-properties fo:hyphenate="false"/>
    </style:style>
    <style:style style:name="vjs-big-play-button3" style:family="paragraph" style:parent-style-name="Text_20_body">
      <style:paragraph-properties fo:margin-top="0.176cm" fo:margin-bottom="0.176cm" loext:contextual-spacing="false" fo:hyphenation-ladder-count="no-limit"/>
      <style:text-properties text:display="none" fo:hyphenate="false"/>
    </style:style>
    <style:style style:name="vjs-big-play-button4" style:family="paragraph" style:parent-style-name="Text_20_body">
      <style:paragraph-properties fo:margin-top="0.176cm" fo:margin-bottom="0.176cm" loext:contextual-spacing="false" fo:hyphenation-ladder-count="no-limit"/>
      <style:text-properties text:display="none" fo:hyphenate="false"/>
    </style:style>
    <style:style style:name="vjs-big-play-button5" style:family="paragraph" style:parent-style-name="Text_20_body">
      <style:paragraph-properties fo:margin-top="0.176cm" fo:margin-bottom="0.176cm" loext:contextual-spacing="false" fo:hyphenation-ladder-count="no-limit"/>
      <style:text-properties text:display="none" fo:hyphenate="false"/>
    </style:style>
    <style:style style:name="vjs-big-play-button6" style:family="paragraph" style:parent-style-name="Text_20_body">
      <style:paragraph-properties fo:margin-top="0.176cm" fo:margin-bottom="0.176cm" loext:contextual-spacing="false" fo:hyphenation-ladder-count="no-limit"/>
      <style:text-properties text:display="none" fo:hyphenate="false"/>
    </style:style>
    <style:style style:name="vjs-menu-content1" style:family="paragraph" style:parent-style-name="Text_20_body">
      <style:paragraph-properties fo:hyphenation-ladder-count="no-limit"/>
      <style:text-properties fo:hyphenate="false"/>
    </style:style>
    <style:style style:name="vjs-menu1" style:family="paragraph" style:parent-style-name="Text_20_body">
      <style:paragraph-properties fo:margin-top="0.176cm" fo:margin-bottom="0.176cm" loext:contextual-spacing="false" fo:hyphenation-ladder-count="no-limit"/>
      <style:text-properties text:display="none" fo:hyphenate="false"/>
    </style:style>
    <style:style style:name="vjs-menu2" style:family="paragraph" style:parent-style-name="Text_20_body">
      <style:paragraph-properties fo:margin-top="0.176cm" fo:margin-bottom="0.635cm" loext:contextual-spacing="false" fo:hyphenation-ladder-count="no-limit"/>
      <style:text-properties text:display="none" fo:hyphenate="false"/>
    </style:style>
    <style:style style:name="vjs-menu-content2" style:family="paragraph" style:parent-style-name="Text_20_body">
      <loext:graphic-properties draw:fill="solid" draw:fill-color="#2b333f" draw:opacity="100%"/>
      <style:paragraph-properties fo:hyphenation-ladder-count="no-limit" fo:background-color="#2b333f"/>
      <style:text-properties fo:hyphenate="false"/>
    </style:style>
    <style:style style:name="vjs-menu3" style:family="paragraph" style:parent-style-name="Text_20_body">
      <style:paragraph-properties fo:hyphenation-ladder-count="no-limit"/>
      <style:text-properties fo:hyphenate="false"/>
    </style:style>
    <style:style style:name="vjs-menu4" style:family="paragraph" style:parent-style-name="Text_20_body">
      <style:paragraph-properties fo:hyphenation-ladder-count="no-limit"/>
      <style:text-properties fo:hyphenate="false"/>
    </style:style>
    <style:style style:name="vjs-menu-content3" style:family="paragraph" style:parent-style-name="Text_20_body">
      <style:paragraph-properties fo:hyphenation-ladder-count="no-limit"/>
      <style:text-properties fo:hyphenate="false"/>
    </style:style>
    <style:style style:name="vjs-control-bar1" style:family="paragraph" style:parent-style-name="Text_20_body">
      <loext:graphic-properties draw:fill="solid" draw:fill-color="#2b333f" draw:opacity="100%"/>
      <style:paragraph-properties fo:margin-top="0.176cm" fo:margin-bottom="0.176cm" loext:contextual-spacing="false" fo:hyphenation-ladder-count="no-limit" fo:background-color="#2b333f"/>
      <style:text-properties text:display="none" fo:hyphenate="false"/>
    </style:style>
    <style:style style:name="vjs-control1" style:family="paragraph" style:parent-style-name="Text_20_body">
      <style:paragraph-properties fo:hyphenation-ladder-count="no-limit"/>
      <style:text-properties fo:hyphenate="false"/>
    </style:style>
    <style:style style:name="vjs-control-text1" style:family="paragraph" style:parent-style-name="Text_20_body">
      <style:paragraph-properties fo:margin-left="-0.026cm" fo:margin-right="-0.026cm" fo:hyphenation-ladder-count="no-limit" fo:text-indent="0cm" style:auto-text-indent="false">
        <style:tab-stops/>
      </style:paragraph-properties>
      <style:text-properties fo:hyphenate="false"/>
    </style:style>
    <style:style style:name="vjs-control2" style:family="paragraph" style:parent-style-name="Text_20_body">
      <style:paragraph-properties fo:margin-top="0.176cm" fo:margin-bottom="0.176cm" loext:contextual-spacing="false" fo:hyphenation-ladder-count="no-limit" style:vertical-align="middle"/>
      <style:text-properties fo:hyphenate="false"/>
    </style:style>
    <style:style style:name="vjs-custom-control-spacer1" style:family="paragraph" style:parent-style-name="Text_20_body">
      <style:paragraph-properties fo:margin-top="0.176cm" fo:margin-bottom="0.176cm" loext:contextual-spacing="false" fo:hyphenation-ladder-count="no-limit"/>
      <style:text-properties text:display="none" fo:hyphenate="false"/>
    </style:style>
    <style:style style:name="vjs-progress-control1" style:family="paragraph" style:parent-style-name="Text_20_body">
      <style:paragraph-properties fo:margin-top="0.176cm" fo:margin-bottom="0.176cm" loext:contextual-spacing="false" fo:hyphenation-ladder-count="no-limit"/>
      <style:text-properties text:display="none" fo:hyphenate="false"/>
    </style:style>
    <style:style style:name="vjs-progress-holder1" style:family="paragraph" style:parent-style-name="Text_20_body">
      <style:paragraph-properties fo:margin-top="0.176cm" fo:margin-bottom="0.176cm" loext:contextual-spacing="false" fo:hyphenation-ladder-count="no-limit"/>
      <style:text-properties fo:hyphenate="false"/>
    </style:style>
    <style:style style:name="vjs-progress-holder2" style:family="paragraph" style:parent-style-name="Text_20_body">
      <style:paragraph-properties fo:margin-top="0.176cm" fo:margin-bottom="0.176cm" loext:contextual-spacing="false" fo:hyphenation-ladder-count="no-limit"/>
      <style:text-properties fo:font-size="20pt" style:font-size-asian="20pt" style:font-size-complex="20pt" fo:hyphenate="false"/>
    </style:style>
    <style:style style:name="vjs-load-progress1" style:family="paragraph" style:parent-style-name="Text_20_body">
      <loext:graphic-properties draw:fill="solid" draw:fill-color="#bfc7d3" draw:opacity="100%"/>
      <style:paragraph-properties fo:hyphenation-ladder-count="no-limit" fo:background-color="#bfc7d3"/>
      <style:text-properties fo:hyphenate="false"/>
    </style:style>
    <style:style style:name="vjs-play-progress1" style:family="paragraph" style:parent-style-name="Text_20_body">
      <loext:graphic-properties draw:fill="solid" draw:fill-color="#ffffff" draw:opacity="100%"/>
      <style:paragraph-properties fo:hyphenation-ladder-count="no-limit" fo:background-color="#ffffff"/>
      <style:text-properties fo:hyphenate="false"/>
    </style:style>
    <style:style style:name="vjs-tooltip-progress-bar1" style:family="paragraph" style:parent-style-name="Text_20_body">
      <style:paragraph-properties fo:hyphenation-ladder-count="no-limit"/>
      <style:text-properties fo:hyphenate="false"/>
    </style:style>
    <style:style style:name="vjs-play-progress2"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hyphenate="false"/>
    </style:style>
    <style:style style:name="vjs-load-progress2" style:family="paragraph" style:parent-style-name="Text_20_body">
      <loext:graphic-properties draw:fill="solid" draw:fill-color="#bfc7d3" draw:opacity="100%"/>
      <style:paragraph-properties fo:margin-top="0.176cm" fo:margin-bottom="0.176cm" loext:contextual-spacing="false" fo:hyphenation-ladder-count="no-limit" fo:background-color="#bfc7d3"/>
      <style:text-properties fo:hyphenate="false"/>
    </style:style>
    <style:style style:name="vjs-time-tooltip1" style:family="paragraph" style:parent-style-name="Text_20_body">
      <style:paragraph-properties fo:margin-top="0.176cm" fo:margin-bottom="0.176cm" loext:contextual-spacing="false" fo:hyphenation-ladder-count="no-limit"/>
      <style:text-properties fo:hyphenate="false"/>
    </style:style>
    <style:style style:name="vjs-mouse-display1" style:family="paragraph" style:parent-style-name="Text_20_body">
      <loext:graphic-properties draw:fill="solid" draw:fill-color="#000000" draw:opacity="100%"/>
      <style:paragraph-properties fo:margin-top="0.176cm" fo:margin-bottom="0.176cm" loext:contextual-spacing="false" fo:hyphenation-ladder-count="no-limit" fo:background-color="#000000"/>
      <style:text-properties text:display="none" fo:hyphenate="false"/>
    </style:style>
    <style:style style:name="vjs-mouse-display2" style:family="paragraph" style:parent-style-name="Text_20_body">
      <loext:graphic-properties draw:fill="solid" draw:fill-color="#000000" draw:opacity="100%"/>
      <style:paragraph-properties fo:margin-top="0.176cm" fo:margin-bottom="0.176cm" loext:contextual-spacing="false" fo:hyphenation-ladder-count="no-limit" fo:background-color="#000000"/>
      <style:text-properties fo:hyphenate="false"/>
    </style:style>
    <style:style style:name="vjs-slider1" style:family="paragraph" style:parent-style-name="Text_20_body">
      <loext:graphic-properties draw:fill="solid" draw:fill-color="#73859f" draw:opacity="100%"/>
      <style:paragraph-properties fo:margin-left="0.191cm" fo:margin-right="0.191cm" fo:hyphenation-ladder-count="no-limit" fo:text-indent="0cm" style:auto-text-indent="false" fo:background-color="#73859f">
        <style:tab-stops/>
      </style:paragraph-properties>
      <style:text-properties fo:hyphenate="false"/>
    </style:style>
    <style:style style:name="vjs-volume-control1" style:family="paragraph" style:parent-style-name="Text_20_body">
      <style:paragraph-properties fo:margin-top="0.176cm" fo:margin-bottom="0.176cm" loext:contextual-spacing="false" fo:hyphenation-ladder-count="no-limit"/>
      <style:text-properties fo:hyphenate="false"/>
    </style:style>
    <style:style style:name="vjs-volume-bar1" style:family="paragraph" style:parent-style-name="Text_20_body">
      <style:paragraph-properties fo:margin-left="0.191cm" fo:margin-right="0.191cm" fo:margin-top="0.572cm" fo:margin-bottom="0.572cm" loext:contextual-spacing="false" fo:hyphenation-ladder-count="no-limit" fo:text-indent="0cm" style:auto-text-indent="false">
        <style:tab-stops/>
      </style:paragraph-properties>
      <style:text-properties fo:hyphenate="false"/>
    </style:style>
    <style:style style:name="vjs-volume-level1"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hyphenate="false"/>
    </style:style>
    <style:style style:name="vjs-volume-level2" style:family="paragraph" style:parent-style-name="Text_20_body">
      <style:paragraph-properties fo:margin-top="0.176cm" fo:margin-bottom="0.176cm" loext:contextual-spacing="false" fo:hyphenation-ladder-count="no-limit"/>
      <style:text-properties fo:hyphenate="false"/>
    </style:style>
    <style:style style:name="vjs-volume-level3" style:family="paragraph" style:parent-style-name="Text_20_body">
      <style:paragraph-properties fo:margin-top="0.176cm" fo:margin-bottom="0.176cm" loext:contextual-spacing="false" fo:hyphenation-ladder-count="no-limit"/>
      <style:text-properties fo:hyphenate="false"/>
    </style:style>
    <style:style style:name="vjs-poster1" style:family="paragraph" style:parent-style-name="Text_20_body">
      <loext:graphic-properties draw:fill="solid" draw:fill-color="#000000" draw:opacity="100%"/>
      <style:paragraph-properties fo:hyphenation-ladder-count="no-limit" fo:background-color="#000000" style:vertical-align="middle"/>
      <style:text-properties text:display="none" fo:hyphenate="false"/>
    </style:style>
    <style:style style:name="vjs-poster2" style:family="paragraph" style:parent-style-name="Text_20_body">
      <loext:graphic-properties draw:fill="solid" draw:fill-color="#000000" draw:opacity="100%"/>
      <style:paragraph-properties fo:hyphenation-ladder-count="no-limit" fo:background-color="#000000" style:vertical-align="middle"/>
      <style:text-properties text:display="none" fo:hyphenate="false"/>
    </style:style>
    <style:style style:name="vjs-poster3" style:family="paragraph" style:parent-style-name="Text_20_body">
      <loext:graphic-properties draw:fill="solid" draw:fill-color="#000000" draw:opacity="100%"/>
      <style:paragraph-properties fo:hyphenation-ladder-count="no-limit" fo:background-color="#000000" style:vertical-align="middle"/>
      <style:text-properties text:display="none" fo:hyphenate="false"/>
    </style:style>
    <style:style style:name="vjs-live-control1" style:family="paragraph" style:parent-style-name="Text_20_body">
      <style:paragraph-properties fo:margin-top="0.176cm" fo:margin-bottom="0.176cm" loext:contextual-spacing="false" style:line-height-at-least="1.27cm" fo:hyphenation-ladder-count="no-limit"/>
      <style:text-properties fo:hyphenate="false"/>
    </style:style>
    <style:style style:name="vjs-live-control2" style:family="paragraph" style:parent-style-name="Text_20_body">
      <style:paragraph-properties fo:margin-top="0.176cm" fo:margin-bottom="0.176cm" loext:contextual-spacing="false" fo:hyphenation-ladder-count="no-limit"/>
      <style:text-properties fo:hyphenate="false"/>
    </style:style>
    <style:style style:name="vjs-current-time1" style:family="paragraph" style:parent-style-name="Text_20_body">
      <style:paragraph-properties fo:margin-top="0.176cm" fo:margin-bottom="0.176cm" loext:contextual-spacing="false" fo:hyphenation-ladder-count="no-limit"/>
      <style:text-properties text:display="none" fo:hyphenate="false"/>
    </style:style>
    <style:style style:name="vjs-duration1" style:family="paragraph" style:parent-style-name="Text_20_body">
      <style:paragraph-properties fo:margin-top="0.176cm" fo:margin-bottom="0.176cm" loext:contextual-spacing="false" fo:hyphenation-ladder-count="no-limit"/>
      <style:text-properties text:display="none" fo:hyphenate="false"/>
    </style:style>
    <style:style style:name="vjs-time-control1" style:family="paragraph" style:parent-style-name="Text_20_body">
      <style:paragraph-properties fo:margin-top="0.176cm" fo:margin-bottom="0.176cm" loext:contextual-spacing="false" fo:hyphenation-ladder-count="no-limit"/>
      <style:text-properties text:display="none" fo:hyphenate="false"/>
    </style:style>
    <style:style style:name="vjs-time-divider1" style:family="paragraph" style:parent-style-name="Text_20_body">
      <style:paragraph-properties fo:margin-top="0.176cm" fo:margin-bottom="0.176cm" loext:contextual-spacing="false" style:line-height-at-least="1.27cm" fo:hyphenation-ladder-count="no-limit"/>
      <style:text-properties text:display="none" fo:hyphenate="false"/>
    </style:style>
    <style:style style:name="vjs-current-time2" style:family="paragraph" style:parent-style-name="Text_20_body">
      <style:paragraph-properties fo:margin-top="0.176cm" fo:margin-bottom="0.176cm" loext:contextual-spacing="false" fo:hyphenation-ladder-count="no-limit"/>
      <style:text-properties text:display="none" fo:hyphenate="false"/>
    </style:style>
    <style:style style:name="vjs-duration2" style:family="paragraph" style:parent-style-name="Text_20_body">
      <style:paragraph-properties fo:margin-top="0.176cm" fo:margin-bottom="0.176cm" loext:contextual-spacing="false" fo:hyphenation-ladder-count="no-limit"/>
      <style:text-properties text:display="none" fo:hyphenate="false"/>
    </style:style>
    <style:style style:name="vjs-time-control2" style:family="paragraph" style:parent-style-name="Text_20_body">
      <style:paragraph-properties fo:margin-top="0.176cm" fo:margin-bottom="0.176cm" loext:contextual-spacing="false" style:line-height-at-least="1.27cm" fo:hyphenation-ladder-count="no-limit"/>
      <style:text-properties fo:hyphenate="false"/>
    </style:style>
    <style:style style:name="vjs-text-track1" style:family="paragraph" style:parent-style-name="Text_20_body">
      <loext:graphic-properties draw:fill="solid" draw:fill-color="#000000" draw:opacity="100%"/>
      <style:paragraph-properties fo:margin-top="0.176cm" fo:margin-bottom="0.042cm" loext:contextual-spacing="false" fo:text-align="center" style:justify-single-word="false" fo:hyphenation-ladder-count="no-limit" fo:background-color="#000000"/>
      <style:text-properties fo:font-size="17pt" style:font-size-asian="17pt" style:font-size-complex="17pt" fo:hyphenate="false"/>
    </style:style>
    <style:style style:name="vjs-playback-rate-value1" style:family="paragraph" style:parent-style-name="Text_20_body">
      <style:paragraph-properties fo:margin-top="0.176cm" fo:margin-bottom="0.176cm" loext:contextual-spacing="false" fo:line-height="200%" fo:text-align="center" style:justify-single-word="false" fo:hyphenation-ladder-count="no-limit"/>
      <style:text-properties fo:font-size="18pt" style:font-size-asian="18pt" style:font-size-complex="18pt" fo:hyphenate="false"/>
    </style:style>
    <style:style style:name="vjs-menu5" style:family="paragraph" style:parent-style-name="Text_20_body">
      <style:paragraph-properties fo:margin-top="0.176cm" fo:margin-bottom="0.176cm" loext:contextual-spacing="false" fo:hyphenation-ladder-count="no-limit"/>
      <style:text-properties fo:hyphenate="false"/>
    </style:style>
    <style:style style:name="vjs-modal-dialog-content1" style:family="paragraph" style:parent-style-name="Text_20_body">
      <style:paragraph-properties fo:margin-top="0.176cm" fo:margin-bottom="0.176cm" loext:contextual-spacing="false" fo:text-align="center" style:justify-single-word="false" fo:hyphenation-ladder-count="no-limit"/>
      <style:text-properties fo:font-size="17pt" style:font-size-asian="17pt" style:font-size-complex="17pt" fo:hyphenate="false"/>
    </style:style>
    <style:style style:name="vjs-loading-spinner1" style:family="paragraph" style:parent-style-name="Text_20_body">
      <style:paragraph-properties fo:margin-left="-0.661cm" fo:margin-right="0cm" fo:hyphenation-ladder-count="no-limit" fo:text-indent="0cm" style:auto-text-indent="false">
        <style:tab-stops/>
      </style:paragraph-properties>
      <style:text-properties fo:hyphenate="false"/>
    </style:style>
    <style:style style:name="vjs-loading-spinner2" style:family="paragraph" style:parent-style-name="Text_20_body">
      <style:paragraph-properties fo:margin-left="-0.661cm" fo:margin-right="0cm" fo:hyphenation-ladder-count="no-limit" fo:text-indent="0cm" style:auto-text-indent="false">
        <style:tab-stops/>
      </style:paragraph-properties>
      <style:text-properties fo:hyphenate="false"/>
    </style:style>
    <style:style style:name="vjs-tracksetting1" style:family="paragraph" style:parent-style-name="Text_20_body">
      <style:paragraph-properties fo:margin-left="0.132cm" fo:margin-right="0.132cm" fo:margin-top="0.132cm" fo:margin-bottom="0.132cm" loext:contextual-spacing="false" fo:hyphenation-ladder-count="no-limit" fo:text-indent="0cm" style:auto-text-indent="false">
        <style:tab-stops/>
      </style:paragraph-properties>
      <style:text-properties fo:hyphenate="false"/>
    </style:style>
    <style:style style:name="vjs-tracksetting_3e_div1" style:display-name="vjs-tracksetting&gt;div1" style:family="paragraph" style:parent-style-name="Text_20_body">
      <style:paragraph-properties fo:margin-top="0.176cm" fo:margin-bottom="0.132cm" loext:contextual-spacing="false" fo:hyphenation-ladder-count="no-limit"/>
      <style:text-properties fo:hyphenate="false"/>
    </style:style>
    <style:style style:name="vjs-modal-dialog-content2" style:family="paragraph" style:parent-style-name="Text_20_body">
      <style:paragraph-properties fo:margin-top="0.176cm" fo:margin-bottom="0.176cm" loext:contextual-spacing="false" fo:hyphenation-ladder-count="no-limit"/>
      <style:text-properties fo:font-size="14.5pt" style:font-size-asian="14.5pt" style:font-size-complex="14.5pt" fo:hyphenate="false"/>
    </style:style>
    <style:style style:name="dialog_5f_title1" style:display-name="dialog_title1" style:family="paragraph" style:parent-style-name="Text_20_body">
      <loext:graphic-properties draw:fill="solid" draw:fill-color="#6d84b4" draw:opacity="100%"/>
      <style:paragraph-properties fo:hyphenation-ladder-count="no-limit" fo:background-color="#6d84b4" fo:padding="0cm" fo:border="0.74pt solid #365899" style:shadow="none"/>
      <style:text-properties fo:color="#ffffff" fo:font-size="11.5pt" fo:font-weight="bold" style:font-size-asian="11.5pt" style:font-weight-asian="bold" style:font-size-complex="11.5pt" style:font-weight-complex="bold" fo:hyphenate="false"/>
    </style:style>
    <style:style style:name="dialog_5f_title_3e_span1" style:display-name="dialog_title&gt;span1" style:family="paragraph" style:parent-style-name="Text_20_body">
      <style:paragraph-properties fo:margin-top="0.176cm" fo:margin-bottom="0.176cm" loext:contextual-spacing="false" fo:hyphenation-ladder-count="no-limit"/>
      <style:text-properties fo:hyphenate="false"/>
    </style:style>
    <style:style style:name="dialog_5f_header1" style:display-name="dialog_header1" style:family="paragraph" style:parent-style-name="Text_20_body">
      <style:paragraph-properties fo:margin-top="0.176cm" fo:margin-bottom="0.176cm" loext:contextual-spacing="false" fo:hyphenation-ladder-count="no-limit" fo:padding="0cm" fo:border-left="none" fo:border-right="none" fo:border-top="none" fo:border-bottom="0.74pt solid #1d4088" style:shadow="none" style:vertical-align="middle"/>
      <style:text-properties fo:color="#ffffff" style:font-name="Helvetica" fo:font-family="Helvetica" style:font-family-generic="swiss" style:font-pitch="variable" fo:font-size="10.5pt" fo:font-weight="bold" style:font-size-asian="10.5pt" style:font-weight-asian="bold" style:font-name-complex="Helvetica" style:font-family-complex="Helvetica" style:font-family-generic-complex="swiss" style:font-pitch-complex="variable" style:font-size-complex="10.5pt" style:font-weight-complex="bold" fo:hyphenate="false"/>
    </style:style>
    <style:style style:name="touchable_5f_button1" style:display-name="touchable_button1" style:family="paragraph" style:parent-style-name="Text_20_body">
      <style:paragraph-properties fo:margin-top="0.079cm" fo:margin-bottom="0.176cm" loext:contextual-spacing="false" style:line-height-at-least="0.476cm" fo:hyphenation-ladder-count="no-limit" fo:padding-left="0.318cm" fo:padding-right="0.318cm" fo:padding-top="0.106cm" fo:padding-bottom="0.106cm" fo:border="0.74pt solid #29487d" style:shadow="none"/>
      <style:text-properties fo:hyphenate="false"/>
    </style:style>
    <style:style style:name="header_5f_center1" style:display-name="header_center1" style:family="paragraph" style:parent-style-name="Text_20_body">
      <style:paragraph-properties fo:margin-top="0.176cm" fo:margin-bottom="0.176cm" loext:contextual-spacing="false" style:line-height-at-least="0.476cm" fo:text-align="center" style:justify-single-word="false" fo:hyphenation-ladder-count="no-limit" style:vertical-align="middle"/>
      <style:text-properties fo:color="#ffffff" fo:font-size="13pt" fo:font-weight="bold" style:font-size-asian="13pt" style:font-weight-asian="bold" style:font-size-complex="13pt" style:font-weight-complex="bold" fo:hyphenate="false"/>
    </style:style>
    <style:style style:name="dialog_5f_content1" style:display-name="dialog_content1" style:family="paragraph" style:parent-style-name="Text_20_body">
      <style:paragraph-properties fo:margin-top="0.176cm" fo:margin-bottom="0.176cm" loext:contextual-spacing="false" fo:hyphenation-ladder-count="no-limit" fo:padding="0cm" fo:border-left="0.74pt solid #555555" fo:border-right="0.74pt solid #555555" fo:border-top="0.26pt solid #555555" fo:border-bottom="0.26pt solid #555555" style:shadow="none"/>
      <style:text-properties fo:hyphenate="false"/>
    </style:style>
    <style:style style:name="dialog_5f_footer1" style:display-name="dialog_footer1" style:family="paragraph" style:parent-style-name="Text_20_body">
      <loext:graphic-properties draw:fill="solid" draw:fill-color="#f6f7f9" draw:opacity="100%"/>
      <style:paragraph-properties fo:margin-top="0.176cm" fo:margin-bottom="0.176cm" loext:contextual-spacing="false" fo:hyphenation-ladder-count="no-limit" fo:background-color="#f6f7f9" fo:padding="0cm" fo:border-left="0.74pt solid #555555" fo:border-right="0.74pt solid #555555" fo:border-top="0.74pt solid #cccccc" fo:border-bottom="0.74pt solid #555555" style:shadow="none"/>
      <style:text-properties fo:hyphenate="false"/>
    </style:style>
    <style:style style:name="fb_5f_loader1" style:display-name="fb_loader1" style:family="paragraph" style:parent-style-name="Text_20_body">
      <style:paragraph-properties fo:margin-left="-0.423cm" fo:margin-right="0cm" fo:margin-top="0.176cm" fo:margin-bottom="0.176cm" loext:contextual-spacing="false" fo:hyphenation-ladder-count="no-limit" fo:text-indent="0cm" style:auto-text-indent="false">
        <style:tab-stops/>
      </style:paragraph-properties>
      <style:text-properties fo:hyphenate="false"/>
    </style:style>
    <style:style style:name="sidebar" style:family="paragraph" style:parent-style-name="Text_20_body">
      <loext:graphic-properties draw:fill="solid" draw:fill-color="#e6e6e6" draw:opacity="100%"/>
      <style:paragraph-properties fo:margin-top="0.176cm" fo:margin-bottom="0.176cm" loext:contextual-spacing="false" fo:hyphenation-ladder-count="no-limit" fo:background-color="#e6e6e6"/>
      <style:text-properties style:font-name="Arial" fo:font-family="Arial" style:font-family-generic="swiss" style:font-pitch="variable" style:font-name-complex="Arial" style:font-family-complex="Arial" style:font-family-generic-complex="swiss" style:font-pitch-complex="variable" fo:hyphenate="false"/>
    </style:style>
    <style:style style:name="keyword-header" style:family="paragraph" style:parent-style-name="Text_20_body">
      <loext:graphic-properties draw:fill="solid" draw:fill-color="#3161dd" draw:opacity="100%"/>
      <style:paragraph-properties fo:margin-top="0.176cm" fo:margin-bottom="0.176cm" loext:contextual-spacing="false" style:line-height-at-least="1.058cm" fo:text-align="center" style:justify-single-word="false" fo:hyphenation-ladder-count="no-limit" fo:background-color="#3161dd"/>
      <style:text-properties fo:color="#ffffff" fo:font-size="10.5pt" style:font-size-asian="10.5pt" style:font-size-complex="10.5pt" fo:hyphenate="false"/>
    </style:style>
    <style:style style:name="keyword-tags" style:family="paragraph" style:parent-style-name="Text_20_body">
      <loext:graphic-properties draw:fill="solid" draw:fill-color="#f3f3f3" draw:opacity="100%"/>
      <style:paragraph-properties fo:margin-top="0.176cm" fo:margin-bottom="0.176cm" loext:contextual-spacing="false" fo:hyphenation-ladder-count="no-limit" fo:background-color="#f3f3f3"/>
      <style:text-properties fo:hyphenate="false"/>
    </style:style>
    <style:style style:name="keyword-tag" style:family="paragraph" style:parent-style-name="Text_20_body">
      <style:paragraph-properties fo:margin-top="0.185cm" fo:margin-bottom="0.176cm" loext:contextual-spacing="false" style:line-height-at-least="0.397cm" fo:hyphenation-ladder-count="no-limit" fo:padding-left="0.176cm" fo:padding-right="0.388cm" fo:padding-top="0.141cm" fo:padding-bottom="0.071cm" fo:border="0.74pt solid #3161dd" style:shadow="none"/>
      <style:text-properties fo:color="#3161dd" fo:font-size="9pt" style:font-size-asian="9pt" style:font-size-complex="9pt" fo:hyphenate="false"/>
    </style:style>
    <style:style style:name="keyword-articles-container" style:family="paragraph" style:parent-style-name="Text_20_body">
      <style:paragraph-properties fo:margin-top="0.176cm" fo:margin-bottom="0.176cm" loext:contextual-spacing="false" fo:hyphenation-ladder-count="no-limit"/>
      <style:text-properties fo:font-size="1pt" style:font-size-asian="1pt" style:font-size-complex="1pt" fo:hyphenate="false"/>
    </style:style>
    <style:style style:name="keyword-articles" style:family="paragraph" style:parent-style-name="Text_20_body">
      <style:paragraph-properties fo:margin-top="0.176cm" fo:margin-bottom="0.176cm" loext:contextual-spacing="false" fo:hyphenation-ladder-count="no-limit"/>
      <style:text-properties fo:hyphenate="false"/>
    </style:style>
    <style:style style:name="keyword-article" style:family="paragraph" style:parent-style-name="Text_20_body">
      <loext:graphic-properties draw:fill="solid" draw:fill-color="#ffffff" draw:opacity="100%"/>
      <style:paragraph-properties fo:margin-left="0.265cm" fo:margin-right="0.265cm" fo:margin-top="0.132cm" fo:margin-bottom="0.132cm" loext:contextual-spacing="false" fo:hyphenation-ladder-count="no-limit" fo:text-indent="0cm" style:auto-text-indent="false" fo:background-color="#ffffff">
        <style:tab-stops/>
      </style:paragraph-properties>
      <style:text-properties fo:hyphenate="false"/>
    </style:style>
    <style:style style:name="keyword-article_5f__5f_title" style:display-name="keyword-article__title" style:family="paragraph" style:parent-style-name="Text_20_body">
      <style:paragraph-properties fo:margin-top="0.176cm" fo:margin-bottom="0.176cm" loext:contextual-spacing="false" style:line-height-at-least="0.529cm" fo:hyphenation-ladder-count="no-limit"/>
      <style:text-properties fo:color="#333333" fo:font-size="11.5pt" style:font-size-asian="11.5pt" style:font-size-complex="11.5pt" fo:hyphenate="false"/>
    </style:style>
    <style:style style:name="keyword-article_5f__5f_desc" style:display-name="keyword-article__desc" style:family="paragraph" style:parent-style-name="Text_20_body">
      <style:paragraph-properties fo:margin-top="0.265cm" fo:margin-bottom="0.176cm" loext:contextual-spacing="false" style:line-height-at-least="0.423cm" fo:hyphenation-ladder-count="no-limit"/>
      <style:text-properties fo:color="#999999" fo:font-size="9pt" style:font-size-asian="9pt" style:font-size-complex="9pt" fo:hyphenate="false"/>
    </style:style>
    <style:style style:name="main-container" style:family="paragraph" style:parent-style-name="Text_20_body">
      <style:paragraph-properties fo:margin-top="0.176cm" fo:margin-bottom="0.176cm" loext:contextual-spacing="false" fo:hyphenation-ladder-count="no-limit"/>
      <style:text-properties fo:hyphenate="false"/>
    </style:style>
    <style:style style:name="o699806-mib-ad-sidebar-v2-o6998062" style:family="paragraph" style:parent-style-name="Text_20_body">
      <style:paragraph-properties fo:margin-top="0cm" fo:margin-bottom="0.176cm" loext:contextual-spacing="false" fo:hyphenation-ladder-count="no-limit"/>
      <style:text-properties fo:hyphenate="false"/>
    </style:style>
    <style:style style:name="box-text11" style:family="paragraph" style:parent-style-name="Text_20_body">
      <style:paragraph-properties fo:text-align="center" style:justify-single-word="false" fo:hyphenation-ladder-count="no-limit"/>
      <style:text-properties fo:color="#333333" fo:hyphenate="false"/>
    </style:style>
    <style:style style:name="ad-box2" style:family="paragraph" style:parent-style-name="Text_20_body">
      <style:paragraph-properties fo:margin-top="0.176cm" fo:margin-bottom="0.176cm" loext:contextual-spacing="false" fo:hyphenation-ladder-count="no-limit"/>
      <style:text-properties fo:hyphenate="false"/>
    </style:style>
    <style:style style:name="vjs-remaining-time-display2" style:family="paragraph" style:parent-style-name="Text_20_body">
      <style:paragraph-properties fo:margin-top="0.176cm" fo:margin-bottom="0.176cm" loext:contextual-spacing="false" fo:line-height="300%" fo:hyphenation-ladder-count="no-limit"/>
      <style:text-properties fo:hyphenate="false"/>
    </style:style>
    <style:style style:name="mib-video-container--article_5f__5f_p2" style:display-name="mib-video-container--article__p2" style:family="paragraph" style:parent-style-name="Text_20_body">
      <style:paragraph-properties fo:margin-top="0.176cm" fo:margin-bottom="0.212cm" loext:contextual-spacing="false" fo:hyphenation-ladder-count="no-limit"/>
      <style:text-properties fo:color="#4a4a4a" fo:font-size="9pt" style:font-size-asian="9pt" style:font-size-complex="9pt" fo:hyphenate="false"/>
    </style:style>
    <style:style style:name="frame-close2" style:family="paragraph" style:parent-style-name="Text_20_body">
      <style:paragraph-properties fo:margin-top="0.176cm" fo:margin-bottom="0.176cm" loext:contextual-spacing="false" fo:hyphenation-ladder-count="no-limit"/>
      <style:text-properties fo:hyphenate="false"/>
    </style:style>
    <style:style style:name="murmurs-content2" style:family="paragraph" style:parent-style-name="Text_20_body">
      <style:paragraph-properties fo:margin-top="0.176cm" fo:margin-bottom="0.176cm" loext:contextual-spacing="false" style:line-height-at-least="0.529cm" fo:text-align="justify" style:justify-single-word="false" fo:hyphenation-ladder-count="no-limit"/>
      <style:text-properties fo:font-size="9pt" style:font-size-asian="9pt" style:font-size-complex="9pt" fo:hyphenate="false"/>
    </style:style>
    <style:style style:name="murmurs-functions2" style:family="paragraph" style:parent-style-name="Text_20_body">
      <style:paragraph-properties fo:margin-top="0.176cm" fo:margin-bottom="0.176cm" loext:contextual-spacing="false" fo:hyphenation-ladder-count="no-limit"/>
      <style:text-properties fo:font-size="8.5pt" style:font-size-asian="8.5pt" style:font-size-complex="8.5pt" fo:hyphenate="false"/>
    </style:style>
    <style:style style:name="murmurs-more2"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murmurs-link2"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friends-all2" style:family="paragraph" style:parent-style-name="Text_20_body">
      <style:paragraph-properties fo:margin-top="0.132cm" fo:margin-bottom="0.265cm" loext:contextual-spacing="false" fo:text-align="center" style:justify-single-word="false" fo:hyphenation-ladder-count="no-limit"/>
      <style:text-properties fo:hyphenate="false"/>
    </style:style>
    <style:style style:name="box-text12" style:family="paragraph" style:parent-style-name="Text_20_body">
      <style:paragraph-properties fo:margin-top="0.176cm" fo:margin-bottom="0.176cm" loext:contextual-spacing="false" fo:hyphenation-ladder-count="no-limit"/>
      <style:text-properties fo:color="#333333" fo:hyphenate="false"/>
    </style:style>
    <style:style style:name="user-img2" style:family="paragraph" style:parent-style-name="Text_20_body">
      <style:paragraph-properties fo:margin-left="0cm" fo:margin-right="0.397cm" fo:hyphenation-ladder-count="no-limit" fo:text-indent="0cm" style:auto-text-indent="false"/>
      <style:text-properties fo:hyphenate="false"/>
    </style:style>
    <style:style style:name="newsfeed-content2" style:family="paragraph" style:parent-style-name="Text_20_body">
      <style:paragraph-properties fo:margin-top="0.176cm" fo:margin-bottom="0.176cm" loext:contextual-spacing="false" style:line-height-at-least="0.529cm" fo:hyphenation-ladder-count="no-limit"/>
      <style:text-properties fo:font-size="9pt" style:font-size-asian="9pt" style:font-size-complex="9pt" fo:hyphenate="false"/>
    </style:style>
    <style:style style:name="newsfeed-author2" style:family="paragraph" style:parent-style-name="Text_20_body">
      <style:paragraph-properties fo:margin-top="0.176cm" fo:margin-bottom="0.176cm" loext:contextual-spacing="false" fo:hyphenation-ladder-count="no-limit"/>
      <style:text-properties fo:hyphenate="false"/>
    </style:style>
    <style:style style:name="newsfeed-functions2" style:family="paragraph" style:parent-style-name="Text_20_body">
      <style:paragraph-properties fo:margin-top="0.176cm" fo:margin-bottom="0.176cm" loext:contextual-spacing="false" fo:hyphenation-ladder-count="no-limit"/>
      <style:text-properties fo:font-size="8.5pt" style:font-size-asian="8.5pt" style:font-size-complex="8.5pt" fo:hyphenate="false"/>
    </style:style>
    <style:style style:name="newsfeed-more2"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newsfeed-link2" style:family="paragraph" style:parent-style-name="Text_20_body">
      <style:paragraph-properties fo:margin-top="0.176cm" fo:margin-bottom="0.176cm" loext:contextual-spacing="false" fo:hyphenation-ladder-count="no-limit"/>
      <style:text-properties fo:font-size="7.5pt" style:font-size-asian="7.5pt" style:font-size-complex="7.5pt" fo:hyphenate="false"/>
    </style:style>
    <style:style style:name="comment-identity2" style:family="paragraph" style:parent-style-name="Text_20_body">
      <loext:graphic-properties draw:fill="solid" draw:fill-color="#e6e6e6" draw:opacity="100%"/>
      <style:paragraph-properties fo:margin-top="0.176cm" fo:margin-bottom="0.176cm" loext:contextual-spacing="false" fo:hyphenation-ladder-count="no-limit" fo:background-color="#e6e6e6" fo:padding-left="0.282cm" fo:padding-right="0cm" fo:padding-top="0.176cm" fo:padding-bottom="0cm" fo:border-left="0.74pt solid #dddddd" fo:border-right="0.74pt solid #dddddd" fo:border-top="0.74pt solid #f3f3f3" fo:border-bottom="0.74pt solid #dddddd" style:shadow="none"/>
      <style:text-properties fo:hyphenate="false"/>
    </style:style>
    <style:style style:name="choose-identity2" style:family="paragraph" style:parent-style-name="Text_20_body">
      <style:paragraph-properties fo:margin-top="0.106cm" fo:margin-bottom="0.176cm" loext:contextual-spacing="false" fo:hyphenation-ladder-count="no-limit"/>
      <style:text-properties fo:hyphenate="false"/>
    </style:style>
    <style:style style:name="openid-identity2" style:family="paragraph" style:parent-style-name="Text_20_body">
      <style:paragraph-properties fo:margin-top="0.159cm" fo:margin-bottom="0.176cm" loext:contextual-spacing="false" fo:hyphenation-ladder-count="no-limit" style:line-break="normal"/>
      <style:text-properties fo:hyphenate="false"/>
    </style:style>
    <style:style style:name="comment-body2" style:family="paragraph" style:parent-style-name="Text_20_body">
      <style:paragraph-properties fo:margin-top="0.176cm" fo:margin-bottom="0.176cm" loext:contextual-spacing="false" fo:hyphenation-ladder-count="no-limit" fo:padding-left="0.282cm" fo:padding-right="0.282cm" fo:padding-top="0.176cm" fo:padding-bottom="0cm" fo:border-left="0.74pt solid #e6e6e6" fo:border-right="0.74pt solid #e6e6e6" fo:border-top="0.74pt solid #ffffff" fo:border-bottom="0.74pt solid #e6e6e6" style:shadow="none"/>
      <style:text-properties fo:hyphenate="false"/>
    </style:style>
    <style:style style:name="comment-textarea2" style:family="paragraph" style:parent-style-name="Text_20_body">
      <loext:graphic-properties draw:fill="solid" draw:fill-color="#ffffff" draw:opacity="100%"/>
      <style:paragraph-properties fo:margin-top="0.132cm" fo:margin-bottom="0.265cm" loext:contextual-spacing="false" fo:hyphenation-ladder-count="no-limit" fo:background-color="#ffffff" fo:padding="0cm" fo:border="0.74pt solid #e8e8e8" style:shadow="none"/>
      <style:text-properties fo:hyphenate="false"/>
    </style:style>
    <style:style style:name="private-message2" style:family="paragraph" style:parent-style-name="Text_20_body">
      <style:paragraph-properties fo:margin-left="0cm" fo:margin-right="0.265cm" style:line-height-at-least="0.318cm" fo:text-align="end" style:justify-single-word="false" fo:hyphenation-ladder-count="no-limit" fo:text-indent="0cm" style:auto-text-indent="false"/>
      <style:text-properties fo:hyphenate="false"/>
    </style:style>
    <style:style style:name="private-notice2" style:family="paragraph" style:parent-style-name="Text_20_body">
      <loext:graphic-properties draw:fill="solid" draw:fill-color="#fffdea" draw:opacity="100%"/>
      <style:paragraph-properties fo:margin-top="0.176cm" fo:margin-bottom="0.176cm" loext:contextual-spacing="false" fo:text-align="center" style:justify-single-word="false" fo:hyphenation-ladder-count="no-limit" fo:background-color="#fffdea" fo:padding-left="0cm" fo:padding-right="0cm" fo:padding-top="0.071cm" fo:padding-bottom="0cm" fo:border-left="none" fo:border-right="none" fo:border-top="0.74pt solid #f7e6b3" fo:border-bottom="none" style:shadow="none"/>
      <style:text-properties fo:color="#b3975b" fo:hyphenate="false"/>
    </style:style>
    <style:style style:name="captcha2" style:family="paragraph" style:parent-style-name="Text_20_body">
      <loext:graphic-properties draw:fill="solid" draw:fill-color="#ffffff" draw:opacity="100%"/>
      <style:paragraph-properties fo:margin-top="0.132cm" fo:margin-bottom="0.132cm" loext:contextual-spacing="false" style:line-height-at-least="0.423cm" fo:hyphenation-ladder-count="no-limit" fo:background-color="#ffffff" fo:padding="0.176cm" fo:border="0.74pt solid #e8e8e8" style:shadow="none"/>
      <style:text-properties fo:hyphenate="false"/>
    </style:style>
    <style:style style:name="comment-extra2"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extra2" style:family="paragraph" style:parent-style-name="Text_20_body">
      <loext:graphic-properties draw:fill="solid" draw:fill-color="#ffffff" draw:opacity="100%"/>
      <style:paragraph-properties fo:margin-top="0.176cm" fo:margin-bottom="0.265cm" loext:contextual-spacing="false" fo:hyphenation-ladder-count="no-limit" fo:background-color="#ffffff" fo:padding-left="0.176cm" fo:padding-right="0cm" fo:padding-top="0.176cm" fo:padding-bottom="0.176cm" fo:border="0.74pt solid #e8e8e8" style:shadow="none"/>
      <style:text-properties fo:hyphenate="false"/>
    </style:style>
    <style:style style:name="topbar_5f__5f_search_5f__5f_submit2" style:display-name="topbar__search__submit2" style:family="paragraph" style:parent-style-name="Text_20_body">
      <loext:graphic-properties draw:fill="solid" draw:fill-color="#3565da" draw:opacity="100%"/>
      <style:paragraph-properties style:line-height-at-least="1.323cm" fo:hyphenation-ladder-count="no-limit" fo:background-color="#3565da"/>
      <style:text-properties fo:color="#ffffff" style:font-name="inherit" fo:font-family="inherit" style:font-family-generic="roman" fo:letter-spacing="0.026cm" fo:hyphenate="false"/>
    </style:style>
    <style:style style:name="topbar_5f__5f_search2" style:display-name="topbar__search2" style:family="paragraph" style:parent-style-name="Text_20_body">
      <style:paragraph-properties fo:hyphenation-ladder-count="no-limit"/>
      <style:text-properties text:display="none" fo:hyphenate="false"/>
    </style:style>
    <style:style style:name="topbar_5f__5f_search_5f__5f_reset2" style:display-name="topbar__search__reset2" style:family="paragraph" style:parent-style-name="Text_20_body">
      <loext:graphic-properties draw:fill="solid" draw:fill-color="#ffffff" draw:opacity="100%"/>
      <style:paragraph-properties fo:margin-left="-0.794cm" fo:margin-right="0cm" fo:margin-top="0.238cm" fo:margin-bottom="0cm" loext:contextual-spacing="false" style:line-height-at-least="0.476cm" fo:hyphenation-ladder-count="no-limit" fo:text-indent="0cm" style:auto-text-indent="false" fo:background-color="#ffffff" fo:padding="0cm" fo:border="0.74pt solid #cccccc" style:shadow="none">
        <style:tab-stops/>
      </style:paragraph-properties>
      <style:text-properties fo:color="#cccccc" fo:font-size="10.5pt" fo:font-weight="bold" style:font-size-asian="10.5pt" style:font-weight-asian="bold" style:font-size-complex="10.5pt" style:font-weight-complex="bold" text:display="none" fo:hyphenate="false"/>
    </style:style>
    <style:style style:name="topbar_5f__5f_related-article_5f__5f_cat-name3" style:display-name="topbar__related-article__cat-name3" style:family="paragraph" style:parent-style-name="Text_20_body">
      <style:paragraph-properties fo:margin-left="-0.529cm" fo:margin-right="0cm" fo:margin-top="0.176cm" fo:margin-bottom="0.176cm" loext:contextual-spacing="false" style:line-height-at-least="1.323cm" fo:hyphenation-ladder-count="no-limit" fo:text-indent="0cm" style:auto-text-indent="false" style:vertical-align="top">
        <style:tab-stops/>
      </style:paragraph-properties>
      <style:text-properties fo:color="#3582e6" fo:font-size="13.5pt" style:font-size-asian="13.5pt" style:font-size-complex="13.5pt" fo:hyphenate="false"/>
    </style:style>
    <style:style style:name="topbar_5f__5f_related-article_5f__5f_cat-name4" style:display-name="topbar__related-article__cat-name4" style:family="paragraph" style:parent-style-name="Text_20_body">
      <style:paragraph-properties fo:margin-left="-0.529cm" fo:margin-right="0cm" fo:margin-top="0.176cm" fo:margin-bottom="0.176cm" loext:contextual-spacing="false" style:line-height-at-least="1.323cm" fo:hyphenation-ladder-count="no-limit" fo:text-indent="0cm" style:auto-text-indent="false" style:vertical-align="top">
        <style:tab-stops/>
      </style:paragraph-properties>
      <style:text-properties fo:color="#3582e6" fo:font-size="13.5pt" style:font-size-asian="13.5pt" style:font-size-complex="13.5pt" fo:hyphenate="false"/>
    </style:style>
    <style:style style:name="topbar_5f__5f_related-article_5f__5f_txt2" style:display-name="topbar__related-article__txt2" style:family="paragraph" style:parent-style-name="Text_20_body">
      <style:paragraph-properties fo:margin-top="0.176cm" fo:margin-bottom="0.176cm" loext:contextual-spacing="false" fo:hyphenation-ladder-count="no-limit"/>
      <style:text-properties fo:color="#000000" fo:hyphenate="false"/>
    </style:style>
    <style:style style:name="topbar_5f__5f_related-article_5f__5f_txt--hot2" style:display-name="topbar__related-article__txt--hot2" style:family="paragraph" style:parent-style-name="Text_20_body">
      <style:paragraph-properties fo:margin-top="0.176cm" fo:margin-bottom="0.176cm" loext:contextual-spacing="false" fo:hyphenation-ladder-count="no-limit"/>
      <style:text-properties fo:color="#d0021b" fo:font-weight="bold" style:font-weight-asian="bold" style:font-weight-complex="bold" fo:hyphenate="false"/>
    </style:style>
    <style:style style:name="topbar_5f__5f_related-article-link2" style:display-name="topbar__related-article-link2" style:family="paragraph" style:parent-style-name="Text_20_body">
      <loext:graphic-properties draw:fill="solid" draw:fill-color="#f2f2f2" draw:opacity="100%"/>
      <style:paragraph-properties fo:margin-top="0.176cm" fo:margin-bottom="0.176cm" loext:contextual-spacing="false" fo:hyphenation-ladder-count="no-limit" fo:background-color="#f2f2f2"/>
      <style:text-properties fo:color="#000000" fo:hyphenate="false"/>
    </style:style>
    <style:style style:name="topbar_5f__5f_notification_5f__5f_counter3" style:display-name="topbar__notification__counter3" style:family="paragraph" style:parent-style-name="Text_20_body">
      <style:paragraph-properties fo:margin-top="0.176cm" fo:margin-bottom="0.176cm" loext:contextual-spacing="false" style:line-height-at-least="1.323cm" fo:text-align="center" style:justify-single-word="false" fo:hyphenation-ladder-count="no-limit"/>
      <style:text-properties fo:color="#ffffff" fo:hyphenate="false"/>
    </style:style>
    <style:style style:name="topbar_5f__5f_user_5f__5f_avator2" style:display-name="topbar__user__avator2" style:family="paragraph" style:parent-style-name="Text_20_body">
      <style:paragraph-properties fo:margin-top="0.176cm" fo:margin-bottom="0.176cm" loext:contextual-spacing="false" style:line-height-at-least="1.323cm" fo:hyphenation-ladder-count="no-limit"/>
      <style:text-properties fo:color="#ffffff" fo:hyphenate="false"/>
    </style:style>
    <style:style style:name="topbar_5f__5f_user_5f__5f_login2" style:display-name="topbar__user__login2" style:family="paragraph" style:parent-style-name="Text_20_body">
      <style:paragraph-properties fo:margin-top="0.176cm" fo:margin-bottom="0.176cm" loext:contextual-spacing="false" style:line-height-at-least="1.323cm" fo:hyphenation-ladder-count="no-limit"/>
      <style:text-properties fo:color="#6e7071" fo:hyphenate="false"/>
    </style:style>
    <style:style style:name="topbar_5f__5f_notification_5f__5f_counter4" style:display-name="topbar__notification__counter4" style:family="paragraph" style:parent-style-name="Text_20_body">
      <style:paragraph-properties fo:margin-top="0.176cm" fo:margin-bottom="0.176cm" loext:contextual-spacing="false" style:line-height-at-least="1.323cm" fo:text-align="center" style:justify-single-word="false" fo:hyphenation-ladder-count="no-limit"/>
      <style:text-properties fo:color="#ffffff" fo:hyphenate="false"/>
    </style:style>
    <style:style style:name="topbar_5f__5f_dropdown-lists2" style:display-name="topbar__dropdown-lists2" style:family="paragraph" style:parent-style-name="Text_20_body">
      <loext:graphic-properties draw:fill="solid" draw:fill-color="#ffffff" draw:opacity="100%"/>
      <style:paragraph-properties fo:margin-top="0.176cm" fo:margin-bottom="0.176cm" loext:contextual-spacing="false" fo:hyphenation-ladder-count="no-limit" fo:background-color="#ffffff" fo:padding="0cm" fo:border="0.74pt solid #adadad" style:shadow="none"/>
      <style:text-properties text:display="none" fo:hyphenate="false"/>
    </style:style>
    <style:style style:name="topbar_5f__5f_notification_5f__5f_list--header_5f__5f_link3" style:display-name="topbar__notification__list--header__link3" style:family="paragraph" style:parent-style-name="Text_20_body">
      <loext:graphic-properties draw:fill="solid" draw:fill-color="#3565da" draw:opacity="100%"/>
      <style:paragraph-properties fo:margin-top="0.176cm" fo:margin-bottom="0.176cm" loext:contextual-spacing="false" fo:hyphenation-ladder-count="no-limit" fo:background-color="#3565da"/>
      <style:text-properties fo:font-size="10pt" style:font-size-asian="10pt" style:font-size-complex="10pt" fo:hyphenate="false"/>
    </style:style>
    <style:style style:name="topbar_5f__5f_notification_5f__5f_list--header_5f__5f_link4" style:display-name="topbar__notification__list--header__link4" style:family="paragraph" style:parent-style-name="Text_20_body">
      <loext:graphic-properties draw:fill="solid" draw:fill-color="#4a74de" draw:opacity="100%"/>
      <style:paragraph-properties fo:margin-top="0.176cm" fo:margin-bottom="0.176cm" loext:contextual-spacing="false" fo:hyphenation-ladder-count="no-limit" fo:background-color="#4a74de"/>
      <style:text-properties fo:font-size="10pt" style:font-size-asian="10pt" style:font-size-complex="10pt" fo:hyphenate="false"/>
    </style:style>
    <style:style style:name="topbar_5f__5f_notification_5f__5f_list--header_5f__5f_title2" style:display-name="topbar__notification__list--header__title2" style:family="paragraph" style:parent-style-name="Text_20_body">
      <style:paragraph-properties fo:margin-top="0.176cm" fo:margin-bottom="0.176cm" loext:contextual-spacing="false" fo:hyphenation-ladder-count="no-limit"/>
      <style:text-properties fo:font-size="11.5pt" fo:letter-spacing="0.079cm" style:font-size-asian="11.5pt" style:font-size-complex="11.5pt" fo:hyphenate="false"/>
    </style:style>
    <style:style style:name="topbar_5f__5f_flip--back3" style:display-name="topbar__flip--back3" style:family="paragraph" style:parent-style-name="Text_20_body">
      <style:paragraph-properties fo:margin-top="0.176cm" fo:margin-bottom="0.176cm" loext:contextual-spacing="false" fo:hyphenation-ladder-count="no-limit"/>
      <style:text-properties text:display="none" fo:hyphenate="false"/>
    </style:style>
    <style:style style:name="topbar_5f__5f_flip--back4" style:display-name="topbar__flip--back4" style:family="paragraph" style:parent-style-name="Text_20_body">
      <style:paragraph-properties fo:margin-top="0.176cm" fo:margin-bottom="0.176cm" loext:contextual-spacing="false" fo:hyphenation-ladder-count="no-limit"/>
      <style:text-properties fo:hyphenate="false"/>
    </style:style>
    <style:style style:name="topbar_5f__5f_user_5f__5f_avator_5f__5f_mask2" style:display-name="topbar__user__avator__mask2" style:family="paragraph" style:parent-style-name="Text_20_body">
      <style:paragraph-properties fo:margin-top="0.176cm" fo:margin-bottom="0.176cm" loext:contextual-spacing="false" fo:hyphenation-ladder-count="no-limit"/>
      <style:text-properties fo:hyphenate="false"/>
    </style:style>
    <style:style style:name="pixnet-ad2" style:family="paragraph" style:parent-style-name="Text_20_body">
      <style:paragraph-properties fo:margin-top="0.176cm" fo:margin-bottom="0.176cm" loext:contextual-spacing="false" fo:text-align="center" style:justify-single-word="false" fo:hyphenation-ladder-count="no-limit"/>
      <style:text-properties fo:hyphenate="false"/>
    </style:style>
    <style:style style:name="recommended-posts32" style:family="paragraph" style:parent-style-name="Text_20_body">
      <style:paragraph-properties fo:margin-top="0.529cm" fo:margin-bottom="0.529cm" loext:contextual-spacing="false" fo:hyphenation-ladder-count="no-limit"/>
      <style:text-properties fo:font-size="9pt" style:font-size-asian="9pt" style:font-size-complex="9pt" fo:hyphenate="false"/>
    </style:style>
    <style:style style:name="partner-logo2" style:family="paragraph" style:parent-style-name="Text_20_body">
      <loext:graphic-properties draw:fill="solid" draw:fill-color="#ffffff" draw:opacity="100%"/>
      <style:paragraph-properties fo:margin-top="0.176cm" fo:margin-bottom="0.176cm" loext:contextual-spacing="false" style:line-height-at-least="0.529cm" fo:text-align="end" style:justify-single-word="false" fo:hyphenation-ladder-count="no-limit" fo:background-color="#ffffff" style:vertical-align="middle"/>
      <style:text-properties fo:hyphenate="false"/>
    </style:style>
    <style:style style:name="skiplink2" style:family="paragraph" style:parent-style-name="Text_20_body">
      <style:paragraph-properties fo:margin-top="0.176cm" fo:margin-bottom="0.176cm" loext:contextual-spacing="false" fo:hyphenation-ladder-count="no-limit"/>
      <style:text-properties text:display="none" fo:hyphenate="false"/>
    </style:style>
    <style:style style:name="month2" style:family="paragraph" style:parent-style-name="Text_20_body">
      <style:paragraph-properties fo:margin-top="0.176cm" fo:margin-bottom="0.176cm" loext:contextual-spacing="false" fo:hyphenation-ladder-count="no-limit"/>
      <style:text-properties fo:color="#333333" style:font-name="Arial" fo:font-family="Arial" style:font-family-generic="swiss" style:font-pitch="variable" fo:font-size="11.5pt" fo:letter-spacing="0.021cm" fo:font-weight="bold" style:font-size-asian="11.5pt" style:font-weight-asian="bold" style:font-name-complex="Arial" style:font-family-complex="Arial" style:font-family-generic-complex="swiss" style:font-pitch-complex="variable" style:font-size-complex="11.5pt" style:font-weight-complex="bold" fo:hyphenate="false"/>
    </style:style>
    <style:style style:name="date2" style:family="paragraph" style:parent-style-name="Text_20_body">
      <style:paragraph-properties fo:margin-top="0.176cm" fo:margin-bottom="0.176cm" loext:contextual-spacing="false" fo:hyphenation-ladder-count="no-limit"/>
      <style:text-properties fo:color="#333333" style:font-name="Arial" fo:font-family="Arial" style:font-family-generic="swiss" style:font-pitch="variable" fo:font-size="11.5pt" fo:letter-spacing="0.021cm" fo:font-weight="bold" style:font-size-asian="11.5pt" style:font-weight-asian="bold" style:font-name-complex="Arial" style:font-family-complex="Arial" style:font-family-generic-complex="swiss" style:font-pitch-complex="variable" style:font-size-complex="11.5pt" style:font-weight-complex="bold" fo:hyphenate="false"/>
    </style:style>
    <style:style style:name="year2" style:family="paragraph" style:parent-style-name="Text_20_body">
      <style:paragraph-properties fo:margin-top="0.176cm" fo:margin-bottom="0.176cm" loext:contextual-spacing="false" fo:hyphenation-ladder-count="no-limit"/>
      <style:text-properties text:display="none" fo:hyphenate="false"/>
    </style:style>
    <style:style style:name="time2" style:family="paragraph" style:parent-style-name="Text_20_body">
      <style:paragraph-properties fo:margin-top="0.176cm" fo:margin-bottom="0.176cm" loext:contextual-spacing="false" fo:hyphenation-ladder-count="no-limit"/>
      <style:text-properties text:display="none" fo:hyphenate="false"/>
    </style:style>
    <style:style style:name="floor2" style:family="paragraph" style:parent-style-name="Text_20_body">
      <style:paragraph-properties fo:margin-top="0.176cm" fo:margin-bottom="0.176cm" loext:contextual-spacing="false" style:line-height-at-least="0.661cm" fo:text-align="center" style:justify-single-word="false" fo:hyphenation-ladder-count="no-limit"/>
      <style:text-properties fo:color="#3d93cc" style:font-name="Century Gothic" fo:font-family="'Century Gothic'" style:font-family-generic="swiss" style:font-pitch="variable" fo:font-size="10pt" fo:font-weight="bold" style:font-size-asian="10pt" style:font-weight-asian="bold" style:font-size-complex="10pt" style:font-weight-complex="bold" fo:hyphenate="false"/>
    </style:style>
    <style:style style:name="post-text2" style:family="paragraph" style:parent-style-name="Text_20_body">
      <style:paragraph-properties fo:margin-top="0.176cm" fo:margin-bottom="0.132cm" loext:contextual-spacing="false" fo:hyphenation-ladder-count="no-limit"/>
      <style:text-properties fo:color="#000000" fo:hyphenate="false"/>
    </style:style>
    <style:style style:name="box-text13"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14"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15"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16"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ext17" style:family="paragraph" style:parent-style-name="Text_20_body">
      <style:paragraph-properties fo:margin-left="0.397cm" fo:margin-right="0.397cm" fo:text-align="center" style:justify-single-word="false" fo:hyphenation-ladder-count="no-limit" fo:text-indent="0cm" style:auto-text-indent="false">
        <style:tab-stops/>
      </style:paragraph-properties>
      <style:text-properties fo:color="#333333" fo:hyphenate="false"/>
    </style:style>
    <style:style style:name="box-title3" style:family="paragraph" style:parent-style-name="Text_20_body">
      <style:paragraph-properties fo:margin-top="0.176cm" fo:margin-bottom="0.176cm" loext:contextual-spacing="false" fo:text-align="center" style:justify-single-word="false" fo:hyphenation-ladder-count="no-limit" fo:padding="0cm" fo:border-left="none" fo:border-right="none" fo:border-top="none" fo:border-bottom="0.74pt solid #d7e5ef" style:shadow="none"/>
      <style:text-properties fo:color="#6a99b8" fo:font-size="10pt" fo:font-weight="bold" style:font-size-asian="10pt" style:font-weight-asian="bold" style:font-size-complex="10pt" style:font-weight-complex="bold" fo:hyphenate="false"/>
    </style:style>
    <style:style style:name="box-text18" style:family="paragraph" style:parent-style-name="Text_20_body">
      <style:paragraph-properties fo:text-align="center" style:justify-single-word="false" fo:hyphenation-ladder-count="no-limit"/>
      <style:text-properties fo:color="#333333" fo:hyphenate="false"/>
    </style:style>
    <style:style style:name="box-title4" style:family="paragraph" style:parent-style-name="Text_20_body">
      <style:paragraph-properties fo:margin-top="0.176cm" fo:margin-bottom="0.176cm" loext:contextual-spacing="false" fo:text-align="center" style:justify-single-word="false" fo:hyphenation-ladder-count="no-limit" fo:padding="0cm" fo:border-left="none" fo:border-right="none" fo:border-top="none" fo:border-bottom="0.74pt solid #d7e5ef" style:shadow="none"/>
      <style:text-properties fo:color="#6a99b8" fo:font-size="10pt" fo:font-weight="bold" style:font-size-asian="10pt" style:font-weight-asian="bold" style:font-size-complex="10pt" style:font-weight-complex="bold" fo:hyphenate="false"/>
    </style:style>
    <style:style style:name="box-text19" style:family="paragraph" style:parent-style-name="Text_20_body">
      <style:paragraph-properties fo:text-align="center" style:justify-single-word="false" fo:hyphenation-ladder-count="no-limit"/>
      <style:text-properties fo:color="#333333" fo:hyphenate="false"/>
    </style:style>
    <style:style style:name="box-more3" style:family="paragraph" style:parent-style-name="Text_20_body">
      <style:paragraph-properties fo:margin-left="0.265cm" fo:margin-right="0.265cm" fo:margin-top="0.265cm" fo:margin-bottom="0.132cm" loext:contextual-spacing="false" fo:text-align="end" style:justify-single-word="false" fo:hyphenation-ladder-count="no-limit" fo:text-indent="0cm" style:auto-text-indent="false">
        <style:tab-stops/>
      </style:paragraph-properties>
      <style:text-properties fo:hyphenate="false"/>
    </style:style>
    <style:style style:name="box-more4" style:family="paragraph" style:parent-style-name="Text_20_body">
      <style:paragraph-properties fo:margin-left="0.265cm" fo:margin-right="0.265cm" fo:margin-top="0.265cm" fo:margin-bottom="0.132cm" loext:contextual-spacing="false" fo:text-align="end" style:justify-single-word="false" fo:hyphenation-ladder-count="no-limit" fo:text-indent="0cm" style:auto-text-indent="false">
        <style:tab-stops/>
      </style:paragraph-properties>
      <style:text-properties fo:hyphenate="false"/>
    </style:style>
    <style:style style:name="broadcast-photo2" style:family="paragraph" style:parent-style-name="Text_20_body">
      <style:paragraph-properties fo:margin-top="0.176cm" fo:margin-bottom="0.176cm" loext:contextual-spacing="false" fo:line-height="0%" fo:hyphenation-ladder-count="no-limit"/>
      <style:text-properties fo:hyphenate="false"/>
    </style:style>
    <style:style style:name="broadcast-time2" style:family="paragraph" style:parent-style-name="Text_20_body">
      <style:paragraph-properties fo:margin-top="0.176cm" fo:margin-bottom="0.176cm" loext:contextual-spacing="false" style:line-height-at-least="0.529cm" fo:hyphenation-ladder-count="no-limit"/>
      <style:text-properties fo:hyphenate="false"/>
    </style:style>
    <style:style style:name="broadcast-text2" style:family="paragraph" style:parent-style-name="Text_20_body">
      <style:paragraph-properties fo:margin-top="0.176cm" fo:margin-bottom="0.176cm" loext:contextual-spacing="false" style:line-height-at-least="0.529cm" fo:hyphenation-ladder-count="no-limit"/>
      <style:text-properties fo:hyphenate="false"/>
    </style:style>
    <style:style style:name="inner-box2" style:family="paragraph" style:parent-style-name="Text_20_body">
      <style:paragraph-properties fo:margin-top="0.176cm" fo:margin-bottom="0.132cm" loext:contextual-spacing="false" fo:hyphenation-ladder-count="no-limit"/>
      <style:text-properties fo:hyphenate="false"/>
    </style:style>
    <style:style style:name="box-text20" style:family="paragraph" style:parent-style-name="Text_20_body">
      <style:paragraph-properties fo:margin-left="0.265cm" fo:margin-right="0.265cm" fo:text-align="center" style:justify-single-word="false" fo:hyphenation-ladder-count="no-limit" fo:text-indent="0cm" style:auto-text-indent="false">
        <style:tab-stops/>
      </style:paragraph-properties>
      <style:text-properties fo:color="#333333" fo:hyphenate="false"/>
    </style:style>
    <style:style style:name="title2" style:family="paragraph" style:parent-style-name="Text_20_body">
      <style:paragraph-properties fo:margin-left="2.778cm" fo:margin-right="0cm" fo:margin-top="0.176cm" fo:margin-bottom="0.176cm" loext:contextual-spacing="false" fo:hyphenation-ladder-count="no-limit" fo:text-indent="0cm" style:auto-text-indent="false">
        <style:tab-stops/>
      </style:paragraph-properties>
      <style:text-properties fo:color="#000000" fo:hyphenate="false"/>
    </style:style>
    <style:style style:name="cancel-btn3" style:family="paragraph" style:parent-style-name="Text_20_body">
      <loext:graphic-properties draw:fill="solid" draw:fill-color="#204ab8" draw:opacity="100%"/>
      <style:paragraph-properties fo:margin-top="0.176cm" fo:margin-bottom="0.176cm" loext:contextual-spacing="false" fo:hyphenation-ladder-count="no-limit" fo:background-color="#204ab8"/>
      <style:text-properties fo:color="#ffffff" fo:font-size="15pt" style:font-size-asian="15pt" style:font-size-complex="15pt" fo:hyphenate="false"/>
    </style:style>
    <style:style style:name="cancel-btn4" style:family="paragraph" style:parent-style-name="Text_20_body">
      <loext:graphic-properties draw:fill="solid" draw:fill-color="#204ab8" draw:opacity="100%"/>
      <style:paragraph-properties fo:margin-top="0.176cm" fo:margin-bottom="0.176cm" loext:contextual-spacing="false" fo:hyphenation-ladder-count="no-limit" fo:background-color="#204ab8"/>
      <style:text-properties fo:color="#ffffff" fo:font-size="15pt" style:font-size-asian="15pt" style:font-size-complex="15pt" fo:hyphenate="false"/>
    </style:style>
    <style:style style:name="author-profile2" style:family="paragraph" style:parent-style-name="Text_20_body">
      <style:paragraph-properties fo:margin-top="1.323cm" fo:margin-bottom="1.323cm" loext:contextual-spacing="false" fo:hyphenation-ladder-count="no-limit"/>
      <style:text-properties style:font-name="NotoSansCJKtc" fo:font-family="NotoSansCJKtc" style:font-family-generic="roman" fo:hyphenate="false"/>
    </style:style>
    <style:style style:name="author-profile_5f__5f_header2" style:display-name="author-profile__header2" style:family="paragraph" style:parent-style-name="Text_20_body">
      <style:paragraph-properties fo:margin-top="0.176cm" fo:margin-bottom="0.423cm" loext:contextual-spacing="false" fo:hyphenation-ladder-count="no-limit"/>
      <style:text-properties fo:color="#666666" fo:font-size="10pt" fo:letter-spacing="0.042cm" style:font-size-asian="10pt" style:font-size-complex="10pt" fo:hyphenate="false"/>
    </style:style>
    <style:style style:name="author-profile_5f__5f_main2" style:display-name="author-profile__main2" style:family="paragraph" style:parent-style-name="Text_20_body">
      <style:paragraph-properties fo:margin-left="1.852cm" fo:margin-right="1.852cm" fo:margin-top="0.926cm" fo:margin-bottom="0cm" loext:contextual-spacing="false" fo:hyphenation-ladder-count="no-limit" fo:text-indent="0cm" style:auto-text-indent="false">
        <style:tab-stops/>
      </style:paragraph-properties>
      <style:text-properties fo:hyphenate="false"/>
    </style:style>
    <style:style style:name="author-profile_5f__5f_avatar2" style:display-name="author-profile__avatar2" style:family="paragraph" style:parent-style-name="Text_20_body">
      <style:paragraph-properties fo:margin-left="0cm" fo:margin-right="0.397cm" fo:margin-top="0.176cm" fo:margin-bottom="0.423cm" loext:contextual-spacing="false" fo:hyphenation-ladder-count="no-limit" fo:text-indent="0cm" style:auto-text-indent="false"/>
      <style:text-properties fo:hyphenate="false"/>
    </style:style>
    <style:style style:name="author-profile_5f__5f_name2" style:display-name="author-profile__name2" style:family="paragraph" style:parent-style-name="Text_20_body">
      <style:paragraph-properties fo:margin-top="0.176cm" fo:margin-bottom="0.423cm" loext:contextual-spacing="false" style:line-height-at-least="0.926cm" fo:hyphenation-ladder-count="no-limit"/>
      <style:text-properties fo:color="#006ac6" fo:font-size="15pt" fo:letter-spacing="0.026cm" fo:font-weight="bold" style:font-size-asian="15pt" style:font-weight-asian="bold" style:font-size-complex="15pt" style:font-weight-complex="bold" fo:hyphenate="false"/>
    </style:style>
    <style:style style:name="social-link2" style:family="paragraph" style:parent-style-name="Text_20_body">
      <style:paragraph-properties fo:margin-top="0.176cm" fo:margin-bottom="0.423cm" loext:contextual-spacing="false" fo:hyphenation-ladder-count="no-limit"/>
      <style:text-properties fo:hyphenate="false"/>
    </style:style>
    <style:style style:name="social-link_5f__5f_icon2" style:display-name="social-link__icon2" style:family="paragraph" style:parent-style-name="Text_20_body">
      <style:paragraph-properties fo:hyphenation-ladder-count="no-limit"/>
      <style:text-properties fo:hyphenate="false"/>
    </style:style>
    <style:style style:name="author-profile_5f__5f_info2" style:display-name="author-profile__info2" style:family="paragraph" style:parent-style-name="Text_20_body">
      <style:paragraph-properties fo:margin-top="0.132cm" fo:margin-bottom="0.423cm" loext:contextual-spacing="false" fo:hyphenation-ladder-count="no-limit"/>
      <style:text-properties fo:color="#6e7071" fo:hyphenate="false"/>
    </style:style>
    <style:style style:name="vjs-offscreen2" style:family="paragraph" style:parent-style-name="Text_20_body">
      <style:paragraph-properties fo:margin-top="0.176cm" fo:margin-bottom="0.176cm" loext:contextual-spacing="false" fo:hyphenation-ladder-count="no-limit"/>
      <style:text-properties fo:hyphenate="false"/>
    </style:style>
    <style:style style:name="vjs-big-play-button7" style:family="paragraph" style:parent-style-name="Text_20_body">
      <loext:graphic-properties draw:fill="solid" draw:fill-color="#2b333f" draw:opacity="100%"/>
      <style:paragraph-properties fo:margin-top="0.176cm" fo:margin-bottom="0.176cm" loext:contextual-spacing="false" style:line-height-at-least="0.635cm" fo:hyphenation-ladder-count="no-limit" fo:background-color="#2b333f" fo:padding="0cm" fo:border="0.74pt solid #ffffff" style:shadow="none"/>
      <style:text-properties fo:font-size="36pt" style:font-size-asian="36pt" style:font-size-complex="36pt" fo:hyphenate="false"/>
    </style:style>
    <style:style style:name="vjs-big-play-button8" style:family="paragraph" style:parent-style-name="Text_20_body">
      <style:paragraph-properties fo:margin-left="-0.635cm" fo:margin-right="0cm" fo:margin-top="0cm" fo:margin-bottom="0.176cm" loext:contextual-spacing="false" fo:hyphenation-ladder-count="no-limit" fo:text-indent="0cm" style:auto-text-indent="false">
        <style:tab-stops/>
      </style:paragraph-properties>
      <style:text-properties fo:hyphenate="false"/>
    </style:style>
    <style:style style:name="vjs-big-play-button9" style:family="paragraph" style:parent-style-name="Text_20_body">
      <style:paragraph-properties fo:margin-top="0.176cm" fo:margin-bottom="0.176cm" loext:contextual-spacing="false" fo:hyphenation-ladder-count="no-limit"/>
      <style:text-properties text:display="none" fo:hyphenate="false"/>
    </style:style>
    <style:style style:name="vjs-big-play-button10" style:family="paragraph" style:parent-style-name="Text_20_body">
      <style:paragraph-properties fo:margin-top="0.176cm" fo:margin-bottom="0.176cm" loext:contextual-spacing="false" fo:hyphenation-ladder-count="no-limit"/>
      <style:text-properties text:display="none" fo:hyphenate="false"/>
    </style:style>
    <style:style style:name="vjs-big-play-button11" style:family="paragraph" style:parent-style-name="Text_20_body">
      <style:paragraph-properties fo:margin-top="0.176cm" fo:margin-bottom="0.176cm" loext:contextual-spacing="false" fo:hyphenation-ladder-count="no-limit"/>
      <style:text-properties text:display="none" fo:hyphenate="false"/>
    </style:style>
    <style:style style:name="vjs-big-play-button12" style:family="paragraph" style:parent-style-name="Text_20_body">
      <style:paragraph-properties fo:margin-top="0.176cm" fo:margin-bottom="0.176cm" loext:contextual-spacing="false" fo:hyphenation-ladder-count="no-limit"/>
      <style:text-properties text:display="none" fo:hyphenate="false"/>
    </style:style>
    <style:style style:name="vjs-menu-content4" style:family="paragraph" style:parent-style-name="Text_20_body">
      <style:paragraph-properties fo:hyphenation-ladder-count="no-limit"/>
      <style:text-properties fo:hyphenate="false"/>
    </style:style>
    <style:style style:name="vjs-menu6" style:family="paragraph" style:parent-style-name="Text_20_body">
      <style:paragraph-properties fo:margin-top="0.176cm" fo:margin-bottom="0.176cm" loext:contextual-spacing="false" fo:hyphenation-ladder-count="no-limit"/>
      <style:text-properties text:display="none" fo:hyphenate="false"/>
    </style:style>
    <style:style style:name="vjs-menu7" style:family="paragraph" style:parent-style-name="Text_20_body">
      <style:paragraph-properties fo:margin-top="0.176cm" fo:margin-bottom="0.635cm" loext:contextual-spacing="false" fo:hyphenation-ladder-count="no-limit"/>
      <style:text-properties text:display="none" fo:hyphenate="false"/>
    </style:style>
    <style:style style:name="vjs-menu-content5" style:family="paragraph" style:parent-style-name="Text_20_body">
      <loext:graphic-properties draw:fill="solid" draw:fill-color="#2b333f" draw:opacity="100%"/>
      <style:paragraph-properties fo:hyphenation-ladder-count="no-limit" fo:background-color="#2b333f"/>
      <style:text-properties fo:hyphenate="false"/>
    </style:style>
    <style:style style:name="vjs-menu8" style:family="paragraph" style:parent-style-name="Text_20_body">
      <style:paragraph-properties fo:hyphenation-ladder-count="no-limit"/>
      <style:text-properties fo:hyphenate="false"/>
    </style:style>
    <style:style style:name="vjs-menu9" style:family="paragraph" style:parent-style-name="Text_20_body">
      <style:paragraph-properties fo:hyphenation-ladder-count="no-limit"/>
      <style:text-properties fo:hyphenate="false"/>
    </style:style>
    <style:style style:name="vjs-menu-content6" style:family="paragraph" style:parent-style-name="Text_20_body">
      <style:paragraph-properties fo:hyphenation-ladder-count="no-limit"/>
      <style:text-properties fo:hyphenate="false"/>
    </style:style>
    <style:style style:name="vjs-control-bar2" style:family="paragraph" style:parent-style-name="Text_20_body">
      <loext:graphic-properties draw:fill="solid" draw:fill-color="#2b333f" draw:opacity="100%"/>
      <style:paragraph-properties fo:margin-top="0.176cm" fo:margin-bottom="0.176cm" loext:contextual-spacing="false" fo:hyphenation-ladder-count="no-limit" fo:background-color="#2b333f"/>
      <style:text-properties text:display="none" fo:hyphenate="false"/>
    </style:style>
    <style:style style:name="vjs-control3" style:family="paragraph" style:parent-style-name="Text_20_body">
      <style:paragraph-properties fo:hyphenation-ladder-count="no-limit"/>
      <style:text-properties fo:hyphenate="false"/>
    </style:style>
    <style:style style:name="vjs-control-text2" style:family="paragraph" style:parent-style-name="Text_20_body">
      <style:paragraph-properties fo:margin-left="-0.026cm" fo:margin-right="-0.026cm" fo:hyphenation-ladder-count="no-limit" fo:text-indent="0cm" style:auto-text-indent="false">
        <style:tab-stops/>
      </style:paragraph-properties>
      <style:text-properties fo:hyphenate="false"/>
    </style:style>
    <style:style style:name="vjs-control4" style:family="paragraph" style:parent-style-name="Text_20_body">
      <style:paragraph-properties fo:margin-top="0.176cm" fo:margin-bottom="0.176cm" loext:contextual-spacing="false" fo:hyphenation-ladder-count="no-limit" style:vertical-align="middle"/>
      <style:text-properties fo:hyphenate="false"/>
    </style:style>
    <style:style style:name="vjs-custom-control-spacer2" style:family="paragraph" style:parent-style-name="Text_20_body">
      <style:paragraph-properties fo:margin-top="0.176cm" fo:margin-bottom="0.176cm" loext:contextual-spacing="false" fo:hyphenation-ladder-count="no-limit"/>
      <style:text-properties text:display="none" fo:hyphenate="false"/>
    </style:style>
    <style:style style:name="vjs-progress-control2" style:family="paragraph" style:parent-style-name="Text_20_body">
      <style:paragraph-properties fo:margin-top="0.176cm" fo:margin-bottom="0.176cm" loext:contextual-spacing="false" fo:hyphenation-ladder-count="no-limit"/>
      <style:text-properties text:display="none" fo:hyphenate="false"/>
    </style:style>
    <style:style style:name="vjs-progress-holder3" style:family="paragraph" style:parent-style-name="Text_20_body">
      <style:paragraph-properties fo:margin-top="0.176cm" fo:margin-bottom="0.176cm" loext:contextual-spacing="false" fo:hyphenation-ladder-count="no-limit"/>
      <style:text-properties fo:hyphenate="false"/>
    </style:style>
    <style:style style:name="vjs-progress-holder4" style:family="paragraph" style:parent-style-name="Text_20_body">
      <style:paragraph-properties fo:margin-top="0.176cm" fo:margin-bottom="0.176cm" loext:contextual-spacing="false" fo:hyphenation-ladder-count="no-limit"/>
      <style:text-properties fo:font-size="20pt" style:font-size-asian="20pt" style:font-size-complex="20pt" fo:hyphenate="false"/>
    </style:style>
    <style:style style:name="vjs-load-progress3" style:family="paragraph" style:parent-style-name="Text_20_body">
      <loext:graphic-properties draw:fill="solid" draw:fill-color="#bfc7d3" draw:opacity="100%"/>
      <style:paragraph-properties fo:hyphenation-ladder-count="no-limit" fo:background-color="#bfc7d3"/>
      <style:text-properties fo:hyphenate="false"/>
    </style:style>
    <style:style style:name="vjs-play-progress3" style:family="paragraph" style:parent-style-name="Text_20_body">
      <loext:graphic-properties draw:fill="solid" draw:fill-color="#ffffff" draw:opacity="100%"/>
      <style:paragraph-properties fo:hyphenation-ladder-count="no-limit" fo:background-color="#ffffff"/>
      <style:text-properties fo:hyphenate="false"/>
    </style:style>
    <style:style style:name="vjs-tooltip-progress-bar2" style:family="paragraph" style:parent-style-name="Text_20_body">
      <style:paragraph-properties fo:hyphenation-ladder-count="no-limit"/>
      <style:text-properties fo:hyphenate="false"/>
    </style:style>
    <style:style style:name="vjs-play-progress4"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hyphenate="false"/>
    </style:style>
    <style:style style:name="vjs-load-progress4" style:family="paragraph" style:parent-style-name="Text_20_body">
      <loext:graphic-properties draw:fill="solid" draw:fill-color="#bfc7d3" draw:opacity="100%"/>
      <style:paragraph-properties fo:margin-top="0.176cm" fo:margin-bottom="0.176cm" loext:contextual-spacing="false" fo:hyphenation-ladder-count="no-limit" fo:background-color="#bfc7d3"/>
      <style:text-properties fo:hyphenate="false"/>
    </style:style>
    <style:style style:name="vjs-time-tooltip2" style:family="paragraph" style:parent-style-name="Text_20_body">
      <style:paragraph-properties fo:margin-top="0.176cm" fo:margin-bottom="0.176cm" loext:contextual-spacing="false" fo:hyphenation-ladder-count="no-limit"/>
      <style:text-properties fo:hyphenate="false"/>
    </style:style>
    <style:style style:name="vjs-mouse-display3" style:family="paragraph" style:parent-style-name="Text_20_body">
      <loext:graphic-properties draw:fill="solid" draw:fill-color="#000000" draw:opacity="100%"/>
      <style:paragraph-properties fo:margin-top="0.176cm" fo:margin-bottom="0.176cm" loext:contextual-spacing="false" fo:hyphenation-ladder-count="no-limit" fo:background-color="#000000"/>
      <style:text-properties text:display="none" fo:hyphenate="false"/>
    </style:style>
    <style:style style:name="vjs-mouse-display4" style:family="paragraph" style:parent-style-name="Text_20_body">
      <loext:graphic-properties draw:fill="solid" draw:fill-color="#000000" draw:opacity="100%"/>
      <style:paragraph-properties fo:margin-top="0.176cm" fo:margin-bottom="0.176cm" loext:contextual-spacing="false" fo:hyphenation-ladder-count="no-limit" fo:background-color="#000000"/>
      <style:text-properties fo:hyphenate="false"/>
    </style:style>
    <style:style style:name="vjs-slider2" style:family="paragraph" style:parent-style-name="Text_20_body">
      <loext:graphic-properties draw:fill="solid" draw:fill-color="#73859f" draw:opacity="100%"/>
      <style:paragraph-properties fo:margin-left="0.191cm" fo:margin-right="0.191cm" fo:hyphenation-ladder-count="no-limit" fo:text-indent="0cm" style:auto-text-indent="false" fo:background-color="#73859f">
        <style:tab-stops/>
      </style:paragraph-properties>
      <style:text-properties fo:hyphenate="false"/>
    </style:style>
    <style:style style:name="vjs-volume-control2" style:family="paragraph" style:parent-style-name="Text_20_body">
      <style:paragraph-properties fo:margin-top="0.176cm" fo:margin-bottom="0.176cm" loext:contextual-spacing="false" fo:hyphenation-ladder-count="no-limit"/>
      <style:text-properties fo:hyphenate="false"/>
    </style:style>
    <style:style style:name="vjs-volume-bar2" style:family="paragraph" style:parent-style-name="Text_20_body">
      <style:paragraph-properties fo:margin-left="0.191cm" fo:margin-right="0.191cm" fo:margin-top="0.572cm" fo:margin-bottom="0.572cm" loext:contextual-spacing="false" fo:hyphenation-ladder-count="no-limit" fo:text-indent="0cm" style:auto-text-indent="false">
        <style:tab-stops/>
      </style:paragraph-properties>
      <style:text-properties fo:hyphenate="false"/>
    </style:style>
    <style:style style:name="vjs-volume-level4" style:family="paragraph" style:parent-style-name="Text_20_body">
      <loext:graphic-properties draw:fill="solid" draw:fill-color="#ffffff" draw:opacity="100%"/>
      <style:paragraph-properties fo:margin-top="0.176cm" fo:margin-bottom="0.176cm" loext:contextual-spacing="false" fo:hyphenation-ladder-count="no-limit" fo:background-color="#ffffff"/>
      <style:text-properties fo:hyphenate="false"/>
    </style:style>
    <style:style style:name="vjs-volume-level5" style:family="paragraph" style:parent-style-name="Text_20_body">
      <style:paragraph-properties fo:margin-top="0.176cm" fo:margin-bottom="0.176cm" loext:contextual-spacing="false" fo:hyphenation-ladder-count="no-limit"/>
      <style:text-properties fo:hyphenate="false"/>
    </style:style>
    <style:style style:name="vjs-volume-level6" style:family="paragraph" style:parent-style-name="Text_20_body">
      <style:paragraph-properties fo:margin-top="0.176cm" fo:margin-bottom="0.176cm" loext:contextual-spacing="false" fo:hyphenation-ladder-count="no-limit"/>
      <style:text-properties fo:hyphenate="false"/>
    </style:style>
    <style:style style:name="vjs-poster4" style:family="paragraph" style:parent-style-name="Text_20_body">
      <loext:graphic-properties draw:fill="solid" draw:fill-color="#000000" draw:opacity="100%"/>
      <style:paragraph-properties fo:hyphenation-ladder-count="no-limit" fo:background-color="#000000" style:vertical-align="middle"/>
      <style:text-properties text:display="none" fo:hyphenate="false"/>
    </style:style>
    <style:style style:name="vjs-poster5" style:family="paragraph" style:parent-style-name="Text_20_body">
      <loext:graphic-properties draw:fill="solid" draw:fill-color="#000000" draw:opacity="100%"/>
      <style:paragraph-properties fo:hyphenation-ladder-count="no-limit" fo:background-color="#000000" style:vertical-align="middle"/>
      <style:text-properties text:display="none" fo:hyphenate="false"/>
    </style:style>
    <style:style style:name="vjs-poster6" style:family="paragraph" style:parent-style-name="Text_20_body">
      <loext:graphic-properties draw:fill="solid" draw:fill-color="#000000" draw:opacity="100%"/>
      <style:paragraph-properties fo:hyphenation-ladder-count="no-limit" fo:background-color="#000000" style:vertical-align="middle"/>
      <style:text-properties text:display="none" fo:hyphenate="false"/>
    </style:style>
    <style:style style:name="vjs-live-control3" style:family="paragraph" style:parent-style-name="Text_20_body">
      <style:paragraph-properties fo:margin-top="0.176cm" fo:margin-bottom="0.176cm" loext:contextual-spacing="false" style:line-height-at-least="1.27cm" fo:hyphenation-ladder-count="no-limit"/>
      <style:text-properties fo:hyphenate="false"/>
    </style:style>
    <style:style style:name="vjs-live-control4" style:family="paragraph" style:parent-style-name="Text_20_body">
      <style:paragraph-properties fo:margin-top="0.176cm" fo:margin-bottom="0.176cm" loext:contextual-spacing="false" fo:hyphenation-ladder-count="no-limit"/>
      <style:text-properties fo:hyphenate="false"/>
    </style:style>
    <style:style style:name="vjs-current-time3" style:family="paragraph" style:parent-style-name="Text_20_body">
      <style:paragraph-properties fo:margin-top="0.176cm" fo:margin-bottom="0.176cm" loext:contextual-spacing="false" fo:hyphenation-ladder-count="no-limit"/>
      <style:text-properties text:display="none" fo:hyphenate="false"/>
    </style:style>
    <style:style style:name="vjs-duration3" style:family="paragraph" style:parent-style-name="Text_20_body">
      <style:paragraph-properties fo:margin-top="0.176cm" fo:margin-bottom="0.176cm" loext:contextual-spacing="false" fo:hyphenation-ladder-count="no-limit"/>
      <style:text-properties text:display="none" fo:hyphenate="false"/>
    </style:style>
    <style:style style:name="vjs-time-control3" style:family="paragraph" style:parent-style-name="Text_20_body">
      <style:paragraph-properties fo:margin-top="0.176cm" fo:margin-bottom="0.176cm" loext:contextual-spacing="false" fo:hyphenation-ladder-count="no-limit"/>
      <style:text-properties text:display="none" fo:hyphenate="false"/>
    </style:style>
    <style:style style:name="vjs-time-divider2" style:family="paragraph" style:parent-style-name="Text_20_body">
      <style:paragraph-properties fo:margin-top="0.176cm" fo:margin-bottom="0.176cm" loext:contextual-spacing="false" style:line-height-at-least="1.27cm" fo:hyphenation-ladder-count="no-limit"/>
      <style:text-properties text:display="none" fo:hyphenate="false"/>
    </style:style>
    <style:style style:name="vjs-current-time4" style:family="paragraph" style:parent-style-name="Text_20_body">
      <style:paragraph-properties fo:margin-top="0.176cm" fo:margin-bottom="0.176cm" loext:contextual-spacing="false" fo:hyphenation-ladder-count="no-limit"/>
      <style:text-properties text:display="none" fo:hyphenate="false"/>
    </style:style>
    <style:style style:name="vjs-duration4" style:family="paragraph" style:parent-style-name="Text_20_body">
      <style:paragraph-properties fo:margin-top="0.176cm" fo:margin-bottom="0.176cm" loext:contextual-spacing="false" fo:hyphenation-ladder-count="no-limit"/>
      <style:text-properties text:display="none" fo:hyphenate="false"/>
    </style:style>
    <style:style style:name="vjs-time-control4" style:family="paragraph" style:parent-style-name="Text_20_body">
      <style:paragraph-properties fo:margin-top="0.176cm" fo:margin-bottom="0.176cm" loext:contextual-spacing="false" style:line-height-at-least="1.27cm" fo:hyphenation-ladder-count="no-limit"/>
      <style:text-properties fo:hyphenate="false"/>
    </style:style>
    <style:style style:name="vjs-text-track2" style:family="paragraph" style:parent-style-name="Text_20_body">
      <loext:graphic-properties draw:fill="solid" draw:fill-color="#000000" draw:opacity="100%"/>
      <style:paragraph-properties fo:margin-top="0.176cm" fo:margin-bottom="0.042cm" loext:contextual-spacing="false" fo:text-align="center" style:justify-single-word="false" fo:hyphenation-ladder-count="no-limit" fo:background-color="#000000"/>
      <style:text-properties fo:font-size="17pt" style:font-size-asian="17pt" style:font-size-complex="17pt" fo:hyphenate="false"/>
    </style:style>
    <style:style style:name="vjs-playback-rate-value2" style:family="paragraph" style:parent-style-name="Text_20_body">
      <style:paragraph-properties fo:margin-top="0.176cm" fo:margin-bottom="0.176cm" loext:contextual-spacing="false" fo:line-height="200%" fo:text-align="center" style:justify-single-word="false" fo:hyphenation-ladder-count="no-limit"/>
      <style:text-properties fo:font-size="18pt" style:font-size-asian="18pt" style:font-size-complex="18pt" fo:hyphenate="false"/>
    </style:style>
    <style:style style:name="vjs-menu10" style:family="paragraph" style:parent-style-name="Text_20_body">
      <style:paragraph-properties fo:margin-top="0.176cm" fo:margin-bottom="0.176cm" loext:contextual-spacing="false" fo:hyphenation-ladder-count="no-limit"/>
      <style:text-properties fo:hyphenate="false"/>
    </style:style>
    <style:style style:name="vjs-modal-dialog-content3" style:family="paragraph" style:parent-style-name="Text_20_body">
      <style:paragraph-properties fo:margin-top="0.176cm" fo:margin-bottom="0.176cm" loext:contextual-spacing="false" fo:text-align="center" style:justify-single-word="false" fo:hyphenation-ladder-count="no-limit"/>
      <style:text-properties fo:font-size="17pt" style:font-size-asian="17pt" style:font-size-complex="17pt" fo:hyphenate="false"/>
    </style:style>
    <style:style style:name="vjs-loading-spinner3" style:family="paragraph" style:parent-style-name="Text_20_body">
      <style:paragraph-properties fo:margin-left="-0.661cm" fo:margin-right="0cm" fo:hyphenation-ladder-count="no-limit" fo:text-indent="0cm" style:auto-text-indent="false">
        <style:tab-stops/>
      </style:paragraph-properties>
      <style:text-properties fo:hyphenate="false"/>
    </style:style>
    <style:style style:name="vjs-loading-spinner4" style:family="paragraph" style:parent-style-name="Text_20_body">
      <style:paragraph-properties fo:margin-left="-0.661cm" fo:margin-right="0cm" fo:hyphenation-ladder-count="no-limit" fo:text-indent="0cm" style:auto-text-indent="false">
        <style:tab-stops/>
      </style:paragraph-properties>
      <style:text-properties fo:hyphenate="false"/>
    </style:style>
    <style:style style:name="vjs-tracksetting2" style:family="paragraph" style:parent-style-name="Text_20_body">
      <style:paragraph-properties fo:margin-left="0.132cm" fo:margin-right="0.132cm" fo:margin-top="0.132cm" fo:margin-bottom="0.132cm" loext:contextual-spacing="false" fo:hyphenation-ladder-count="no-limit" fo:text-indent="0cm" style:auto-text-indent="false">
        <style:tab-stops/>
      </style:paragraph-properties>
      <style:text-properties fo:hyphenate="false"/>
    </style:style>
    <style:style style:name="vjs-tracksetting_3e_div2" style:display-name="vjs-tracksetting&gt;div2" style:family="paragraph" style:parent-style-name="Text_20_body">
      <style:paragraph-properties fo:margin-top="0.176cm" fo:margin-bottom="0.132cm" loext:contextual-spacing="false" fo:hyphenation-ladder-count="no-limit"/>
      <style:text-properties fo:hyphenate="false"/>
    </style:style>
    <style:style style:name="vjs-modal-dialog-content4" style:family="paragraph" style:parent-style-name="Text_20_body">
      <style:paragraph-properties fo:margin-top="0.176cm" fo:margin-bottom="0.176cm" loext:contextual-spacing="false" fo:hyphenation-ladder-count="no-limit"/>
      <style:text-properties fo:font-size="14.5pt" style:font-size-asian="14.5pt" style:font-size-complex="14.5pt" fo:hyphenate="false"/>
    </style:style>
    <style:style style:name="dialog_5f_title2" style:display-name="dialog_title2" style:family="paragraph" style:parent-style-name="Text_20_body">
      <loext:graphic-properties draw:fill="solid" draw:fill-color="#6d84b4" draw:opacity="100%"/>
      <style:paragraph-properties fo:hyphenation-ladder-count="no-limit" fo:background-color="#6d84b4" fo:padding="0cm" fo:border="0.74pt solid #365899" style:shadow="none"/>
      <style:text-properties fo:color="#ffffff" fo:font-size="11.5pt" fo:font-weight="bold" style:font-size-asian="11.5pt" style:font-weight-asian="bold" style:font-size-complex="11.5pt" style:font-weight-complex="bold" fo:hyphenate="false"/>
    </style:style>
    <style:style style:name="dialog_5f_title_3e_span2" style:display-name="dialog_title&gt;span2" style:family="paragraph" style:parent-style-name="Text_20_body">
      <style:paragraph-properties fo:margin-top="0.176cm" fo:margin-bottom="0.176cm" loext:contextual-spacing="false" fo:hyphenation-ladder-count="no-limit"/>
      <style:text-properties fo:hyphenate="false"/>
    </style:style>
    <style:style style:name="dialog_5f_header2" style:display-name="dialog_header2" style:family="paragraph" style:parent-style-name="Text_20_body">
      <style:paragraph-properties fo:margin-top="0.176cm" fo:margin-bottom="0.176cm" loext:contextual-spacing="false" fo:hyphenation-ladder-count="no-limit" fo:padding="0cm" fo:border-left="none" fo:border-right="none" fo:border-top="none" fo:border-bottom="0.74pt solid #1d4088" style:shadow="none" style:vertical-align="middle"/>
      <style:text-properties fo:color="#ffffff" style:font-name="Helvetica" fo:font-family="Helvetica" style:font-family-generic="swiss" style:font-pitch="variable" fo:font-size="10.5pt" fo:font-weight="bold" style:font-size-asian="10.5pt" style:font-weight-asian="bold" style:font-name-complex="Helvetica" style:font-family-complex="Helvetica" style:font-family-generic-complex="swiss" style:font-pitch-complex="variable" style:font-size-complex="10.5pt" style:font-weight-complex="bold" fo:hyphenate="false"/>
    </style:style>
    <style:style style:name="touchable_5f_button2" style:display-name="touchable_button2" style:family="paragraph" style:parent-style-name="Text_20_body">
      <style:paragraph-properties fo:margin-top="0.079cm" fo:margin-bottom="0.176cm" loext:contextual-spacing="false" style:line-height-at-least="0.476cm" fo:hyphenation-ladder-count="no-limit" fo:padding-left="0.318cm" fo:padding-right="0.318cm" fo:padding-top="0.106cm" fo:padding-bottom="0.106cm" fo:border="0.74pt solid #29487d" style:shadow="none"/>
      <style:text-properties fo:hyphenate="false"/>
    </style:style>
    <style:style style:name="header_5f_center2" style:display-name="header_center2" style:family="paragraph" style:parent-style-name="Text_20_body">
      <style:paragraph-properties fo:margin-top="0.176cm" fo:margin-bottom="0.176cm" loext:contextual-spacing="false" style:line-height-at-least="0.476cm" fo:text-align="center" style:justify-single-word="false" fo:hyphenation-ladder-count="no-limit" style:vertical-align="middle"/>
      <style:text-properties fo:color="#ffffff" fo:font-size="13pt" fo:font-weight="bold" style:font-size-asian="13pt" style:font-weight-asian="bold" style:font-size-complex="13pt" style:font-weight-complex="bold" fo:hyphenate="false"/>
    </style:style>
    <style:style style:name="dialog_5f_content2" style:display-name="dialog_content2" style:family="paragraph" style:parent-style-name="Text_20_body">
      <style:paragraph-properties fo:margin-top="0.176cm" fo:margin-bottom="0.176cm" loext:contextual-spacing="false" fo:hyphenation-ladder-count="no-limit" fo:padding="0cm" fo:border-left="0.74pt solid #555555" fo:border-right="0.74pt solid #555555" fo:border-top="0.26pt solid #555555" fo:border-bottom="0.26pt solid #555555" style:shadow="none"/>
      <style:text-properties fo:hyphenate="false"/>
    </style:style>
    <style:style style:name="dialog_5f_footer2" style:display-name="dialog_footer2" style:family="paragraph" style:parent-style-name="Text_20_body">
      <loext:graphic-properties draw:fill="solid" draw:fill-color="#f6f7f9" draw:opacity="100%"/>
      <style:paragraph-properties fo:margin-top="0.176cm" fo:margin-bottom="0.176cm" loext:contextual-spacing="false" fo:hyphenation-ladder-count="no-limit" fo:background-color="#f6f7f9" fo:padding="0cm" fo:border-left="0.74pt solid #555555" fo:border-right="0.74pt solid #555555" fo:border-top="0.74pt solid #cccccc" fo:border-bottom="0.74pt solid #555555" style:shadow="none"/>
      <style:text-properties fo:hyphenate="false"/>
    </style:style>
    <style:style style:name="fb_5f_loader2" style:display-name="fb_loader2" style:family="paragraph" style:parent-style-name="Text_20_body">
      <style:paragraph-properties fo:margin-left="-0.423cm" fo:margin-right="0cm" fo:margin-top="0.176cm" fo:margin-bottom="0.176cm" loext:contextual-spacing="false" fo:hyphenation-ladder-count="no-limit" fo:text-indent="0cm" style:auto-text-indent="false">
        <style:tab-stops/>
      </style:paragraph-properties>
      <style:text-properties fo:hyphenate="false"/>
    </style:style>
    <style:style style:name="main-container1" style:family="paragraph" style:parent-style-name="Text_20_body">
      <style:paragraph-properties fo:margin-left="5.821cm" fo:margin-right="0cm" fo:margin-top="0.176cm" fo:margin-bottom="0.176cm" loext:contextual-spacing="false" fo:hyphenation-ladder-count="no-limit" fo:text-indent="0cm" style:auto-text-indent="false">
        <style:tab-stops/>
      </style:paragraph-properties>
      <style:text-properties fo:hyphenate="false"/>
    </style:style>
    <style:style style:name="z-表單的頂端" style:family="paragraph" style:parent-style-name="Text_20_body" style:next-style-name="Text_20_body">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style:style>
    <style:style style:name="z-表單的底部" style:family="paragraph" style:parent-style-name="Text_20_body" style:next-style-name="Text_20_body">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style:style>
    <style:style style:name="註解方塊文字" style:family="paragraph" style:parent-style-name="Text_20_body">
      <style:paragraph-properties fo:hyphenation-ladder-count="no-limit"/>
      <style:text-properties style:font-name="Cambria" fo:font-family="Cambria" style:font-family-generic="roman" style:font-pitch="variable" fo:font-size="9pt" style:font-name-asian="PMingLiU" style:font-family-asian="PMingLiU" style:font-family-generic-asian="roman" style:font-pitch-asian="variable" style:font-size-asian="9pt" style:font-name-complex="Times New Roman" style:font-family-complex="'Times New Roman'" style:font-family-generic-complex="roman" style:font-pitch-complex="variable" style:font-size-complex="9pt" fo:hyphenate="false"/>
    </style:style>
    <style:style style:name="預設段落字型" style:family="text"/>
    <style:style style:name="超連結" style:family="text" style:parent-style-name="預設段落字型">
      <style:text-properties fo:color="#333333" style:text-line-through-style="none" style:text-line-through-type="none" style:text-underline-style="none"/>
    </style:style>
    <style:style style:name="已查閱的超連結" style:family="text" style:parent-style-name="預設段落字型">
      <style:text-properties fo:color="#333333" style:text-line-through-style="none" style:text-line-through-type="none" style:text-underline-style="none"/>
    </style:style>
    <style:style style:name="HTML_20_位址_20_字元" style:display-name="HTML 位址 字元" style:family="text" style:parent-style-name="預設段落字型">
      <style:text-properties style:font-name="PMingLiU" fo:font-family="PMingLiU" style:font-family-generic="roman" style:font-pitch="variable" fo:font-size="12pt" fo:font-style="italic" style:font-name-asian="PMingLiU" style:font-family-asian="PMingLiU" style:font-family-generic-asian="roman" style:font-pitch-asian="variable" style:font-size-asian="12pt" style:font-style-asian="italic" style:font-name-complex="PMingLiU" style:font-family-complex="PMingLiU" style:font-family-generic-complex="roman" style:font-pitch-complex="variable" style:font-size-complex="12pt" style:font-style-complex="italic"/>
    </style:style>
    <style:style style:name="HTML_20_引用" style:display-name="HTML 引用" style:family="text" style:parent-style-name="預設段落字型">
      <style:text-properties fo:font-style="normal" fo:font-weight="normal" style:font-style-asian="normal" style:font-weight-asian="normal" style:font-style-complex="normal" style:font-weight-complex="normal"/>
    </style:style>
    <style:style style:name="HTML_20_程式碼" style:display-name="HTML 程式碼" style:family="text" style:parent-style-name="預設段落字型">
      <style:text-properties style:font-name="MingLiU" fo:font-family="MingLiU" style:font-family-generic="modern" style:font-pitch="fixed" fo:font-size="12pt" fo:font-style="normal" fo:font-weight="normal" style:font-name-asian="MingLiU" style:font-family-asian="MingLiU" style:font-family-generic-asian="modern" style:font-pitch-asian="fixed" style:font-size-asian="12pt" style:font-style-asian="normal" style:font-weight-asian="normal" style:font-name-complex="MingLiU" style:font-family-complex="MingLiU" style:font-family-generic-complex="modern" style:font-pitch-complex="fixed" style:font-size-complex="12pt" style:font-style-complex="normal" style:font-weight-complex="normal"/>
    </style:style>
    <style:style style:name="HTML_20_定義" style:display-name="HTML 定義" style:family="text" style:parent-style-name="預設段落字型">
      <style:text-properties fo:font-style="normal" fo:font-weight="normal" style:font-style-asian="normal" style:font-weight-asian="normal" style:font-style-complex="normal" style:font-weight-complex="normal"/>
    </style:style>
    <style:style style:name="標題_20_1_20_字元" style:display-name="標題 1 字元" style:family="text" style:parent-style-name="預設段落字型">
      <style:text-properties style:font-name="Cambria" fo:font-family="Cambria" style:font-family-generic="roman" style:font-pitch="variable" fo:font-size="26pt" fo:font-weight="bold" style:letter-kerning="true" style:font-name-asian="PMingLiU" style:font-family-asian="PMingLiU"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mbria" fo:font-family="Cambria" style:font-family-generic="roman" style:font-pitch="variable" fo:font-size="24pt" fo:font-weight="bold" style:font-name-asian="PMingLiU" style:font-family-asian="PMingLiU"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mbria" fo:font-family="Cambria" style:font-family-generic="roman" style:font-pitch="variable" fo:font-size="18pt" fo:font-weight="bold" style:font-name-asian="PMingLiU" style:font-family-asian="PMingLiU"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mbria" fo:font-family="Cambria" style:font-family-generic="roman" style:font-pitch="variable" fo:font-size="18pt" style:font-name-asian="PMingLiU" style:font-family-asian="PMingLiU"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標題_20_5_20_字元" style:display-name="標題 5 字元" style:family="text" style:parent-style-name="預設段落字型">
      <style:text-properties style:font-name="Cambria" fo:font-family="Cambria" style:font-family-generic="roman" style:font-pitch="variable" fo:font-size="18pt" fo:font-weight="bold" style:font-name-asian="PMingLiU" style:font-family-asian="PMingLiU"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6_20_字元" style:display-name="標題 6 字元" style:family="text" style:parent-style-name="預設段落字型">
      <style:text-properties style:font-name="Cambria" fo:font-family="Cambria" style:font-family-generic="roman" style:font-pitch="variable" fo:font-size="18pt" style:font-name-asian="PMingLiU" style:font-family-asian="PMingLiU"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TML_20_預設格式_20_字元" style:display-name="HTML 預設格式 字元" style:family="text" style:parent-style-name="預設段落字型">
      <style:text-properties style:font-name="Courier New" fo:font-family="'Courier New'" style:font-family-generic="modern" style:font-pitch="fixed" style:font-name-asian="PMingLiU" style:font-family-asian="PMingLiU" style:font-family-generic-asian="roman" style:font-pitch-asian="variable" style:font-name-complex="Courier New" style:font-family-complex="'Courier New'" style:font-family-generic-complex="modern" style:font-pitch-complex="fixed"/>
    </style:style>
    <style:style style:name="HTML_20_變數" style:display-name="HTML 變數" style:family="text" style:parent-style-name="預設段落字型">
      <style:text-properties fo:font-style="normal" fo:font-weight="normal" style:font-style-asian="normal" style:font-weight-asian="normal" style:font-style-complex="normal" style:font-weight-complex="normal"/>
    </style:style>
    <style:style style:name="invisible" style:family="text" style:parent-style-name="預設段落字型">
      <style:text-properties text:display="none"/>
    </style:style>
    <style:style style:name="article-text" style:family="text" style:parent-style-name="預設段落字型"/>
    <style:style style:name="invisible1" style:family="text" style:parent-style-name="預設段落字型">
      <style:text-properties text:display="none"/>
    </style:style>
    <style:style style:name="article-text1" style:family="text" style:parent-style-name="預設段落字型">
      <style:text-properties style:text-line-through-style="none" style:text-line-through-type="none" style:text-underline-style="none" text:display="true"/>
    </style:style>
    <style:style style:name="invisible2" style:family="text" style:parent-style-name="預設段落字型">
      <style:text-properties text:display="none"/>
    </style:style>
    <style:style style:name="article-text2" style:family="text" style:parent-style-name="預設段落字型">
      <style:text-properties style:text-line-through-style="none" style:text-line-through-type="none" style:text-underline-style="none" text:display="true"/>
    </style:style>
    <style:style style:name="z-表單的頂端_20_字元" style:display-name="z-表單的頂端 字元" style:family="text" style:parent-style-name="預設段落字型">
      <style:text-properties style:font-name="Arial" fo:font-family="Arial" style:font-family-generic="swiss" style:font-pitch="variable" fo:font-size="8pt" style:font-name-asian="PMingLiU" style:font-family-asian="PMingLiU" style:font-family-generic-asian="roman" style:font-pitch-asian="variable" style:font-size-asian="8pt" style:font-name-complex="Arial" style:font-family-complex="Arial" style:font-family-generic-complex="swiss" style:font-pitch-complex="variable" style:font-size-complex="8pt" text:display="none"/>
    </style:style>
    <style:style style:name="z-表單的底部_20_字元" style:display-name="z-表單的底部 字元" style:family="text" style:parent-style-name="預設段落字型">
      <style:text-properties style:font-name="Arial" fo:font-family="Arial" style:font-family-generic="swiss" style:font-pitch="variable" fo:font-size="8pt" style:font-name-asian="PMingLiU" style:font-family-asian="PMingLiU" style:font-family-generic-asian="roman" style:font-pitch-asian="variable" style:font-size-asian="8pt" style:font-name-complex="Arial" style:font-family-complex="Arial" style:font-family-generic-complex="swiss" style:font-pitch-complex="variable" style:font-size-complex="8pt" text:display="none"/>
    </style:style>
    <style:style style:name="day" style:family="text" style:parent-style-name="預設段落字型"/>
    <style:style style:name="強調粗體" style:family="text" style:parent-style-name="預設段落字型">
      <style:text-properties fo:font-weight="bold" style:font-weight-asian="bold" style:font-weight-complex="bold"/>
    </style:style>
    <style:style style:name="author-views" style:family="text" style:parent-style-name="預設段落字型"/>
    <style:style style:name="user-name" style:family="text" style:parent-style-name="預設段落字型"/>
    <style:style style:name="post-time" style:family="text" style:parent-style-name="預設段落字型"/>
    <style:style style:name="mib--ad-box_5f__5f_icon1" style:display-name="mib--ad-box__icon1" style:family="text" style:parent-style-name="預設段落字型">
      <style:text-properties fo:background-color="transparent"/>
    </style:style>
    <style:style style:name="註解方塊文字_20_字元" style:display-name="註解方塊文字 字元" style:family="text" style:parent-style-name="預設段落字型">
      <style:text-properties style:font-name="Cambria" fo:font-family="Cambria" style:font-family-generic="roman" style:font-pitch="variable" fo:font-size="9pt" style:font-name-asian="PMingLiU" style:font-family-asian="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title>【豆知識】三分鐘搞懂醫師升等轉職之路 @ 《蘭方》Lan Square :: 痞客邦 PIXNET ::</dc:title>
    <meta:initial-creator>RD</meta:initial-creator>
    <meta:creation-date>2017-10-12T08:16:00Z</meta:creation-date>
    <dc:date>2017-10-12T16:18:10.863000000</dc:date>
    <meta:editing-cycles>3</meta:editing-cycles>
    <meta:editing-duration>PT2M41S</meta:editing-duration>
    <meta:document-statistic meta:table-count="0" meta:image-count="38" meta:object-count="0" meta:page-count="19" meta:paragraph-count="263" meta:word-count="5381" meta:character-count="7106" meta:non-whitespace-character-count="6742"/>
    <meta:template xlink:type="simple" xlink:actuate="onRequest" xlink:title="" xlink:href="Normal.dotm"/>
  </office:meta>
</office:document-meta>
</file>